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70000018D7D599187E832221E.png" manifest:media-type="image/png"/>
  <manifest:file-entry manifest:full-path="Pictures/100002010000030B000001FB9174819D6881B7CB.png" manifest:media-type="image/png"/>
  <manifest:file-entry manifest:full-path="Pictures/100002010000030D0000028A4FCA11EE7D531BC8.png" manifest:media-type="image/png"/>
  <manifest:file-entry manifest:full-path="Pictures/100002010000037F0000018A4CB5F10016744CFB.png" manifest:media-type="image/png"/>
  <manifest:file-entry manifest:full-path="Pictures/100002010000037E00000105E462A04087F547DC.png" manifest:media-type="image/png"/>
  <manifest:file-entry manifest:full-path="Pictures/100002010000035B0000015A9256180AAB7B2287.png" manifest:media-type="image/png"/>
  <manifest:file-entry manifest:full-path="Pictures/10000201000003620000009543E9D3EFE4033681.png" manifest:media-type="image/png"/>
  <manifest:file-entry manifest:full-path="Pictures/100002010000037B000000A6B46FF93A13CEED47.png" manifest:media-type="image/png"/>
  <manifest:file-entry manifest:full-path="Pictures/10000201000003A900000260EDA2730F99116033.png" manifest:media-type="image/png"/>
  <manifest:file-entry manifest:full-path="Pictures/100002010000037D00000089E8610034CF936D58.png" manifest:media-type="image/png"/>
  <manifest:file-entry manifest:full-path="Pictures/100002010000037C00000035773B980EF4736E92.png" manifest:media-type="image/png"/>
  <manifest:file-entry manifest:full-path="Pictures/10000201000002EE00000065598BD2CA2ACF18BB.png" manifest:media-type="image/png"/>
  <manifest:file-entry manifest:full-path="Pictures/100002010000037C0000019B0CC64C131B4C34C1.png" manifest:media-type="image/png"/>
  <manifest:file-entry manifest:full-path="Pictures/1000020100000352000001A4469B4AC92E0A3BD7.png" manifest:media-type="image/png"/>
  <manifest:file-entry manifest:full-path="Pictures/100002010000032000000189231F48745E1D0043.png" manifest:media-type="image/png"/>
  <manifest:file-entry manifest:full-path="Pictures/100002010000037F0000006F6268031F190044AB.png" manifest:media-type="image/png"/>
  <manifest:file-entry manifest:full-path="Pictures/1000020100000352000001A44BE184AD675FC7C8.png" manifest:media-type="image/png"/>
  <manifest:file-entry manifest:full-path="Pictures/10000201000002C1000001780825492AC1599B4E.png" manifest:media-type="image/png"/>
  <manifest:file-entry manifest:full-path="Pictures/10000201000003810000018B28CECAE417CC3204.png" manifest:media-type="image/png"/>
  <manifest:file-entry manifest:full-path="Pictures/10000201000003F5000000812058B16DD7B09C3E.png" manifest:media-type="image/png"/>
  <manifest:file-entry manifest:full-path="Pictures/10000201000003ED00000094ED8F1D494305AF6E.png" manifest:media-type="image/png"/>
  <manifest:file-entry manifest:full-path="Pictures/100002010000051800000256ED70E570DAC628CB.png" manifest:media-type="image/png"/>
  <manifest:file-entry manifest:full-path="Pictures/10000201000003EB0000018EF43D652CB8EC1AD5.png" manifest:media-type="image/png"/>
  <manifest:file-entry manifest:full-path="Pictures/10000201000000D10000008CEA3FC5F5175B33A8.png" manifest:media-type="image/png"/>
  <manifest:file-entry manifest:full-path="Pictures/1000020100000352000001A4398AEF52BA9C1736.png" manifest:media-type="image/png"/>
  <manifest:file-entry manifest:full-path="Pictures/100002010000037D0000004556BA510CCAD76C6B.png" manifest:media-type="image/png"/>
  <manifest:file-entry manifest:full-path="Pictures/100002010000037D0000019AD248BA8C8017804A.png" manifest:media-type="image/png"/>
  <manifest:file-entry manifest:full-path="Pictures/100002010000032B0000018D3F71B1D65D722F2A.png" manifest:media-type="image/png"/>
  <manifest:file-entry manifest:full-path="Pictures/100002010000035F0000018ACBB23094AF11098A.png" manifest:media-type="image/png"/>
  <manifest:file-entry manifest:full-path="Pictures/100002010000037D00000089D220BC486BCC98F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manifest.rdf" manifest:media-type="application/rdf+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settings.xml" manifest:media-type="text/xml"/>
  <manifest:file-entry manifest:full-path="Object 164/settings.xml" manifest:media-type="text/xml"/>
  <manifest:file-entry manifest:full-path="Object 164/content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10/setting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09/settings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6" manifest:media-type="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First_20_Page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686cm" fo:margin-left="0.069cm" fo:break-before="page" table:align="left" style:writing-mode="lr-tb"/>
    </style:style>
    <style:style style:name="Table3.A" style:family="table-column">
      <style:table-column-properties style:column-width="5.212cm"/>
    </style:style>
    <style:style style:name="Table3.B" style:family="table-column">
      <style:table-column-properties style:column-width="1.852cm"/>
    </style:style>
    <style:style style:name="Table3.C" style:family="table-column">
      <style:table-column-properties style:column-width="1.543cm"/>
    </style:style>
    <style:style style:name="Table3.D" style:family="table-column">
      <style:table-column-properties style:column-width="1.605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782cm"/>
    </style:style>
    <style:style style:name="Table3.G" style:family="table-column">
      <style:table-column-properties style:column-width="2.999cm"/>
    </style:style>
    <style:style style:name="Table3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" style:family="table">
      <style:table-properties style:width="16.499cm" fo:break-before="page" table:align="margins" style:writing-mode="lr-tb"/>
    </style:style>
    <style:style style:name="Дивиденды.A" style:family="table-column">
      <style:table-column-properties style:column-width="7.114cm" style:rel-column-width="28255*"/>
    </style:style>
    <style:style style:name="Дивиденды.B" style:family="table-column">
      <style:table-column-properties style:column-width="3.067cm" style:rel-column-width="12183*"/>
    </style:style>
    <style:style style:name="Дивиденды.C" style:family="table-column">
      <style:table-column-properties style:column-width="3.313cm" style:rel-column-width="13157*"/>
    </style:style>
    <style:style style:name="Дивиденды.D" style:family="table-column">
      <style:table-column-properties style:column-width="3.006cm" style:rel-column-width="11940*"/>
    </style:style>
    <style:style style:name="Дивиденды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Дивиденды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Дивиденды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499cm" table:align="margins" style:writing-mode="lr-tb"/>
    </style:style>
    <style:style style:name="Table4.A" style:family="table-column">
      <style:table-column-properties style:column-width="3.3cm" style:rel-column-width="13107*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07cm" fo:margin-left="0cm" table:align="left" style:writing-mode="lr-tb"/>
    </style:style>
    <style:style style:name="Table7.A" style:family="table-column">
      <style:table-column-properties style:column-width="3.298cm"/>
    </style:style>
    <style:style style:name="Table7.B" style:family="table-column">
      <style:table-column-properties style:column-width="4.189cm"/>
    </style:style>
    <style:style style:name="Table7.C" style:family="table-column">
      <style:table-column-properties style:column-width="3.519cm"/>
    </style:style>
    <style:style style:name="Table7.D" style:family="table-column">
      <style:table-column-properties style:column-width="3.201cm"/>
    </style:style>
    <style:style style:name="Table7.E" style:family="table-column">
      <style:table-column-properties style:column-width="2.699cm"/>
    </style:style>
    <style:style style:name="Table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499cm" table:align="margins" style:writing-mode="lr-tb"/>
    </style:style>
    <style:style style:name="Table9.A" style:family="table-column">
      <style:table-column-properties style:column-width="5.5cm" style:rel-column-width="21845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eeeeee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.097cm" fo:border-left="0.05pt solid #000000" fo:border-right="none" fo:border-top="none" fo:border-bottom="0.05pt solid #000000"/>
    </style:style>
    <style:style style:name="Table9.B9" style:family="table-cell">
      <style:table-cell-properties fo:padding="0.097cm" fo:border-left="0.05pt solid #000000" fo:border-right="none" fo:border-top="none" fo:border-bottom="0.05pt solid #000000"/>
    </style:style>
    <style:style style:name="Table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097cm" fo:border-left="0.05pt solid #000000" fo:border-right="none" fo:border-top="none" fo:border-bottom="0.05pt solid #000000"/>
    </style:style>
    <style:style style:name="Table9.B10" style:family="table-cell">
      <style:table-cell-properties fo:padding="0.097cm" fo:border-left="0.05pt solid #000000" fo:border-right="none" fo:border-top="none" fo:border-bottom="0.05pt solid #000000"/>
    </style:style>
    <style:style style:name="Table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097cm" fo:border-left="0.05pt solid #000000" fo:border-right="none" fo:border-top="none" fo:border-bottom="0.05pt solid #000000"/>
    </style:style>
    <style:style style:name="Table9.B11" style:family="table-cell">
      <style:table-cell-properties fo:padding="0.097cm" fo:border-left="0.05pt solid #000000" fo:border-right="none" fo:border-top="none" fo:border-bottom="0.05pt solid #000000"/>
    </style:style>
    <style:style style:name="Table9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097cm" fo:border-left="0.05pt solid #000000" fo:border-right="none" fo:border-top="none" fo:border-bottom="0.05pt solid #000000"/>
    </style:style>
    <style:style style:name="Table9.B12" style:family="table-cell">
      <style:table-cell-properties fo:padding="0.097cm" fo:border-left="0.05pt solid #000000" fo:border-right="none" fo:border-top="none" fo:border-bottom="0.05pt solid #000000"/>
    </style:style>
    <style:style style:name="Table9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097cm" fo:border-left="0.05pt solid #000000" fo:border-right="none" fo:border-top="none" fo:border-bottom="0.05pt solid #000000"/>
    </style:style>
    <style:style style:name="Table9.B13" style:family="table-cell">
      <style:table-cell-properties fo:padding="0.097cm" fo:border-left="0.05pt solid #000000" fo:border-right="none" fo:border-top="none" fo:border-bottom="0.05pt solid #000000"/>
    </style:style>
    <style:style style:name="Table9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097cm" fo:border-left="0.05pt solid #000000" fo:border-right="none" fo:border-top="none" fo:border-bottom="0.05pt solid #000000"/>
    </style:style>
    <style:style style:name="Table9.B14" style:family="table-cell">
      <style:table-cell-properties fo:padding="0.097cm" fo:border-left="0.05pt solid #000000" fo:border-right="none" fo:border-top="none" fo:border-bottom="0.05pt solid #000000"/>
    </style:style>
    <style:style style:name="Table9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5" style:family="table-cell">
      <style:table-cell-properties fo:padding="0.097cm" fo:border-left="0.05pt solid #000000" fo:border-right="none" fo:border-top="none" fo:border-bottom="0.05pt solid #000000"/>
    </style:style>
    <style:style style:name="Table9.B15" style:family="table-cell">
      <style:table-cell-properties fo:padding="0.097cm" fo:border-left="0.05pt solid #000000" fo:border-right="none" fo:border-top="none" fo:border-bottom="0.05pt solid #000000"/>
    </style:style>
    <style:style style:name="Table9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6" style:family="table-cell">
      <style:table-cell-properties fo:padding="0.097cm" fo:border-left="0.05pt solid #000000" fo:border-right="none" fo:border-top="none" fo:border-bottom="0.05pt solid #000000"/>
    </style:style>
    <style:style style:name="Table9.B16" style:family="table-cell">
      <style:table-cell-properties fo:padding="0.097cm" fo:border-left="0.05pt solid #000000" fo:border-right="none" fo:border-top="none" fo:border-bottom="0.05pt solid #000000"/>
    </style:style>
    <style:style style:name="Table9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7" style:family="table-cell">
      <style:table-cell-properties fo:padding="0.097cm" fo:border-left="0.05pt solid #000000" fo:border-right="none" fo:border-top="none" fo:border-bottom="0.05pt solid #000000"/>
    </style:style>
    <style:style style:name="Table9.B17" style:family="table-cell">
      <style:table-cell-properties fo:padding="0.097cm" fo:border-left="0.05pt solid #000000" fo:border-right="none" fo:border-top="none" fo:border-bottom="0.05pt solid #000000"/>
    </style:style>
    <style:style style:name="Table9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8" style:family="table-cell">
      <style:table-cell-properties fo:padding="0.097cm" fo:border-left="0.05pt solid #000000" fo:border-right="none" fo:border-top="none" fo:border-bottom="0.05pt solid #000000"/>
    </style:style>
    <style:style style:name="Table9.B18" style:family="table-cell">
      <style:table-cell-properties fo:padding="0.097cm" fo:border-left="0.05pt solid #000000" fo:border-right="none" fo:border-top="none" fo:border-bottom="0.05pt solid #000000"/>
    </style:style>
    <style:style style:name="Table9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9" style:family="table-cell">
      <style:table-cell-properties fo:padding="0.097cm" fo:border-left="0.05pt solid #000000" fo:border-right="none" fo:border-top="none" fo:border-bottom="0.05pt solid #000000"/>
    </style:style>
    <style:style style:name="Table9.B19" style:family="table-cell">
      <style:table-cell-properties fo:padding="0.097cm" fo:border-left="0.05pt solid #000000" fo:border-right="none" fo:border-top="none" fo:border-bottom="0.05pt solid #000000"/>
    </style:style>
    <style:style style:name="Table9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0" style:family="table-cell">
      <style:table-cell-properties fo:padding="0.097cm" fo:border-left="0.05pt solid #000000" fo:border-right="none" fo:border-top="none" fo:border-bottom="0.05pt solid #000000"/>
    </style:style>
    <style:style style:name="Table9.B20" style:family="table-cell">
      <style:table-cell-properties fo:padding="0.097cm" fo:border-left="0.05pt solid #000000" fo:border-right="none" fo:border-top="none" fo:border-bottom="0.05pt solid #000000"/>
    </style:style>
    <style:style style:name="Table9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1" style:family="table-cell">
      <style:table-cell-properties fo:padding="0.097cm" fo:border-left="0.05pt solid #000000" fo:border-right="none" fo:border-top="none" fo:border-bottom="0.05pt solid #000000"/>
    </style:style>
    <style:style style:name="Table9.B21" style:family="table-cell">
      <style:table-cell-properties fo:padding="0.097cm" fo:border-left="0.05pt solid #000000" fo:border-right="none" fo:border-top="none" fo:border-bottom="0.05pt solid #000000"/>
    </style:style>
    <style:style style:name="Table9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2" style:family="table-cell">
      <style:table-cell-properties fo:padding="0.097cm" fo:border-left="0.05pt solid #000000" fo:border-right="none" fo:border-top="none" fo:border-bottom="0.05pt solid #000000"/>
    </style:style>
    <style:style style:name="Table9.B22" style:family="table-cell">
      <style:table-cell-properties fo:padding="0.097cm" fo:border-left="0.05pt solid #000000" fo:border-right="none" fo:border-top="none" fo:border-bottom="0.05pt solid #000000"/>
    </style:style>
    <style:style style:name="Table9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3" style:family="table-cell">
      <style:table-cell-properties fo:padding="0.097cm" fo:border-left="0.05pt solid #000000" fo:border-right="none" fo:border-top="none" fo:border-bottom="0.05pt solid #000000"/>
    </style:style>
    <style:style style:name="Table9.B23" style:family="table-cell">
      <style:table-cell-properties fo:padding="0.097cm" fo:border-left="0.05pt solid #000000" fo:border-right="none" fo:border-top="none" fo:border-bottom="0.05pt solid #000000"/>
    </style:style>
    <style:style style:name="Table9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4" style:family="table-cell">
      <style:table-cell-properties fo:padding="0.097cm" fo:border-left="0.05pt solid #000000" fo:border-right="none" fo:border-top="none" fo:border-bottom="0.05pt solid #000000"/>
    </style:style>
    <style:style style:name="Table9.B24" style:family="table-cell">
      <style:table-cell-properties fo:padding="0.097cm" fo:border-left="0.05pt solid #000000" fo:border-right="none" fo:border-top="none" fo:border-bottom="0.05pt solid #000000"/>
    </style:style>
    <style:style style:name="Table9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5" style:family="table-cell">
      <style:table-cell-properties fo:padding="0.097cm" fo:border-left="0.05pt solid #000000" fo:border-right="none" fo:border-top="none" fo:border-bottom="0.05pt solid #000000"/>
    </style:style>
    <style:style style:name="Table9.B25" style:family="table-cell">
      <style:table-cell-properties fo:padding="0.097cm" fo:border-left="0.05pt solid #000000" fo:border-right="none" fo:border-top="none" fo:border-bottom="0.05pt solid #000000"/>
    </style:style>
    <style:style style:name="Table9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6" style:family="table-cell">
      <style:table-cell-properties fo:padding="0.097cm" fo:border-left="0.05pt solid #000000" fo:border-right="none" fo:border-top="none" fo:border-bottom="0.05pt solid #000000"/>
    </style:style>
    <style:style style:name="Table9.B26" style:family="table-cell">
      <style:table-cell-properties fo:padding="0.097cm" fo:border-left="0.05pt solid #000000" fo:border-right="none" fo:border-top="none" fo:border-bottom="0.05pt solid #000000"/>
    </style:style>
    <style:style style:name="Table9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7" style:family="table-cell">
      <style:table-cell-properties fo:padding="0.097cm" fo:border-left="0.05pt solid #000000" fo:border-right="none" fo:border-top="none" fo:border-bottom="0.05pt solid #000000"/>
    </style:style>
    <style:style style:name="Table9.B27" style:family="table-cell">
      <style:table-cell-properties fo:padding="0.097cm" fo:border-left="0.05pt solid #000000" fo:border-right="none" fo:border-top="none" fo:border-bottom="0.05pt solid #000000"/>
    </style:style>
    <style:style style:name="Table9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8" style:family="table-cell">
      <style:table-cell-properties fo:padding="0.097cm" fo:border-left="0.05pt solid #000000" fo:border-right="none" fo:border-top="none" fo:border-bottom="0.05pt solid #000000"/>
    </style:style>
    <style:style style:name="Table9.B28" style:family="table-cell">
      <style:table-cell-properties fo:padding="0.097cm" fo:border-left="0.05pt solid #000000" fo:border-right="none" fo:border-top="none" fo:border-bottom="0.05pt solid #000000"/>
    </style:style>
    <style:style style:name="Table9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9" style:family="table-cell">
      <style:table-cell-properties fo:padding="0.097cm" fo:border-left="0.05pt solid #000000" fo:border-right="none" fo:border-top="none" fo:border-bottom="0.05pt solid #000000"/>
    </style:style>
    <style:style style:name="Table9.B29" style:family="table-cell">
      <style:table-cell-properties fo:padding="0.097cm" fo:border-left="0.05pt solid #000000" fo:border-right="none" fo:border-top="none" fo:border-bottom="0.05pt solid #000000"/>
    </style:style>
    <style:style style:name="Table9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0" style:family="table-cell">
      <style:table-cell-properties fo:padding="0.097cm" fo:border-left="0.05pt solid #000000" fo:border-right="none" fo:border-top="none" fo:border-bottom="0.05pt solid #000000"/>
    </style:style>
    <style:style style:name="Table9.B30" style:family="table-cell">
      <style:table-cell-properties fo:padding="0.097cm" fo:border-left="0.05pt solid #000000" fo:border-right="none" fo:border-top="none" fo:border-bottom="0.05pt solid #000000"/>
    </style:style>
    <style:style style:name="Table9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1" style:family="table-cell">
      <style:table-cell-properties fo:padding="0.097cm" fo:border-left="0.05pt solid #000000" fo:border-right="none" fo:border-top="none" fo:border-bottom="0.05pt solid #000000"/>
    </style:style>
    <style:style style:name="Table9.B31" style:family="table-cell">
      <style:table-cell-properties fo:padding="0.097cm" fo:border-left="0.05pt solid #000000" fo:border-right="none" fo:border-top="none" fo:border-bottom="0.05pt solid #000000"/>
    </style:style>
    <style:style style:name="Table9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2.408cm"/>
    </style:style>
    <style:style style:name="Table6.B" style:family="table-column">
      <style:table-column-properties style:column-width="1.799cm"/>
    </style:style>
    <style:style style:name="Table6.C" style:family="table-column">
      <style:table-column-properties style:column-width="1.586cm"/>
    </style:style>
    <style:style style:name="Table6.D" style:family="table-column">
      <style:table-column-properties style:column-width="1.785cm"/>
    </style:style>
    <style:style style:name="Table6.E" style:family="table-column">
      <style:table-column-properties style:column-width="1.783cm"/>
    </style:style>
    <style:style style:name="Table6.I" style:family="table-column">
      <style:table-column-properties style:column-width="1.797cm"/>
    </style:style>
    <style:style style:name="Table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B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224f617" style:font-size-asian="14pt" style:font-name-complex="Times New Roman" style:font-size-complex="14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77245" officeooo:paragraph-rsid="02259a35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dbbfdc" officeooo:paragraph-rsid="01dbbfdc" style:font-size-asian="12pt" style:font-size-complex="12pt" fo:hyphenate="false" fo:hyphenation-remain-char-count="2" fo:hyphenation-push-char-count="2"/>
    </style:style>
    <style:style style:name="P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22c53" officeooo:paragraph-rsid="01e22c53" style:font-size-asian="12pt" style:font-size-complex="12pt" fo:hyphenate="false" fo:hyphenation-remain-char-count="2" fo:hyphenation-push-char-count="2"/>
    </style:style>
    <style:style style:name="P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599e7" officeooo:paragraph-rsid="01e599e7" style:font-size-asian="12pt" style:font-size-complex="12pt" fo:hyphenate="false" fo:hyphenation-remain-char-count="2" fo:hyphenation-push-char-count="2"/>
    </style:style>
    <style:style style:name="P1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67495" officeooo:paragraph-rsid="01e67495" style:font-size-asian="12pt" style:font-size-complex="12pt" fo:hyphenate="false" fo:hyphenation-remain-char-count="2" fo:hyphenation-push-char-count="2"/>
    </style:style>
    <style:style style:name="P1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61ff1" officeooo:paragraph-rsid="0224f617" style:font-size-asian="12pt" style:font-size-complex="12pt" fo:hyphenate="false" fo:hyphenation-remain-char-count="2" fo:hyphenation-push-char-count="2"/>
    </style:style>
    <style:style style:name="P1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756ed" officeooo:paragraph-rsid="0224f617" style:font-size-asian="12pt" style:font-size-complex="12pt" fo:hyphenate="false" fo:hyphenation-remain-char-count="2" fo:hyphenation-push-char-count="2"/>
    </style:style>
    <style:style style:name="P1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d4e96" officeooo:paragraph-rsid="02259a35" style:font-size-asian="12pt" style:font-size-complex="12pt" fo:hyphenate="false" fo:hyphenation-remain-char-count="2" fo:hyphenation-push-char-count="2"/>
    </style:style>
    <style:style style:name="P1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f35a6" officeooo:paragraph-rsid="02259a35" style:font-size-asian="12pt" style:font-size-complex="12pt" fo:hyphenate="false" fo:hyphenation-remain-char-count="2" fo:hyphenation-push-char-count="2"/>
    </style:style>
    <style:style style:name="P1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8da146" officeooo:paragraph-rsid="028da146" style:font-size-asian="12pt" style:font-size-complex="12pt" fo:hyphenate="false" fo:hyphenation-remain-char-count="2" fo:hyphenation-push-char-count="2"/>
    </style:style>
    <style:style style:name="P1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b9926" officeooo:paragraph-rsid="028da146" style:font-size-asian="12pt" style:font-size-complex="12pt" fo:hyphenate="false" fo:hyphenation-remain-char-count="2" fo:hyphenation-push-char-count="2"/>
    </style:style>
    <style:style style:name="P1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741b80" officeooo:paragraph-rsid="028845da" style:font-size-asian="12pt" style:font-size-complex="12pt" fo:hyphenate="false" fo:hyphenation-remain-char-count="2" fo:hyphenation-push-char-count="2"/>
    </style:style>
    <style:style style:name="P1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736f3d" officeooo:paragraph-rsid="028845da" style:font-size-asian="12pt" style:font-size-complex="12pt" fo:hyphenate="false" fo:hyphenation-remain-char-count="2" fo:hyphenation-push-char-count="2"/>
    </style:style>
    <style:style style:name="P1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6634b0" officeooo:paragraph-rsid="028845da" style:font-size-asian="12pt" style:font-size-complex="12pt" fo:hyphenate="false" fo:hyphenation-remain-char-count="2" fo:hyphenation-push-char-count="2"/>
    </style:style>
    <style:style style:name="P2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6701ee" officeooo:paragraph-rsid="028845da" style:font-size-asian="12pt" style:font-size-complex="12pt" fo:hyphenate="false" fo:hyphenation-remain-char-count="2" fo:hyphenation-push-char-count="2"/>
    </style:style>
    <style:style style:name="P2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646458" officeooo:paragraph-rsid="028845da" style:font-size-asian="12pt" style:font-size-complex="12pt" fo:hyphenate="false" fo:hyphenation-remain-char-count="2" fo:hyphenation-push-char-count="2"/>
    </style:style>
    <style:style style:name="P2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86ed9f" officeooo:paragraph-rsid="028845da" style:font-size-asian="12pt" style:font-size-complex="12pt" fo:hyphenate="false" fo:hyphenation-remain-char-count="2" fo:hyphenation-push-char-count="2"/>
    </style:style>
    <style:style style:name="P2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72f8d8" officeooo:paragraph-rsid="028845da" style:font-size-asian="12pt" style:font-size-complex="12pt" fo:hyphenate="false" fo:hyphenation-remain-char-count="2" fo:hyphenation-push-char-count="2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34e26e8" officeooo:paragraph-rsid="034e26e8" style:font-size-asian="12pt" style:font-size-complex="12pt" fo:hyphenate="false" fo:hyphenation-remain-char-count="2" fo:hyphenation-push-char-count="2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33068" officeooo:paragraph-rsid="01e33068" style:font-size-asian="12pt" style:font-weight-asian="bold" style:font-size-complex="12pt" style:font-weight-complex="bold" fo:hyphenate="false" fo:hyphenation-remain-char-count="2" fo:hyphenation-push-char-count="2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paragraph-rsid="01dc96f0" style:font-size-asian="12pt" style:font-weight-asian="bold" style:font-size-complex="12pt" style:font-weight-complex="bold" fo:hyphenate="false" fo:hyphenation-remain-char-count="2" fo:hyphenation-push-char-count="2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2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f35a6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2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d4e96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3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8da146" officeooo:paragraph-rsid="028da146" style:font-size-asian="12pt" style:font-weight-asian="bold" style:font-size-complex="12pt" style:font-weight-complex="bold" fo:hyphenate="false" fo:hyphenation-remain-char-count="2" fo:hyphenation-push-char-count="2"/>
    </style:style>
    <style:style style:name="P3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rsid="01dc96f0" officeooo:paragraph-rsid="01dc96f0" style:font-size-asian="10pt" style:font-size-complex="10pt" fo:hyphenate="false" fo:hyphenation-remain-char-count="2" fo:hyphenation-push-char-count="2"/>
    </style:style>
    <style:style style:name="P3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rsid="01e4a2a0" officeooo:paragraph-rsid="01e4a2a0" style:font-size-asian="10pt" style:font-size-complex="10pt" fo:hyphenate="false" fo:hyphenation-remain-char-count="2" fo:hyphenation-push-char-count="2"/>
    </style:style>
    <style:style style:name="P3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2a15" officeooo:paragraph-rsid="01dc96f0" style:font-size-asian="11pt" style:font-size-complex="11pt" fo:hyphenate="false" fo:hyphenation-remain-char-count="2" fo:hyphenation-push-char-count="2"/>
    </style:style>
    <style:style style:name="P3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daa80" officeooo:paragraph-rsid="01ddaa80" style:font-size-asian="11pt" style:font-size-complex="11pt" fo:hyphenate="false" fo:hyphenation-remain-char-count="2" fo:hyphenation-push-char-count="2"/>
    </style:style>
    <style:style style:name="P3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bfdc" officeooo:paragraph-rsid="01dc96f0" style:font-size-asian="11pt" style:font-size-complex="11pt" fo:hyphenate="false" fo:hyphenation-remain-char-count="2" fo:hyphenation-push-char-count="2"/>
    </style:style>
    <style:style style:name="P3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81638" officeooo:paragraph-rsid="0224f617" fo:hyphenate="false" fo:hyphenation-remain-char-count="2" fo:hyphenation-push-char-count="2"/>
    </style:style>
    <style:style style:name="P3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5609" officeooo:paragraph-rsid="0224f617" fo:hyphenate="false" fo:hyphenation-remain-char-count="2" fo:hyphenation-push-char-count="2"/>
    </style:style>
    <style:style style:name="P3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a49d" officeooo:paragraph-rsid="0224f617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style:font-name="Times New Roman" fo:font-size="12pt" fo:language="en" fo:country="US" fo:font-weight="bold" officeooo:paragraph-rsid="02af8868" style:font-size-asian="12pt" style:font-weight-asian="bold" style:font-name-complex="Times New Roman" style:font-size-complex="12pt" fo:hyphenate="false" fo:hyphenation-remain-char-count="2" fo:hyphenation-push-char-count="2"/>
    </style:style>
    <style:style style:name="P40" style:family="paragraph" style:parent-style-name="Standard">
      <style:text-properties fo:font-size="14pt" style:font-size-asian="14pt" style:font-name-complex="Times New Roman" style:font-size-complex="14pt"/>
    </style:style>
    <style:style style:name="P41" style:family="paragraph" style:parent-style-name="Standard">
      <style:paragraph-properties fo:text-align="center" style:justify-single-word="false"/>
      <style:text-properties fo:font-size="14pt" officeooo:paragraph-rsid="02259a35" style:font-size-asian="14pt" style:font-name-complex="Times New Roman" style:font-size-complex="14pt"/>
    </style:style>
    <style:style style:name="P42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43" style:family="paragraph" style:parent-style-name="Standard">
      <style:text-properties fo:font-size="14pt" officeooo:rsid="0238d2c4" officeooo:paragraph-rsid="0238d2c4" style:font-size-asian="14pt" style:font-name-complex="Times New Roman" style:font-size-complex="14pt"/>
    </style:style>
    <style:style style:name="P44" style:family="paragraph" style:parent-style-name="Standard">
      <style:paragraph-properties fo:line-height="100%"/>
      <style:text-properties fo:font-size="14pt" officeooo:paragraph-rsid="02af8868" style:font-size-asian="14pt" style:font-name-complex="Times New Roman" style:font-size-complex="14pt"/>
    </style:style>
    <style:style style:name="P45" style:family="paragraph" style:parent-style-name="Standard">
      <style:text-properties fo:font-size="14pt" officeooo:rsid="0336257a" officeooo:paragraph-rsid="0336257a" style:font-size-asian="14pt" style:font-name-complex="Times New Roman" style:font-size-complex="14pt"/>
    </style:style>
    <style:style style:name="P46" style:family="paragraph" style:parent-style-name="Standard">
      <style:text-properties fo:font-size="14pt" officeooo:paragraph-rsid="02259a35" style:font-size-asian="14pt" style:font-size-complex="14pt"/>
    </style:style>
    <style:style style:name="P47" style:family="paragraph" style:parent-style-name="Standard">
      <style:text-properties fo:font-size="14pt" officeooo:rsid="0281ebe5" officeooo:paragraph-rsid="0224f617" style:font-size-asian="14pt" style:font-size-complex="14pt"/>
    </style:style>
    <style:style style:name="P48" style:family="paragraph" style:parent-style-name="Standard">
      <style:text-properties fo:font-size="14pt" officeooo:rsid="01174035" officeooo:paragraph-rsid="0224f617" style:font-size-asian="14pt" style:font-size-complex="14pt"/>
    </style:style>
    <style:style style:name="P49" style:family="paragraph" style:parent-style-name="Standard">
      <style:text-properties fo:font-size="14pt" officeooo:rsid="0280bc21" officeooo:paragraph-rsid="0224f617" style:font-size-asian="14pt" style:font-size-complex="14pt"/>
    </style:style>
    <style:style style:name="P50" style:family="paragraph" style:parent-style-name="Standard">
      <style:paragraph-properties fo:text-align="center" style:justify-single-word="false"/>
      <style:text-properties fo:font-size="14pt" officeooo:rsid="025756ed" officeooo:paragraph-rsid="0224f617" style:font-size-asian="14pt" style:font-size-complex="14pt"/>
    </style:style>
    <style:style style:name="P51" style:family="paragraph" style:parent-style-name="Standard">
      <style:paragraph-properties fo:text-align="justify" style:justify-single-word="false"/>
      <style:text-properties fo:font-size="14pt" officeooo:rsid="0257d5d8" officeooo:paragraph-rsid="0224f617" style:font-size-asian="14pt" style:font-size-complex="14pt"/>
    </style:style>
    <style:style style:name="P52" style:family="paragraph" style:parent-style-name="Standard">
      <style:paragraph-properties fo:text-align="justify" style:justify-single-word="false"/>
      <style:text-properties fo:font-size="14pt" officeooo:rsid="01365f98" officeooo:paragraph-rsid="0224f617" style:font-size-asian="14pt" style:font-size-complex="14pt"/>
    </style:style>
    <style:style style:name="P53" style:family="paragraph" style:parent-style-name="Standard">
      <style:paragraph-properties fo:text-align="justify" style:justify-single-word="false"/>
      <style:text-properties fo:font-size="14pt" officeooo:rsid="0271cd1c" officeooo:paragraph-rsid="0224f617" style:font-size-asian="14pt" style:font-size-complex="14pt"/>
    </style:style>
    <style:style style:name="P54" style:family="paragraph" style:parent-style-name="Standard">
      <style:paragraph-properties fo:text-align="justify" style:justify-single-word="false"/>
      <style:text-properties fo:font-size="14pt" officeooo:rsid="02721c60" officeooo:paragraph-rsid="0224f617" style:font-size-asian="14pt" style:font-size-complex="14pt"/>
    </style:style>
    <style:style style:name="P55" style:family="paragraph" style:parent-style-name="Standard">
      <style:text-properties fo:font-size="14pt" officeooo:rsid="0272c9a0" officeooo:paragraph-rsid="0224f617" style:font-size-asian="14pt" style:font-size-complex="14pt"/>
    </style:style>
    <style:style style:name="P56" style:family="paragraph" style:parent-style-name="Standard">
      <style:text-properties fo:font-size="14pt" officeooo:rsid="013f4d82" officeooo:paragraph-rsid="0224f617" style:font-size-asian="14pt" style:font-size-complex="14pt"/>
    </style:style>
    <style:style style:name="P57" style:family="paragraph" style:parent-style-name="Standard">
      <style:paragraph-properties fo:text-align="center" style:justify-single-word="false"/>
      <style:text-properties fo:font-size="14pt" officeooo:rsid="01456998" officeooo:paragraph-rsid="0224f617" style:font-size-asian="14pt" style:font-size-complex="14pt"/>
    </style:style>
    <style:style style:name="P58" style:family="paragraph" style:parent-style-name="Standard">
      <style:text-properties fo:font-size="14pt" officeooo:rsid="01456998" officeooo:paragraph-rsid="0224f617" style:font-size-asian="14pt" style:font-size-complex="14pt"/>
    </style:style>
    <style:style style:name="P59" style:family="paragraph" style:parent-style-name="Standard">
      <style:paragraph-properties fo:text-align="justify" style:justify-single-word="false"/>
      <style:text-properties fo:font-size="14pt" officeooo:rsid="014c0dee" officeooo:paragraph-rsid="0224f617" style:font-size-asian="14pt" style:font-size-complex="14pt"/>
    </style:style>
    <style:style style:name="P60" style:family="paragraph" style:parent-style-name="Standard">
      <style:text-properties fo:font-size="14pt" officeooo:paragraph-rsid="0224f617" style:font-size-asian="14pt" style:font-size-complex="14pt"/>
    </style:style>
    <style:style style:name="P61" style:family="paragraph" style:parent-style-name="Standard">
      <style:text-properties fo:font-size="14pt" officeooo:rsid="018e77ac" officeooo:paragraph-rsid="02259a35" style:font-size-asian="14pt" style:font-size-complex="14pt"/>
    </style:style>
    <style:style style:name="P62" style:family="paragraph" style:parent-style-name="Standard">
      <style:text-properties fo:font-size="14pt" officeooo:rsid="007f6c1e" officeooo:paragraph-rsid="02259a35" style:font-size-asian="14pt" style:font-size-complex="14pt"/>
    </style:style>
    <style:style style:name="P63" style:family="paragraph" style:parent-style-name="Standard">
      <style:text-properties fo:font-size="14pt" officeooo:rsid="0243e173" officeooo:paragraph-rsid="031335da" style:font-size-asian="14pt" style:font-size-complex="14pt"/>
    </style:style>
    <style:style style:name="P64" style:family="paragraph" style:parent-style-name="Standard">
      <style:text-properties fo:font-size="14pt" officeooo:rsid="01aff376" officeooo:paragraph-rsid="031335da" style:font-size-asian="14pt" style:font-size-complex="14pt"/>
    </style:style>
    <style:style style:name="P65" style:family="paragraph" style:parent-style-name="Standard">
      <style:text-properties fo:font-size="14pt" officeooo:rsid="01cde791" officeooo:paragraph-rsid="0238d2c4" style:font-size-asian="14pt" style:font-size-complex="14pt"/>
    </style:style>
    <style:style style:name="P66" style:family="paragraph" style:parent-style-name="Standard">
      <style:text-properties fo:font-size="14pt" officeooo:rsid="00845d87" officeooo:paragraph-rsid="0238d2c4" style:font-size-asian="14pt" style:font-size-complex="14pt"/>
    </style:style>
    <style:style style:name="P67" style:family="paragraph" style:parent-style-name="Standard">
      <style:text-properties fo:font-size="14pt" officeooo:rsid="0279f47a" officeooo:paragraph-rsid="0279f47a" style:font-size-asian="14pt" style:font-size-complex="14pt"/>
    </style:style>
    <style:style style:name="P68" style:family="paragraph" style:parent-style-name="Standard">
      <style:paragraph-properties fo:text-align="justify" style:justify-single-word="false"/>
      <style:text-properties fo:font-size="14pt" officeooo:rsid="02c11769" officeooo:paragraph-rsid="02c11769" style:font-size-asian="14pt" style:font-size-complex="14pt"/>
    </style:style>
    <style:style style:name="P69" style:family="paragraph" style:parent-style-name="Standard">
      <style:text-properties fo:font-size="14pt" officeooo:rsid="02d53d24" officeooo:paragraph-rsid="02d53d24" style:font-size-asian="14pt" style:font-size-complex="14pt"/>
    </style:style>
    <style:style style:name="P70" style:family="paragraph" style:parent-style-name="Standard">
      <style:text-properties fo:font-size="14pt" officeooo:rsid="02863b4f" officeooo:paragraph-rsid="02e5bce1" style:font-size-asian="14pt" style:font-size-complex="14pt"/>
    </style:style>
    <style:style style:name="P71" style:family="paragraph" style:parent-style-name="Standard">
      <style:text-properties fo:font-size="14pt" officeooo:paragraph-rsid="02f55d5c" style:font-size-asian="14pt" style:font-size-complex="14pt"/>
    </style:style>
    <style:style style:name="P72" style:family="paragraph" style:parent-style-name="Standard">
      <style:text-properties fo:font-size="14pt" officeooo:rsid="0307076a" officeooo:paragraph-rsid="0307076a" style:font-size-asian="14pt" style:font-size-complex="14pt"/>
    </style:style>
    <style:style style:name="P73" style:family="paragraph" style:parent-style-name="Standard">
      <style:text-properties fo:font-size="14pt" officeooo:rsid="0307076a" officeooo:paragraph-rsid="030bd878" style:font-size-asian="14pt" style:font-size-complex="14pt"/>
    </style:style>
    <style:style style:name="P74" style:family="paragraph" style:parent-style-name="Standard">
      <style:text-properties fo:font-size="14pt" officeooo:paragraph-rsid="031335da" style:font-size-asian="14pt" style:font-size-complex="14pt"/>
    </style:style>
    <style:style style:name="P75" style:family="paragraph" style:parent-style-name="Standard">
      <style:text-properties fo:font-size="14pt" officeooo:rsid="031bc8ba" officeooo:paragraph-rsid="031bc8ba" style:font-size-asian="14pt" style:font-size-complex="14pt"/>
    </style:style>
    <style:style style:name="P76" style:family="paragraph" style:parent-style-name="Standard">
      <style:paragraph-properties fo:text-align="justify" style:justify-single-word="false"/>
      <style:text-properties fo:font-size="14pt" officeooo:rsid="0139677c" officeooo:paragraph-rsid="034e26e8" style:font-size-asian="14pt" style:font-size-complex="14pt"/>
    </style:style>
    <style:style style:name="P77" style:family="paragraph" style:parent-style-name="Standard">
      <style:text-properties fo:font-size="14pt" officeooo:rsid="013a4a8f" officeooo:paragraph-rsid="034e44ec" style:font-size-asian="14pt" style:font-size-complex="14pt"/>
    </style:style>
    <style:style style:name="P78" style:family="paragraph" style:parent-style-name="Standard">
      <style:text-properties fo:font-size="14pt" fo:font-style="normal" officeooo:rsid="00d1190c" officeooo:paragraph-rsid="02259a35" style:font-size-asian="14pt" style:font-style-asian="normal" style:font-size-complex="14pt" style:font-style-complex="normal"/>
    </style:style>
    <style:style style:name="P79" style:family="paragraph" style:parent-style-name="Standard">
      <style:text-properties fo:font-size="14pt" fo:font-style="normal" officeooo:rsid="00d1190c" officeooo:paragraph-rsid="027abb30" style:font-size-asian="14pt" style:font-style-asian="normal" style:font-size-complex="14pt" style:font-style-complex="normal"/>
    </style:style>
    <style:style style:name="P80" style:family="paragraph" style:parent-style-name="Standard">
      <style:text-properties fo:font-size="14pt" fo:font-style="normal" officeooo:rsid="01aa9dcd" officeooo:paragraph-rsid="02259a35" style:font-size-asian="14pt" style:font-style-asian="normal" style:font-size-complex="14pt" style:font-style-complex="normal"/>
    </style:style>
    <style:style style:name="P81" style:family="paragraph" style:parent-style-name="Standard">
      <style:text-properties fo:font-size="14pt" fo:font-style="normal" officeooo:rsid="00770d7f" officeooo:paragraph-rsid="02259a35" style:font-size-asian="14pt" style:font-style-asian="normal" style:font-size-complex="14pt" style:font-style-complex="normal"/>
    </style:style>
    <style:style style:name="P82" style:family="paragraph" style:parent-style-name="Standard">
      <style:paragraph-properties fo:text-align="center" style:justify-single-word="false"/>
      <style:text-properties fo:font-size="14pt" fo:font-style="normal" officeooo:rsid="029b9d50" officeooo:paragraph-rsid="02259a35" style:font-size-asian="14pt" style:font-style-asian="normal" style:font-size-complex="14pt" style:font-style-complex="normal"/>
    </style:style>
    <style:style style:name="P83" style:family="paragraph" style:parent-style-name="Standard">
      <style:text-properties fo:font-size="14pt" fo:font-style="normal" officeooo:rsid="00b0d90d" officeooo:paragraph-rsid="027abb30" style:font-size-asian="14pt" style:font-style-asian="normal" style:font-size-complex="14pt" style:font-style-complex="normal"/>
    </style:style>
    <style:style style:name="P84" style:family="paragraph" style:parent-style-name="Standard">
      <style:text-properties fo:font-size="14pt" fo:font-style="normal" officeooo:rsid="02a11bb6" officeooo:paragraph-rsid="032451d8" style:font-size-asian="14pt" style:font-style-asian="normal" style:font-size-complex="14pt" style:font-style-complex="normal"/>
    </style:style>
    <style:style style:name="P85" style:family="paragraph" style:parent-style-name="Standard">
      <style:text-properties fo:font-size="14pt" officeooo:rsid="0103d5f1" officeooo:paragraph-rsid="0103d5f1" style:font-size-asian="12.25pt" style:font-size-complex="14pt"/>
    </style:style>
    <style:style style:name="P86" style:family="paragraph" style:parent-style-name="Standard">
      <style:text-properties fo:font-size="14pt" officeooo:rsid="0282e196" officeooo:paragraph-rsid="028845da" style:font-size-asian="12.25pt" style:font-size-complex="14pt"/>
    </style:style>
    <style:style style:name="P87" style:family="paragraph" style:parent-style-name="Standard">
      <style:paragraph-properties fo:text-align="justify" style:justify-single-word="false"/>
      <style:text-properties fo:font-size="14pt" officeooo:rsid="0286ed9f" officeooo:paragraph-rsid="0286ed9f" style:font-size-asian="12.25pt" style:font-size-complex="14pt"/>
    </style:style>
    <style:style style:name="P88" style:family="paragraph" style:parent-style-name="Standard">
      <style:paragraph-properties fo:text-align="justify" style:justify-single-word="false"/>
      <style:text-properties fo:font-size="14pt" officeooo:rsid="028beb01" officeooo:paragraph-rsid="028e1c4f" style:font-size-asian="12.25pt" style:font-size-complex="14pt"/>
    </style:style>
    <style:style style:name="P89" style:family="paragraph" style:parent-style-name="Standard">
      <style:paragraph-properties fo:text-align="justify" style:justify-single-word="false"/>
      <style:text-properties fo:font-size="14pt" officeooo:rsid="028da146" officeooo:paragraph-rsid="028da146" style:font-size-asian="12.25pt" style:font-size-complex="14pt"/>
    </style:style>
    <style:style style:name="P90" style:family="paragraph" style:parent-style-name="Standard">
      <style:paragraph-properties fo:text-align="center" style:justify-single-word="false"/>
      <style:text-properties fo:font-size="14pt" officeooo:rsid="01e033d5" officeooo:paragraph-rsid="028da146" style:font-size-asian="12.25pt" style:font-size-complex="14pt"/>
    </style:style>
    <style:style style:name="P91" style:family="paragraph" style:parent-style-name="Standard">
      <style:text-properties fo:font-size="14pt" officeooo:rsid="01e76398" officeooo:paragraph-rsid="01e76398" style:font-size-asian="12.25pt" style:font-size-complex="14pt"/>
    </style:style>
    <style:style style:name="P92" style:family="paragraph" style:parent-style-name="Standard">
      <style:text-properties fo:font-size="14pt" officeooo:rsid="01d10002" officeooo:paragraph-rsid="028e1c4f" style:font-size-asian="12.25pt" style:font-size-complex="14pt"/>
    </style:style>
    <style:style style:name="P93" style:family="paragraph" style:parent-style-name="Standard">
      <style:text-properties fo:font-size="14pt" officeooo:rsid="028e1c4f" officeooo:paragraph-rsid="028e1c4f" style:font-size-asian="12.25pt" style:font-size-complex="14pt"/>
    </style:style>
    <style:style style:name="P94" style:family="paragraph" style:parent-style-name="Standard">
      <style:text-properties fo:font-size="14pt" officeooo:rsid="028e1c4f" officeooo:paragraph-rsid="033f6e87" style:font-size-asian="12.25pt" style:font-size-complex="14pt"/>
    </style:style>
    <style:style style:name="P95" style:family="paragraph" style:parent-style-name="Standard">
      <style:text-properties fo:font-size="14pt" officeooo:rsid="01d1f3d0" officeooo:paragraph-rsid="028e1c4f" style:font-size-asian="12.25pt" style:font-size-complex="14pt"/>
    </style:style>
    <style:style style:name="P96" style:family="paragraph" style:parent-style-name="Standard">
      <style:text-properties fo:font-size="14pt" officeooo:rsid="02b7d714" officeooo:paragraph-rsid="02b7d714" style:font-size-asian="12.25pt" style:font-size-complex="14pt"/>
    </style:style>
    <style:style style:name="P97" style:family="paragraph" style:parent-style-name="Standard">
      <style:text-properties fo:font-size="14pt" officeooo:rsid="02b91f9b" officeooo:paragraph-rsid="02b91f9b" style:font-size-asian="12.25pt" style:font-size-complex="14pt"/>
    </style:style>
    <style:style style:name="P98" style:family="paragraph" style:parent-style-name="Standard">
      <style:paragraph-properties fo:line-height="100%" fo:text-align="center" style:justify-single-word="false"/>
      <style:text-properties fo:font-size="14pt" fo:font-weight="bold" officeooo:paragraph-rsid="02af8868" style:font-size-asian="14pt" style:font-weight-asian="bold" style:font-name-complex="Times New Roman" style:font-size-complex="14pt"/>
    </style:style>
    <style:style style:name="P99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/>
    </style:style>
    <style:style style:name="P100" style:family="paragraph" style:parent-style-name="Standard">
      <style:paragraph-properties fo:line-height="100%"/>
      <style:text-properties fo:color="#000000" officeooo:paragraph-rsid="02af8868" style:font-name-complex="Times New Roman"/>
    </style:style>
    <style:style style:name="P101" style:family="paragraph" style:parent-style-name="Standard">
      <style:paragraph-properties fo:line-height="100%" fo:text-align="start" style:justify-single-word="false"/>
      <style:text-properties fo:color="#000000" officeooo:paragraph-rsid="02af8868" style:font-name-complex="Times New Roman"/>
    </style:style>
    <style:style style:name="P102" style:family="paragraph" style:parent-style-name="Standard">
      <style:text-properties officeooo:paragraph-rsid="0224f617"/>
    </style:style>
    <style:style style:name="P103" style:family="paragraph" style:parent-style-name="Standard">
      <style:text-properties officeooo:rsid="019fd2c4" officeooo:paragraph-rsid="02259a35"/>
    </style:style>
    <style:style style:name="P104" style:family="paragraph" style:parent-style-name="Standard">
      <style:text-properties officeooo:rsid="026a75b0" officeooo:paragraph-rsid="02259a35"/>
    </style:style>
    <style:style style:name="P105" style:family="paragraph" style:parent-style-name="Standard">
      <style:paragraph-properties fo:text-align="center" style:justify-single-word="false"/>
      <style:text-properties officeooo:rsid="029b9d50" officeooo:paragraph-rsid="02259a35"/>
    </style:style>
    <style:style style:name="P106" style:family="paragraph" style:parent-style-name="Standard">
      <style:text-properties officeooo:paragraph-rsid="02259a35"/>
    </style:style>
    <style:style style:name="P107" style:family="paragraph" style:parent-style-name="Standard">
      <style:text-properties officeooo:paragraph-rsid="0238d2c4"/>
    </style:style>
    <style:style style:name="P108" style:family="paragraph" style:parent-style-name="Standard">
      <style:text-properties officeooo:rsid="0239d36f" officeooo:paragraph-rsid="0239d36f"/>
    </style:style>
    <style:style style:name="P109" style:family="paragraph" style:parent-style-name="Standard">
      <style:text-properties officeooo:paragraph-rsid="02641f55"/>
    </style:style>
    <style:style style:name="P110" style:family="paragraph" style:parent-style-name="Standard">
      <style:text-properties officeooo:paragraph-rsid="02646458"/>
    </style:style>
    <style:style style:name="P111" style:family="paragraph" style:parent-style-name="Standard">
      <style:text-properties officeooo:rsid="027a9143" officeooo:paragraph-rsid="027a9143"/>
    </style:style>
    <style:style style:name="P112" style:family="paragraph" style:parent-style-name="Standard">
      <style:paragraph-properties fo:line-height="100%" fo:text-align="center" style:justify-single-word="false"/>
      <style:text-properties officeooo:paragraph-rsid="02af8868"/>
    </style:style>
    <style:style style:name="P113" style:family="paragraph" style:parent-style-name="Standard">
      <style:paragraph-properties fo:line-height="100%" fo:text-align="end" style:justify-single-word="false"/>
      <style:text-properties officeooo:paragraph-rsid="02af8868"/>
    </style:style>
    <style:style style:name="P114" style:family="paragraph" style:parent-style-name="Standard">
      <style:paragraph-properties fo:line-height="100%"/>
      <style:text-properties officeooo:paragraph-rsid="02af8868"/>
    </style:style>
    <style:style style:name="P115" style:family="paragraph" style:parent-style-name="Standard">
      <style:paragraph-properties fo:line-height="100%" fo:text-align="center" style:justify-single-word="false"/>
      <style:text-properties fo:font-size="12pt" fo:font-weight="bold" officeooo:paragraph-rsid="02af8868" style:font-size-asian="12pt" style:font-weight-asian="bold" style:font-name-complex="Times New Roman" style:font-size-complex="12pt"/>
    </style:style>
    <style:style style:name="P116" style:family="paragraph" style:parent-style-name="Standard">
      <style:paragraph-properties fo:line-height="100%" fo:text-align="end" style:justify-single-word="false"/>
      <style:text-properties fo:font-size="12pt" officeooo:paragraph-rsid="02af8868" style:font-size-asian="12pt" style:font-name-complex="Times New Roman" style:font-size-complex="12pt"/>
    </style:style>
    <style:style style:name="P117" style:family="paragraph" style:parent-style-name="Standard">
      <style:paragraph-properties fo:line-height="100%"/>
      <style:text-properties fo:font-size="12pt" officeooo:paragraph-rsid="02af8868" style:font-size-asian="12pt" style:font-name-complex="Times New Roman" style:font-size-complex="12pt"/>
    </style:style>
    <style:style style:name="P118" style:family="paragraph" style:parent-style-name="Standard">
      <style:paragraph-properties fo:line-height="100%" fo:text-align="center" style:justify-single-word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119" style:family="paragraph" style:parent-style-name="Standard">
      <style:paragraph-properties fo:line-height="100%" fo:text-align="center" style:justify-single-word="false"/>
      <style:text-properties fo:font-size="16pt" officeooo:paragraph-rsid="02af8868" style:font-size-asian="16pt" style:font-name-complex="Times New Roman" style:font-size-complex="16pt"/>
    </style:style>
    <style:style style:name="P120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/>
    </style:style>
    <style:style style:name="P121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 style:font-weight-complex="bold"/>
    </style:style>
    <style:style style:name="P122" style:family="paragraph" style:parent-style-name="Standard">
      <style:paragraph-properties fo:line-height="100%"/>
      <style:text-properties style:text-position="super 58%" fo:font-size="12pt" officeooo:paragraph-rsid="02af8868" style:font-size-asian="12pt" style:font-name-complex="Times New Roman" style:font-size-complex="12pt"/>
    </style:style>
    <style:style style:name="P123" style:family="paragraph" style:parent-style-name="Standard">
      <style:text-properties officeooo:paragraph-rsid="02f92369"/>
    </style:style>
    <style:style style:name="P124" style:family="paragraph" style:parent-style-name="Standard">
      <style:text-properties officeooo:rsid="02320a48" officeooo:paragraph-rsid="03059daf"/>
    </style:style>
    <style:style style:name="P125" style:family="paragraph" style:parent-style-name="Standard">
      <style:text-properties officeooo:paragraph-rsid="0306cfbf"/>
    </style:style>
    <style:style style:name="P126" style:family="paragraph" style:parent-style-name="Standard">
      <style:text-properties officeooo:paragraph-rsid="023a5d35"/>
    </style:style>
    <style:style style:name="P127" style:family="paragraph" style:parent-style-name="Standard">
      <style:text-properties officeooo:rsid="0307076a" officeooo:paragraph-rsid="0307076a"/>
    </style:style>
    <style:style style:name="P128" style:family="paragraph" style:parent-style-name="Standard">
      <style:text-properties officeooo:rsid="0307076a" officeooo:paragraph-rsid="03082610"/>
    </style:style>
    <style:style style:name="P129" style:family="paragraph" style:parent-style-name="Standard">
      <style:text-properties officeooo:paragraph-rsid="030cccde"/>
    </style:style>
    <style:style style:name="P130" style:family="paragraph" style:parent-style-name="Standard">
      <style:text-properties officeooo:paragraph-rsid="02dca471"/>
    </style:style>
    <style:style style:name="P131" style:family="paragraph" style:parent-style-name="TOC_20_Heading">
      <style:paragraph-properties fo:margin-top="0cm" fo:margin-bottom="0cm" loext:contextual-spacing="false" fo:line-height="150%" fo:text-align="center" style:justify-single-word="false" fo:break-before="page"/>
      <style:text-properties fo:color="#000000" style:font-name="Times New Roman" fo:font-size="16pt" officeooo:paragraph-rsid="02ae6d1f" style:font-size-asian="16pt" style:font-name-complex="Times New Roman" style:font-size-complex="16pt"/>
    </style:style>
    <style:style style:name="P13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rsid="0228d1dd" officeooo:paragraph-rsid="0228d1dd" style:font-size-asian="14pt" style:font-size-complex="14pt" fo:hyphenate="false" fo:hyphenation-remain-char-count="2" fo:hyphenation-push-char-count="2"/>
    </style:style>
    <style:style style:name="P13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134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135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2ebaae" style:font-size-asian="14pt" style:font-size-complex="14pt" fo:hyphenate="false" fo:hyphenation-remain-char-count="2" fo:hyphenation-push-char-count="2"/>
    </style:style>
    <style:style style:name="P136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3312ef" style:font-size-asian="14pt" style:font-size-complex="14pt" fo:hyphenate="false" fo:hyphenation-remain-char-count="2" fo:hyphenation-push-char-count="2"/>
    </style:style>
    <style:style style:name="P137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562c4" officeooo:paragraph-rsid="023562c4" style:font-size-asian="14pt" style:font-size-complex="14pt" fo:hyphenate="false" fo:hyphenation-remain-char-count="2" fo:hyphenation-push-char-count="2"/>
    </style:style>
    <style:style style:name="P138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13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312ef" officeooo:paragraph-rsid="023312ef" style:font-size-asian="14pt" style:font-size-complex="14pt" fo:hyphenate="false" fo:hyphenation-remain-char-count="2" fo:hyphenation-push-char-count="2"/>
    </style:style>
    <style:style style:name="P140" style:family="paragraph" style:parent-style-name="Text_20_body">
      <style:paragraph-properties fo:text-align="center" style:justify-single-word="false"/>
      <style:text-properties fo:font-size="14pt" officeooo:rsid="02845d63" officeooo:paragraph-rsid="02845d63" style:font-size-asian="14pt" style:font-name-complex="Times New Roman" style:font-size-complex="14pt"/>
    </style:style>
    <style:style style:name="P141" style:family="paragraph" style:parent-style-name="Text_20_body">
      <style:paragraph-properties fo:text-align="center" style:justify-single-word="false"/>
      <style:text-properties fo:font-size="14pt" officeooo:rsid="026634b0" officeooo:paragraph-rsid="0282e196" style:font-size-asian="14pt" style:font-name-complex="Times New Roman" style:font-size-complex="14pt"/>
    </style:style>
    <style:style style:name="P142" style:family="paragraph" style:parent-style-name="Text_20_body">
      <style:paragraph-properties fo:text-align="center" style:justify-single-word="false"/>
      <style:text-properties officeooo:rsid="028845da" officeooo:paragraph-rsid="028845da"/>
    </style:style>
    <style:style style:name="P143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officeooo:paragraph-rsid="02af8868" style:font-size-asian="14pt" style:font-weight-asian="bold" style:font-name-complex="Arial" style:font-size-complex="14pt"/>
    </style:style>
    <style:style style:name="P144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officeooo:paragraph-rsid="02af8868" style:font-size-asian="14pt" style:font-name-complex="Times New Roman" style:font-size-complex="14pt"/>
    </style:style>
    <style:style style:name="P145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officeooo:paragraph-rsid="02af8868" style:font-size-asian="12pt" style:font-name-complex="Times New Roman" style:font-size-complex="12pt"/>
    </style:style>
    <style:style style:name="P146" style:family="paragraph" style:parent-style-name="Standard">
      <style:paragraph-properties fo:break-before="page"/>
      <style:text-properties fo:font-size="14pt" fo:font-style="normal" officeooo:rsid="02a11bb6" officeooo:paragraph-rsid="032451d8" style:font-size-asian="14pt" style:font-style-asian="normal" style:font-size-complex="14pt" style:font-style-complex="normal"/>
    </style:style>
    <style:style style:name="P147" style:family="paragraph" style:parent-style-name="Standard" style:list-style-name="WW8Num4"/>
    <style:style style:name="P148" style:family="paragraph" style:parent-style-name="Standard" style:list-style-name="WW8Num4">
      <style:text-properties fo:color="#000000" fo:font-size="14pt" officeooo:paragraph-rsid="02bb8d35" style:font-size-asian="14pt" style:font-name-complex="Times New Roman" style:font-size-complex="14pt"/>
    </style:style>
    <style:style style:name="P149" style:family="paragraph" style:parent-style-name="Standard" style:list-style-name="WW8Num4">
      <style:text-properties fo:color="#000000" fo:font-size="14pt" officeooo:rsid="02b049e3" officeooo:paragraph-rsid="02bb8d35" style:font-size-asian="14pt" style:font-name-complex="Times New Roman" style:font-size-complex="14pt"/>
    </style:style>
    <style:style style:name="P150" style:family="paragraph" style:parent-style-name="Standard" style:list-style-name="WW8Num4">
      <style:text-properties fo:color="#000000" fo:font-size="14pt" officeooo:rsid="02b58753" officeooo:paragraph-rsid="02bb8d35" style:font-size-asian="14pt" style:font-name-complex="Times New Roman" style:font-size-complex="14pt"/>
    </style:style>
    <style:style style:name="P151" style:family="paragraph" style:parent-style-name="Standard" style:list-style-name="WW8Num4">
      <style:text-properties fo:color="#000000" fo:font-size="14pt" officeooo:rsid="02bb8d35" officeooo:paragraph-rsid="02bb8d35" style:font-size-asian="14pt" style:font-name-complex="Times New Roman" style:font-size-complex="14pt"/>
    </style:style>
    <style:style style:name="P152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 style:font-weight-complex="bold"/>
    </style:style>
    <style:style style:name="P153" style:family="paragraph" style:parent-style-name="Standard" style:list-style-name="L1"/>
    <style:style style:name="P154" style:family="paragraph" style:parent-style-name="Standard" style:list-style-name="L12">
      <style:text-properties fo:font-size="14pt" officeooo:paragraph-rsid="0238d2c4" style:font-size-asian="14pt" style:font-size-complex="14pt"/>
    </style:style>
    <style:style style:name="P155" style:family="paragraph" style:parent-style-name="Standard" style:list-style-name="L12">
      <style:text-properties fo:font-size="14pt" officeooo:rsid="0238d2c4" officeooo:paragraph-rsid="0238d2c4" style:font-size-asian="14pt" style:font-size-complex="14pt"/>
    </style:style>
    <style:style style:name="P156" style:family="paragraph" style:parent-style-name="Standard">
      <style:text-properties fo:font-size="14pt" officeooo:paragraph-rsid="02259a35" style:font-size-asian="14pt" style:font-size-complex="14pt"/>
    </style:style>
    <style:style style:name="P157" style:family="paragraph" style:parent-style-name="Standard">
      <style:text-properties fo:font-size="14pt" officeooo:paragraph-rsid="031335da" style:font-size-asian="14pt" style:font-size-complex="14pt"/>
    </style:style>
    <style:style style:name="P158" style:family="paragraph" style:parent-style-name="Standard" style:list-style-name="WW8Num6">
      <style:text-properties fo:font-size="14pt" officeooo:paragraph-rsid="023562c4" style:font-size-asian="14pt" style:font-name-complex="Times New Roman" style:font-size-complex="14pt"/>
    </style:style>
    <style:style style:name="P159" style:family="paragraph" style:parent-style-name="Standard" style:list-style-name="WW8Num3">
      <style:text-properties fo:font-size="14pt" officeooo:rsid="02dff9a2" officeooo:paragraph-rsid="02dff9a2" style:font-size-asian="14pt" style:font-name-complex="Times New Roman" style:font-size-complex="14pt"/>
    </style:style>
    <style:style style:name="P160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161" style:family="paragraph" style:parent-style-name="Standard" style:list-style-name="WW8Num7"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162" style:family="paragraph" style:parent-style-name="Standard" style:list-style-name="L7">
      <style:text-properties fo:font-size="14pt" fo:font-style="normal" officeooo:rsid="016c00f6" officeooo:paragraph-rsid="02259a35" style:font-size-asian="14pt" style:font-style-asian="normal" style:font-size-complex="14pt" style:font-style-complex="normal"/>
    </style:style>
    <style:style style:name="P163" style:family="paragraph" style:parent-style-name="Standard" style:list-style-name="L7">
      <style:text-properties fo:font-size="14pt" fo:font-style="normal" officeooo:rsid="0171a54c" officeooo:paragraph-rsid="02259a35" style:font-size-asian="14pt" style:font-style-asian="normal" style:font-size-complex="14pt" style:font-style-complex="normal"/>
    </style:style>
    <style:style style:name="P164" style:family="paragraph" style:parent-style-name="Standard" style:list-style-name="L7">
      <style:text-properties fo:font-size="14pt" fo:font-style="normal" officeooo:rsid="017469e5" officeooo:paragraph-rsid="02259a35" style:font-size-asian="14pt" style:font-style-asian="normal" style:font-size-complex="14pt" style:font-style-complex="normal"/>
    </style:style>
    <style:style style:name="P165" style:family="paragraph" style:parent-style-name="Standard" style:list-style-name="L7">
      <style:text-properties fo:font-size="14pt" fo:font-style="normal" officeooo:rsid="01758912" officeooo:paragraph-rsid="02259a35" style:font-size-asian="14pt" style:font-style-asian="normal" style:font-size-complex="14pt" style:font-style-complex="normal"/>
    </style:style>
    <style:style style:name="P166" style:family="paragraph" style:parent-style-name="Standard" style:list-style-name="L8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167" style:family="paragraph" style:parent-style-name="Standard" style:list-style-name="L8">
      <style:text-properties fo:font-size="14pt" fo:font-style="normal" officeooo:rsid="01665d60" officeooo:paragraph-rsid="02259a35" style:font-size-asian="14pt" style:font-style-asian="normal" style:font-size-complex="14pt" style:font-style-complex="normal"/>
    </style:style>
    <style:style style:name="P168" style:family="paragraph" style:parent-style-name="Standard" style:list-style-name="L9">
      <style:text-properties fo:font-size="14pt" fo:font-style="normal" officeooo:rsid="017dc4ce" officeooo:paragraph-rsid="02259a35" style:font-size-asian="14pt" style:font-style-asian="normal" style:font-size-complex="14pt" style:font-style-complex="normal"/>
    </style:style>
    <style:style style:name="P169" style:family="paragraph" style:parent-style-name="Standard" style:list-style-name="L9">
      <style:text-properties fo:font-size="14pt" fo:font-style="normal" officeooo:rsid="0185d370" officeooo:paragraph-rsid="02259a35" style:font-size-asian="14pt" style:font-style-asian="normal" style:font-size-complex="14pt" style:font-style-complex="normal"/>
    </style:style>
    <style:style style:name="P170" style:family="paragraph" style:parent-style-name="Standard">
      <style:text-properties fo:font-size="14pt" fo:font-style="normal" officeooo:rsid="0299587c" officeooo:paragraph-rsid="032451d8" style:font-size-asian="14pt" style:font-style-asian="normal" style:font-size-complex="14pt" style:font-style-complex="normal"/>
    </style:style>
    <style:style style:name="P171" style:family="paragraph" style:parent-style-name="Standard" style:list-style-name="L2"/>
    <style:style style:name="P172" style:family="paragraph" style:parent-style-name="Standard" style:list-style-name="L3"/>
    <style:style style:name="P173" style:family="paragraph" style:parent-style-name="Standard" style:list-style-name="WW8Num6"/>
    <style:style style:name="P174" style:family="paragraph" style:parent-style-name="Standard" style:list-style-name="L4">
      <style:text-properties officeooo:paragraph-rsid="0224f617"/>
    </style:style>
    <style:style style:name="P175" style:family="paragraph" style:parent-style-name="Standard" style:list-style-name="L5"/>
    <style:style style:name="P176" style:family="paragraph" style:parent-style-name="Standard" style:list-style-name="L6"/>
    <style:style style:name="P177" style:family="paragraph" style:parent-style-name="Standard" style:list-style-name="WW8Num8"/>
    <style:style style:name="P178" style:family="paragraph" style:parent-style-name="Standard">
      <style:text-properties officeooo:paragraph-rsid="02259a35"/>
    </style:style>
    <style:style style:name="P179" style:family="paragraph" style:parent-style-name="Standard">
      <style:paragraph-properties fo:line-height="100%" fo:text-align="end" style:justify-single-word="false"/>
      <style:text-properties fo:font-size="12pt" officeooo:paragraph-rsid="02af8868" style:font-size-asian="12pt" style:font-name-complex="Times New Roman" style:font-size-complex="12pt"/>
    </style:style>
    <style:style style:name="P180" style:family="paragraph" style:parent-style-name="Standard">
      <style:paragraph-properties fo:line-height="150%"/>
    </style:style>
    <style:style style:name="P181" style:family="paragraph" style:parent-style-name="Standard">
      <style:text-properties officeooo:paragraph-rsid="0224f617"/>
    </style:style>
    <style:style style:name="P182" style:family="paragraph" style:parent-style-name="Standard">
      <style:paragraph-properties fo:margin-left="0cm" fo:margin-right="0cm" fo:text-indent="0cm" style:auto-text-indent="false"/>
    </style:style>
    <style:style style:name="P183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6e98f" officeooo:paragraph-rsid="0228d1dd" style:font-size-asian="14pt" style:font-size-complex="14pt" fo:hyphenate="false" fo:hyphenation-remain-char-count="2" fo:hyphenation-push-char-count="2"/>
    </style:style>
    <style:style style:name="P184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95504" officeooo:paragraph-rsid="02c95504" style:font-size-asian="14pt" style:font-size-complex="14pt" fo:hyphenate="false" fo:hyphenation-remain-char-count="2" fo:hyphenation-push-char-count="2"/>
    </style:style>
    <style:style style:name="P185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789e5" officeooo:paragraph-rsid="0228d1dd" style:font-size-asian="14pt" style:font-size-complex="14pt" fo:hyphenate="false" fo:hyphenation-remain-char-count="2" fo:hyphenation-push-char-count="2"/>
    </style:style>
    <style:style style:name="P186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8d1dd" style:font-size-asian="14pt" style:font-size-complex="14pt" fo:hyphenate="false" fo:hyphenation-remain-char-count="2" fo:hyphenation-push-char-count="2"/>
    </style:style>
    <style:style style:name="P187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188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c9c39" officeooo:paragraph-rsid="02cc9c39" style:font-size-asian="14pt" style:font-size-complex="14pt" fo:hyphenate="false" fo:hyphenation-remain-char-count="2" fo:hyphenation-push-char-count="2"/>
    </style:style>
    <style:style style:name="P189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b9aa0" officeooo:paragraph-rsid="022b9aa0" style:font-size-asian="14pt" style:font-size-complex="14pt" fo:hyphenate="false" fo:hyphenation-remain-char-count="2" fo:hyphenation-push-char-count="2"/>
    </style:style>
    <style:style style:name="P190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paragraph-rsid="022cc0d2" fo:hyphenate="false" fo:hyphenation-remain-char-count="2" fo:hyphenation-push-char-count="2"/>
    </style:style>
    <style:style style:name="P191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paragraph-rsid="022ebaae" fo:hyphenate="false" fo:hyphenation-remain-char-count="2" fo:hyphenation-push-char-count="2"/>
    </style:style>
    <style:style style:name="P192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0118" officeooo:paragraph-rsid="02310118" fo:hyphenate="false" fo:hyphenation-remain-char-count="2" fo:hyphenation-push-char-count="2"/>
    </style:style>
    <style:style style:name="P193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5b47" officeooo:paragraph-rsid="02315b47" fo:hyphenate="false" fo:hyphenation-remain-char-count="2" fo:hyphenation-push-char-count="2"/>
    </style:style>
    <style:style style:name="P194" style:family="paragraph" style:parent-style-name="Heading_20_1">
      <style:paragraph-properties fo:break-before="page"/>
    </style:style>
    <style:style style:name="P195" style:family="paragraph" style:parent-style-name="Heading_20_1">
      <style:paragraph-properties fo:break-before="page"/>
      <style:text-properties style:font-size-complex="16pt"/>
    </style:style>
    <style:style style:name="P196" style:family="paragraph" style:parent-style-name="Heading_20_1" style:master-page-name="">
      <style:paragraph-properties style:page-number="auto" fo:break-before="page"/>
      <style:text-properties officeooo:paragraph-rsid="02259a35"/>
    </style:style>
    <style:style style:name="P197" style:family="paragraph" style:parent-style-name="Heading_20_1" style:master-page-name="Standard">
      <style:paragraph-properties style:page-number="auto" fo:break-before="page"/>
      <style:text-properties officeooo:paragraph-rsid="0224f617"/>
    </style:style>
    <style:style style:name="P198" style:family="paragraph" style:parent-style-name="Heading_20_1" style:master-page-name="Standard">
      <style:paragraph-properties style:page-number="auto" fo:break-before="page"/>
      <style:text-properties officeooo:paragraph-rsid="0225ffd2" style:font-size-complex="16pt"/>
    </style:style>
    <style:style style:name="P199" style:family="paragraph" style:parent-style-name="Heading_20_3">
      <style:text-properties officeooo:paragraph-rsid="0224f617"/>
    </style:style>
    <style:style style:name="P200" style:family="paragraph" style:parent-style-name="Heading_20_3">
      <style:text-properties officeooo:paragraph-rsid="02259a35"/>
    </style:style>
    <style:style style:name="P201" style:family="paragraph" style:parent-style-name="Heading_20_3">
      <style:text-properties officeooo:paragraph-rsid="031335da"/>
    </style:style>
    <style:style style:name="P202" style:family="paragraph" style:parent-style-name="Heading_20_3">
      <style:text-properties officeooo:paragraph-rsid="02259a35" style:font-size-complex="16pt"/>
    </style:style>
    <style:style style:name="P203" style:family="paragraph" style:parent-style-name="Heading_20_3">
      <style:text-properties officeooo:paragraph-rsid="030171ad"/>
    </style:style>
    <style:style style:name="P204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205" style:family="paragraph" style:parent-style-name="Heading_20_2">
      <style:text-properties officeooo:paragraph-rsid="0224f617"/>
    </style:style>
    <style:style style:name="P206" style:family="paragraph" style:parent-style-name="Heading_20_2">
      <style:text-properties officeooo:rsid="01c932b5" officeooo:paragraph-rsid="0224f617"/>
    </style:style>
    <style:style style:name="P207" style:family="paragraph" style:parent-style-name="Heading_20_2">
      <style:text-properties officeooo:paragraph-rsid="02259a35"/>
    </style:style>
    <style:style style:name="P208" style:family="paragraph" style:parent-style-name="Heading_20_2">
      <style:text-properties style:font-size-complex="16pt"/>
    </style:style>
    <style:style style:name="P209" style:family="paragraph" style:parent-style-name="Heading_20_2">
      <style:text-properties officeooo:paragraph-rsid="02259a35" style:font-size-complex="16pt"/>
    </style:style>
    <style:style style:name="P210" style:family="paragraph" style:parent-style-name="Heading_20_2">
      <style:text-properties fo:font-size="14pt" officeooo:rsid="00811db9" officeooo:paragraph-rsid="008b9aa5" style:font-size-asian="14pt" style:font-size-complex="14pt"/>
    </style:style>
    <style:style style:name="P211" style:family="paragraph" style:parent-style-name="List_20_Paragraph" style:list-style-name="WW8Num3">
      <style:text-properties fo:font-size="14pt" officeooo:paragraph-rsid="02dff9a2" style:font-size-asian="14pt" style:font-size-complex="14pt"/>
    </style:style>
    <style:style style:name="P212" style:family="paragraph" style:parent-style-name="List_20_Paragraph" style:list-style-name="WW8Num3">
      <style:text-properties fo:font-size="14pt" officeooo:paragraph-rsid="02ee2521" style:font-size-asian="14pt" style:font-size-complex="14pt"/>
    </style:style>
    <style:style style:name="P213" style:family="paragraph" style:parent-style-name="List_20_Paragraph" style:list-style-name="WW8Num3">
      <style:text-properties fo:font-size="14pt" officeooo:rsid="02a90df4" officeooo:paragraph-rsid="02e30434" style:font-size-asian="14pt" style:font-name-complex="Times New Roman" style:font-size-complex="14pt"/>
    </style:style>
    <style:style style:name="P214" style:family="paragraph" style:parent-style-name="List_20_Paragraph" style:list-style-name="WW8Num3">
      <style:text-properties fo:font-size="14pt" officeooo:rsid="02a90df4" officeooo:paragraph-rsid="02e07c87" style:font-size-asian="14pt" style:font-name-complex="Times New Roman" style:font-size-complex="14pt"/>
    </style:style>
    <style:style style:name="P215" style:family="paragraph" style:parent-style-name="List_20_Paragraph" style:list-style-name="WW8Num3">
      <style:text-properties fo:font-size="14pt" officeooo:rsid="02a90df4" officeooo:paragraph-rsid="02dff9a2" style:font-size-asian="14pt" style:font-name-complex="Times New Roman" style:font-size-complex="14pt"/>
    </style:style>
    <style:style style:name="P216" style:family="paragraph" style:parent-style-name="List_20_Paragraph" style:list-style-name="WW8Num3">
      <style:text-properties fo:font-size="14pt" officeooo:rsid="02c87178" officeooo:paragraph-rsid="02e07c87" style:font-size-asian="14pt" style:font-name-complex="Times New Roman" style:font-size-complex="14pt"/>
    </style:style>
    <style:style style:name="P217" style:family="paragraph" style:parent-style-name="List_20_Paragraph" style:list-style-name="WW8Num3">
      <style:text-properties fo:font-size="14pt" officeooo:rsid="008d1b4b" officeooo:paragraph-rsid="02dff9a2" style:font-size-asian="14pt" style:font-name-complex="Times New Roman" style:font-size-complex="14pt"/>
    </style:style>
    <style:style style:name="P218" style:family="paragraph" style:parent-style-name="List_20_Paragraph" style:list-style-name="WW8Num3">
      <style:text-properties fo:font-size="14pt" officeooo:rsid="00d1190c" officeooo:paragraph-rsid="02dff9a2" style:font-size-asian="14pt" style:font-name-complex="Times New Roman" style:font-size-complex="14pt"/>
    </style:style>
    <style:style style:name="P219" style:family="paragraph" style:parent-style-name="List_20_Paragraph" style:list-style-name="WW8Num3">
      <style:text-properties fo:font-size="14pt" officeooo:rsid="01051383" officeooo:paragraph-rsid="02dff9a2" style:font-size-asian="14pt" style:font-name-complex="Times New Roman" style:font-size-complex="14pt"/>
    </style:style>
    <style:style style:name="P220" style:family="paragraph" style:parent-style-name="List_20_Paragraph" style:list-style-name="WW8Num3">
      <style:text-properties fo:font-size="14pt" officeooo:paragraph-rsid="02e07c87" style:font-size-asian="14pt" style:font-name-complex="Times New Roman" style:font-size-complex="14pt"/>
    </style:style>
    <style:style style:name="P221" style:family="paragraph" style:parent-style-name="List_20_Paragraph" style:list-style-name="WW8Num3">
      <style:text-properties fo:font-size="14pt" officeooo:paragraph-rsid="02dff9a2" style:font-size-asian="14pt" style:font-name-complex="Times New Roman" style:font-size-complex="14pt"/>
    </style:style>
    <style:style style:name="P222" style:family="paragraph" style:parent-style-name="List_20_Paragraph" style:list-style-name="WW8Num3">
      <style:text-properties fo:font-size="14pt" officeooo:rsid="01d32d01" officeooo:paragraph-rsid="02dff9a2" style:font-size-asian="14pt" style:font-name-complex="Times New Roman" style:font-size-complex="14pt"/>
    </style:style>
    <style:style style:name="P223" style:family="paragraph" style:parent-style-name="List_20_Paragraph" style:list-style-name="WW8Num3">
      <style:text-properties fo:font-size="14pt" officeooo:rsid="01d50d87" officeooo:paragraph-rsid="02e07c87" style:font-size-asian="14pt" style:font-name-complex="Times New Roman" style:font-size-complex="14pt"/>
    </style:style>
    <style:style style:name="P224" style:family="paragraph" style:parent-style-name="List_20_Paragraph" style:list-style-name="WW8Num3">
      <style:text-properties fo:font-size="14pt" officeooo:rsid="01e76398" officeooo:paragraph-rsid="02dff9a2" style:font-size-asian="14pt" style:font-name-complex="Times New Roman" style:font-size-complex="14pt"/>
    </style:style>
    <style:style style:name="P225" style:family="paragraph" style:parent-style-name="List_20_Paragraph" style:list-style-name="WW8Num3">
      <style:text-properties fo:font-size="14pt" officeooo:rsid="02b31f93" officeooo:paragraph-rsid="02dff9a2" style:font-size-asian="14pt" style:font-name-complex="Times New Roman" style:font-size-complex="14pt"/>
    </style:style>
    <style:style style:name="P226" style:family="paragraph" style:parent-style-name="List_20_Paragraph" style:list-style-name="WW8Num3">
      <style:text-properties fo:font-size="14pt" officeooo:rsid="03045f41" officeooo:paragraph-rsid="02dff9a2" style:font-size-asian="14pt" style:font-name-complex="Times New Roman" style:font-size-complex="14pt"/>
    </style:style>
    <style:style style:name="P227" style:family="paragraph" style:parent-style-name="List_20_Paragraph" style:list-style-name="WW8Num3">
      <style:text-properties fo:font-size="14pt" officeooo:rsid="028beb01" officeooo:paragraph-rsid="02dff9a2" style:font-size-asian="14pt" style:font-name-complex="Times New Roman" style:font-size-complex="14pt"/>
    </style:style>
    <style:style style:name="P228" style:family="paragraph" style:parent-style-name="List_20_Paragraph" style:list-style-name="WW8Num3">
      <style:text-properties fo:font-size="14pt" officeooo:rsid="02a7ba01" officeooo:paragraph-rsid="02dff9a2" style:font-size-asian="14pt" style:font-name-complex="Times New Roman" style:font-size-complex="14pt"/>
    </style:style>
    <style:style style:name="P229" style:family="paragraph" style:parent-style-name="List_20_Paragraph" style:list-style-name="WW8Num3">
      <style:text-properties fo:font-size="14pt" officeooo:rsid="02d347ea" officeooo:paragraph-rsid="02dff9a2" style:font-size-asian="14pt" style:font-name-complex="Times New Roman" style:font-size-complex="14pt"/>
    </style:style>
    <style:style style:name="P230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3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61ff1" officeooo:paragraph-rsid="0224f617" style:font-size-asian="12pt" style:font-size-complex="12pt" fo:hyphenate="false" fo:hyphenation-remain-char-count="2" fo:hyphenation-push-char-count="2"/>
    </style:style>
    <style:style style:name="P23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756ed" officeooo:paragraph-rsid="0224f617" style:font-size-asian="12pt" style:font-size-complex="12pt" fo:hyphenate="false" fo:hyphenation-remain-char-count="2" fo:hyphenation-push-char-count="2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4b363" style:font-size-asian="14pt" style:font-name-complex="Times New Roman" style:font-size-complex="14pt"/>
    </style:style>
    <style:style style:name="T4" style:family="text">
      <style:text-properties fo:font-size="14pt" officeooo:rsid="02d40590" style:font-size-asian="14pt" style:font-name-complex="Times New Roman" style:font-size-complex="14pt"/>
    </style:style>
    <style:style style:name="T5" style:family="text">
      <style:text-properties fo:font-size="14pt" officeooo:rsid="02d26a8d" style:font-size-asian="14pt" style:font-name-complex="Times New Roman" style:font-size-complex="14pt"/>
    </style:style>
    <style:style style:name="T6" style:family="text">
      <style:text-properties fo:font-size="14pt" officeooo:rsid="02d594ce" style:font-size-asian="14pt" style:font-name-complex="Times New Roman" style:font-size-complex="14pt"/>
    </style:style>
    <style:style style:name="T7" style:family="text">
      <style:text-properties fo:font-size="14pt" officeooo:rsid="02d7618a" style:font-size-asian="14pt" style:font-name-complex="Times New Roman" style:font-size-complex="14pt"/>
    </style:style>
    <style:style style:name="T8" style:family="text">
      <style:text-properties fo:font-size="14pt" officeooo:rsid="02d0f538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df18eb" style:font-size-asian="14pt" style:font-name-complex="Times New Roman" style:font-size-complex="14pt"/>
    </style:style>
    <style:style style:name="T15" style:family="text">
      <style:text-properties fo:font-size="14pt" officeooo:rsid="025cb102" style:font-size-asian="14pt" style:font-name-complex="Times New Roman" style:font-size-complex="14pt"/>
    </style:style>
    <style:style style:name="T16" style:family="text">
      <style:text-properties fo:font-size="14pt" officeooo:rsid="025a7099" style:font-size-asian="14pt" style:font-name-complex="Times New Roman" style:font-size-complex="14pt"/>
    </style:style>
    <style:style style:name="T17" style:family="text">
      <style:text-properties fo:font-size="14pt" officeooo:rsid="0253dfaa" style:font-size-asian="14pt" style:font-name-complex="Times New Roman" style:font-size-complex="14pt"/>
    </style:style>
    <style:style style:name="T18" style:family="text">
      <style:text-properties fo:font-size="14pt" officeooo:rsid="025dff38" style:font-size-asian="14pt" style:font-name-complex="Times New Roman" style:font-size-complex="14pt"/>
    </style:style>
    <style:style style:name="T19" style:family="text">
      <style:text-properties fo:font-size="14pt" officeooo:rsid="0260fab7" style:font-size-asian="14pt" style:font-name-complex="Times New Roman" style:font-size-complex="14pt"/>
    </style:style>
    <style:style style:name="T20" style:family="text">
      <style:text-properties fo:font-size="14pt" officeooo:rsid="025e1a05" style:font-size-asian="14pt" style:font-name-complex="Times New Roman" style:font-size-complex="14pt"/>
    </style:style>
    <style:style style:name="T21" style:family="text">
      <style:text-properties fo:font-size="14pt" officeooo:rsid="02625abe" style:font-size-asian="14pt" style:font-name-complex="Times New Roman" style:font-size-complex="14pt"/>
    </style:style>
    <style:style style:name="T22" style:family="text">
      <style:text-properties fo:font-size="14pt" officeooo:rsid="025f0303" style:font-size-asian="14pt" style:font-name-complex="Times New Roman" style:font-size-complex="14pt"/>
    </style:style>
    <style:style style:name="T23" style:family="text">
      <style:text-properties fo:font-size="14pt" officeooo:rsid="0263683b" style:font-size-asian="14pt" style:font-name-complex="Times New Roman" style:font-size-complex="14pt"/>
    </style:style>
    <style:style style:name="T24" style:family="text">
      <style:text-properties fo:font-size="14pt" officeooo:rsid="026673ee" style:font-size-asian="14pt" style:font-name-complex="Times New Roman" style:font-size-complex="14pt"/>
    </style:style>
    <style:style style:name="T25" style:family="text">
      <style:text-properties fo:font-size="14pt" officeooo:rsid="0266972a" style:font-size-asian="14pt" style:font-name-complex="Times New Roman" style:font-size-complex="14pt"/>
    </style:style>
    <style:style style:name="T26" style:family="text">
      <style:text-properties fo:font-size="14pt" officeooo:rsid="02679d53" style:font-size-asian="14pt" style:font-name-complex="Times New Roman" style:font-size-complex="14pt"/>
    </style:style>
    <style:style style:name="T27" style:family="text">
      <style:text-properties fo:font-size="14pt" officeooo:rsid="026cae09" style:font-size-asian="14pt" style:font-name-complex="Times New Roman" style:font-size-complex="14pt"/>
    </style:style>
    <style:style style:name="T28" style:family="text">
      <style:text-properties fo:font-size="14pt" officeooo:rsid="026abd89" style:font-size-asian="14pt" style:font-name-complex="Times New Roman" style:font-size-complex="14pt"/>
    </style:style>
    <style:style style:name="T29" style:family="text">
      <style:text-properties fo:font-size="14pt" officeooo:rsid="026f4647" style:font-size-asian="14pt" style:font-name-complex="Times New Roman" style:font-size-complex="14pt"/>
    </style:style>
    <style:style style:name="T30" style:family="text">
      <style:text-properties fo:font-size="14pt" officeooo:rsid="026e57cb" style:font-size-asian="14pt" style:font-name-complex="Times New Roman" style:font-size-complex="14pt"/>
    </style:style>
    <style:style style:name="T31" style:family="text">
      <style:text-properties fo:font-size="14pt" officeooo:rsid="0253a82a" style:font-size-asian="14pt" style:font-name-complex="Times New Roman" style:font-size-complex="14pt"/>
    </style:style>
    <style:style style:name="T32" style:family="text">
      <style:text-properties fo:font-size="14pt" officeooo:rsid="02e36c82" style:font-size-asian="14pt" style:font-name-complex="Times New Roman" style:font-size-complex="14pt"/>
    </style:style>
    <style:style style:name="T33" style:family="text">
      <style:text-properties fo:font-size="14pt" officeooo:rsid="02337a7f" style:font-size-asian="14pt" style:font-name-complex="Times New Roman" style:font-size-complex="14pt"/>
    </style:style>
    <style:style style:name="T34" style:family="text">
      <style:text-properties fo:font-size="14pt" officeooo:rsid="0238d2c4" style:font-size-asian="14pt" style:font-name-complex="Times New Roman" style:font-size-complex="14pt"/>
    </style:style>
    <style:style style:name="T35" style:family="text">
      <style:text-properties fo:font-size="14pt" officeooo:rsid="00845d87" style:font-size-asian="14pt" style:font-name-complex="Times New Roman" style:font-size-complex="14pt"/>
    </style:style>
    <style:style style:name="T36" style:family="text">
      <style:text-properties fo:font-size="14pt" officeooo:rsid="023b2a9a" style:font-size-asian="14pt" style:font-name-complex="Times New Roman" style:font-size-complex="14pt"/>
    </style:style>
    <style:style style:name="T37" style:family="text">
      <style:text-properties fo:font-size="14pt" officeooo:rsid="023a5d35" style:font-size-asian="14pt" style:font-name-complex="Times New Roman" style:font-size-complex="14pt"/>
    </style:style>
    <style:style style:name="T38" style:family="text">
      <style:text-properties fo:font-size="14pt" officeooo:rsid="023e4277" style:font-size-asian="14pt" style:font-name-complex="Times New Roman" style:font-size-complex="14pt"/>
    </style:style>
    <style:style style:name="T39" style:family="text">
      <style:text-properties fo:font-size="14pt" officeooo:rsid="02513c93" style:font-size-asian="14pt" style:font-name-complex="Times New Roman" style:font-size-complex="14pt"/>
    </style:style>
    <style:style style:name="T40" style:family="text">
      <style:text-properties fo:font-size="14pt" officeooo:rsid="02543824" style:font-size-asian="14pt" style:font-name-complex="Times New Roman" style:font-size-complex="14pt"/>
    </style:style>
    <style:style style:name="T41" style:family="text">
      <style:text-properties fo:font-size="14pt" officeooo:rsid="02565d0d" style:font-size-asian="14pt" style:font-name-complex="Times New Roman" style:font-size-complex="14pt"/>
    </style:style>
    <style:style style:name="T42" style:family="text">
      <style:text-properties fo:font-size="14pt" officeooo:rsid="02573071" style:font-size-asian="14pt" style:font-name-complex="Times New Roman" style:font-size-complex="14pt"/>
    </style:style>
    <style:style style:name="T43" style:family="text">
      <style:text-properties fo:font-size="14pt" officeooo:rsid="0258c3b0" style:font-size-asian="14pt" style:font-name-complex="Times New Roman" style:font-size-complex="14pt"/>
    </style:style>
    <style:style style:name="T44" style:family="text">
      <style:text-properties fo:font-size="14pt" officeooo:rsid="02590577" style:font-size-asian="14pt" style:font-name-complex="Times New Roman" style:font-size-complex="14pt"/>
    </style:style>
    <style:style style:name="T45" style:family="text">
      <style:text-properties fo:font-size="14pt" officeooo:rsid="02585fef" style:font-size-asian="14pt" style:font-name-complex="Times New Roman" style:font-size-complex="14pt"/>
    </style:style>
    <style:style style:name="T46" style:family="text">
      <style:text-properties fo:font-size="14pt" officeooo:rsid="02611fa3" style:font-size-asian="14pt" style:font-name-complex="Times New Roman" style:font-size-complex="14pt"/>
    </style:style>
    <style:style style:name="T47" style:family="text">
      <style:text-properties fo:font-size="14pt" officeooo:rsid="0262881b" style:font-size-asian="14pt" style:font-name-complex="Times New Roman" style:font-size-complex="14pt"/>
    </style:style>
    <style:style style:name="T48" style:family="text">
      <style:text-properties fo:font-size="14pt" officeooo:rsid="02641f55" style:font-size-asian="14pt" style:font-name-complex="Times New Roman" style:font-size-complex="14pt"/>
    </style:style>
    <style:style style:name="T49" style:family="text">
      <style:text-properties fo:font-size="14pt" officeooo:rsid="02646458" style:font-size-asian="14pt" style:font-name-complex="Times New Roman" style:font-size-complex="14pt"/>
    </style:style>
    <style:style style:name="T50" style:family="text">
      <style:text-properties fo:font-size="14pt" officeooo:rsid="026634b0" style:font-size-asian="14pt" style:font-name-complex="Times New Roman" style:font-size-complex="14pt"/>
    </style:style>
    <style:style style:name="T51" style:family="text">
      <style:text-properties fo:font-size="14pt" officeooo:rsid="026701ee" style:font-size-asian="14pt" style:font-name-complex="Times New Roman" style:font-size-complex="14pt"/>
    </style:style>
    <style:style style:name="T52" style:family="text">
      <style:text-properties fo:font-size="14pt" officeooo:rsid="0282e196" style:font-size-asian="14pt" style:font-name-complex="Times New Roman" style:font-size-complex="14pt"/>
    </style:style>
    <style:style style:name="T53" style:family="text">
      <style:text-properties fo:font-size="14pt" officeooo:rsid="02865320" style:font-size-asian="14pt" style:font-name-complex="Times New Roman" style:font-size-complex="14pt"/>
    </style:style>
    <style:style style:name="T54" style:family="text">
      <style:text-properties fo:font-size="14pt" officeooo:rsid="0286ed9f" style:font-size-asian="14pt" style:font-name-complex="Times New Roman" style:font-size-complex="14pt"/>
    </style:style>
    <style:style style:name="T55" style:family="text">
      <style:text-properties fo:font-size="14pt" officeooo:rsid="02892fd6" style:font-size-asian="14pt" style:font-name-complex="Times New Roman" style:font-size-complex="14pt"/>
    </style:style>
    <style:style style:name="T56" style:family="text">
      <style:text-properties fo:font-size="14pt" officeooo:rsid="0274fe49" style:font-size-asian="14pt" style:font-name-complex="Times New Roman" style:font-size-complex="14pt"/>
    </style:style>
    <style:style style:name="T57" style:family="text">
      <style:text-properties fo:font-size="14pt" officeooo:rsid="02836611" style:font-size-asian="14pt" style:font-name-complex="Times New Roman" style:font-size-complex="14pt"/>
    </style:style>
    <style:style style:name="T58" style:family="text">
      <style:text-properties fo:font-size="14pt" officeooo:rsid="0293904d" style:font-size-asian="14pt" style:font-name-complex="Times New Roman" style:font-size-complex="14pt"/>
    </style:style>
    <style:style style:name="T59" style:family="text">
      <style:text-properties fo:font-size="14pt" officeooo:rsid="02944b98" style:font-size-asian="14pt" style:font-name-complex="Times New Roman" style:font-size-complex="14pt"/>
    </style:style>
    <style:style style:name="T60" style:family="text">
      <style:text-properties fo:font-size="14pt" officeooo:rsid="02958ca5" style:font-size-asian="14pt" style:font-name-complex="Times New Roman" style:font-size-complex="14pt"/>
    </style:style>
    <style:style style:name="T61" style:family="text">
      <style:text-properties fo:font-size="14pt" officeooo:rsid="02845d63" style:font-size-asian="14pt" style:font-name-complex="Times New Roman" style:font-size-complex="14pt"/>
    </style:style>
    <style:style style:name="T62" style:family="text">
      <style:text-properties fo:font-size="14pt" officeooo:rsid="0298652f" style:font-size-asian="14pt" style:font-name-complex="Times New Roman" style:font-size-complex="14pt"/>
    </style:style>
    <style:style style:name="T63" style:family="text">
      <style:text-properties fo:font-size="14pt" officeooo:rsid="02997063" style:font-size-asian="14pt" style:font-name-complex="Times New Roman" style:font-size-complex="14pt"/>
    </style:style>
    <style:style style:name="T64" style:family="text">
      <style:text-properties fo:font-size="14pt" officeooo:rsid="029ada60" style:font-size-asian="14pt" style:font-name-complex="Times New Roman" style:font-size-complex="14pt"/>
    </style:style>
    <style:style style:name="T65" style:family="text">
      <style:text-properties fo:font-size="14pt" officeooo:rsid="02a11952" style:font-size-asian="14pt" style:font-name-complex="Times New Roman" style:font-size-complex="14pt"/>
    </style:style>
    <style:style style:name="T66" style:family="text">
      <style:text-properties fo:font-size="14pt" officeooo:rsid="02a7ba01" style:font-size-asian="14pt" style:font-name-complex="Times New Roman" style:font-size-complex="14pt"/>
    </style:style>
    <style:style style:name="T67" style:family="text">
      <style:text-properties fo:font-size="14pt" officeooo:rsid="02a8be38" style:font-size-asian="14pt" style:font-name-complex="Times New Roman" style:font-size-complex="14pt"/>
    </style:style>
    <style:style style:name="T68" style:family="text">
      <style:text-properties fo:font-size="14pt" officeooo:rsid="02daf815" style:font-size-asian="14pt" style:font-name-complex="Times New Roman" style:font-size-complex="14pt"/>
    </style:style>
    <style:style style:name="T69" style:family="text">
      <style:text-properties fo:font-size="14pt" officeooo:rsid="02f64d3b" style:font-size-asian="14pt" style:font-name-complex="Times New Roman" style:font-size-complex="14pt"/>
    </style:style>
    <style:style style:name="T70" style:family="text">
      <style:text-properties fo:font-size="14pt" officeooo:rsid="02f81d83" style:font-size-asian="14pt" style:font-name-complex="Times New Roman" style:font-size-complex="14pt"/>
    </style:style>
    <style:style style:name="T71" style:family="text">
      <style:text-properties fo:font-size="14pt" officeooo:rsid="02fab5ac" style:font-size-asian="14pt" style:font-name-complex="Times New Roman" style:font-size-complex="14pt"/>
    </style:style>
    <style:style style:name="T72" style:family="text">
      <style:text-properties fo:font-size="14pt" officeooo:rsid="02fc2efb" style:font-size-asian="14pt" style:font-name-complex="Times New Roman" style:font-size-complex="14pt"/>
    </style:style>
    <style:style style:name="T73" style:family="text">
      <style:text-properties fo:font-size="14pt" officeooo:rsid="03082610" style:font-size-asian="14pt" style:font-name-complex="Times New Roman" style:font-size-complex="14pt"/>
    </style:style>
    <style:style style:name="T74" style:family="text">
      <style:text-properties fo:font-size="14pt" officeooo:rsid="030902ac" style:font-size-asian="14pt" style:font-name-complex="Times New Roman" style:font-size-complex="14pt"/>
    </style:style>
    <style:style style:name="T75" style:family="text">
      <style:text-properties fo:font-size="14pt" officeooo:rsid="03109cf9" style:font-size-asian="14pt" style:font-name-complex="Times New Roman" style:font-size-complex="14pt"/>
    </style:style>
    <style:style style:name="T76" style:family="text">
      <style:text-properties fo:font-size="14pt" officeooo:rsid="03270fd0" style:font-size-asian="14pt" style:font-name-complex="Times New Roman" style:font-size-complex="14pt"/>
    </style:style>
    <style:style style:name="T77" style:family="text">
      <style:text-properties fo:font-size="14pt" officeooo:rsid="0327fdd0" style:font-size-asian="14pt" style:font-name-complex="Times New Roman" style:font-size-complex="14pt"/>
    </style:style>
    <style:style style:name="T78" style:family="text">
      <style:text-properties fo:font-size="14pt" officeooo:rsid="0328c5a2" style:font-size-asian="14pt" style:font-name-complex="Times New Roman" style:font-size-complex="14pt"/>
    </style:style>
    <style:style style:name="T79" style:family="text">
      <style:text-properties fo:font-size="14pt" officeooo:rsid="032a97a2" style:font-size-asian="14pt" style:font-name-complex="Times New Roman" style:font-size-complex="14pt"/>
    </style:style>
    <style:style style:name="T80" style:family="text">
      <style:text-properties fo:font-size="14pt" officeooo:rsid="032b150e" style:font-size-asian="14pt" style:font-name-complex="Times New Roman" style:font-size-complex="14pt"/>
    </style:style>
    <style:style style:name="T81" style:family="text">
      <style:text-properties fo:font-size="14pt" officeooo:rsid="0336257a" style:font-size-asian="14pt" style:font-name-complex="Times New Roman" style:font-size-complex="14pt"/>
    </style:style>
    <style:style style:name="T82" style:family="text">
      <style:text-properties fo:font-size="14pt" officeooo:rsid="0337e8c2" style:font-size-asian="14pt" style:font-name-complex="Times New Roman" style:font-size-complex="14pt"/>
    </style:style>
    <style:style style:name="T83" style:family="text">
      <style:text-properties fo:font-size="14pt" officeooo:rsid="0338f67b" style:font-size-asian="14pt" style:font-name-complex="Times New Roman" style:font-size-complex="14pt"/>
    </style:style>
    <style:style style:name="T84" style:family="text">
      <style:text-properties fo:font-size="14pt" officeooo:rsid="033ae505" style:font-size-asian="14pt" style:font-name-complex="Times New Roman" style:font-size-complex="14pt"/>
    </style:style>
    <style:style style:name="T85" style:family="text">
      <style:text-properties fo:font-size="14pt" officeooo:rsid="033cd99a" style:font-size-asian="14pt" style:font-name-complex="Times New Roman" style:font-size-complex="14pt"/>
    </style:style>
    <style:style style:name="T86" style:family="text">
      <style:text-properties fo:font-size="14pt" officeooo:rsid="03667816" style:font-size-asian="14pt" style:font-name-complex="Times New Roman" style:font-size-complex="14pt"/>
    </style:style>
    <style:style style:name="T87" style:family="text">
      <style:text-properties fo:font-size="14pt" officeooo:rsid="036888f0" style:font-size-asian="14pt" style:font-name-complex="Times New Roman" style:font-size-complex="14pt"/>
    </style:style>
    <style:style style:name="T88" style:family="text">
      <style:text-properties fo:font-size="14pt" officeooo:rsid="0369e729" style:font-size-asian="14pt" style:font-name-complex="Times New Roman" style:font-size-complex="14pt"/>
    </style:style>
    <style:style style:name="T89" style:family="text">
      <style:text-properties fo:font-size="14pt" style:font-size-asian="14pt" style:font-size-complex="14pt"/>
    </style:style>
    <style:style style:name="T90" style:family="text">
      <style:text-properties fo:font-size="14pt" officeooo:rsid="007163b6" style:font-size-asian="14pt" style:font-size-complex="14pt"/>
    </style:style>
    <style:style style:name="T91" style:family="text">
      <style:text-properties fo:font-size="14pt" officeooo:rsid="007f7026" style:font-size-asian="14pt" style:font-size-complex="14pt"/>
    </style:style>
    <style:style style:name="T92" style:family="text">
      <style:text-properties fo:font-size="14pt" officeooo:rsid="01952d6b" style:font-size-asian="14pt" style:font-size-complex="14pt"/>
    </style:style>
    <style:style style:name="T93" style:family="text">
      <style:text-properties fo:font-size="14pt" officeooo:rsid="019623b1" style:font-size-asian="14pt" style:font-size-complex="14pt"/>
    </style:style>
    <style:style style:name="T94" style:family="text">
      <style:text-properties fo:font-size="14pt" officeooo:rsid="007f6c1e" style:font-size-asian="14pt" style:font-size-complex="14pt"/>
    </style:style>
    <style:style style:name="T95" style:family="text">
      <style:text-properties fo:font-size="14pt" officeooo:rsid="0196ff5a" style:font-size-asian="14pt" style:font-size-complex="14pt"/>
    </style:style>
    <style:style style:name="T96" style:family="text">
      <style:text-properties fo:font-size="14pt" officeooo:rsid="0198a269" style:font-size-asian="14pt" style:font-size-complex="14pt"/>
    </style:style>
    <style:style style:name="T97" style:family="text">
      <style:text-properties fo:font-size="14pt" officeooo:rsid="0199fd3f" style:font-size-asian="14pt" style:font-size-complex="14pt"/>
    </style:style>
    <style:style style:name="T98" style:family="text">
      <style:text-properties fo:font-size="14pt" officeooo:rsid="01a14df9" style:font-size-asian="14pt" style:font-size-complex="14pt"/>
    </style:style>
    <style:style style:name="T99" style:family="text">
      <style:text-properties fo:font-size="14pt" officeooo:rsid="01a2ccb8" style:font-size-asian="14pt" style:font-size-complex="14pt"/>
    </style:style>
    <style:style style:name="T100" style:family="text">
      <style:text-properties fo:font-size="14pt" officeooo:rsid="01a3d304" style:font-size-asian="14pt" style:font-size-complex="14pt"/>
    </style:style>
    <style:style style:name="T101" style:family="text">
      <style:text-properties fo:font-size="14pt" officeooo:rsid="01a5a5bb" style:font-size-asian="14pt" style:font-size-complex="14pt"/>
    </style:style>
    <style:style style:name="T102" style:family="text">
      <style:text-properties fo:font-size="14pt" officeooo:rsid="01a683f6" style:font-size-asian="14pt" style:font-size-complex="14pt"/>
    </style:style>
    <style:style style:name="T103" style:family="text">
      <style:text-properties fo:font-size="14pt" officeooo:rsid="01a876be" style:font-size-asian="14pt" style:font-size-complex="14pt"/>
    </style:style>
    <style:style style:name="T104" style:family="text">
      <style:text-properties fo:font-size="14pt" officeooo:rsid="02353d14" style:font-size-asian="14pt" style:font-size-complex="14pt"/>
    </style:style>
    <style:style style:name="T105" style:family="text">
      <style:text-properties fo:font-size="14pt" officeooo:rsid="0235872c" style:font-size-asian="14pt" style:font-size-complex="14pt"/>
    </style:style>
    <style:style style:name="T106" style:family="text">
      <style:text-properties fo:font-size="14pt" officeooo:rsid="0232e6a2" style:font-size-asian="14pt" style:font-size-complex="14pt"/>
    </style:style>
    <style:style style:name="T107" style:family="text">
      <style:text-properties fo:font-size="14pt" officeooo:rsid="02372361" style:font-size-asian="14pt" style:font-size-complex="14pt"/>
    </style:style>
    <style:style style:name="T108" style:family="text">
      <style:text-properties fo:font-size="14pt" officeooo:rsid="02337a7f" style:font-size-asian="14pt" style:font-size-complex="14pt"/>
    </style:style>
    <style:style style:name="T109" style:family="text">
      <style:text-properties fo:font-size="14pt" officeooo:rsid="023afe06" style:font-size-asian="14pt" style:font-size-complex="14pt"/>
    </style:style>
    <style:style style:name="T110" style:family="text">
      <style:text-properties fo:font-size="14pt" officeooo:rsid="023f950c" style:font-size-asian="14pt" style:font-size-complex="14pt"/>
    </style:style>
    <style:style style:name="T111" style:family="text">
      <style:text-properties fo:font-size="14pt" officeooo:rsid="023c5135" style:font-size-asian="14pt" style:font-size-complex="14pt"/>
    </style:style>
    <style:style style:name="T112" style:family="text">
      <style:text-properties fo:font-size="14pt" officeooo:rsid="02bbaf43" style:font-size-asian="14pt" style:font-size-complex="14pt"/>
    </style:style>
    <style:style style:name="T113" style:family="text">
      <style:text-properties fo:font-size="14pt" officeooo:rsid="02c2f7e4" style:font-size-asian="14pt" style:font-size-complex="14pt"/>
    </style:style>
    <style:style style:name="T114" style:family="text">
      <style:text-properties fo:font-size="14pt" officeooo:rsid="0232c1ed" style:font-size-asian="14pt" style:font-size-complex="14pt"/>
    </style:style>
    <style:style style:name="T115" style:family="text">
      <style:text-properties fo:font-size="14pt" officeooo:rsid="0238634f" style:font-size-asian="14pt" style:font-size-complex="14pt"/>
    </style:style>
    <style:style style:name="T116" style:family="text">
      <style:text-properties fo:font-size="14pt" officeooo:rsid="02343c1d" style:font-size-asian="14pt" style:font-size-complex="14pt"/>
    </style:style>
    <style:style style:name="T117" style:family="text">
      <style:text-properties fo:font-size="14pt" officeooo:rsid="0238ea2c" style:font-size-asian="14pt" style:font-size-complex="14pt"/>
    </style:style>
    <style:style style:name="T118" style:family="text">
      <style:text-properties fo:font-size="14pt" officeooo:rsid="023e087e" style:font-size-asian="14pt" style:font-size-complex="14pt"/>
    </style:style>
    <style:style style:name="T119" style:family="text">
      <style:text-properties fo:font-size="14pt" officeooo:rsid="027afa65" style:font-size-asian="14pt" style:font-size-complex="14pt"/>
    </style:style>
    <style:style style:name="T120" style:family="text">
      <style:text-properties fo:font-size="14pt" officeooo:rsid="02e29d7b" style:font-size-asian="14pt" style:font-size-complex="14pt"/>
    </style:style>
    <style:style style:name="T121" style:family="text">
      <style:text-properties fo:font-size="14pt" officeooo:rsid="02e36c82" style:font-size-asian="14pt" style:font-size-complex="14pt"/>
    </style:style>
    <style:style style:name="T122" style:family="text">
      <style:text-properties fo:font-size="14pt" officeooo:rsid="023562c4" style:font-size-asian="14pt" style:font-size-complex="14pt"/>
    </style:style>
    <style:style style:name="T123" style:family="text">
      <style:text-properties fo:font-size="14pt" officeooo:rsid="027c3a8f" style:font-size-asian="14pt" style:font-size-complex="14pt"/>
    </style:style>
    <style:style style:name="T124" style:family="text">
      <style:text-properties fo:font-size="14pt" officeooo:rsid="02efd57f" style:font-size-asian="14pt" style:font-size-complex="14pt"/>
    </style:style>
    <style:style style:name="T125" style:family="text">
      <style:text-properties fo:font-size="14pt" officeooo:rsid="02f3456b" style:font-size-asian="14pt" style:font-size-complex="14pt"/>
    </style:style>
    <style:style style:name="T126" style:family="text">
      <style:text-properties fo:font-size="14pt" officeooo:rsid="03054125" style:font-size-asian="14pt" style:font-size-complex="14pt"/>
    </style:style>
    <style:style style:name="T127" style:family="text">
      <style:text-properties fo:font-size="14pt" officeooo:rsid="03059daf" style:font-size-asian="14pt" style:font-size-complex="14pt"/>
    </style:style>
    <style:style style:name="T128" style:family="text">
      <style:text-properties fo:font-size="14pt" officeooo:rsid="0306cfbf" style:font-size-asian="14pt" style:font-size-complex="14pt"/>
    </style:style>
    <style:style style:name="T129" style:family="text">
      <style:text-properties fo:font-size="14pt" officeooo:rsid="0307076a" style:font-size-asian="14pt" style:font-size-complex="14pt"/>
    </style:style>
    <style:style style:name="T130" style:family="text">
      <style:text-properties fo:font-size="14pt" officeooo:rsid="030bd878" style:font-size-asian="14pt" style:font-size-complex="14pt"/>
    </style:style>
    <style:style style:name="T131" style:family="text">
      <style:text-properties fo:font-size="14pt" officeooo:rsid="030cccde" style:font-size-asian="14pt" style:font-size-complex="14pt"/>
    </style:style>
    <style:style style:name="T132" style:family="text">
      <style:text-properties fo:font-size="14pt" officeooo:rsid="02dca471" style:font-size-asian="14pt" style:font-size-complex="14pt"/>
    </style:style>
    <style:style style:name="T133" style:family="text">
      <style:text-properties fo:font-size="14pt" officeooo:rsid="02dd6527" style:font-size-asian="14pt" style:font-size-complex="14pt"/>
    </style:style>
    <style:style style:name="T134" style:family="text">
      <style:text-properties fo:font-size="14pt" officeooo:rsid="0322b681" style:font-size-asian="14pt" style:font-size-complex="14pt"/>
    </style:style>
    <style:style style:name="T135" style:family="text">
      <style:text-properties fo:font-size="14pt" officeooo:rsid="02c2f177" style:font-size-asian="14pt" style:font-size-complex="14pt"/>
    </style:style>
    <style:style style:name="T136" style:family="text">
      <style:text-properties fo:font-size="14pt" officeooo:rsid="02c46d9c" style:font-size-asian="14pt" style:font-size-complex="14pt"/>
    </style:style>
    <style:style style:name="T137" style:family="text">
      <style:text-properties fo:font-size="14pt" officeooo:rsid="027e7366" style:font-size-asian="14pt" style:font-size-complex="14pt"/>
    </style:style>
    <style:style style:name="T138" style:family="text">
      <style:text-properties fo:font-size="14pt" officeooo:rsid="01168d43" style:font-size-asian="14pt" style:font-size-complex="14pt"/>
    </style:style>
    <style:style style:name="T139" style:family="text">
      <style:text-properties fo:font-size="14pt" officeooo:rsid="027f8717" style:font-size-asian="14pt" style:font-size-complex="14pt"/>
    </style:style>
    <style:style style:name="T140" style:family="text">
      <style:text-properties fo:font-size="14pt" officeooo:rsid="011e8988" style:font-size-asian="14pt" style:font-size-complex="14pt"/>
    </style:style>
    <style:style style:name="T141" style:family="text">
      <style:text-properties fo:font-size="14pt" officeooo:rsid="0281ebe5" style:font-size-asian="14pt" style:font-size-complex="14pt"/>
    </style:style>
    <style:style style:name="T142" style:family="text">
      <style:text-properties fo:font-size="14pt" officeooo:rsid="01203174" style:font-size-asian="14pt" style:font-size-complex="14pt"/>
    </style:style>
    <style:style style:name="T143" style:family="text">
      <style:text-properties fo:font-size="14pt" fo:font-style="italic" style:font-size-asian="14pt" style:font-style-asian="italic" style:font-size-complex="14pt" style:font-style-complex="italic"/>
    </style:style>
    <style:style style:name="T144" style:family="text">
      <style:text-properties fo:font-size="14pt" fo:font-style="italic" officeooo:rsid="0238634f" style:font-size-asian="14pt" style:font-style-asian="italic" style:font-size-complex="14pt" style:font-style-complex="italic"/>
    </style:style>
    <style:style style:name="T145" style:family="text">
      <style:text-properties fo:font-size="14pt" fo:font-style="italic" officeooo:rsid="02dca471" style:font-size-asian="14pt" style:font-style-asian="italic" style:font-size-complex="14pt" style:font-style-complex="italic"/>
    </style:style>
    <style:style style:name="T146" style:family="text">
      <style:text-properties fo:font-size="14pt" fo:font-style="italic" officeooo:rsid="027e7366" style:font-size-asian="14pt" style:font-style-asian="italic" style:font-size-complex="14pt" style:font-style-complex="italic"/>
    </style:style>
    <style:style style:name="T147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148" style:family="text">
      <style:text-properties fo:font-size="14pt" fo:font-style="italic" officeooo:rsid="02e36c82" style:font-size-asian="14pt" style:font-style-asian="italic" style:font-name-complex="Times New Roman" style:font-size-complex="14pt" style:font-style-complex="italic"/>
    </style:style>
    <style:style style:name="T149" style:family="text">
      <style:text-properties fo:font-size="14pt" fo:font-style="italic" fo:font-weight="normal" officeooo:rsid="025dff38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50" style:family="text">
      <style:text-properties fo:font-size="14pt" fo:font-style="italic" fo:font-weight="normal" officeooo:rsid="02625abe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51" style:family="text">
      <style:text-properties fo:font-size="14pt" fo:font-style="italic" style:text-underline-style="none" officeooo:rsid="0248356d" style:font-size-asian="14pt" style:font-style-asian="italic" style:font-name-complex="Times New Roman" style:font-size-complex="14pt" style:font-style-complex="italic"/>
    </style:style>
    <style:style style:name="T152" style:family="text">
      <style:text-properties fo:font-size="14pt" fo:font-weight="normal" style:font-size-asian="14pt" style:font-weight-asian="normal" style:font-size-complex="14pt" style:font-weight-complex="normal"/>
    </style:style>
    <style:style style:name="T153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154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155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156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157" style:family="text">
      <style:text-properties fo:font-size="14pt" fo:font-style="normal" officeooo:rsid="02431a9f" style:font-size-asian="14pt" style:font-style-asian="normal" style:font-name-complex="Times New Roman" style:font-size-complex="14pt" style:font-style-complex="normal"/>
    </style:style>
    <style:style style:name="T158" style:family="text">
      <style:text-properties fo:font-size="14pt" fo:font-style="normal" officeooo:rsid="02425f05" style:font-size-asian="14pt" style:font-style-asian="normal" style:font-name-complex="Times New Roman" style:font-size-complex="14pt" style:font-style-complex="normal"/>
    </style:style>
    <style:style style:name="T159" style:family="text">
      <style:text-properties fo:font-size="14pt" fo:font-style="normal" officeooo:rsid="02462170" style:font-size-asian="14pt" style:font-style-asian="normal" style:font-name-complex="Times New Roman" style:font-size-complex="14pt" style:font-style-complex="normal"/>
    </style:style>
    <style:style style:name="T160" style:family="text">
      <style:text-properties fo:font-size="14pt" fo:font-style="normal" officeooo:rsid="0248356d" style:font-size-asian="14pt" style:font-style-asian="normal" style:font-name-complex="Times New Roman" style:font-size-complex="14pt" style:font-style-complex="normal"/>
    </style:style>
    <style:style style:name="T161" style:family="text">
      <style:text-properties fo:font-size="14pt" fo:font-style="normal" officeooo:rsid="024a2542" style:font-size-asian="14pt" style:font-style-asian="normal" style:font-name-complex="Times New Roman" style:font-size-complex="14pt" style:font-style-complex="normal"/>
    </style:style>
    <style:style style:name="T162" style:family="text">
      <style:text-properties fo:font-size="14pt" fo:font-style="normal" officeooo:rsid="024a9794" style:font-size-asian="14pt" style:font-style-asian="normal" style:font-name-complex="Times New Roman" style:font-size-complex="14pt" style:font-style-complex="normal"/>
    </style:style>
    <style:style style:name="T163" style:family="text">
      <style:text-properties fo:font-size="14pt" fo:font-style="normal" officeooo:rsid="024c8635" style:font-size-asian="14pt" style:font-style-asian="normal" style:font-name-complex="Times New Roman" style:font-size-complex="14pt" style:font-style-complex="normal"/>
    </style:style>
    <style:style style:name="T164" style:family="text">
      <style:text-properties fo:font-size="14pt" fo:font-style="normal" officeooo:rsid="024d9ffd" style:font-size-asian="14pt" style:font-style-asian="normal" style:font-name-complex="Times New Roman" style:font-size-complex="14pt" style:font-style-complex="normal"/>
    </style:style>
    <style:style style:name="T165" style:family="text">
      <style:text-properties fo:font-size="14pt" fo:font-style="normal" officeooo:rsid="02508ca6" style:font-size-asian="14pt" style:font-style-asian="normal" style:font-name-complex="Times New Roman" style:font-size-complex="14pt" style:font-style-complex="normal"/>
    </style:style>
    <style:style style:name="T166" style:family="text">
      <style:text-properties fo:font-size="14pt" fo:font-style="normal" officeooo:rsid="02513c93" style:font-size-asian="14pt" style:font-style-asian="normal" style:font-name-complex="Times New Roman" style:font-size-complex="14pt" style:font-style-complex="normal"/>
    </style:style>
    <style:style style:name="T167" style:family="text">
      <style:text-properties fo:font-size="14pt" fo:font-style="normal" officeooo:rsid="02573071" style:font-size-asian="14pt" style:font-style-asian="normal" style:font-name-complex="Times New Roman" style:font-size-complex="14pt" style:font-style-complex="normal"/>
    </style:style>
    <style:style style:name="T168" style:family="text">
      <style:text-properties fo:font-size="14pt" fo:font-style="normal" officeooo:rsid="025adc4a" style:font-size-asian="14pt" style:font-style-asian="normal" style:font-name-complex="Times New Roman" style:font-size-complex="14pt" style:font-style-complex="normal"/>
    </style:style>
    <style:style style:name="T169" style:family="text">
      <style:text-properties fo:font-size="14pt" fo:font-style="normal" officeooo:rsid="025d7dfa" style:font-size-asian="14pt" style:font-style-asian="normal" style:font-name-complex="Times New Roman" style:font-size-complex="14pt" style:font-style-complex="normal"/>
    </style:style>
    <style:style style:name="T170" style:family="text">
      <style:text-properties fo:font-size="14pt" fo:font-style="normal" officeooo:rsid="025e15ee" style:font-size-asian="14pt" style:font-style-asian="normal" style:font-name-complex="Times New Roman" style:font-size-complex="14pt" style:font-style-complex="normal"/>
    </style:style>
    <style:style style:name="T171" style:family="text">
      <style:text-properties fo:font-size="14pt" fo:font-style="normal" officeooo:rsid="025f68b0" style:font-size-asian="14pt" style:font-style-asian="normal" style:font-name-complex="Times New Roman" style:font-size-complex="14pt" style:font-style-complex="normal"/>
    </style:style>
    <style:style style:name="T172" style:family="text">
      <style:text-properties fo:font-size="14pt" fo:font-style="normal" officeooo:rsid="0260b8e3" style:font-size-asian="14pt" style:font-style-asian="normal" style:font-name-complex="Times New Roman" style:font-size-complex="14pt" style:font-style-complex="normal"/>
    </style:style>
    <style:style style:name="T173" style:family="text">
      <style:text-properties fo:font-size="14pt" fo:font-style="normal" officeooo:rsid="0260fda4" style:font-size-asian="14pt" style:font-style-asian="normal" style:font-name-complex="Times New Roman" style:font-size-complex="14pt" style:font-style-complex="normal"/>
    </style:style>
    <style:style style:name="T174" style:family="text">
      <style:text-properties fo:font-size="14pt" fo:font-style="normal" officeooo:rsid="026ae224" style:font-size-asian="14pt" style:font-style-asian="normal" style:font-name-complex="Times New Roman" style:font-size-complex="14pt" style:font-style-complex="normal"/>
    </style:style>
    <style:style style:name="T175" style:family="text">
      <style:text-properties fo:font-size="14pt" fo:font-style="normal" officeooo:rsid="026d5a70" style:font-size-asian="14pt" style:font-style-asian="normal" style:font-name-complex="Times New Roman" style:font-size-complex="14pt" style:font-style-complex="normal"/>
    </style:style>
    <style:style style:name="T176" style:family="text">
      <style:text-properties fo:font-size="14pt" fo:font-style="normal" officeooo:rsid="0327fdd0" style:font-size-asian="14pt" style:font-style-asian="normal" style:font-name-complex="Times New Roman" style:font-size-complex="14pt" style:font-style-complex="normal"/>
    </style:style>
    <style:style style:name="T177" style:family="text">
      <style:text-properties fo:font-size="14pt" fo:font-style="normal" officeooo:rsid="032992a2" style:font-size-asian="14pt" style:font-style-asian="normal" style:font-name-complex="Times New Roman" style:font-size-complex="14pt" style:font-style-complex="normal"/>
    </style:style>
    <style:style style:name="T178" style:family="text">
      <style:text-properties fo:font-size="14pt" fo:font-style="normal" officeooo:rsid="032a97a2" style:font-size-asian="14pt" style:font-style-asian="normal" style:font-name-complex="Times New Roman" style:font-size-complex="14pt" style:font-style-complex="normal"/>
    </style:style>
    <style:style style:name="T179" style:family="text">
      <style:text-properties fo:font-size="14pt" fo:font-style="normal" officeooo:rsid="0338f67b" style:font-size-asian="14pt" style:font-style-asian="normal" style:font-name-complex="Times New Roman" style:font-size-complex="14pt" style:font-style-complex="normal"/>
    </style:style>
    <style:style style:name="T180" style:family="text">
      <style:text-properties fo:font-size="14pt" fo:font-style="normal" style:font-size-asian="14pt" style:font-style-asian="normal" style:font-size-complex="14pt" style:font-style-complex="normal"/>
    </style:style>
    <style:style style:name="T181" style:family="text">
      <style:text-properties fo:font-size="14pt" fo:font-style="normal" officeooo:rsid="015a0552" style:font-size-asian="14pt" style:font-style-asian="normal" style:font-size-complex="14pt" style:font-style-complex="normal"/>
    </style:style>
    <style:style style:name="T182" style:family="text">
      <style:text-properties fo:font-size="14pt" fo:font-style="normal" officeooo:rsid="0290880c" style:font-size-asian="14pt" style:font-style-asian="normal" style:font-size-complex="14pt" style:font-style-complex="normal"/>
    </style:style>
    <style:style style:name="T183" style:family="text">
      <style:text-properties fo:font-size="14pt" fo:font-style="normal" officeooo:rsid="0291b4ca" style:font-size-asian="14pt" style:font-style-asian="normal" style:font-size-complex="14pt" style:font-style-complex="normal"/>
    </style:style>
    <style:style style:name="T184" style:family="text">
      <style:text-properties fo:font-size="14pt" fo:font-style="normal" officeooo:rsid="029f35a6" style:font-size-asian="14pt" style:font-style-asian="normal" style:font-size-complex="14pt" style:font-style-complex="normal"/>
    </style:style>
    <style:style style:name="T185" style:family="text">
      <style:text-properties fo:font-size="14pt" fo:font-style="normal" officeooo:rsid="02646458" style:font-size-asian="14pt" style:font-style-asian="normal" style:font-size-complex="14pt" style:font-style-complex="normal"/>
    </style:style>
    <style:style style:name="T186" style:family="text">
      <style:text-properties fo:font-size="14pt" fo:font-style="normal" officeooo:rsid="031ffe2c" style:font-size-asian="14pt" style:font-style-asian="normal" style:font-size-complex="14pt" style:font-style-complex="normal"/>
    </style:style>
    <style:style style:name="T187" style:family="text">
      <style:text-properties fo:font-size="14pt" fo:font-style="normal" officeooo:rsid="03205f7b" style:font-size-asian="14pt" style:font-style-asian="normal" style:font-size-complex="14pt" style:font-style-complex="normal"/>
    </style:style>
    <style:style style:name="T188" style:family="text">
      <style:text-properties fo:font-size="14pt" fo:language="none" fo:country="none" style:font-size-asian="14pt" style:font-size-complex="14pt"/>
    </style:style>
    <style:style style:name="T189" style:family="text">
      <style:text-properties fo:font-size="14pt" fo:language="none" fo:country="none" officeooo:rsid="02bb8d35" style:font-size-asian="14pt" style:font-size-complex="14pt"/>
    </style:style>
    <style:style style:name="T190" style:family="text">
      <style:text-properties fo:font-size="14pt" fo:language="none" fo:country="none" officeooo:rsid="02bebfe8" style:font-size-asian="14pt" style:font-size-complex="14pt"/>
    </style:style>
    <style:style style:name="T191" style:family="text">
      <style:text-properties fo:font-size="14pt" fo:language="none" fo:country="none" officeooo:rsid="02bf711c" style:font-size-asian="14pt" style:font-size-complex="14pt"/>
    </style:style>
    <style:style style:name="T192" style:family="text">
      <style:text-properties fo:color="#000000"/>
    </style:style>
    <style:style style:name="T193" style:family="text">
      <style:text-properties fo:color="#000000" style:font-weight-complex="bold"/>
    </style:style>
    <style:style style:name="T194" style:family="text">
      <style:text-properties fo:color="#000000" officeooo:rsid="02b2ab90" style:font-weight-complex="bold"/>
    </style:style>
    <style:style style:name="T195" style:family="text">
      <style:text-properties fo:color="#000000" fo:font-size="14pt" style:font-size-asian="14pt" style:font-name-complex="Times New Roman" style:font-size-complex="14pt"/>
    </style:style>
    <style:style style:name="T196" style:family="text">
      <style:text-properties fo:color="#000000" fo:font-size="14pt" style:font-size-asian="14pt" style:font-name-complex="Times New Roman" style:font-size-complex="14pt" style:font-weight-complex="bold"/>
    </style:style>
    <style:style style:name="T197" style:family="text">
      <style:text-properties fo:color="#000000" fo:font-size="14pt" officeooo:rsid="02b049e3" style:font-size-asian="14pt" style:font-name-complex="Times New Roman" style:font-size-complex="14pt" style:font-weight-complex="bold"/>
    </style:style>
    <style:style style:name="T198" style:family="text">
      <style:text-properties fo:color="#000000" fo:font-size="14pt" officeooo:rsid="0229108d" style:font-size-asian="14pt" style:font-name-complex="Times New Roman" style:font-size-complex="14pt" style:font-weight-complex="bold"/>
    </style:style>
    <style:style style:name="T199" style:family="text">
      <style:text-properties fo:color="#000000" fo:font-size="14pt" officeooo:rsid="018d336b" style:font-size-asian="14pt" style:font-name-complex="Times New Roman" style:font-size-complex="14pt" style:font-weight-complex="bold"/>
    </style:style>
    <style:style style:name="T200" style:family="text">
      <style:text-properties fo:color="#000000" fo:font-size="14pt" officeooo:rsid="02b0d6e9" style:font-size-asian="14pt" style:font-name-complex="Times New Roman" style:font-size-complex="14pt" style:font-weight-complex="bold"/>
    </style:style>
    <style:style style:name="T201" style:family="text">
      <style:text-properties fo:color="#000000" fo:font-size="14pt" officeooo:rsid="02b2ab90" style:font-size-asian="14pt" style:font-name-complex="Times New Roman" style:font-size-complex="14pt" style:font-weight-complex="bold"/>
    </style:style>
    <style:style style:name="T202" style:family="text">
      <style:text-properties fo:color="#000000" fo:font-size="14pt" officeooo:rsid="014384c7" style:font-size-asian="14pt" style:font-name-complex="Times New Roman" style:font-size-complex="14pt" style:font-weight-complex="bold"/>
    </style:style>
    <style:style style:name="T203" style:family="text">
      <style:text-properties fo:color="#000000" fo:font-size="14pt" officeooo:rsid="03423d44" style:font-size-asian="14pt" style:font-name-complex="Times New Roman" style:font-size-complex="14pt" style:font-weight-complex="bold"/>
    </style:style>
    <style:style style:name="T204" style:family="text">
      <style:text-properties fo:color="#000000" fo:font-size="14pt" officeooo:rsid="022ae880" style:font-size-asian="14pt" style:font-name-complex="Times New Roman" style:font-size-complex="14pt"/>
    </style:style>
    <style:style style:name="T205" style:family="text">
      <style:text-properties fo:color="#000000" fo:font-size="14pt" officeooo:rsid="027bac07" style:font-size-asian="14pt" style:font-name-complex="Times New Roman" style:font-size-complex="14pt"/>
    </style:style>
    <style:style style:name="T206" style:family="text">
      <style:text-properties fo:color="#000000" fo:font-size="14pt" officeooo:rsid="02b2ab90" style:font-size-asian="14pt" style:font-name-complex="Times New Roman" style:font-size-complex="14pt"/>
    </style:style>
    <style:style style:name="T207" style:family="text">
      <style:text-properties fo:color="#000000" fo:font-size="14pt" officeooo:rsid="02e4fbb7" style:font-size-asian="14pt" style:font-name-complex="Times New Roman" style:font-size-complex="14pt"/>
    </style:style>
    <style:style style:name="T208" style:family="text">
      <style:text-properties fo:color="#000000" fo:font-size="14pt" officeooo:rsid="031a0422" style:font-size-asian="14pt" style:font-name-complex="Times New Roman" style:font-size-complex="14pt"/>
    </style:style>
    <style:style style:name="T209" style:family="text">
      <style:text-properties fo:color="#000000" fo:font-size="14pt" officeooo:rsid="0279c5f1" style:font-size-asian="14pt" style:font-name-complex="Times New Roman" style:font-size-complex="14pt"/>
    </style:style>
    <style:style style:name="T210" style:family="text">
      <style:text-properties fo:color="#000000" fo:font-size="14pt" style:font-size-asian="14pt" style:font-size-complex="14pt" style:font-weight-complex="bold"/>
    </style:style>
    <style:style style:name="T211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212" style:family="text">
      <style:text-properties fo:color="#000000" fo:font-size="14pt" fo:font-style="normal" style:font-size-asian="14pt" style:font-style-asian="normal" style:font-size-complex="14pt" style:font-style-complex="normal" style:font-weight-complex="bold"/>
    </style:style>
    <style:style style:name="T213" style:family="text">
      <style:text-properties fo:color="#000000" fo:font-size="14pt" fo:font-style="normal" officeooo:rsid="022aae2b" style:font-size-asian="14pt" style:font-style-asian="normal" style:font-size-complex="14pt" style:font-style-complex="normal" style:font-weight-complex="bold"/>
    </style:style>
    <style:style style:name="T214" style:family="text">
      <style:text-properties fo:color="#000000" officeooo:rsid="024b1b44" style:font-name-complex="Times New Roman"/>
    </style:style>
    <style:style style:name="T215" style:family="text">
      <style:text-properties fo:color="#000000" officeooo:rsid="024cee70" style:font-name-complex="Times New Roman"/>
    </style:style>
    <style:style style:name="T216" style:family="text">
      <style:text-properties fo:color="#000000" officeooo:rsid="02cf1fae" style:font-name-complex="Times New Roman"/>
    </style:style>
    <style:style style:name="T217" style:family="text">
      <style:text-properties fo:color="#000000" officeooo:rsid="02b2ab90"/>
    </style:style>
    <style:style style:name="T218" style:family="text">
      <style:text-properties fo:color="#000000" style:font-name="Times New Roman" fo:font-size="14pt" style:font-size-asian="14pt" style:font-name-complex="Times New Roman" style:font-size-complex="14pt"/>
    </style:style>
    <style:style style:name="T219" style:family="text">
      <style:text-properties fo:color="#000000" style:font-name="Times New Roman" fo:font-size="14pt" officeooo:rsid="02b049e3" style:font-size-asian="14pt" style:font-name-complex="Times New Roman" style:font-size-complex="14pt"/>
    </style:style>
    <style:style style:name="T220" style:family="text">
      <style:text-properties fo:color="#000000" style:font-name="Times New Roman" fo:font-size="14pt" officeooo:rsid="02b049e3" style:font-size-asian="14pt" style:font-name-complex="Times New Roman" style:font-size-complex="14pt" style:font-weight-complex="bold"/>
    </style:style>
    <style:style style:name="T221" style:family="text">
      <style:text-properties fo:color="#000000" style:font-name="Times New Roman" fo:font-size="14pt" officeooo:rsid="02b46e50" style:font-size-asian="14pt" style:font-name-complex="Times New Roman" style:font-size-complex="14pt" style:font-weight-complex="bold"/>
    </style:style>
    <style:style style:name="T222" style:family="text">
      <style:text-properties fo:color="#000000" style:font-name="Times New Roman" fo:font-size="14pt" officeooo:rsid="03410212" style:font-size-asian="14pt" style:font-name-complex="Times New Roman" style:font-size-complex="14pt" style:font-weight-complex="bold"/>
    </style:style>
    <style:style style:name="T223" style:family="text">
      <style:text-properties fo:color="#000000" officeooo:rsid="02b6a6dc"/>
    </style:style>
    <style:style style:name="T224" style:family="text">
      <style:text-properties style:font-size-complex="16pt"/>
    </style:style>
    <style:style style:name="T225" style:family="text">
      <style:text-properties officeooo:rsid="02a632fe" style:font-size-complex="16pt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officeooo:rsid="00606372" style:font-style-asian="italic" style:font-style-complex="italic"/>
    </style:style>
    <style:style style:name="T228" style:family="text">
      <style:text-properties fo:font-style="italic" officeooo:rsid="028382ca" style:font-style-asian="italic" style:font-style-complex="italic"/>
    </style:style>
    <style:style style:name="T229" style:family="text">
      <style:text-properties fo:font-style="italic" officeooo:rsid="029e369d" style:font-style-asian="italic" style:font-style-complex="italic"/>
    </style:style>
    <style:style style:name="T230" style:family="text">
      <style:text-properties fo:font-style="italic" officeooo:rsid="025a7099" style:font-style-asian="italic" style:font-style-complex="italic"/>
    </style:style>
    <style:style style:name="T231" style:family="text">
      <style:text-properties fo:font-style="italic" officeooo:rsid="029b9d50" style:font-style-asian="italic" style:font-style-complex="italic"/>
    </style:style>
    <style:style style:name="T232" style:family="text">
      <style:text-properties fo:font-style="italic" officeooo:rsid="00abe1bc" style:font-style-asian="italic" style:font-style-complex="italic"/>
    </style:style>
    <style:style style:name="T233" style:family="text">
      <style:text-properties fo:font-style="italic" style:font-style-asian="italic" style:font-name-complex="Times New Roman" style:font-style-complex="italic"/>
    </style:style>
    <style:style style:name="T234" style:family="text">
      <style:text-properties fo:font-style="normal" style:font-style-asian="normal" style:font-style-complex="normal"/>
    </style:style>
    <style:style style:name="T235" style:family="text">
      <style:text-properties fo:font-style="normal" officeooo:rsid="01f29e97" style:font-style-asian="normal" style:font-style-complex="normal"/>
    </style:style>
    <style:style style:name="T236" style:family="text">
      <style:text-properties fo:font-style="normal" officeooo:rsid="01f4034a" style:font-style-asian="normal" style:font-style-complex="normal"/>
    </style:style>
    <style:style style:name="T237" style:family="text">
      <style:text-properties fo:font-style="normal" officeooo:rsid="01f5c617" style:font-style-asian="normal" style:font-style-complex="normal"/>
    </style:style>
    <style:style style:name="T238" style:family="text">
      <style:text-properties fo:font-style="normal" officeooo:rsid="01f5fdf6" style:font-style-asian="normal" style:font-style-complex="normal"/>
    </style:style>
    <style:style style:name="T239" style:family="text">
      <style:text-properties fo:font-style="normal" officeooo:rsid="0297fb46" style:font-style-asian="normal" style:font-style-complex="normal"/>
    </style:style>
    <style:style style:name="T240" style:family="text">
      <style:text-properties fo:font-style="normal" officeooo:rsid="029c7f2f" style:font-style-asian="normal" style:font-style-complex="normal"/>
    </style:style>
    <style:style style:name="T241" style:family="text">
      <style:text-properties fo:font-style="normal" officeooo:rsid="029ae665" style:font-style-asian="normal" style:font-style-complex="normal"/>
    </style:style>
    <style:style style:name="T242" style:family="text">
      <style:text-properties fo:font-style="normal" officeooo:rsid="029e369d" style:font-style-asian="normal" style:font-style-complex="normal"/>
    </style:style>
    <style:style style:name="T243" style:family="text">
      <style:text-properties fo:font-style="normal" officeooo:rsid="0277239c" style:font-style-asian="normal" style:font-style-complex="normal"/>
    </style:style>
    <style:style style:name="T244" style:family="text">
      <style:text-properties fo:font-style="normal" officeooo:rsid="00606372" style:font-style-asian="normal" style:font-style-complex="normal"/>
    </style:style>
    <style:style style:name="T245" style:family="text">
      <style:text-properties fo:font-style="normal" officeooo:rsid="02aa347a" style:font-style-asian="normal" style:font-style-complex="normal"/>
    </style:style>
    <style:style style:name="T246" style:family="text">
      <style:text-properties fo:font-style="normal" officeooo:rsid="00abe1bc" style:font-style-asian="normal" style:font-style-complex="normal"/>
    </style:style>
    <style:style style:name="T247" style:family="text">
      <style:text-properties fo:font-style="normal" officeooo:rsid="02822def" style:font-style-asian="normal" style:font-style-complex="normal"/>
    </style:style>
    <style:style style:name="T248" style:family="text">
      <style:text-properties fo:font-style="normal" officeooo:rsid="0338f67b" style:font-style-asian="normal" style:font-style-complex="normal"/>
    </style:style>
    <style:style style:name="T249" style:family="text">
      <style:text-properties fo:font-style="normal" officeooo:rsid="00d1190c" style:font-style-asian="normal" style:font-style-complex="normal"/>
    </style:style>
    <style:style style:name="T250" style:family="text">
      <style:text-properties fo:font-style="normal" style:font-style-asian="normal" style:font-name-complex="Times New Roman" style:font-style-complex="normal"/>
    </style:style>
    <style:style style:name="T251" style:family="text">
      <style:text-properties fo:font-style="normal" officeooo:rsid="0248356d" style:font-style-asian="normal" style:font-name-complex="Times New Roman" style:font-style-complex="normal"/>
    </style:style>
    <style:style style:name="T252" style:family="text">
      <style:text-properties fo:font-style="normal" officeooo:rsid="027a9143" style:font-style-asian="normal" style:font-name-complex="Times New Roman" style:font-style-complex="normal"/>
    </style:style>
    <style:style style:name="T253" style:family="text">
      <style:text-properties fo:font-style="normal" officeooo:rsid="027abb30" style:font-style-asian="normal" style:font-name-complex="Times New Roman" style:font-style-complex="normal"/>
    </style:style>
    <style:style style:name="T254" style:family="text">
      <style:text-properties officeooo:rsid="007163b6"/>
    </style:style>
    <style:style style:name="T255" style:family="text">
      <style:text-properties officeooo:rsid="0089792f"/>
    </style:style>
    <style:style style:name="T256" style:family="text">
      <style:text-properties officeooo:rsid="00b55a03"/>
    </style:style>
    <style:style style:name="T257" style:family="text">
      <style:text-properties officeooo:rsid="00b60c74"/>
    </style:style>
    <style:style style:name="T258" style:family="text">
      <style:text-properties officeooo:rsid="00cde100"/>
    </style:style>
    <style:style style:name="T259" style:family="text">
      <style:text-properties officeooo:rsid="00d1190c"/>
    </style:style>
    <style:style style:name="T260" style:family="text">
      <style:text-properties officeooo:rsid="00d32e02"/>
    </style:style>
    <style:style style:name="T261" style:family="text">
      <style:text-properties officeooo:rsid="010a7080"/>
    </style:style>
    <style:style style:name="T262" style:family="text">
      <style:text-properties officeooo:rsid="010c6945"/>
    </style:style>
    <style:style style:name="T263" style:family="text">
      <style:text-properties officeooo:rsid="01171ac3"/>
    </style:style>
    <style:style style:name="T264" style:family="text">
      <style:text-properties officeooo:rsid="0119af62"/>
    </style:style>
    <style:style style:name="T265" style:family="text">
      <style:text-properties officeooo:rsid="011b5719"/>
    </style:style>
    <style:style style:name="T266" style:family="text">
      <style:text-properties officeooo:rsid="01221b0d"/>
    </style:style>
    <style:style style:name="T267" style:family="text">
      <style:text-properties officeooo:rsid="01271185"/>
    </style:style>
    <style:style style:name="T268" style:family="text">
      <style:text-properties officeooo:rsid="0127fa02"/>
    </style:style>
    <style:style style:name="T269" style:family="text">
      <style:text-properties officeooo:rsid="0133efc5"/>
    </style:style>
    <style:style style:name="T270" style:family="text">
      <style:text-properties officeooo:rsid="01399efb"/>
    </style:style>
    <style:style style:name="T271" style:family="text">
      <style:text-properties officeooo:rsid="0141461f"/>
    </style:style>
    <style:style style:name="T272" style:family="text">
      <style:text-properties officeooo:rsid="014a5d30"/>
    </style:style>
    <style:style style:name="T273" style:family="text">
      <style:text-properties officeooo:rsid="0155d024"/>
    </style:style>
    <style:style style:name="T274" style:family="text">
      <style:text-properties officeooo:rsid="0156c16e"/>
    </style:style>
    <style:style style:name="T275" style:family="text">
      <style:text-properties officeooo:rsid="015c356a"/>
    </style:style>
    <style:style style:name="T276" style:family="text">
      <style:text-properties officeooo:rsid="015dbeaf"/>
    </style:style>
    <style:style style:name="T277" style:family="text">
      <style:text-properties officeooo:rsid="01605a3d"/>
    </style:style>
    <style:style style:name="T278" style:family="text">
      <style:text-properties officeooo:rsid="01665d60"/>
    </style:style>
    <style:style style:name="T279" style:family="text">
      <style:text-properties officeooo:rsid="016c00f6"/>
    </style:style>
    <style:style style:name="T280" style:family="text">
      <style:text-properties officeooo:rsid="016df246"/>
    </style:style>
    <style:style style:name="T281" style:family="text">
      <style:text-properties officeooo:rsid="0171a54c"/>
    </style:style>
    <style:style style:name="T282" style:family="text">
      <style:text-properties officeooo:rsid="0171c039"/>
    </style:style>
    <style:style style:name="T283" style:family="text">
      <style:text-properties officeooo:rsid="0174eaf5"/>
    </style:style>
    <style:style style:name="T284" style:family="text">
      <style:text-properties officeooo:rsid="0175b78c"/>
    </style:style>
    <style:style style:name="T285" style:family="text">
      <style:text-properties officeooo:rsid="0180d59f"/>
    </style:style>
    <style:style style:name="T286" style:family="text">
      <style:text-properties officeooo:rsid="0180e82c"/>
    </style:style>
    <style:style style:name="T287" style:family="text">
      <style:text-properties officeooo:rsid="01878b11"/>
    </style:style>
    <style:style style:name="T288" style:family="text">
      <style:text-properties officeooo:rsid="0189a6ef"/>
    </style:style>
    <style:style style:name="T289" style:family="text">
      <style:text-properties officeooo:rsid="01903110"/>
    </style:style>
    <style:style style:name="T290" style:family="text">
      <style:text-properties officeooo:rsid="0193ecc9"/>
    </style:style>
    <style:style style:name="T291" style:family="text">
      <style:text-properties officeooo:rsid="0196fe98"/>
    </style:style>
    <style:style style:name="T292" style:family="text">
      <style:text-properties officeooo:rsid="019dffd5"/>
    </style:style>
    <style:style style:name="T293" style:family="text">
      <style:text-properties officeooo:rsid="01aef2c8"/>
    </style:style>
    <style:style style:name="T294" style:family="text">
      <style:text-properties officeooo:rsid="01aff376"/>
    </style:style>
    <style:style style:name="T295" style:family="text">
      <style:text-properties officeooo:rsid="01b38966"/>
    </style:style>
    <style:style style:name="T296" style:family="text">
      <style:text-properties officeooo:rsid="01b3ac61"/>
    </style:style>
    <style:style style:name="T297" style:family="text">
      <style:text-properties officeooo:rsid="01c4d885"/>
    </style:style>
    <style:style style:name="T298" style:family="text">
      <style:text-properties officeooo:rsid="01caa411"/>
    </style:style>
    <style:style style:name="T299" style:family="text">
      <style:text-properties officeooo:rsid="01cb33e8"/>
    </style:style>
    <style:style style:name="T300" style:family="text">
      <style:text-properties officeooo:rsid="01d1f3d0"/>
    </style:style>
    <style:style style:name="T301" style:family="text">
      <style:text-properties officeooo:rsid="01d32d01"/>
    </style:style>
    <style:style style:name="T302" style:family="text">
      <style:text-properties officeooo:rsid="01d7287c"/>
    </style:style>
    <style:style style:name="T303" style:family="text">
      <style:text-properties officeooo:rsid="01e6d319"/>
    </style:style>
    <style:style style:name="T304" style:family="text">
      <style:text-properties officeooo:rsid="01ed85e4"/>
    </style:style>
    <style:style style:name="T305" style:family="text">
      <style:text-properties officeooo:rsid="01ef590e"/>
    </style:style>
    <style:style style:name="T306" style:family="text">
      <style:text-properties officeooo:rsid="01f7b2d0"/>
    </style:style>
    <style:style style:name="T307" style:family="text">
      <style:text-properties officeooo:rsid="01f91dba"/>
    </style:style>
    <style:style style:name="T308" style:family="text">
      <style:text-properties officeooo:rsid="021a1884"/>
    </style:style>
    <style:style style:name="T309" style:family="text">
      <style:text-properties officeooo:rsid="02200273"/>
    </style:style>
    <style:style style:name="T310" style:family="text">
      <style:text-properties officeooo:rsid="01168d43"/>
    </style:style>
    <style:style style:name="T311" style:family="text">
      <style:text-properties officeooo:rsid="028546da"/>
    </style:style>
    <style:style style:name="T312" style:family="text">
      <style:text-properties officeooo:rsid="028382ca"/>
    </style:style>
    <style:style style:name="T313" style:family="text">
      <style:text-properties officeooo:rsid="02ebc4a9"/>
    </style:style>
    <style:style style:name="T314" style:family="text">
      <style:text-properties officeooo:rsid="0280bc21"/>
    </style:style>
    <style:style style:name="T315" style:family="text">
      <style:text-properties officeooo:rsid="011e8988"/>
    </style:style>
    <style:style style:name="T316" style:family="text">
      <style:text-properties officeooo:rsid="02867e23"/>
    </style:style>
    <style:style style:name="T317" style:family="text">
      <style:text-properties officeooo:rsid="0286f96a"/>
    </style:style>
    <style:style style:name="T318" style:family="text">
      <style:text-properties officeooo:rsid="029985bb"/>
    </style:style>
    <style:style style:name="T319" style:family="text">
      <style:text-properties officeooo:rsid="02913b1a"/>
    </style:style>
    <style:style style:name="T320" style:family="text">
      <style:text-properties officeooo:rsid="029329f6"/>
    </style:style>
    <style:style style:name="T321" style:family="text">
      <style:text-properties officeooo:rsid="0294f2f3"/>
    </style:style>
    <style:style style:name="T322" style:family="text">
      <style:text-properties officeooo:rsid="0295d4f1"/>
    </style:style>
    <style:style style:name="T323" style:family="text">
      <style:text-properties officeooo:rsid="02980faa"/>
    </style:style>
    <style:style style:name="T324" style:family="text">
      <style:text-properties officeooo:rsid="0297fb46"/>
    </style:style>
    <style:style style:name="T325" style:family="text">
      <style:text-properties officeooo:rsid="02a32e44"/>
    </style:style>
    <style:style style:name="T326" style:family="text">
      <style:text-properties officeooo:rsid="029cd8e2"/>
    </style:style>
    <style:style style:name="T327" style:family="text">
      <style:text-properties officeooo:rsid="029e369d"/>
    </style:style>
    <style:style style:name="T328" style:family="text">
      <style:text-properties officeooo:rsid="02a74523"/>
    </style:style>
    <style:style style:name="T329" style:family="text">
      <style:text-properties officeooo:rsid="02a87d55"/>
    </style:style>
    <style:style style:name="T330" style:family="text">
      <style:text-properties officeooo:rsid="02abfea2"/>
    </style:style>
    <style:style style:name="T331" style:family="text">
      <style:text-properties officeooo:rsid="02a221c1"/>
    </style:style>
    <style:style style:name="T332" style:family="text">
      <style:text-properties officeooo:rsid="02ad9cde"/>
    </style:style>
    <style:style style:name="T333" style:family="text">
      <style:text-properties officeooo:rsid="02b072b0"/>
    </style:style>
    <style:style style:name="T334" style:family="text">
      <style:text-properties officeooo:rsid="02b4c101"/>
    </style:style>
    <style:style style:name="T335" style:family="text">
      <style:text-properties officeooo:rsid="02b4e7d8"/>
    </style:style>
    <style:style style:name="T336" style:family="text">
      <style:text-properties officeooo:rsid="02b91379"/>
    </style:style>
    <style:style style:name="T337" style:family="text">
      <style:text-properties officeooo:rsid="023ff377"/>
    </style:style>
    <style:style style:name="T338" style:family="text">
      <style:text-properties officeooo:rsid="02428b1c"/>
    </style:style>
    <style:style style:name="T339" style:family="text">
      <style:text-properties officeooo:rsid="02455340"/>
    </style:style>
    <style:style style:name="T340" style:family="text">
      <style:text-properties officeooo:rsid="02442c79"/>
    </style:style>
    <style:style style:name="T341" style:family="text">
      <style:text-properties officeooo:rsid="02473d20"/>
    </style:style>
    <style:style style:name="T342" style:family="text">
      <style:text-properties officeooo:rsid="02561ff1"/>
    </style:style>
    <style:style style:name="T343" style:family="text">
      <style:text-properties officeooo:rsid="02f051ef"/>
    </style:style>
    <style:style style:name="T344" style:family="text">
      <style:text-properties officeooo:rsid="02580e51"/>
    </style:style>
    <style:style style:name="T345" style:family="text">
      <style:text-properties officeooo:rsid="025f4454"/>
    </style:style>
    <style:style style:name="T346" style:family="text">
      <style:text-properties officeooo:rsid="025f6780"/>
    </style:style>
    <style:style style:name="T347" style:family="text">
      <style:text-properties officeooo:rsid="0262119a"/>
    </style:style>
    <style:style style:name="T348" style:family="text">
      <style:text-properties officeooo:rsid="0262a986"/>
    </style:style>
    <style:style style:name="T349" style:family="text">
      <style:text-properties officeooo:rsid="0266bf3f"/>
    </style:style>
    <style:style style:name="T350" style:family="text">
      <style:text-properties officeooo:rsid="0262e899"/>
    </style:style>
    <style:style style:name="T351" style:family="text">
      <style:text-properties officeooo:rsid="026b8cd2"/>
    </style:style>
    <style:style style:name="T352" style:family="text">
      <style:text-properties officeooo:rsid="0271cd1c"/>
    </style:style>
    <style:style style:name="T353" style:family="text">
      <style:text-properties officeooo:rsid="013a4a8f"/>
    </style:style>
    <style:style style:name="T354" style:family="text">
      <style:text-properties officeooo:rsid="02721c60"/>
    </style:style>
    <style:style style:name="T355" style:family="text">
      <style:text-properties officeooo:rsid="02736f74"/>
    </style:style>
    <style:style style:name="T356" style:family="text">
      <style:text-properties officeooo:rsid="0275618e"/>
    </style:style>
    <style:style style:name="T357" style:family="text">
      <style:text-properties officeooo:rsid="02f2447b"/>
    </style:style>
    <style:style style:name="T358" style:family="text">
      <style:text-properties officeooo:rsid="02f40f94"/>
    </style:style>
    <style:style style:name="T359" style:family="text">
      <style:text-properties officeooo:rsid="027b67b0"/>
    </style:style>
    <style:style style:name="T360" style:family="text">
      <style:text-properties officeooo:rsid="0231b9a3"/>
    </style:style>
    <style:style style:name="T361" style:family="text">
      <style:text-properties officeooo:rsid="027a33a4"/>
    </style:style>
    <style:style style:name="T362" style:family="text">
      <style:text-properties officeooo:rsid="02c0df7b"/>
    </style:style>
    <style:style style:name="T363" style:family="text">
      <style:text-properties officeooo:rsid="02bc2e46"/>
    </style:style>
    <style:style style:name="T364" style:family="text">
      <style:text-properties officeooo:rsid="02c92dd5"/>
    </style:style>
    <style:style style:name="T365" style:family="text">
      <style:text-properties officeooo:rsid="02c4723e"/>
    </style:style>
    <style:style style:name="T366" style:family="text">
      <style:text-properties officeooo:rsid="027a0132"/>
    </style:style>
    <style:style style:name="T367" style:family="text">
      <style:text-properties officeooo:rsid="02f9d939"/>
    </style:style>
    <style:style style:name="T368" style:family="text">
      <style:text-properties officeooo:rsid="02fd636a"/>
    </style:style>
    <style:style style:name="T369" style:family="text">
      <style:text-properties officeooo:rsid="027d9b82"/>
    </style:style>
    <style:style style:name="T370" style:family="text">
      <style:text-properties officeooo:rsid="02fc0589"/>
    </style:style>
    <style:style style:name="T371" style:family="text">
      <style:text-properties officeooo:rsid="0125f0fe"/>
    </style:style>
    <style:style style:name="T372" style:family="text">
      <style:text-properties officeooo:rsid="014f7933"/>
    </style:style>
    <style:style style:name="T373" style:family="text">
      <style:text-properties style:font-name-complex="Times New Roman"/>
    </style:style>
    <style:style style:name="T374" style:family="text">
      <style:text-properties officeooo:rsid="02fc0589" style:font-name-complex="Times New Roman"/>
    </style:style>
    <style:style style:name="T375" style:family="text">
      <style:text-properties officeooo:rsid="02fd636a" style:font-name-complex="Times New Roman"/>
    </style:style>
    <style:style style:name="T376" style:family="text">
      <style:text-properties officeooo:rsid="0238d2c4" style:font-name-complex="Times New Roman"/>
    </style:style>
    <style:style style:name="T377" style:family="text">
      <style:text-properties officeooo:rsid="0239d36f" style:font-name-complex="Times New Roman"/>
    </style:style>
    <style:style style:name="T378" style:family="text">
      <style:text-properties officeooo:rsid="025453f9" style:font-name-complex="Times New Roman"/>
    </style:style>
    <style:style style:name="T379" style:family="text">
      <style:text-properties officeooo:rsid="02a5ed4d" style:font-name-complex="Times New Roman"/>
    </style:style>
    <style:style style:name="T380" style:family="text">
      <style:text-properties officeooo:rsid="02afedb9"/>
    </style:style>
    <style:style style:name="T381" style:family="text">
      <style:text-properties officeooo:rsid="0229108d"/>
    </style:style>
    <style:style style:name="T382" style:family="text">
      <style:text-properties officeooo:rsid="024f68a0"/>
    </style:style>
    <style:style style:name="T383" style:family="text">
      <style:text-properties officeooo:rsid="02343c1d"/>
    </style:style>
    <style:style style:name="T384" style:family="text">
      <style:text-properties officeooo:rsid="02401a08"/>
    </style:style>
    <style:style style:name="T385" style:family="text">
      <style:text-properties officeooo:rsid="0243e173"/>
    </style:style>
    <style:style style:name="T386" style:family="text">
      <style:text-properties officeooo:rsid="02459e97"/>
    </style:style>
    <style:style style:name="T387" style:family="text">
      <style:text-properties officeooo:rsid="0249e45e"/>
    </style:style>
    <style:style style:name="T388" style:family="text">
      <style:text-properties officeooo:rsid="0228a669"/>
    </style:style>
    <style:style style:name="T389" style:family="text">
      <style:text-properties officeooo:rsid="025a7099"/>
    </style:style>
    <style:style style:name="T390" style:family="text">
      <style:text-properties officeooo:rsid="02550e9a"/>
    </style:style>
    <style:style style:name="T391" style:family="text">
      <style:text-properties officeooo:rsid="025c5810"/>
    </style:style>
    <style:style style:name="T392" style:family="text">
      <style:text-properties officeooo:rsid="0255e935"/>
    </style:style>
    <style:style style:name="T393" style:family="text">
      <style:text-properties officeooo:rsid="025dff38"/>
    </style:style>
    <style:style style:name="T394" style:family="text">
      <style:text-properties officeooo:rsid="0267a973"/>
    </style:style>
    <style:style style:name="T395" style:family="text">
      <style:text-properties officeooo:rsid="025cb102"/>
    </style:style>
    <style:style style:name="T396" style:family="text">
      <style:text-properties officeooo:rsid="0268e9ab"/>
    </style:style>
    <style:style style:name="T397" style:family="text">
      <style:text-properties officeooo:rsid="027157e1"/>
    </style:style>
    <style:style style:name="T398" style:family="text">
      <style:text-properties officeooo:rsid="0277239c"/>
    </style:style>
    <style:style style:name="T399" style:family="text">
      <style:text-properties officeooo:rsid="027afa65"/>
    </style:style>
    <style:style style:name="T400" style:family="text">
      <style:text-properties officeooo:rsid="027cbd86"/>
    </style:style>
    <style:style style:name="T401" style:family="text">
      <style:text-properties officeooo:rsid="027fc591"/>
    </style:style>
    <style:style style:name="T402" style:family="text">
      <style:text-properties officeooo:rsid="028495a1"/>
    </style:style>
    <style:style style:name="T403" style:family="text">
      <style:text-properties officeooo:rsid="0285c2e1"/>
    </style:style>
    <style:style style:name="T404" style:family="text">
      <style:text-properties officeooo:rsid="0280f72c"/>
    </style:style>
    <style:style style:name="T405" style:family="text">
      <style:text-properties officeooo:rsid="02732b5a"/>
    </style:style>
    <style:style style:name="T406" style:family="text">
      <style:text-properties officeooo:rsid="028728b8"/>
    </style:style>
    <style:style style:name="T407" style:family="text">
      <style:text-properties officeooo:rsid="028b1e32"/>
    </style:style>
    <style:style style:name="T408" style:family="text">
      <style:text-properties officeooo:rsid="028c81ba"/>
    </style:style>
    <style:style style:name="T409" style:family="text">
      <style:text-properties officeooo:rsid="00ba6b9f"/>
    </style:style>
    <style:style style:name="T410" style:family="text">
      <style:text-properties officeooo:rsid="0273dc12"/>
    </style:style>
    <style:style style:name="T411" style:family="text">
      <style:text-properties officeooo:rsid="0274dcc9"/>
    </style:style>
    <style:style style:name="T412" style:family="text">
      <style:text-properties officeooo:rsid="02e36c82"/>
    </style:style>
    <style:style style:name="T413" style:family="text">
      <style:text-properties officeooo:rsid="0297406c"/>
    </style:style>
    <style:style style:name="T414" style:family="text">
      <style:text-properties officeooo:rsid="02763b85"/>
    </style:style>
    <style:style style:name="T415" style:family="text">
      <style:text-properties officeooo:rsid="0297b9fc"/>
    </style:style>
    <style:style style:name="T416" style:family="text">
      <style:text-properties officeooo:rsid="02aba7fa"/>
    </style:style>
    <style:style style:name="T417" style:family="text">
      <style:text-properties officeooo:rsid="029b9d50"/>
    </style:style>
    <style:style style:name="T418" style:family="text">
      <style:text-properties officeooo:rsid="029d4e96"/>
    </style:style>
    <style:style style:name="T419" style:family="text">
      <style:text-properties officeooo:rsid="0226a1f3"/>
    </style:style>
    <style:style style:name="T420" style:family="text">
      <style:text-properties officeooo:rsid="02a66480"/>
    </style:style>
    <style:style style:name="T421" style:family="text">
      <style:text-properties officeooo:rsid="0232c1ed"/>
    </style:style>
    <style:style style:name="T422" style:family="text">
      <style:text-properties officeooo:rsid="02a88f19"/>
    </style:style>
    <style:style style:name="T423" style:family="text">
      <style:text-properties officeooo:rsid="02b6bb1e"/>
    </style:style>
    <style:style style:name="T424" style:family="text">
      <style:text-properties officeooo:rsid="02df1f00"/>
    </style:style>
    <style:style style:name="T425" style:family="text">
      <style:text-properties officeooo:rsid="02b31f93"/>
    </style:style>
    <style:style style:name="T426" style:family="text">
      <style:text-properties officeooo:rsid="02277db5"/>
    </style:style>
    <style:style style:name="T427" style:family="text">
      <style:text-properties officeooo:rsid="022916a0"/>
    </style:style>
    <style:style style:name="T428" style:family="text">
      <style:text-properties officeooo:rsid="022b5e82"/>
    </style:style>
    <style:style style:name="T429" style:family="text">
      <style:text-properties style:font-name="times new roman" fo:font-size="14pt" style:font-size-asian="14pt" style:font-size-complex="14pt"/>
    </style:style>
    <style:style style:name="T430" style:family="text">
      <style:text-properties style:font-name="times new roman" fo:font-size="14pt" officeooo:rsid="022ebaae" style:font-size-asian="14pt" style:font-size-complex="14pt"/>
    </style:style>
    <style:style style:name="T431" style:family="text">
      <style:text-properties style:font-name="times new roman" fo:font-size="14pt" officeooo:rsid="02304ab6" style:font-size-asian="14pt" style:font-size-complex="14pt"/>
    </style:style>
    <style:style style:name="T432" style:family="text">
      <style:text-properties style:font-name="times new roman" fo:font-size="14pt" officeooo:rsid="02315b47" style:font-size-asian="14pt" style:font-size-complex="14pt"/>
    </style:style>
    <style:style style:name="T433" style:family="text">
      <style:text-properties style:font-name="times new roman" fo:font-size="14pt" officeooo:rsid="023312ef" style:font-size-asian="14pt" style:font-size-complex="14pt"/>
    </style:style>
    <style:style style:name="T434" style:family="text">
      <style:text-properties style:font-name="times new roman" fo:font-size="14pt" officeooo:rsid="02cb47f8" style:font-size-asian="14pt" style:font-size-complex="14pt"/>
    </style:style>
    <style:style style:name="T435" style:family="text">
      <style:text-properties style:font-name="times new roman" fo:font-size="14pt" officeooo:rsid="03348f94" style:font-size-asian="14pt" style:font-size-complex="14pt"/>
    </style:style>
    <style:style style:name="T436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437" style:family="text">
      <style:text-properties style:font-name="times new roman" fo:font-size="14pt" fo:font-style="italic" officeooo:rsid="022ebaae" style:font-size-asian="14pt" style:font-style-asian="italic" style:font-size-complex="14pt" style:font-style-complex="italic"/>
    </style:style>
    <style:style style:name="T438" style:family="text">
      <style:text-properties officeooo:rsid="022cc0d2"/>
    </style:style>
    <style:style style:name="T439" style:family="text">
      <style:text-properties officeooo:rsid="022ebaae"/>
    </style:style>
    <style:style style:name="T440" style:family="text">
      <style:text-properties officeooo:rsid="02310118"/>
    </style:style>
    <style:style style:name="T441" style:family="text">
      <style:text-properties officeooo:rsid="02315b47"/>
    </style:style>
    <style:style style:name="T442" style:family="text">
      <style:text-properties officeooo:rsid="0237b429"/>
    </style:style>
    <style:style style:name="T443" style:family="text">
      <style:text-properties officeooo:rsid="0238d2c4"/>
    </style:style>
    <style:style style:name="T444" style:family="text">
      <style:text-properties officeooo:rsid="0239d36f"/>
    </style:style>
    <style:style style:name="T445" style:family="text">
      <style:text-properties officeooo:rsid="023a5d35"/>
    </style:style>
    <style:style style:name="T446" style:family="text">
      <style:text-properties officeooo:rsid="023c74da"/>
    </style:style>
    <style:style style:name="T447" style:family="text">
      <style:text-properties officeooo:rsid="026f42a6"/>
    </style:style>
    <style:style style:name="T448" style:family="text">
      <style:text-properties officeooo:rsid="02700f49"/>
    </style:style>
    <style:style style:name="T449" style:family="text">
      <style:text-properties officeooo:rsid="0272f8d8"/>
    </style:style>
    <style:style style:name="T450" style:family="text">
      <style:text-properties officeooo:rsid="02736f3d"/>
    </style:style>
    <style:style style:name="T451" style:family="text">
      <style:text-properties officeooo:rsid="027abb30"/>
    </style:style>
    <style:style style:name="T452" style:family="text">
      <style:text-properties officeooo:rsid="0286ed9f"/>
    </style:style>
    <style:style style:name="T453" style:family="text">
      <style:text-properties officeooo:rsid="028845da"/>
    </style:style>
    <style:style style:name="T454" style:family="text">
      <style:text-properties officeooo:rsid="028da146"/>
    </style:style>
    <style:style style:name="T455" style:family="text">
      <style:text-properties officeooo:rsid="028e1c4f"/>
    </style:style>
    <style:style style:name="T456" style:family="text">
      <style:text-properties officeooo:rsid="028f45b7"/>
    </style:style>
    <style:style style:name="T457" style:family="text">
      <style:text-properties officeooo:rsid="028fd500"/>
    </style:style>
    <style:style style:name="T458" style:family="text">
      <style:text-properties officeooo:rsid="0298652f"/>
    </style:style>
    <style:style style:name="T459" style:family="text">
      <style:text-properties officeooo:rsid="02997063"/>
    </style:style>
    <style:style style:name="T460" style:family="text">
      <style:text-properties officeooo:rsid="029ada60"/>
    </style:style>
    <style:style style:name="T461" style:family="text">
      <style:text-properties officeooo:rsid="029c8074"/>
    </style:style>
    <style:style style:name="T462" style:family="text">
      <style:text-properties officeooo:rsid="029e86e2"/>
    </style:style>
    <style:style style:name="T463" style:family="text">
      <style:text-properties officeooo:rsid="02a3fc21"/>
    </style:style>
    <style:style style:name="T464" style:family="text">
      <style:text-properties officeooo:rsid="02ac77b1"/>
    </style:style>
    <style:style style:name="T465" style:family="text">
      <style:text-properties style:text-position="super 58%" fo:font-size="12pt" style:font-size-asian="12pt" style:font-name-complex="Times New Roman" style:font-size-complex="12pt"/>
    </style:style>
    <style:style style:name="T466" style:family="text">
      <style:text-properties style:text-position="super 58%" fo:language="en" fo:country="US" officeooo:rsid="02bfa88c"/>
    </style:style>
    <style:style style:name="T467" style:family="text">
      <style:text-properties style:text-position="super 58%" fo:language="en" fo:country="US" officeooo:rsid="02c87178"/>
    </style:style>
    <style:style style:name="T468" style:family="text">
      <style:text-properties officeooo:rsid="02b049e3"/>
    </style:style>
    <style:style style:name="T469" style:family="text">
      <style:text-properties officeooo:rsid="02b2ab90"/>
    </style:style>
    <style:style style:name="T470" style:family="text">
      <style:text-properties officeooo:rsid="02b91f9b"/>
    </style:style>
    <style:style style:name="T471" style:family="text">
      <style:text-properties fo:language="none" fo:country="none" officeooo:rsid="02ac77b1"/>
    </style:style>
    <style:style style:name="T472" style:family="text">
      <style:text-properties fo:language="none" fo:country="none" officeooo:rsid="02bc14f8"/>
    </style:style>
    <style:style style:name="T473" style:family="text">
      <style:text-properties fo:language="none" fo:country="none" officeooo:rsid="02bd0267"/>
    </style:style>
    <style:style style:name="T474" style:family="text">
      <style:text-properties officeooo:rsid="02bb8d35"/>
    </style:style>
    <style:style style:name="T475" style:family="text">
      <style:text-properties officeooo:rsid="02bdab9b"/>
    </style:style>
    <style:style style:name="T476" style:family="text">
      <style:text-properties officeooo:rsid="02be6a10"/>
    </style:style>
    <style:style style:name="T477" style:family="text">
      <style:text-properties officeooo:rsid="02bfa88c"/>
    </style:style>
    <style:style style:name="T478" style:family="text">
      <style:text-properties fo:language="en" fo:country="US"/>
    </style:style>
    <style:style style:name="T479" style:family="text">
      <style:text-properties fo:language="en" fo:country="US" officeooo:rsid="02bfa88c"/>
    </style:style>
    <style:style style:name="T480" style:family="text">
      <style:text-properties fo:language="en" fo:country="US" officeooo:rsid="02c9ffe5"/>
    </style:style>
    <style:style style:name="T481" style:family="text">
      <style:text-properties fo:language="en" fo:country="US" officeooo:rsid="02cc9c39"/>
    </style:style>
    <style:style style:name="T482" style:family="text">
      <style:text-properties fo:language="en" fo:country="US" officeooo:rsid="02cbb881"/>
    </style:style>
    <style:style style:name="T483" style:family="text">
      <style:text-properties fo:language="en" fo:country="US" officeooo:rsid="0303058b"/>
    </style:style>
    <style:style style:name="T484" style:family="text">
      <style:text-properties fo:language="en" fo:country="US" officeooo:rsid="02c87178"/>
    </style:style>
    <style:style style:name="T485" style:family="text">
      <style:text-properties fo:language="en" fo:country="US" officeooo:rsid="02e34bdc"/>
    </style:style>
    <style:style style:name="T486" style:family="text">
      <style:text-properties fo:language="en" fo:country="US" officeooo:rsid="02f3bd61"/>
    </style:style>
    <style:style style:name="T487" style:family="text">
      <style:text-properties officeooo:rsid="02c25d06"/>
    </style:style>
    <style:style style:name="T488" style:family="text">
      <style:text-properties officeooo:rsid="02c46d9c"/>
    </style:style>
    <style:style style:name="T489" style:family="text">
      <style:text-properties officeooo:rsid="02c95504"/>
    </style:style>
    <style:style style:name="T490" style:family="text">
      <style:text-properties officeooo:rsid="02d18c4d"/>
    </style:style>
    <style:style style:name="T491" style:family="text">
      <style:text-properties officeooo:rsid="00861c75"/>
    </style:style>
    <style:style style:name="T492" style:family="text">
      <style:text-properties officeooo:rsid="02e0677b"/>
    </style:style>
    <style:style style:name="T493" style:family="text">
      <style:text-properties officeooo:rsid="01e76398"/>
    </style:style>
    <style:style style:name="T494" style:family="text">
      <style:text-properties officeooo:rsid="02e5bce1"/>
    </style:style>
    <style:style style:name="T495" style:family="text">
      <style:text-properties officeooo:rsid="02ee068c"/>
    </style:style>
    <style:style style:name="T496" style:family="text">
      <style:text-properties officeooo:rsid="02ee2521"/>
    </style:style>
    <style:style style:name="T497" style:family="text">
      <style:text-properties officeooo:rsid="02fe7524"/>
    </style:style>
    <style:style style:name="T498" style:family="text">
      <style:text-properties officeooo:rsid="02fedf19"/>
    </style:style>
    <style:style style:name="T499" style:family="text">
      <style:text-properties officeooo:rsid="03034207"/>
    </style:style>
    <style:style style:name="T500" style:family="text">
      <style:text-properties officeooo:rsid="030a591b"/>
    </style:style>
    <style:style style:name="T501" style:family="text">
      <style:text-properties officeooo:rsid="030bd878"/>
    </style:style>
    <style:style style:name="T502" style:family="text">
      <style:text-properties officeooo:rsid="030f3854"/>
    </style:style>
    <style:style style:name="T503" style:family="text">
      <style:text-properties officeooo:rsid="031335da"/>
    </style:style>
    <style:style style:name="T504" style:family="text">
      <style:text-properties officeooo:rsid="03185360"/>
    </style:style>
    <style:style style:name="T505" style:family="text">
      <style:text-properties officeooo:rsid="031f0f17"/>
    </style:style>
    <style:style style:name="T506" style:family="text">
      <style:text-properties officeooo:rsid="03213f68"/>
    </style:style>
    <style:style style:name="T507" style:family="text">
      <style:text-properties officeooo:rsid="0323ed81"/>
    </style:style>
    <style:style style:name="T508" style:family="text">
      <style:text-properties officeooo:rsid="032451d8"/>
    </style:style>
    <style:style style:name="T509" style:family="text">
      <style:text-properties officeooo:rsid="03270fd0"/>
    </style:style>
    <style:style style:name="T510" style:family="text">
      <style:text-properties officeooo:rsid="0327fdd0"/>
    </style:style>
    <style:style style:name="T511" style:family="text">
      <style:text-properties officeooo:rsid="022cc0d2" style:font-size-asian="14pt" style:font-size-complex="14pt"/>
    </style:style>
    <style:style style:name="T512" style:family="text">
      <style:text-properties officeooo:rsid="02932249" style:font-size-asian="14pt" style:font-size-complex="14pt"/>
    </style:style>
    <style:style style:name="T513" style:family="text">
      <style:text-properties officeooo:rsid="032c0860"/>
    </style:style>
    <style:style style:name="T514" style:family="text">
      <style:text-properties officeooo:rsid="032e82c4"/>
    </style:style>
    <style:style style:name="T515" style:family="text">
      <style:text-properties officeooo:rsid="032f52ac"/>
    </style:style>
    <style:style style:name="T516" style:family="text">
      <style:text-properties officeooo:rsid="0330f9ed"/>
    </style:style>
    <style:style style:name="T517" style:family="text">
      <style:text-properties officeooo:rsid="0331c282"/>
    </style:style>
    <style:style style:name="T518" style:family="text">
      <style:text-properties officeooo:rsid="0332cc9c"/>
    </style:style>
    <style:style style:name="T519" style:family="text">
      <style:text-properties officeooo:rsid="03348f94"/>
    </style:style>
    <style:style style:name="T520" style:family="text">
      <style:text-properties officeooo:rsid="0337e8c2"/>
    </style:style>
    <style:style style:name="T521" style:family="text">
      <style:text-properties officeooo:rsid="0338f67b"/>
    </style:style>
    <style:style style:name="T522" style:family="text">
      <style:text-properties officeooo:rsid="033cd99a"/>
    </style:style>
    <style:style style:name="T523" style:family="text">
      <style:text-properties officeooo:rsid="033d7cfc"/>
    </style:style>
    <style:style style:name="T524" style:family="text">
      <style:text-properties officeooo:rsid="033f0a1a"/>
    </style:style>
    <style:style style:name="T525" style:family="text">
      <style:text-properties officeooo:rsid="034b9cb6"/>
    </style:style>
    <style:style style:name="T526" style:family="text">
      <style:text-properties officeooo:rsid="034e26e8"/>
    </style:style>
    <style:style style:name="T527" style:family="text">
      <style:text-properties officeooo:rsid="0369e729"/>
    </style:style>
    <style:style style:name="T528" style:family="text">
      <style:text-properties officeooo:rsid="036b918b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OLE">
      <style:graphic-properties fo:margin-left="0cm" fo:margin-right="0cm" style:vertical-pos="from-top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3"><draw:frame draw:style-name="fr1" draw:name="Image1" text:anchor-type="as-char" svg:width="2.258cm" svg:height="1.921cm" draw:z-index="28"><draw:image xlink:href="Pictures/10000201000000D10000008CEA3FC5F5175B33A8.png" xlink:type="simple" xlink:show="embed" xlink:actuate="onLoad"/></draw:frame></text:p>
          </table:table-cell>
          <table:table-cell table:style-name="Table1.A1" office:value-type="string">
            <text:p text:style-name="P144">Негосударственное образовательное учреждение </text:p>
            <text:p text:style-name="P144">высшего образования </text:p>
            <text:p text:style-name="P144">Московский технологический институт</text:p>
          </table:table-cell>
        </table:table-row>
      </table:table>
      <text:p text:style-name="P112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44">Факультет: Техники и современных технологий</text:p>
          </table:table-cell>
          <table:table-cell table:style-name="Table2.A1" office:value-type="string">
            <text:p text:style-name="P44">Кафедра: Информатики и автоматизации</text:p>
          </table:table-cell>
        </table:table-row>
      </table:table>
      <text:p text:style-name="P113"/>
      <text:p text:style-name="P44">Уровень образования: бакалавриат</text:p>
      <text:p text:style-name="P44">Направление: 230100 «Информатика и вычислительная техника»</text:p>
      <text:p text:style-name="P44">Профиль: «Программное обеспечение средств вычислительной техники и автоматизированных систем»</text:p>
      <text:p text:style-name="P99"/>
      <text:p text:style-name="P101"/>
      <text:p text:style-name="P100"/>
      <text:p text:style-name="P152"/>
      <text:p text:style-name="P98">ВЫПУСКНАЯ КВАЛИФИКАЦИОННАЯ РАБОТА</text:p>
      <text:p text:style-name="P115"/>
      <text:p text:style-name="P115">на тему:</text:p>
      <text:p text:style-name="P119"/>
      <text:p text:style-name="P121">«Разработка системы оптимизации распределения инвестиций (на примере).»</text:p>
      <text:p text:style-name="P120"/>
      <text:p text:style-name="P120"/>
      <text:p text:style-name="P117">Студента: Габец Тимура Георгиевича <text:s text:c="3"/>___________________</text:p>
      <text:p text:style-name="P122"><text:s text:c="55"/>Ф.И.О. (полностью) <text:s text:c="50"/>(подпись) <text:s text:c="24"/></text:p>
      <text:p text:style-name="P114"/>
      <text:p text:style-name="P117">Руководитель ВКР: КТН, доцент Бужинский Владимир Александрович _____________</text:p>
      <text:p text:style-name="P114"><text:span text:style-name="T465"><text:s text:c="58"/>ученая степень, звание</text:span><text:bookmark text:name="_GoBack1"/><text:span text:style-name="T465"> <text:s text:c="41"/>Ф.И.О. (полностью) <text:s text:c="57"/>(подпись) <text:s text:c="38"/></text:span></text:p>
      <text:p text:style-name="P116"/>
      <text:p text:style-name="P116">Допущена к защите:</text:p>
      <text:p text:style-name="P116"/>
      <text:p text:style-name="P117">Зав.кафедрой: КТН, доцент Подлевских Александр Павлович _____________________</text:p>
      <text:p text:style-name="P145"><text:s text:c="2"/>ученая степень, звание <text:s text:c="20"/>Ф.И.О. (полностью) <text:s text:c="71"/>(подпись) <text:s text:c="38"/></text:p>
      <text:p text:style-name="P116"/>
      <text:p text:style-name="P116">« ____» <text:s/>_______________ 20<text:span text:style-name="T490">16</text:span> г.</text:p>
      <text:p text:style-name="P116"/>
      <text:p text:style-name="P116"/>
      <text:p text:style-name="P6"/>
      <text:p text:style-name="P118"/>
      <text:p text:style-name="P118"/>
      <text:p text:style-name="P118"/>
      <text:p text:style-name="P118"/>
      <text:p text:style-name="P118"/>
      <text:p text:style-name="P118"/>
      <text:p text:style-name="P39">Москва 2016 г.</text:p>
      <text:p text:style-name="P131"><text:bookmark-start text:name="__RefHeading__73_1326476611"/>ОГЛАВЛЕНИЕ<text:bookmark-end text:name="__RefHeading__73_1326476611"/></text:p>
      <text:p text:style-name="P40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230"><text:a xlink:type="simple" xlink:href="#__RefHeading__73_1326476611" text:style-name="Index_20_Link" text:visited-style-name="Index_20_Link">ОГЛАВЛЕНИЕ<text:tab/>2</text:a></text:p>
          <text:p text:style-name="P230"><text:a xlink:type="simple" xlink:href="#__RefHeading__75_1326476611" text:style-name="Index_20_Link" text:visited-style-name="Index_20_Link">ВВЕДЕНИЕ<text:tab/>3</text:a></text:p>
          <text:p text:style-name="P230"><text:a xlink:type="simple" xlink:href="#__RefHeading___Toc5159_1010778528" text:style-name="Index_20_Link" text:visited-style-name="Index_20_Link">ГЛАВА 1. ИНВЕСТИЦИИ<text:tab/>5</text:a></text:p>
          <text:p text:style-name="P231"><text:a xlink:type="simple" xlink:href="#__RefHeading___Toc142_1574039482" text:style-name="Index_20_Link" text:visited-style-name="Index_20_Link">1.1. Основные типы инвестиций и их классификация<text:tab/>5</text:a></text:p>
          <text:p text:style-name="P231"><text:a xlink:type="simple" xlink:href="#__RefHeading___Toc2078_795193529" text:style-name="Index_20_Link" text:visited-style-name="Index_20_Link">1.2. Инвестиции в ценные бумаги<text:tab/>6</text:a></text:p>
          <text:p text:style-name="P231"><text:a xlink:type="simple" xlink:href="#__RefHeading___Toc1809_1435979290" text:style-name="Index_20_Link" text:visited-style-name="Index_20_Link">1.3. Инвестиционный процесс<text:tab/>21</text:a></text:p>
          <text:p text:style-name="P230"><text:a xlink:type="simple" xlink:href="#__RefHeading___Toc7229_1010778528" text:style-name="Index_20_Link" text:visited-style-name="Index_20_Link">ГЛАВА 2. ОСНОВЫ СОВРЕМЕННОЙ ТЕОРИИ ФОРМИРОВАНИЯ ПОРТФЕЛЯ<text:tab/>28</text:a></text:p>
          <text:p text:style-name="P231"><text:a xlink:type="simple" xlink:href="#__RefHeading___Toc150_1574039482" text:style-name="Index_20_Link" text:visited-style-name="Index_20_Link">2.1. Основные термины и понятия<text:tab/>29</text:a></text:p>
          <text:p text:style-name="P231"><text:a xlink:type="simple" xlink:href="#__RefHeading___Toc152_1574039482" text:style-name="Index_20_Link" text:visited-style-name="Index_20_Link">2.2. Портфельный анализ<text:tab/>32</text:a></text:p>
          <text:p text:style-name="P231"><text:a xlink:type="simple" xlink:href="#__RefHeading___Toc2454_99562824" text:style-name="Index_20_Link" text:visited-style-name="Index_20_Link">2.3. Стратегии управления портфелем и оценка эффективности<text:tab/>41</text:a></text:p>
          <text:p text:style-name="P230"><text:a xlink:type="simple" xlink:href="#__RefHeading___Toc154_1574039482" text:style-name="Index_20_Link" text:visited-style-name="Index_20_Link">ГЛАВА 3. СИСТЕМА ОПТИМАЛЬНОГО РАСПРЕДЕЛЕНИЯ ИНВЕСТИЦИЙ<text:tab/>48</text:a></text:p>
          <text:p text:style-name="P231"><text:a xlink:type="simple" xlink:href="#__RefHeading___Toc1561_1158609865" text:style-name="Index_20_Link" text:visited-style-name="Index_20_Link">3.1. Особенности системы, используемые алгоритмы и структуры данных.<text:tab/>48</text:a></text:p>
          <text:p text:style-name="P231"><text:a xlink:type="simple" xlink:href="#__RefHeading___Toc5580_859139803" text:style-name="Index_20_Link" text:visited-style-name="Index_20_Link">3.2. Инвестиционная политика с точки зрения разработанного приложения<text:tab/>51</text:a></text:p>
          <text:p text:style-name="P231"><text:a xlink:type="simple" xlink:href="#__RefHeading___Toc160_1574039482" text:style-name="Index_20_Link" text:visited-style-name="Index_20_Link">3.3. Практическая значимость разработанной системы<text:tab/>64</text:a></text:p>
          <text:p text:style-name="P230"><text:a xlink:type="simple" xlink:href="#__RefHeading___Toc473_1574039482" text:style-name="Index_20_Link" text:visited-style-name="Index_20_Link">ЗАКЛЮЧЕНИЕ<text:tab/>75</text:a></text:p>
          <text:p text:style-name="P230"><text:a xlink:type="simple" xlink:href="#__RefHeading___Toc5328_859139803" text:style-name="Index_20_Link" text:visited-style-name="Index_20_Link">СПИСОК ИСПОЛЬЗОВАННОЙ ЛИТЕРАТУРЫ<text:tab/>78</text:a></text:p>
        </text:index-body>
      </text:table-of-content>
      <text:p text:style-name="P182"/>
      <text:section text:style-name="Sect2" text:name="Section1">
        <text:h text:style-name="P194" text:outline-level="1"><text:bookmark-start text:name="__RefHeading__75_1326476611"/>ВВЕДЕНИЕ<text:bookmark-end text:name="__RefHeading__75_1326476611"/></text:h>
        <text:p text:style-name="P180">Актуальность темы исследования данной выпускной квалификационной работы <text:span text:style-name="T464">заключается в том, что инвестиции в ценные бумаги являются одним из самых доходных инструментов, доступных современному инвестору. Разработанный математический аппарат инвестирования в ценные бумаги, позволяет дать ответ, является та или иная инвестиция оптимальной с точки зрения доходности и риска, а также каковы могут быть предполагаемые значения доходности и риска каждого конкретного инвестиционного портфеля. </text:span></text:p>
        <text:p text:style-name="P180">Объектом исследования выпускной квалификационной работы являются «Информационные системы», а предметом исследования – «<text:span text:style-name="T468">система оптимизации распределения инвестиций</text:span>». </text:p>
        <text:p text:style-name="Standard"><text:span text:style-name="T218">Целью выпускной квалификационной работы является разработка программного модуля </text:span><text:span text:style-name="T219">с</text:span><text:span text:style-name="T220">истемы оптимизации распределения инвестиций </text:span><text:span text:style-name="T221">с применением одного</text:span><text:span text:style-name="T220"> </text:span><text:span text:style-name="T222">из </text:span><text:span text:style-name="T220">высокоуровневых языков программирования, на основе современной теории формирования инвестиционного портфеля.</text:span></text:p>
        <text:p text:style-name="Standard">Для достижения поставленной цели в выпускной квалификационной работе необходимо решить следующие задачи:</text:p>
        <text:list xml:id="list7811213771651790755" text:style-name="WW8Num4">
          <text:list-item>
            <text:p text:style-name="P147">дать определение понятию инвестиции, привести основную классификацию инвестиций</text:p>
          </text:list-item>
          <text:list-item>
            <text:p text:style-name="P147">указать основные этапы инвестиционного процесса</text:p>
          </text:list-item>
          <text:list-item>
            <text:p text:style-name="P147">рассмотреть теоретические основы современной теории формирования инвестиционного портфеля</text:p>
          </text:list-item>
          <text:list-item>
            <text:p text:style-name="P147">указать методы оценки эффективности инвестиций</text:p>
          </text:list-item>
          <text:list-item>
            <text:p text:style-name="P147">разработать систему оптимизации распределения инвестиций, показать ее работу в нескольких практических примерах</text:p>
          </text:list-item>
          <text:list-item>
            <text:p text:style-name="P147">провести оценку эффективности разработанной системы</text:p>
          </text:list-item>
        </text:list>
        <text:p text:style-name="Standard"/>
        <text:p text:style-name="Standard"><text:soft-page-break/><text:span text:style-name="T195">Теоретическая и практическая значимость работы</text:span><text:span text:style-name="T196"> заключается в том, что </text:span><text:span text:style-name="T197">несмотря на тот факт, что современной теории инвестиций в её нынешнем виде уже более полувека, инвестиционный процесс до сих пор зачастую представляет собой </text:span><text:span text:style-name="T198">«наивн</text:span><text:span text:style-name="T197">ое</text:span><text:span text:style-name="T198">» управления инвестициями, </text:span><text:span text:style-name="T197"><text:s/>выраженное в </text:span><text:span text:style-name="T199">отсутстви</text:span><text:span text:style-name="T197">и</text:span><text:span text:style-name="T199"> объективных критериев оптимальности и эффективности, </text:span><text:span text:style-name="T197">а также </text:span><text:span text:style-name="T199">неучет</text:span><text:span text:style-name="T197">е</text:span><text:span text:style-name="T199"> риска в </text:span><text:span text:style-name="T197">математической</text:span><text:span text:style-name="T199"> форме </text:span><text:span text:style-name="T197">либо</text:span><text:span text:style-name="T199"> подмен</text:span><text:span text:style-name="T197">е</text:span><text:span text:style-name="T199"> </text:span><text:span text:style-name="T197">его</text:span><text:span text:style-name="T199"> словесными формулировками. </text:span><text:span text:style-name="T197">Что характерно, </text:span><text:span text:style-name="T200">такого рода «наивное» управление инвестициями характерно как для многих индивидуальных инвесторов, так и для институциональных инвесторов и инвестиционных фондов. </text:span><text:span text:style-name="T197">Результатом такого управления зачастую является неудовлетворительные показатели доходности инвестиций. </text:span><text:span text:style-name="T201">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.</text:span></text:p>
        <text:p text:style-name="Standard"><text:span text:style-name="T193">Результатом работы является создание создание программного модуля, осуществляющего вычисление оптимальных инвестиционных портфелей, руководствуясь</text:span><text:span text:style-name="T210"> современной </text:span><text:span text:style-name="T212">теорией формирования портфеля </text:span><text:span text:style-name="T213">(modern portfolio theory</text:span><text:span text:style-name="T212">). Областью применения данной системы являются инвестиции в обыкновенные акции.</text:span></text:p>
        <text:p text:style-name="Standard"><text:span text:style-name="T193">При написании работы использовались научные труды следующих авторов: </text:span><text:span text:style-name="T194">Н.И. </text:span><text:span text:style-name="T202">Берзон Н.И.</text:span><text:span text:style-name="T201">[1], Ц.Боди [2]</text:span><text:span text:style-name="T203">,</text:span><text:span text:style-name="T192"> </text:span><text:span text:style-name="T217">У. Шарп[4], Y.Hilpish [6]</text:span><text:span text:style-name="T206">.</text:span></text:p>
        <text:p text:style-name="Standard">Выпускная квалификационная работа состоит из <text:span text:style-name="T469">в</text:span>ведения, трех глав, Заключения, Списка использованной литературы, Приложения.</text:p>
        <text:p text:style-name="Standard">В первой главе выпускной квалификационной работы рассматриваются основные понятия, <text:span text:style-name="T469">связанные с инвестициями в ценные бумаги</text:span>.</text:p>
        <text:p text:style-name="Standard">Во второй главе работы отражаются основные аспекты <text:span text:style-name="T469">инвестиционного процесса</text:span>.</text:p>
        <text:p text:style-name="Standard"><text:span text:style-name="T206">В третьей главе работы </text:span><text:span text:style-name="T217">описывается</text:span><text:span text:style-name="T206"> разработ</text:span><text:span text:style-name="T217">анный программный модуль, производится его тестирование</text:span><text:span text:style-name="T206"> </text:span><text:span text:style-name="T217">и </text:span><text:span text:style-name="T223">осуществляется </text:span><text:span text:style-name="T217">оценка </text:span><text:span text:style-name="T223">его</text:span><text:span text:style-name="T217"> эффективности.</text:span></text:p>
        <text:h text:style-name="P197" text:outline-level="1"><text:bookmark-start text:name="__RefHeading___Toc5159_1010778528"/>ГЛАВА 1. ИНВЕСТИЦИИ<text:bookmark-end text:name="__RefHeading___Toc5159_1010778528"/></text:h>
        <text:h text:style-name="P205" text:outline-level="2"/>
        <text:h text:style-name="P205" text:outline-level="2"><text:bookmark-start text:name="__RefHeading___Toc142_1574039482"/>1.<text:span text:style-name="T297">1</text:span>. Основные типы инвестиций и их классификация<text:bookmark-end text:name="__RefHeading___Toc142_1574039482"/></text:h>
        <text:p text:style-name="Standard">Инвестиция — это текущее вложение денег с целью извлечения будущей прибыли. <text:span text:style-name="T504">Данное вложение может быть осуществлено либо в реальные активы (землю, недвижимость, драгоценные металлы, антикварные предметы и пр.), либо в финансовые активы (например, акции или облигации). В соответствии с этим, согласно объекту инвестирования, инвестиции можно разделить на реальные и финансовые.</text:span></text:p>
        <text:p text:style-name="Standard">«Финансовые активы представляют собой не более чем листы бумаги или, скорее, компьютерные данные и напрямую не влияют на производственную мощь экономики. Однако финансовые активы являются теми средствами, с помощью которых физические лица в развитых экономиках сохраняют свои права на реальные активы. Финансовые активы — это правопритязание на доход, создаваемый реальными активами (или правопритязание на доход, получаемый от государства). &lt;...&gt; В то время как реальные активы создают чистую прибыль для экономики, финансовые активы просто отражают распределение дохода или имущества среди инвесторов. <text:s/>Физические лица могут выбирать между сегодняшним потреблением своего богатства и инвестированием в будущее. Останавливаясь на инвестировании, они могут вложить свои средства в финансовые активы путем покупки различных ценных бумаг. Когда инвесторы покупают у компаний эти ценные бумаги, фирмы используют полученные в результате деньги на плату за реальные активы, например, здания, оборудование, технологию или материальные запасы. Таким образом, доходы инвесторов от вложений в ценные бумаги в конечном счете проистекают от дохода, произведенного реальными активами, которые были профинансированы путем эмиссии данных ценных бумаг»[2, стр. 4]</text:p>
        <text:p text:style-name="Standard"><text:soft-page-break/><text:span text:style-name="T208">О</text:span><text:span text:style-name="T209">сновным объектом финансовой инвестиции является ценная бумага. «</text:span><text:span text:style-name="T211">Ценная бумага</text:span><text:span text:style-name="T204"> (security) </text:span><text:span text:style-name="T207">означает</text:span><text:span text:style-name="T204"> законодательно признанное свидетельство права на получение ожидаемых в будущем доходов при конкретных условиях»[4, </text:span><text:span text:style-name="T207">стр. 3</text:span><text:span text:style-name="T204">]. </text:span><text:span text:style-name="T208">Данная работа посвящена финансовым инвестициям, и далее в работе под инвестициями будут пониматься именно финансовые инвестиции. </text:span><text:span text:style-name="T205">Различные типы </text:span><text:span text:style-name="T208">финансовых инвестиций</text:span><text:span text:style-name="T205">, а также их основные особенности, будут рассмотрены в следующем разделе.</text:span></text:p>
        <text:p text:style-name="Standard"><text:span text:style-name="T205"/></text:p>
        <text:h text:style-name="P206" text:outline-level="2"><text:bookmark-start text:name="__RefHeading___Toc2078_795193529"/>1.2. Инвестиции в ценные бумаги<text:bookmark-end text:name="__RefHeading___Toc2078_795193529"/></text:h>
        <text:h text:style-name="P199" text:outline-level="3"><text:bookmark-start text:name="__RefHeading___Toc2080_795193529"/><text:span text:style-name="T298">1.2.1. </text:span>Типы ценных бумаг <text:bookmark-end text:name="__RefHeading___Toc2080_795193529"/></text:h>
        <text:p text:style-name="Standard"><text:span text:style-name="T263">С</text:span>огласно [4], можно выделить три основных типа ценных бумаг, которые могут выступать в качестве объекта инвестирования:</text:p>
        <text:list xml:id="list2057374311465485773" text:style-name="L1">
          <text:list-item>
            <text:p text:style-name="P153">Казначейские векселя</text:p>
          </text:list-item>
          <text:list-item>
            <text:p text:style-name="P153">Долгосрочные казначейские и корпоративные облигации</text:p>
          </text:list-item>
          <text:list-item>
            <text:p text:style-name="P153">Обыкновенные акции</text:p>
          </text:list-item>
        </text:list>
        <text:p text:style-name="Standard">На рисунке 1 представлены значения капитализации (размеров) фондового рынка США, а также пропорции различных видов ценных бумаг. </text:p>
        <text:p text:style-name="Image"><draw:frame draw:style-name="fr2" draw:name="Image14" text:anchor-type="char" svg:width="16.499cm" svg:height="8.105cm" draw:z-index="27"><draw:image xlink:href="Pictures/100002010000032000000189231F48745E1D0043.png" xlink:type="simple" xlink:show="embed" xlink:actuate="onLoad"/></draw:frame><text:soft-page-break/><text:span text:style-name="T135">Рисунок </text:span><text:span text:style-name="T136">1</text:span><text:span text:style-name="T135"> — капитализация фондового рынка США, а также пропорции отдельных видов ценных бумаг в нём [8]</text:span></text:p>
        <text:p text:style-name="P102"><text:span text:style-name="T146">Казначейские векселя</text:span><text:span text:style-name="T137"> являются ценными бумагами, подтверждающими </text:span><text:span text:style-name="T138">предоставление краткосрочного кредита Казначейству США. Вследствие того, что</text:span><text:span text:style-name="T137"> «р</text:span><text:span text:style-name="T138">иск нарушения обязательств по выплате такого кредита </text:span><text:span text:style-name="T137">весьма </text:span><text:span text:style-name="T138">незначителен, если вообще существует»[4, стр.3] (Соединенные Штаты Америки, как известно, ни разу не объявляли </text:span><text:span text:style-name="T137">государственный </text:span><text:span text:style-name="T138">дефолт), </text:span><text:span text:style-name="T137">данные ценные бумаги являются хорошим инвестиционным средством с точки зрения риска, </text:span><text:span text:style-name="T139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p text:style-name="P47"><text:span text:style-name="T228">О</text:span><text:span text:style-name="T226">блигаци</text:span><text:span text:style-name="T228">и</text:span> <text:span text:style-name="T311">(bonds) являются</text:span> долгосрочн<text:span text:style-name="T312">ым</text:span> обязательство<text:span text:style-name="T312">м</text:span> со стороны эмитента перед инвестором (т. е. <text:span text:style-name="T313">к</text:span>редитором). <text:span text:style-name="T494">«Это обязательство состоит в 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» [4, стр.6].</text:span></text:p>
        <text:p text:style-name="P70">Из-за наличия купонных платежей, облигации также называют ценными бумагами с фиксированным доходом (fixed income securities).</text:p>
        <text:p text:style-name="P69"><text:soft-page-break/>Облигации служат дополнительным источником средств для эмитента, являясь эквивалентом займа. Иногда их выпуск носит целевой характер — для финансирования конкретных программ или объектов, доход от которых в дальнейшем служит источником для выплаты дохода по облигациям [37].</text:p>
        <text:p text:style-name="P48"><text:span text:style-name="T314">Долгосрочные </text:span>казначейски<text:span text:style-name="T314">е</text:span> облигаци<text:span text:style-name="T314">и</text:span> (или бонд<text:span text:style-name="T314">ы, bonds) являются ценными бумагами, подтверждающими предоставление кредита Казначейству США сроком </text:span>примерно на 20 лет. <text:span text:style-name="T315">Согласно [4], доходность долгосрочных казначейских облигаций в период с 1926 по 2013 год составила в среднем 5,36% годовых со стандартным отклонением 8,67%</text:span></text:p>
        <text:p text:style-name="P49">Корпоративные облигации (или корпоративные бонды)<text:span text:style-name="T311"> </text:span>являются ценными бумагами, подтверждающими предоставление кредита <text:span text:style-name="T264">наиболее надежным американским компаниям, выпускающими данные облигации, </text:span>сроком также на 20 лет.</text:p>
        <text:p text:style-name="P102"><text:span text:style-name="T140">Согласно </text:span><text:span text:style-name="T141">таблице 1,</text:span><text:span text:style-name="T140"> доходность корпоративных облигаций в период с 1926 по 2013 год составила </text:span><text:span text:style-name="T142">в среднем 6,0% годовых со стандартным отклонением 8,4%. Очевидно, что доходность долгосрочных казначейских и корпоративных облигаций в целом существенно выше казначейских векселей.</text:span></text:p>
        <text:p text:style-name="Standard"><text:span text:style-name="T226">Обыкновенные акции</text:span> <text:span text:style-name="T316">(common stocks) занимают значительный объем <text:s/>рынка ценных бумаг США (по состоянию на 2013 год — 36.2% фондового рынка [8]). Акции представляют собой ц</text:span>енны<text:span text:style-name="T488">е</text:span> бумаг<text:span text:style-name="T316">и</text:span>, обеспеченны<text:span text:style-name="T316">ми</text:span> акционерным капиталом компани<text:span text:style-name="T316">и (акционерного общества)</text:span>, и «<text:span text:style-name="T316">представляют собой право на совладение корпорацией» [4, стр. 488]. </text:span>Каждая обыкновенная акция дает её <text:span text:style-name="T316">владельцу</text:span> право на один голос при решении всех вопросов корпоративного управления, которое он использует при голосовании на ежегодном собрании и при распределении финансовой прибыли в соответствии с собственностью. </text:p>
        <text:p text:style-name="Standard"><text:soft-page-break/>Две самые важные характеристики обыкновенной акции как объекта инвестиции в ценные бумаги — это оста<text:span text:style-name="T267">точное правопритязание и ограниченная ответственность акционера [1].</text:span></text:p>
        <text:p text:style-name="Standard">Остаточное правопритязание означает, что акционеры стоят последними в очереди тех, кто имеет право на имущество и доход данной 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другим претендентам , таким как налоговые органы, служащие, поставщики, владельцы облигаций и прочие кредиторы. <text:span text:style-name="T268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</text:span></text:p>
        <text:p text:style-name="Standard"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317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,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Standard">Важной особенностью обыкновенных акций является <text:span text:style-name="T318">осуществление наличных </text:span>выплат <text:span text:style-name="T318">акционерам, которые называются </text:span>дивиденд<text:span text:style-name="T318">ами (dividends)</text:span>. <text:span text:style-name="T214">Дивиденды — это часть прибыли компании, котора</text:span><text:span text:style-name="T215">я</text:span><text:span text:style-name="T214"> </text:span><text:span text:style-name="T215">выплачивается</text:span><text:span text:style-name="T214"> акционерам </text:span><text:span text:style-name="T215">(обычно это производится ежегодно или ежеквартально)</text:span><text:span text:style-name="T214"> в </text:span><text:soft-page-break/><text:span text:style-name="T214">соответствии </text:span><text:span text:style-name="T216">с количеством и видом акций, долей, находящихся в их владении [21]</text:span><text:span text:style-name="T214">. </text:span><text:span text:style-name="T215">Многие компании (как правило, это молодые и активно развивающиеся компании) вообще не платят дивидендов своим акционерам, и предпочитают вкладывать полученную прибыль в развитие компании. Сформировавшиеся компании, активный период развития которых уже прошел, наоборот, часто прибегают к выплате дивидендов, чтобы повысить привлекательность своих акций для инвесторов.</text:span></text:p>
        <text:p text:style-name="Standard">Также, совет директоров компании может принять решение о выплате дивидендов не наличными, а акциями данной компании (stock dividend). В таком случае, каждый акционер компании в качестве дивидендов получает определенное количество дополнительных акций.</text:p>
        <text:p text:style-name="Standard">В <text:span text:style-name="T319">силу того, что </text:span>курсы покупки и продажи акций колеблются достаточно сильно, годовая доходность <text:span text:style-name="T320">акций </text:span>весьма непредсказуема. Согласно [17], доходность портфеля акций, включающего акции 500 фирм, выбранных корпорацией Standart&amp;Poor's, известного как S&amp;P500, менялась в промежутке с 1928 по 2015 год от самого высокого значения 52,56% в 1933 году до -43,84% в 1931 году. <text:span text:style-name="T266">Среднегодовое значение доходности за данный период составило 11,41%.</text:span></text:p>
        <text:p text:style-name="Image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Image">Тип ценных бумаг</text:p>
            </table:table-cell>
            <table:table-cell table:style-name="Table3.A1" office:value-type="string">
              <text:p text:style-name="Image">88 лет</text:p>
            </table:table-cell>
            <table:table-cell table:style-name="Table3.A1" office:value-type="string">
              <text:p text:style-name="Image">20 лет</text:p>
            </table:table-cell>
            <table:table-cell table:style-name="Table3.A1" office:value-type="string">
              <text:p text:style-name="Image">10 лет</text:p>
            </table:table-cell>
            <table:table-cell table:style-name="Table3.A1" office:value-type="string">
              <text:p text:style-name="Image">5 лет</text:p>
            </table:table-cell>
            <table:table-cell table:style-name="Table3.A1" office:value-type="string">
              <text:p text:style-name="Image">1 год</text:p>
            </table:table-cell>
            <table:table-cell table:style-name="Table3.G1" office:value-type="string">
              <text:p text:style-name="Image">Стандартное отклонение</text:p>
            </table:table-cell>
          </table:table-row>
          <table:table-row>
            <table:table-cell table:style-name="Table3.A5" office:value-type="string">
              <text:p text:style-name="Image">Казначейские векселя</text:p>
            </table:table-cell>
            <table:table-cell table:style-name="Table3.B5" office:value-type="string">
              <text:p text:style-name="Image">3.5%</text:p>
            </table:table-cell>
            <table:table-cell table:style-name="Table3.C5" office:value-type="string">
              <text:p text:style-name="Image">2.9%</text:p>
            </table:table-cell>
            <table:table-cell table:style-name="Table3.D5" office:value-type="string">
              <text:p text:style-name="Image">1.5%</text:p>
            </table:table-cell>
            <table:table-cell table:style-name="Table3.E5" office:value-type="string">
              <text:p text:style-name="Image">0.1%</text:p>
            </table:table-cell>
            <table:table-cell table:style-name="Table3.F5" office:value-type="string">
              <text:p text:style-name="Image">0.0%</text:p>
            </table:table-cell>
            <table:table-cell table:style-name="Table3.G5" office:value-type="string">
              <text:p text:style-name="Image">3.1%</text:p>
            </table:table-cell>
          </table:table-row>
          <table:table-row>
            <table:table-cell table:style-name="Table3.A5" office:value-type="string">
              <text:p text:style-name="Image">Корпоративные облигации</text:p>
            </table:table-cell>
            <table:table-cell table:style-name="Table3.B5" office:value-type="string">
              <text:p text:style-name="Image">6.0%</text:p>
            </table:table-cell>
            <table:table-cell table:style-name="Table3.C5" office:value-type="string">
              <text:p text:style-name="Image">7.2%</text:p>
            </table:table-cell>
            <table:table-cell table:style-name="Table3.D5" office:value-type="string">
              <text:p text:style-name="Image">6.4%</text:p>
            </table:table-cell>
            <table:table-cell table:style-name="Table3.E5" office:value-type="string">
              <text:p text:style-name="Image">7.0%</text:p>
            </table:table-cell>
            <table:table-cell table:style-name="Table3.F5" office:value-type="string">
              <text:p text:style-name="Image">-7.1%</text:p>
            </table:table-cell>
            <table:table-cell table:style-name="Table3.G5" office:value-type="string">
              <text:p text:style-name="Image">8.4%</text:p>
            </table:table-cell>
          </table:table-row>
          <table:table-row>
            <table:table-cell table:style-name="Table3.A5" office:value-type="string">
              <text:p text:style-name="Image">Обычные акции</text:p>
            </table:table-cell>
            <table:table-cell table:style-name="Table3.B5" office:value-type="string">
              <text:p text:style-name="Image">10.1%</text:p>
            </table:table-cell>
            <table:table-cell table:style-name="Table3.C5" office:value-type="string">
              <text:p text:style-name="Image">9.2%</text:p>
            </table:table-cell>
            <table:table-cell table:style-name="Table3.D5" office:value-type="string">
              <text:p text:style-name="Image">7.4%</text:p>
            </table:table-cell>
            <table:table-cell table:style-name="Table3.E5" office:value-type="string">
              <text:p text:style-name="Image">17.9%</text:p>
            </table:table-cell>
            <table:table-cell table:style-name="Table3.F5" office:value-type="string">
              <text:p text:style-name="Image">32.4%</text:p>
            </table:table-cell>
            <table:table-cell table:style-name="Table3.G5" office:value-type="string">
              <text:p text:style-name="Image">20.2%</text:p>
            </table:table-cell>
          </table:table-row>
          <table:table-row>
            <table:table-cell table:style-name="Table3.A5" office:value-type="string">
              <text:p text:style-name="Image">Обычные акции небольших компаний</text:p>
            </table:table-cell>
            <table:table-cell table:style-name="Table3.B5" office:value-type="string">
              <text:p text:style-name="Image">12.3%</text:p>
            </table:table-cell>
            <table:table-cell table:style-name="Table3.C5" office:value-type="string">
              <text:p text:style-name="Image">12.0%</text:p>
            </table:table-cell>
            <table:table-cell table:style-name="Table3.D5" office:value-type="string">
              <text:p text:style-name="Image">9.3%</text:p>
            </table:table-cell>
            <table:table-cell table:style-name="Table3.E5" office:value-type="string">
              <text:p text:style-name="Image">22.8%</text:p>
            </table:table-cell>
            <table:table-cell table:style-name="Table3.F5" office:value-type="string">
              <text:p text:style-name="Image">45.1%</text:p>
            </table:table-cell>
            <table:table-cell table:style-name="Table3.G5" office:value-type="string">
              <text:p text:style-name="Image">32.3%</text:p>
            </table:table-cell>
          </table:table-row>
        </table:table>
        <text:p text:style-name="Image">Таблица <text:span text:style-name="T313">1 — </text:span>Доходность и стандартное отклонение различных ценных бумаг в период с 1926 по 2013 год. Под небольшими компаниями <text:span text:style-name="T265">понимаются компании с рыночной капитализацией менее $630 млн. </text:span>Источник — [16].</text:p>
        <text:p text:style-name="Image"/>
        <text:p text:style-name="P68">Согласно [7], фондовые рынки развитых стран продолжили свой рост после некоторого падения в 2008-2013 годах, и вновь стали весьма привлекательны для инвесторов с точки зрения ожидаемой доходности — <text:span text:style-name="T487">рост индекса S&amp;P500 в 2013 году составил 26.4%, в 2014 году — 12.4%.</text:span></text:p>
        <text:h text:style-name="P199" text:outline-level="3"><text:bookmark-start text:name="__RefHeading___Toc2284_99562824"/><text:span text:style-name="T299">1.2.2. </text:span>Оценка акций<text:bookmark-end text:name="__RefHeading___Toc2284_99562824"/></text:h>
        <text:p text:style-name="Standard"><text:span text:style-name="T321">Существуют</text:span> различные виды стоимостных оценок акций, <text:span text:style-name="T321">которые используются в процессе анализа рынка ценных бумаг в ходе принятия инвестиционных решений [1]:</text:span></text:p>
        <text:list xml:id="list6752837295058963304" text:style-name="L2">
          <text:list-item>
            <text:p text:style-name="P171">номинальная стоимость </text:p>
          </text:list-item>
          <text:list-item>
            <text:p text:style-name="P171">эмиссионная стоимость (цена <text:span text:style-name="T322">первичного </text:span>размещения)</text:p>
          </text:list-item>
          <text:list-item>
            <text:p text:style-name="P171">рыночная (курсовая) стоимость</text:p>
          </text:list-item>
          <text:list-item>
            <text:p text:style-name="P171">ликвидационная стоимость привилегированных акций</text:p>
          </text:list-item>
          <text:list-item>
            <text:p text:style-name="P171">бухгалтерская (балансовая, книжная) стоимость</text:p>
          </text:list-item>
        </text:list>
        <text:p text:style-name="Standard"><text:soft-page-break/><text:span text:style-name="T226">Номинальная стоимость</text:span> <text:span text:style-name="T323">(par value) </text:span>акции определяется <text:span text:style-name="T305">делением суммы уставного капитала на количество выпускаемых акций. Номинальная стоимость устанавливается учредителями при создании акционерного общества и фиксируются в уставе акционерного общества. На российском фондовом рынке показатель номинальной стоимости акций не имеет содержательного экономического смысла — он нужен только для того, чтобы учредители компании оплатили акции по какой-то фиксированной для всех держателей акций цене [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</text:span></text:p>
        <text:p text:style-name="Standard">Эмиссионная стоимость (цена <text:span text:style-name="T324">первичного </text:span>размещения) <text:span text:style-name="T235">акции — цена, по которой реализуются акции </text:span><text:span text:style-name="T239">в ходе первичного размещения акций на фондовом рынке</text:span><text:span text:style-name="T235">. </text:span><text:span text:style-name="T236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237">(в то время как в процессе обращения на вторичном рынке цена сделки по купле-продажи акций может быть выше или ниже номинальной). </text:span><text:span text:style-name="T238">Компания, определяя цену размещения, ориентируется на рыночные котировки акций, </text:span><text:span text:style-name="T240">выпуск акций</text:span><text:span text:style-name="T238"> состоится только в том случае, если инвесторы сочтут цену размещения справедливой и купят выпущенные акции, </text:span><text:span text:style-name="T241">поэтому компании</text:span><text:span text:style-name="T238"> заинтересованы в повышении формируемых на рынке цен на свои акции.</text:span></text:p>
        <text:p text:style-name="Standard"><text:span text:style-name="T226">Рыночная стоимость </text:span>акции <text:span text:style-name="T325">(market value) </text:span>— <text:span text:style-name="T306">это цена, по которой продаются акции на вторичном рынке. Эта цена формируется под влиянием рынка и определяется спросом и предложением, уровнем доходности на 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Standard"><text:soft-page-break/>Рыночная стоимость акций <text:span text:style-name="T326">используется при вычислении <text:s/></text:span>капитализации компании — основным <text:span text:style-name="T326">показателем</text:span> ценности <text:span text:style-name="T326">данной </text:span>компании на рынке. <text:span text:style-name="T326">Величина капитализации </text:span>определяется умножением рыночн<text:span text:style-name="T327">ой</text:span> стоимост<text:span text:style-name="T327">и</text:span> <text:s/>акций, находящихся в обращении <text:span text:style-name="T326">на вторичном рынке</text:span>, на их <text:span text:style-name="T326">совокупное число.</text:span></text:p>
        <text:p text:style-name="Standard"><text:span text:style-name="T242">Для привилегированные акций существует понятие л</text:span><text:span text:style-name="T226">иквидационн</text:span><text:span text:style-name="T229">ой</text:span><text:span text:style-name="T226"> стоимост</text:span><text:span text:style-name="T229">и</text:span><text:span text:style-name="T242">, которое </text:span><text:span text:style-name="T307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он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Standard"><text:span text:style-name="T226">Балансовая (бухгалтерская) стоимость</text:span> отображает стоимость чи<text:span text:style-name="T525">ст</text:span>ых активов компании и рассчитывается по формуле:</text:p>
        <text:p text:style-name="Standard"><draw:frame draw:style-name="fr7" draw:name="Object8" text:anchor-type="as-char" svg:y="-0.684cm" svg:width="2.424cm" svg:height="1.062cm" draw:z-index="41"><draw:object xlink:href="./Object 27" xlink:type="simple" xlink:show="embed" xlink:actuate="onLoad"/><draw:image xlink:href="./ObjectReplacements/Object 27" xlink:type="simple" xlink:show="embed" xlink:actuate="onLoad"/></draw:frame>, где <draw:frame draw:style-name="fr7" draw:name="Object9" text:anchor-type="as-char" svg:y="-0.377cm" svg:width="0.787cm" svg:height="0.533cm" draw:z-index="47"><draw:object xlink:href="./Object 28" xlink:type="simple" xlink:show="embed" xlink:actuate="onLoad"/><draw:image xlink:href="./ObjectReplacements/Object 28" xlink:type="simple" xlink:show="embed" xlink:actuate="onLoad"/><svg:desc>formula</svg:desc></draw:frame>— стоимость чистых активов; <draw:frame draw:style-name="fr7" draw:name="Object10" text:anchor-type="as-char" svg:y="-0.377cm" svg:width="0.658cm" svg:height="0.533cm" draw:z-index="55"><draw:object xlink:href="./Object 29" xlink:type="simple" xlink:show="embed" xlink:actuate="onLoad"/><draw:image xlink:href="./ObjectReplacements/Object 29" xlink:type="simple" xlink:show="embed" xlink:actuate="onLoad"/><svg:desc>formula</svg:desc></draw:frame>— ликвидационная стоимость привилегированных акций; <draw:frame draw:style-name="fr7" draw:name="Object11" text:anchor-type="as-char" svg:y="-0.377cm" svg:width="0.549cm" svg:height="0.469cm" draw:z-index="59"><draw:object xlink:href="./Object 30" xlink:type="simple" xlink:show="embed" xlink:actuate="onLoad"/><draw:image xlink:href="./ObjectReplacements/Object 30" xlink:type="simple" xlink:show="embed" xlink:actuate="onLoad"/><svg:desc>formula</svg:desc></draw:frame>— число размещенных обыкновенных акций.</text:p>
        <text:p text:style-name="Standard">Важным показателем компании в частности и фондового рынка в целом является соотношение «балансовая стоимость / рыночная стоимость» («book value / market value», или BV/MV). За длительный исторический период (с 1920-х по конец 1980-х годов) это соотношение среди американских акционерных компаний находилось в среднем на уровне 2-2,5. В течение 1990-х годов соотношение BV/MV постоянно увеличивалось, достигнув в 1998 году величины, равной 9 [1]. Несмотря на такую большую разницу между балансовой и рыночной стоимостью, существует ряд причин, по <text:soft-page-break/>которым инвесторы готовы платить за акции большую цену, чем фактическая стоимость имущества соответствующей компании.</text:p>
        <text:p text:style-name="Standard">Во-первых, инвесторы готовы переплачивать за то, что они покупают акции <text:span text:style-name="T328">работающего</text:span> предприятия, <text:span text:style-name="T328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Standard">Во-вторых, <text:span text:style-name="T329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329">щих</text:span> получить некоторый доход в будущем. <text:span text:style-name="T329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т. е. сумма рыночной стоимости всех акций значительно может превышать рыночную 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Standard">Однако, когда <text:span text:style-name="T330">в</text:span> результате опережающего роста цен на акции относительно реальных темпов развития экономики <text:span text:style-name="T331">соотношение рыночной стоимости и балансовой стоимости</text:span> становится чрезвычайно большим, <text:span text:style-name="T330">на </text:span>фондов<text:span text:style-name="T330">ом </text:span>рынк<text:span text:style-name="T330">е</text:span> <text:span text:style-name="T330">может </text:span>создат<text:span text:style-name="T330">ь</text:span>ся так называемый «мыльный пузырь» <text:span text:style-name="T332">(stock market bubble)</text:span>.</text:p>
        <text:p text:style-name="Standard"><text:span text:style-name="T333">При наличии «пузыря» на фондовом рынке, </text:span>стабильность <text:span text:style-name="T333">его </text:span>может быть нарушена под влиянием <text:span text:style-name="T333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333">ы</text:span> <text:span text:style-name="T333">могут потерять интерес к владению акциями, и массово начать переводить инвестиций в другие, более привлекательные активы. В этом случае может </text:span><text:soft-page-break/><text:span text:style-name="T333">возникнуть массовая продажа акций, что вызывает соответствующую реакцию фондового рынка, проявляющуюся в стремительном падении 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22]. Приобретенные акции служили залогом при получении кредита, заключении торговых контрактов и т. п. 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22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[1].</text:span></text:p>
        <text:p text:style-name="Standard">Эффект мыльного пузыря, <text:span text:style-name="T334">при котором</text:span> фондовый рынок <text:span text:style-name="T334">рос</text:span> <text:span text:style-name="T334">быстрее</text:span> реальн<text:span text:style-name="T334">ого</text:span> сектор<text:span text:style-name="T334">а экономики,</text:span> вновь проявился в <text:s/>США в 1990 годы. За период с 1990 по 1999 год индекс Доу-Джонса, который <text:span text:style-name="T334">является</text:span> <text:span text:style-name="T334">индикатором </text:span>стоимости акций 30 ведущих американских компаний, увеличился в 4,7 раза, а валовый внутренний продукт <text:span text:style-name="T334">США </text:span>за этот период вырос только в 1,3 раза. <text:span text:style-name="T335">Возникший экономический пузырь, названный «пузырем доткомов», схлопнулся </text:span>в <text:span text:style-name="T335">марте </text:span>2000 год<text:span text:style-name="T335">а, и привел к массовой потере вложенных в акции в интернет-компаний средств инвесторами, череде </text:span><text:soft-page-break/><text:span text:style-name="T335">банкротств и падению основных фондовых индексов[23] — к примеру, и</text:span>ндекс Доу-Джонса за 2000-2003 годы снизился более чем на 40%<text:span text:style-name="T335">[1]</text:span>. </text:p>
        <text:p text:style-name="Standard">Еще более значительно индекс Доу-Джонса упал во время мирового финансового кризиса <text:span text:style-name="T336">2008 года</text:span>, <text:span text:style-name="T336">обусловленного ипотечным пузырем в США</text:span>. С максимального значения <text:span text:style-name="T336">в </text:span>14164 пункта, достигнутого индексом в 2007 году, индекс снизился до 6547 пунктов в 2009 году, <text:span text:style-name="T308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P199" text:outline-level="3"><text:bookmark-start text:name="__RefHeading___Toc2286_99562824"/><text:span text:style-name="T304">1.2.3. </text:span>Доходность акций<text:bookmark-end text:name="__RefHeading___Toc2286_99562824"/></text:h>
        <text:p text:style-name="Standard"><text:span text:style-name="T337">Инвестируя в</text:span> <text:span text:style-name="T337">те или иные акции различных компаний</text:span>, инвестор предполагает получить <text:span text:style-name="T337">доход от этого вложения. Выделяют два различных типа такого рода дохода [1]:</text:span></text:p>
        <text:list xml:id="list5775234998230090791" text:style-name="L3">
          <text:list-item>
            <text:p text:style-name="P172">дивиденды</text:p>
          </text:list-item>
          <text:list-item>
            <text:p text:style-name="P172">прирост курсовой стоимости акций</text:p>
          </text:list-item>
        </text:list>
        <text:p text:style-name="Standard"><text:span text:style-name="T338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Standard"><text:span text:style-name="T339">Д</text:span>ивидендная <text:span text:style-name="T339">(текущая)</text:span> доходность характеризуется <text:span text:style-name="T340">отношением </text:span>размер<text:span text:style-name="T340">а</text:span> годовых дивидендных выплат к цене акции. <text:span text:style-name="T340">К</text:span> примеру, если инвестор приобрел акции по цене 1000 руб., а по итогам года за каждую акцию были выплачены дивиденды в размере 17 руб., то дивидендная доходность в этом случае составляет 1,7%.</text:p>
        <text:p text:style-name="Standard"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341">б инвестировании в данные</text:span> акци<text:span text:style-name="T341">и</text:span>. <text:span text:style-name="T269">Приобретая акции данной компании, инвестор на основании данных о </text:span><text:soft-page-break/><text:span text:style-name="T269">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доходностью прошлого инвестиционного периода. Тем не менее, нужно отметить, что «в наши дни гораздо больше внимания уделяется истории (причем истории более отдаленной) поведения рассматриваемых акций и нынешнему финансовому положению рассматриваемой компании. Эти исторические и текущие данные являются достаточно надежной гарантией удовлетворительного будущего. Теоретически, у компании может быть неудовлетворительное прошлое, но тем не менее она может сохранять хорошие виды на будущее. Но на практике инвестиции в обыкновенные акции — подобно спекуляциям с акциями — почти всегда связаны с проецированием прошлой тенденции в будущее. Следовательно, современные инвесторы в обыкновенные акции предпочитают иметь дело с солидными компаниями, которые на протяжении длительного времени в прошлом исправно выплачивали дивиденды и демонстрировали устойчивую тенденцию к росту доходов.» [5, стр.471].</text:span></text:p>
        <text:p text:style-name="Standard"><text:span text:style-name="T342">Однако, п</text:span>олучаемые дивиденды <text:span text:style-name="T342">являются лишь небольшой частью дохода от владения акциями данной компании. К примеру, в таблице 2 указан размер выплаченных дивидендов компаниями, входящими в промышленный индекс Доу-Джонса в период с марта 2015 по март 2016:</text:span></text:p>
        <table:table table:name="Дивиденды" table:style-name="Дивиденды">
          <table:table-column table:style-name="Дивиденды.A"/>
          <table:table-column table:style-name="Дивиденды.B"/>
          <table:table-column table:style-name="Дивиденды.C"/>
          <table:table-column table:style-name="Дивиденды.D"/>
          <table:table-row>
            <table:table-cell table:style-name="Дивиденды.A1" office:value-type="string">
              <text:p text:style-name="P11">Название компании</text:p>
            </table:table-cell>
            <table:table-cell table:style-name="Дивиденды.A1" office:value-type="string">
              <text:p text:style-name="P11">Символ на бирже <text:span text:style-name="T526">NYSE</text:span></text:p>
            </table:table-cell>
            <table:table-cell table:style-name="Дивиденды.A1" office:value-type="string">
              <text:p text:style-name="P12">Размер годовых дивидендов, $</text:p>
            </table:table-cell>
            <table:table-cell table:style-name="Дивиденды.D1" office:value-type="string">
              <text:p text:style-name="P24">Дивидендная доходность, %</text:p>
            </table:table-cell>
          </table:table-row>
          <table:table-row>
            <table:table-cell table:style-name="Дивиденды.A31" office:value-type="string">
              <text:p text:style-name="P11">3M Co.</text:p>
            </table:table-cell>
            <table:table-cell table:style-name="Дивиденды.B2" office:value-type="string">
              <text:p text:style-name="P11">MMM</text:p>
            </table:table-cell>
            <table:table-cell table:style-name="Дивиденды.C2" office:value-type="string">
              <text:p text:style-name="P12">4.44</text:p>
            </table:table-cell>
            <table:table-cell table:style-name="Дивиденды.D2" office:value-type="string">
              <text:p text:style-name="P12">2.78</text:p>
            </table:table-cell>
          </table:table-row>
          <table:table-row>
            <table:table-cell table:style-name="Дивиденды.A31" office:value-type="string">
              <text:p text:style-name="P11">American Express Co.</text:p>
            </table:table-cell>
            <table:table-cell table:style-name="Дивиденды.B3" office:value-type="string">
              <text:p text:style-name="P11">AXP</text:p>
            </table:table-cell>
            <table:table-cell table:style-name="Дивиденды.C3" office:value-type="string">
              <text:p text:style-name="P12">1.16</text:p>
            </table:table-cell>
            <table:table-cell table:style-name="Дивиденды.D3" office:value-type="string">
              <text:p text:style-name="P12">1.96</text:p>
            </table:table-cell>
          </table:table-row>
          <table:table-row>
            <table:table-cell table:style-name="Дивиденды.A31" office:value-type="string">
              <text:p text:style-name="P11">AT&amp;T </text:p>
            </table:table-cell>
            <table:table-cell table:style-name="Дивиденды.B4" office:value-type="string">
              <text:p text:style-name="P11">T</text:p>
            </table:table-cell>
            <table:table-cell table:style-name="Дивиденды.C4" office:value-type="string">
              <text:p text:style-name="P12">1.92</text:p>
            </table:table-cell>
            <table:table-cell table:style-name="Дивиденды.D4" office:value-type="string">
              <text:p text:style-name="P12">5.06</text:p>
            </table:table-cell>
          </table:table-row>
          <table:table-row>
            <table:table-cell table:style-name="Дивиденды.A31" office:value-type="string">
              <text:p text:style-name="P11">Boeing Co.</text:p>
            </table:table-cell>
            <table:table-cell table:style-name="Дивиденды.B5" office:value-type="string">
              <text:p text:style-name="P11">BA</text:p>
            </table:table-cell>
            <table:table-cell table:style-name="Дивиденды.C5" office:value-type="string">
              <text:p text:style-name="P12">4.36</text:p>
            </table:table-cell>
            <table:table-cell table:style-name="Дивиденды.D5" office:value-type="string">
              <text:p text:style-name="P12">3.55</text:p>
            </table:table-cell>
          </table:table-row>
          <table:table-row>
            <table:table-cell table:style-name="Дивиденды.A31" office:value-type="string">
              <text:p text:style-name="P11">Caterpillar, Inc.</text:p>
            </table:table-cell>
            <table:table-cell table:style-name="Дивиденды.B6" office:value-type="string">
              <text:p text:style-name="P11">CAT</text:p>
            </table:table-cell>
            <table:table-cell table:style-name="Дивиденды.C6" office:value-type="string">
              <text:p text:style-name="P12">3.08</text:p>
            </table:table-cell>
            <table:table-cell table:style-name="Дивиденды.D6" office:value-type="string">
              <text:p text:style-name="P12">4.29</text:p>
            </table:table-cell>
          </table:table-row>
          <table:table-row>
            <table:table-cell table:style-name="Дивиденды.A31" office:value-type="string">
              <text:p text:style-name="P11">Cisco Systems</text:p>
            </table:table-cell>
            <table:table-cell table:style-name="Дивиденды.B7" office:value-type="string">
              <text:p text:style-name="P11">CSCO</text:p>
            </table:table-cell>
            <table:table-cell table:style-name="Дивиденды.C7" office:value-type="string">
              <text:p text:style-name="P12">1.04</text:p>
            </table:table-cell>
            <table:table-cell table:style-name="Дивиденды.D7" office:value-type="string">
              <text:p text:style-name="P12">3.77</text:p>
            </table:table-cell>
          </table:table-row>
          <table:table-row>
            <table:table-cell table:style-name="Дивиденды.A31" office:value-type="string">
              <text:p text:style-name="P11">Chevron Corp.</text:p>
            </table:table-cell>
            <table:table-cell table:style-name="Дивиденды.B8" office:value-type="string">
              <text:p text:style-name="P11">CVX</text:p>
            </table:table-cell>
            <table:table-cell table:style-name="Дивиденды.C8" office:value-type="string">
              <text:p text:style-name="P12">4.28</text:p>
            </table:table-cell>
            <table:table-cell table:style-name="Дивиденды.D8" office:value-type="string">
              <text:p text:style-name="P12">4.61</text:p>
            </table:table-cell>
          </table:table-row>
          <table:table-row>
            <table:table-cell table:style-name="Дивиденды.A31" office:value-type="string">
              <text:p text:style-name="P11">Coca-Cola Co.</text:p>
            </table:table-cell>
            <table:table-cell table:style-name="Дивиденды.B9" office:value-type="string">
              <text:p text:style-name="P11">KO</text:p>
            </table:table-cell>
            <table:table-cell table:style-name="Дивиденды.C9" office:value-type="string">
              <text:p text:style-name="P12">1.40</text:p>
            </table:table-cell>
            <table:table-cell table:style-name="Дивиденды.D9" office:value-type="string">
              <text:p text:style-name="P12">3.10</text:p>
            </table:table-cell>
          </table:table-row>
          <table:table-row>
            <table:table-cell table:style-name="Дивиденды.A31" office:value-type="string">
              <text:p text:style-name="P11">E.I. du Pont de Nemours &amp; Co.</text:p>
            </table:table-cell>
            <table:table-cell table:style-name="Дивиденды.B10" office:value-type="string">
              <text:p text:style-name="P11">DD</text:p>
            </table:table-cell>
            <table:table-cell table:style-name="Дивиденды.C10" office:value-type="string">
              <text:p text:style-name="P12">1.52</text:p>
            </table:table-cell>
            <table:table-cell table:style-name="Дивиденды.D10" office:value-type="string">
              <text:p text:style-name="P12">2.40</text:p>
            </table:table-cell>
          </table:table-row>
          <table:table-row>
            <table:table-cell table:style-name="Дивиденды.A31" office:value-type="string">
              <text:p text:style-name="P11">Exxon Mobil Corp.</text:p>
            </table:table-cell>
            <table:table-cell table:style-name="Дивиденды.B11" office:value-type="string">
              <text:p text:style-name="P11">XOM</text:p>
            </table:table-cell>
            <table:table-cell table:style-name="Дивиденды.C11" office:value-type="string">
              <text:p text:style-name="P12">2.92</text:p>
            </table:table-cell>
            <table:table-cell table:style-name="Дивиденды.D11" office:value-type="string">
              <text:p text:style-name="P12">3.54</text:p>
            </table:table-cell>
          </table:table-row>
          <table:table-row>
            <table:table-cell table:style-name="Дивиденды.A31" office:value-type="string">
              <text:p text:style-name="P11">General Electric Co.</text:p>
            </table:table-cell>
            <table:table-cell table:style-name="Дивиденды.B12" office:value-type="string">
              <text:p text:style-name="P11">GE</text:p>
            </table:table-cell>
            <table:table-cell table:style-name="Дивиденды.C12" office:value-type="string">
              <text:p text:style-name="P12">0.92</text:p>
            </table:table-cell>
            <table:table-cell table:style-name="Дивиденды.D12" office:value-type="string">
              <text:p text:style-name="P12">3.06</text:p>
            </table:table-cell>
          </table:table-row>
          <table:table-row>
            <table:table-cell table:style-name="Дивиденды.A31" office:value-type="string">
              <text:p text:style-name="P11">The Goldman Sachs Group, Inc.</text:p>
            </table:table-cell>
            <table:table-cell table:style-name="Дивиденды.B13" office:value-type="string">
              <text:p text:style-name="P11">GS</text:p>
            </table:table-cell>
            <table:table-cell table:style-name="Дивиденды.C13" office:value-type="string">
              <text:p text:style-name="P12">2.60</text:p>
            </table:table-cell>
            <table:table-cell table:style-name="Дивиденды.D13" office:value-type="string">
              <text:p text:style-name="P12">1.73</text:p>
            </table:table-cell>
          </table:table-row>
          <table:table-row>
            <table:table-cell table:style-name="Дивиденды.A31" office:value-type="string">
              <text:p text:style-name="P11">Home Depot, Inc.</text:p>
            </table:table-cell>
            <table:table-cell table:style-name="Дивиденды.B14" office:value-type="string">
              <text:p text:style-name="P11">HD</text:p>
            </table:table-cell>
            <table:table-cell table:style-name="Дивиденды.C14" office:value-type="string">
              <text:p text:style-name="P12">2.76</text:p>
            </table:table-cell>
            <table:table-cell table:style-name="Дивиденды.D14" office:value-type="string">
              <text:p text:style-name="P12">2.19</text:p>
            </table:table-cell>
          </table:table-row>
          <table:table-row>
            <table:table-cell table:style-name="Дивиденды.A31" office:value-type="string">
              <text:p text:style-name="P11">Intel Corp.</text:p>
            </table:table-cell>
            <table:table-cell table:style-name="Дивиденды.B15" office:value-type="string">
              <text:p text:style-name="P11">INTC</text:p>
            </table:table-cell>
            <table:table-cell table:style-name="Дивиденды.C15" office:value-type="string">
              <text:p text:style-name="P12">1.04</text:p>
            </table:table-cell>
            <table:table-cell table:style-name="Дивиденды.D15" office:value-type="string">
              <text:p text:style-name="P12">3.77</text:p>
            </table:table-cell>
          </table:table-row>
          <table:table-row>
            <table:table-cell table:style-name="Дивиденды.A31" office:value-type="string">
              <text:p text:style-name="P11">International Business Machines Corp. </text:p>
            </table:table-cell>
            <table:table-cell table:style-name="Дивиденды.B16" office:value-type="string">
              <text:p text:style-name="P11">IBM</text:p>
            </table:table-cell>
            <table:table-cell table:style-name="Дивиденды.C16" office:value-type="string">
              <text:p text:style-name="P12">5.20</text:p>
            </table:table-cell>
            <table:table-cell table:style-name="Дивиденды.D16" office:value-type="string">
              <text:p text:style-name="P12">3.70</text:p>
            </table:table-cell>
          </table:table-row>
          <table:table-row>
            <table:table-cell table:style-name="Дивиденды.A31" office:value-type="string">
              <text:p text:style-name="P11">JPMorgan Chase and Co.</text:p>
            </table:table-cell>
            <table:table-cell table:style-name="Дивиденды.B17" office:value-type="string">
              <text:p text:style-name="P11">JPM</text:p>
            </table:table-cell>
            <table:table-cell table:style-name="Дивиденды.C17" office:value-type="string">
              <text:p text:style-name="P12">1.76</text:p>
            </table:table-cell>
            <table:table-cell table:style-name="Дивиденды.D17" office:value-type="string">
              <text:p text:style-name="P12">2.98</text:p>
            </table:table-cell>
          </table:table-row>
          <table:table-row>
            <table:table-cell table:style-name="Дивиденды.A31" office:value-type="string">
              <text:p text:style-name="P11">Johnson &amp; Johnson Inc.</text:p>
            </table:table-cell>
            <table:table-cell table:style-name="Дивиденды.B18" office:value-type="string">
              <text:p text:style-name="P11">JNJ</text:p>
            </table:table-cell>
            <table:table-cell table:style-name="Дивиденды.C18" office:value-type="string">
              <text:p text:style-name="P12">3.00</text:p>
            </table:table-cell>
            <table:table-cell table:style-name="Дивиденды.D18" office:value-type="string">
              <text:p text:style-name="P12">2.81</text:p>
            </table:table-cell>
          </table:table-row>
          <table:table-row>
            <table:table-cell table:style-name="Дивиденды.A31" office:value-type="string">
              <text:p text:style-name="P11">McDonald’s Corp.</text:p>
            </table:table-cell>
            <table:table-cell table:style-name="Дивиденды.B19" office:value-type="string">
              <text:p text:style-name="P11">MCD</text:p>
            </table:table-cell>
            <table:table-cell table:style-name="Дивиденды.C19" office:value-type="string">
              <text:p text:style-name="P12">3.56</text:p>
            </table:table-cell>
            <table:table-cell table:style-name="Дивиденды.D19" office:value-type="string">
              <text:p text:style-name="P12">2.98</text:p>
            </table:table-cell>
          </table:table-row>
          <table:table-row>
            <table:table-cell table:style-name="Дивиденды.A31" office:value-type="string">
              <text:p text:style-name="P11">Merck &amp; Co., Inc.</text:p>
            </table:table-cell>
            <table:table-cell table:style-name="Дивиденды.B20" office:value-type="string">
              <text:p text:style-name="P11">MRK</text:p>
            </table:table-cell>
            <table:table-cell table:style-name="Дивиденды.C20" office:value-type="string">
              <text:p text:style-name="P12">1.84</text:p>
            </table:table-cell>
            <table:table-cell table:style-name="Дивиденды.D20" office:value-type="string">
              <text:p text:style-name="P12">3.51</text:p>
            </table:table-cell>
          </table:table-row>
          <table:table-row>
            <table:table-cell table:style-name="Дивиденды.A31" office:value-type="string">
              <text:p text:style-name="P11">Microsoft Corp.</text:p>
            </table:table-cell>
            <table:table-cell table:style-name="Дивиденды.B21" office:value-type="string">
              <text:p text:style-name="P11">MSFT</text:p>
            </table:table-cell>
            <table:table-cell table:style-name="Дивиденды.C21" office:value-type="string">
              <text:p text:style-name="P12">1.44</text:p>
            </table:table-cell>
            <table:table-cell table:style-name="Дивиденды.D21" office:value-type="string">
              <text:p text:style-name="P12">2.73</text:p>
            </table:table-cell>
          </table:table-row>
          <table:table-row>
            <table:table-cell table:style-name="Дивиденды.A31" office:value-type="string">
              <text:p text:style-name="P11">Nike Inc. </text:p>
            </table:table-cell>
            <table:table-cell table:style-name="Дивиденды.B22" office:value-type="string">
              <text:p text:style-name="P11">NKE</text:p>
            </table:table-cell>
            <table:table-cell table:style-name="Дивиденды.C22" office:value-type="string">
              <text:p text:style-name="P12">0.64</text:p>
            </table:table-cell>
            <table:table-cell table:style-name="Дивиденды.D22" office:value-type="string">
              <text:p text:style-name="P12">1.10</text:p>
            </table:table-cell>
          </table:table-row>
          <table:table-row>
            <table:table-cell table:style-name="Дивиденды.A31" office:value-type="string">
              <text:p text:style-name="P11">Pfizer, Inc.</text:p>
            </table:table-cell>
            <table:table-cell table:style-name="Дивиденды.B23" office:value-type="string">
              <text:p text:style-name="P11">PFE</text:p>
            </table:table-cell>
            <table:table-cell table:style-name="Дивиденды.C23" office:value-type="string">
              <text:p text:style-name="P12">1.20</text:p>
            </table:table-cell>
            <table:table-cell table:style-name="Дивиденды.D23" office:value-type="string">
              <text:p text:style-name="P12">4.03</text:p>
            </table:table-cell>
          </table:table-row>
          <table:table-row>
            <table:table-cell table:style-name="Дивиденды.A31" office:value-type="string">
              <text:p text:style-name="P11">Procter &amp; Gamble Co.</text:p>
            </table:table-cell>
            <table:table-cell table:style-name="Дивиденды.B24" office:value-type="string">
              <text:p text:style-name="P11">PG</text:p>
            </table:table-cell>
            <table:table-cell table:style-name="Дивиденды.C24" office:value-type="string">
              <text:p text:style-name="P12">2.65</text:p>
            </table:table-cell>
            <table:table-cell table:style-name="Дивиденды.D24" office:value-type="string">
              <text:p text:style-name="P12">3.20</text:p>
            </table:table-cell>
          </table:table-row>
          <table:table-row>
            <table:table-cell table:style-name="Дивиденды.A31" office:value-type="string">
              <text:p text:style-name="P11">Travelers</text:p>
            </table:table-cell>
            <table:table-cell table:style-name="Дивиденды.B25" office:value-type="string">
              <text:p text:style-name="P11">TRV</text:p>
            </table:table-cell>
            <table:table-cell table:style-name="Дивиденды.C25" office:value-type="string">
              <text:p text:style-name="P12">2.44</text:p>
            </table:table-cell>
            <table:table-cell table:style-name="Дивиденды.D25" office:value-type="string">
              <text:p text:style-name="P12">2.19</text:p>
            </table:table-cell>
          </table:table-row>
          <table:table-row>
            <table:table-cell table:style-name="Дивиденды.A31" office:value-type="string">
              <text:p text:style-name="P11">UnitedHealth Group Inc </text:p>
            </table:table-cell>
            <table:table-cell table:style-name="Дивиденды.B26" office:value-type="string">
              <text:p text:style-name="P11">UNH</text:p>
            </table:table-cell>
            <table:table-cell table:style-name="Дивиденды.C26" office:value-type="string">
              <text:p text:style-name="P12">2.00</text:p>
            </table:table-cell>
            <table:table-cell table:style-name="Дивиденды.D26" office:value-type="string">
              <text:p text:style-name="P12">1.65</text:p>
            </table:table-cell>
          </table:table-row>
          <table:table-row>
            <table:table-cell table:style-name="Дивиденды.A31" office:value-type="string">
              <text:p text:style-name="P11">United Technologies Corp.</text:p>
            </table:table-cell>
            <table:table-cell table:style-name="Дивиденды.B27" office:value-type="string">
              <text:p text:style-name="P11">UTX</text:p>
            </table:table-cell>
            <table:table-cell table:style-name="Дивиденды.C27" office:value-type="string">
              <text:p text:style-name="P12">2.56</text:p>
            </table:table-cell>
            <table:table-cell table:style-name="Дивиденды.D27" office:value-type="string">
              <text:p text:style-name="P12">2.65</text:p>
            </table:table-cell>
          </table:table-row>
          <table:table-row>
            <table:table-cell table:style-name="Дивиденды.A31" office:value-type="string">
              <text:p text:style-name="P11">Verizon Communications</text:p>
            </table:table-cell>
            <table:table-cell table:style-name="Дивиденды.B28" office:value-type="string">
              <text:p text:style-name="P11">VZ</text:p>
            </table:table-cell>
            <table:table-cell table:style-name="Дивиденды.C28" office:value-type="string">
              <text:p text:style-name="P12">2.26</text:p>
            </table:table-cell>
            <table:table-cell table:style-name="Дивиденды.D28" office:value-type="string">
              <text:p text:style-name="P12">4.32</text:p>
            </table:table-cell>
          </table:table-row>
          <table:table-row>
            <table:table-cell table:style-name="Дивиденды.A31" office:value-type="string">
              <text:p text:style-name="P11">Visa, Inc.</text:p>
            </table:table-cell>
            <table:table-cell table:style-name="Дивиденды.B29" office:value-type="string">
              <text:p text:style-name="P11">V</text:p>
            </table:table-cell>
            <table:table-cell table:style-name="Дивиденды.C29" office:value-type="string">
              <text:p text:style-name="P12">0.56</text:p>
            </table:table-cell>
            <table:table-cell table:style-name="Дивиденды.D29" office:value-type="string">
              <text:p text:style-name="P12">0.79</text:p>
            </table:table-cell>
          </table:table-row>
          <table:table-row>
            <table:table-cell table:style-name="Дивиденды.A31" office:value-type="string">
              <text:p text:style-name="P11">Wal-Mart Stores, Inc. </text:p>
            </table:table-cell>
            <table:table-cell table:style-name="Дивиденды.B30" office:value-type="string">
              <text:p text:style-name="P11">WMT</text:p>
            </table:table-cell>
            <table:table-cell table:style-name="Дивиденды.C30" office:value-type="string">
              <text:p text:style-name="P12">2.00</text:p>
            </table:table-cell>
            <table:table-cell table:style-name="Дивиденды.D30" office:value-type="string">
              <text:p text:style-name="P12">2.96</text:p>
            </table:table-cell>
          </table:table-row>
          <table:table-row>
            <table:table-cell table:style-name="Дивиденды.A31" office:value-type="string">
              <text:p text:style-name="P11">Walt Disney Co.</text:p>
            </table:table-cell>
            <table:table-cell table:style-name="Дивиденды.B31" office:value-type="string">
              <text:p text:style-name="P11">DIS</text:p>
            </table:table-cell>
            <table:table-cell table:style-name="Дивиденды.C31" office:value-type="string">
              <text:p text:style-name="P12">1.42</text:p>
            </table:table-cell>
            <table:table-cell table:style-name="Дивиденды.D31" office:value-type="string">
              <text:p text:style-name="P12">1.45</text:p>
            </table:table-cell>
          </table:table-row>
        </table:table>
        <text:p text:style-name="P50">Таблица <text:span text:style-name="T343">2 —</text:span> Размер выплаченных дивидендов компаниями, входящими в промышленный индекс Доу-Джонса в период с марта 2015 по март 2016. На основании данных из [20].</text:p>
        <text:p text:style-name="P51"><text:soft-page-break/><text:span text:style-name="T344">И</text:span>з таблицы <text:span text:style-name="T343">2</text:span> <text:span text:style-name="T344">в</text:span>идно, что<text:span text:style-name="T344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52"><text:span text:style-name="T345">Как правило, б</text:span>ольшую часть дохода составляет <text:span text:style-name="T345">всё-таки </text:span>прирост курсовой стоимости акций <text:span text:style-name="T346">[1]</text:span>. <text:span text:style-name="T347">Это обусловлено тем, что акции (в</text:span> отличие, <text:span text:style-name="T348">например,</text:span> от <text:span text:style-name="T349">корпоративных </text:span>облигаций<text:span text:style-name="T347">)</text:span> <text:span text:style-name="T347">отражают</text:span> реальные активы <text:span text:style-name="T348">данной </text:span>компании, <text:span text:style-name="T348">и, в условиях свободного рынка, это безусловно</text:span> отражается на их рыночной цене. <text:span text:style-name="T350">В случае, если бизнес компании идет хорошо, она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350">некоторой компании</text:span>, инвестор <text:s/>рассчитывает не столько на получение <text:span text:style-name="T350">дивидендного</text:span> дохода, сколько на получение совокупного дохода, <text:span text:style-name="T350">обусловленного развитием данной компании и ростом цены</text:span> <text:span text:style-name="T351">её </text:span>акций <text:span text:style-name="T350">в будущем</text:span>.</text:p>
        <text:p text:style-name="P53">В соответствии со всем вышеуказанным, полная годовая доходность определяется по формуле:</text:p>
        <text:p text:style-name="P76"><draw:frame draw:style-name="fr7" draw:name="Object109" text:anchor-type="as-char" svg:y="-0.693cm" svg:width="3.113cm" svg:height="1.132cm" draw:z-index="29"><draw:object xlink:href="./Object 1" xlink:type="simple" xlink:show="embed" xlink:actuate="onLoad"/><draw:image xlink:href="./ObjectReplacements/Object 1" xlink:type="simple" xlink:show="embed" xlink:actuate="onLoad"/><svg:desc>formula</svg:desc></draw:frame>, <text:span text:style-name="T352">где </text:span><text:span text:style-name="T352"><draw:frame draw:style-name="fr7" draw:name="Object95" text:anchor-type="as-char" svg:y="-0.377cm" svg:width="0.624cm" svg:height="0.531cm" draw:z-index="3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52"> — текущая цена акции, </text:span><text:span text:style-name="T352"><draw:frame draw:style-name="fr7" draw:name="Object110" text:anchor-type="as-char" svg:y="-0.377cm" svg:width="0.619cm" svg:height="0.533cm" draw:z-index="3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52"> — ожидаемая цена акции в следующем инвестиционном периоде (как правило, через год), </text:span><text:span text:style-name="T352"><draw:frame draw:style-name="fr7" draw:name="Object138" text:anchor-type="as-char" svg:y="-0.377cm" svg:width="0.57cm" svg:height="0.533cm" draw:z-index="3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52"> — размер выплачиваемых за этот период дивидендов.</text:span></text:p>
        <text:p text:style-name="P54">Для случая с владением <text:span text:style-name="T353">акциями </text:span>в течение <text:span text:style-name="T353">нескольк</text:span>их<text:span text:style-name="T353"> лет, </text:span>формула вычисления <text:span text:style-name="T353">полн</text:span>ой<text:span text:style-name="T353"> доходност</text:span>и принимает вид:</text:p>
        <text:p text:style-name="P77"><text:soft-page-break/><draw:frame draw:style-name="fr7" draw:name="Object140" text:anchor-type="as-char" svg:y="-1.291cm" svg:width="4.399cm" svg:height="1.734cm" draw:z-index="33"><draw:object xlink:href="./Object 5" xlink:type="simple" xlink:show="embed" xlink:actuate="onLoad"/><draw:image xlink:href="./ObjectReplacements/Object 5" xlink:type="simple" xlink:show="embed" xlink:actuate="onLoad"/><svg:desc>formula</svg:desc></draw:frame>, где <draw:frame draw:style-name="fr7" draw:name="Object139" text:anchor-type="as-char" svg:y="-0.377cm" svg:width="0.524cm" svg:height="0.533cm" draw:z-index="34"><draw:object xlink:href="./Object 6" xlink:type="simple" xlink:show="embed" xlink:actuate="onLoad"/><draw:image xlink:href="./ObjectReplacements/Object 6" xlink:type="simple" xlink:show="embed" xlink:actuate="onLoad"/><svg:desc>formula</svg:desc></draw:frame> <text:span text:style-name="T352">—</text:span> <text:span text:style-name="T354">полная доходность в расчете на год;</text:span> <draw:frame draw:style-name="fr7" draw:name="Object141" text:anchor-type="as-char" svg:y="-0.377cm" svg:width="0.519cm" svg:height="0.533cm" draw:z-index="35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270">— размер выплаченных дивидендов выплаты в году </text:span><text:span text:style-name="T270"><draw:frame draw:style-name="fr7" draw:name="Object142" text:anchor-type="as-char" svg:y="-0.377cm" svg:width="0.326cm" svg:height="0.469cm" draw:z-index="60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70">; </text:span><text:span text:style-name="T270"><draw:frame draw:style-name="fr7" draw:name="Object143" text:anchor-type="as-char" svg:y="-0.377cm" svg:width="0.626cm" svg:height="0.533cm" draw:z-index="36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70">— цена приобретения акций;</text:span><text:span text:style-name="T270"><draw:frame draw:style-name="fr7" draw:name="Object145" text:anchor-type="as-char" svg:y="-0.377cm" svg:width="0.626cm" svg:height="0.533cm" draw:z-index="37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70">— рыночная цена акции в году</text:span><text:span text:style-name="T270"><draw:frame draw:style-name="fr7" draw:name="Object144" text:anchor-type="as-char" svg:y="-0.377cm" svg:width="0.422cm" svg:height="0.469cm" draw:z-index="38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70">; </text:span><text:span text:style-name="T270"><draw:frame draw:style-name="fr7" draw:name="Object146" text:anchor-type="as-char" svg:y="-0.377cm" svg:width="0.482cm" svg:height="0.469cm" draw:z-index="39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70">— число лет владения акциями; </text:span><text:span text:style-name="T270"><draw:frame draw:style-name="fr7" draw:name="Object147" text:anchor-type="as-char" svg:y="-0.377cm" svg:width="1.605cm" svg:height="0.483cm" draw:z-index="40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70">— год владения акциями.</text:span></text:p>
        <text:p text:style-name="P55">Вложения в акции могу носить как долгосрочный (инвестиционный), так и краткосрочный (спекулятивный) характер. <text:span text:style-name="T355">В первом случае основой получаемого дохода служит продажа акций в конце инвестиционного периода по цене, превышающей 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56"><text:span text:style-name="T356">Одним из основных</text:span> свойств акций является высокая <text:span text:style-name="T356">волатильность</text:span> <text:span text:style-name="T271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], однако стоит понимать, что на играя на разнице курсовой стоимости высокорисковых <text:s/>ценных бумаг (акций с высокой волатильностью), такого рода операции могут также обернуться и значительными убытками.</text:span></text:p>
        <text:p text:style-name="P58">Рассматривая соотношение между дивидендной доходностью и доходностью от <text:span text:style-name="T356">изменения цены акций</text:span>, можно заметить, что в историческ<text:span text:style-name="T356">ой </text:span><text:soft-page-break/><text:span text:style-name="T356">перспективе</text:span> в общей доходности все большую роль играет именно <text:span text:style-name="T356">курсовая стоимость акций.</text:span></text:p>
        <table:table table:name="Table4" table:style-name="Table4">
          <table:table-column table:style-name="Table4.A" table:number-columns-repeated="5"/>
          <table:table-row>
            <table:table-cell table:style-name="Table4.A1" table:number-rows-spanned="2" office:value-type="string">
              <text:p text:style-name="P36">Страна</text:p>
            </table:table-cell>
            <table:table-cell table:style-name="Table4.A1" table:number-rows-spanned="2" office:value-type="string">
              <text:p text:style-name="P36">Годы</text:p>
            </table:table-cell>
            <table:table-cell table:style-name="Table4.A1" table:number-rows-spanned="2" office:value-type="string">
              <text:p text:style-name="P36">Полная доходность</text:p>
            </table:table-cell>
            <table:table-cell table:style-name="Table4.D1" table:number-columns-spanned="2" office:value-type="string">
              <text:p text:style-name="P37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37">Дивидендная доходность</text:p>
            </table:table-cell>
            <table:table-cell table:style-name="Table4.E2" office:value-type="string">
              <text:p text:style-name="P37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37">США</text:p>
            </table:table-cell>
            <table:table-cell table:style-name="Table4.D11" office:value-type="string">
              <text:p text:style-name="P37">1802-1900</text:p>
            </table:table-cell>
            <table:table-cell table:style-name="Table4.D11" office:value-type="string">
              <text:p text:style-name="P38">5,89</text:p>
            </table:table-cell>
            <table:table-cell table:style-name="Table4.D11" office:value-type="string">
              <text:p text:style-name="P38">5,18</text:p>
            </table:table-cell>
            <table:table-cell table:style-name="Table4.E11" office:value-type="string">
              <text:p text:style-name="P38">0,71</text:p>
            </table:table-cell>
          </table:table-row>
          <table:table-row>
            <table:covered-table-cell/>
            <table:table-cell table:style-name="Table4.D11" office:value-type="string">
              <text:p text:style-name="P37">1900-1995</text:p>
            </table:table-cell>
            <table:table-cell table:style-name="Table4.D11" office:value-type="string">
              <text:p text:style-name="P38">9,78</text:p>
            </table:table-cell>
            <table:table-cell table:style-name="Table4.D11" office:value-type="string">
              <text:p text:style-name="P38">4,84</text:p>
            </table:table-cell>
            <table:table-cell table:style-name="Table4.E11" office:value-type="string">
              <text:p text:style-name="P38">4,94</text:p>
            </table:table-cell>
          </table:table-row>
          <table:table-row>
            <table:covered-table-cell/>
            <table:table-cell table:style-name="Table4.D11" office:value-type="string">
              <text:p text:style-name="P37">1950-2005</text:p>
            </table:table-cell>
            <table:table-cell table:style-name="Table4.D11" office:value-type="string">
              <text:p text:style-name="P38">12,1</text:p>
            </table:table-cell>
            <table:table-cell table:style-name="Table4.D11" office:value-type="string">
              <text:p text:style-name="P38">3,8</text:p>
            </table:table-cell>
            <table:table-cell table:style-name="Table4.E11" office:value-type="string">
              <text:p text:style-name="P38">8,3</text:p>
            </table:table-cell>
          </table:table-row>
          <table:table-row>
            <table:table-cell table:style-name="Table4.A8" table:number-rows-spanned="3" office:value-type="string">
              <text:p text:style-name="P37">Великобритания</text:p>
            </table:table-cell>
            <table:table-cell table:style-name="Table4.D11" office:value-type="string">
              <text:p text:style-name="P37">1800-1900</text:p>
            </table:table-cell>
            <table:table-cell table:style-name="Table4.D11" office:value-type="string">
              <text:p text:style-name="P38">4,69</text:p>
            </table:table-cell>
            <table:table-cell table:style-name="Table4.D11" office:value-type="string">
              <text:p text:style-name="P38">3,91</text:p>
            </table:table-cell>
            <table:table-cell table:style-name="Table4.E11" office:value-type="string">
              <text:p text:style-name="P38">0,79</text:p>
            </table:table-cell>
          </table:table-row>
          <table:table-row>
            <table:covered-table-cell/>
            <table:table-cell table:style-name="Table4.D11" office:value-type="string">
              <text:p text:style-name="P37">1900-1995</text:p>
            </table:table-cell>
            <table:table-cell table:style-name="Table4.D11" office:value-type="string">
              <text:p text:style-name="P38">8,86</text:p>
            </table:table-cell>
            <table:table-cell table:style-name="Table4.D11" office:value-type="string">
              <text:p text:style-name="P38">4,94</text:p>
            </table:table-cell>
            <table:table-cell table:style-name="Table4.E11" office:value-type="string">
              <text:p text:style-name="P38">3,92</text:p>
            </table:table-cell>
          </table:table-row>
          <table:table-row>
            <table:covered-table-cell/>
            <table:table-cell table:style-name="Table4.D11" office:value-type="string">
              <text:p text:style-name="P37">1950-2005</text:p>
            </table:table-cell>
            <table:table-cell table:style-name="Table4.D11" office:value-type="string">
              <text:p text:style-name="P38">12,7</text:p>
            </table:table-cell>
            <table:table-cell table:style-name="Table4.D11" office:value-type="string">
              <text:p text:style-name="P38">5,1</text:p>
            </table:table-cell>
            <table:table-cell table:style-name="Table4.E11" office:value-type="string">
              <text:p text:style-name="P38">7,6</text:p>
            </table:table-cell>
          </table:table-row>
          <table:table-row>
            <table:table-cell table:style-name="Table4.A11" table:number-rows-spanned="3" office:value-type="string">
              <text:p text:style-name="P37">Германия</text:p>
            </table:table-cell>
            <table:table-cell table:style-name="Table4.D11" office:value-type="string">
              <text:p text:style-name="P37">1870-1913</text:p>
            </table:table-cell>
            <table:table-cell table:style-name="Table4.D11" office:value-type="string">
              <text:p text:style-name="P38">6,92</text:p>
            </table:table-cell>
            <table:table-cell table:style-name="Table4.D11" office:value-type="string">
              <text:p text:style-name="P38">5,59</text:p>
            </table:table-cell>
            <table:table-cell table:style-name="Table4.E11" office:value-type="string">
              <text:p text:style-name="P38">1,33</text:p>
            </table:table-cell>
          </table:table-row>
          <table:table-row>
            <table:covered-table-cell/>
            <table:table-cell table:style-name="Table4.D11" office:value-type="string">
              <text:p text:style-name="P37">1900-1995</text:p>
            </table:table-cell>
            <table:table-cell table:style-name="Table4.D11" office:value-type="string">
              <text:p text:style-name="P38">5,80</text:p>
            </table:table-cell>
            <table:table-cell table:style-name="Table4.D11" office:value-type="string">
              <text:p text:style-name="P38">1,91</text:p>
            </table:table-cell>
            <table:table-cell table:style-name="Table4.E11" office:value-type="string">
              <text:p text:style-name="P38">3,91</text:p>
            </table:table-cell>
          </table:table-row>
          <table:table-row>
            <table:covered-table-cell/>
            <table:table-cell table:style-name="Table4.D11" office:value-type="string">
              <text:p text:style-name="P37">1950-2005</text:p>
            </table:table-cell>
            <table:table-cell table:style-name="Table4.D11" office:value-type="string">
              <text:p text:style-name="P38">12,3</text:p>
            </table:table-cell>
            <table:table-cell table:style-name="Table4.D11" office:value-type="string">
              <text:p text:style-name="P38">3,3</text:p>
            </table:table-cell>
            <table:table-cell table:style-name="Table4.E11" office:value-type="string">
              <text:p text:style-name="P38">9,0</text:p>
            </table:table-cell>
          </table:table-row>
        </table:table>
        <text:p text:style-name="P57">Таблица <text:span text:style-name="T357">3 — </text:span>Среднегодовая доходность акций <text:span text:style-name="T272">в %</text:span>. Источник — [1].</text:p>
        <text:p text:style-name="P57"/>
        <text:p text:style-name="P59">Как свидетельствуют приведенные в таблице <text:span text:style-name="T358">3</text:span>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h text:style-name="P205" text:outline-level="2"><text:bookmark-start text:name="__RefHeading___Toc1809_1435979290"/>1.<text:span text:style-name="T359">3</text:span>. <text:span text:style-name="T224">Инвестиционный процесс</text:span><text:bookmark-end text:name="__RefHeading___Toc1809_1435979290"/></text:h>
        <text:p text:style-name="Standard">«Инвестиционный процесс представляет собой принятие инвестором решения относительно ценных бумаг, в которые осуществляются инвестиции, объемов и сроков инвестирования. Следующая процедура, включающая пять этапов, составляет основу инвестиционного процесса:</text:p>
        <text:list xml:id="list3298103580618004940" text:style-name="WW8Num6">
          <text:list-item>
            <text:p text:style-name="P173">Выбор инвестиционной политики</text:p>
          </text:list-item>
          <text:list-item>
            <text:p text:style-name="P173">Анализ рынка ценных бумаг</text:p>
          </text:list-item>
          <text:list-item>
            <text:p text:style-name="P173"><text:soft-page-break/>Формирование портфеля ценных бумаг.</text:p>
          </text:list-item>
          <text:list-item>
            <text:p text:style-name="P173">Пересмотр портфеля ценных бумаг.</text:p>
          </text:list-item>
          <text:list-item>
            <text:p text:style-name="P173">Оценка эффективности портфеля ценных бумаг.» <text:span text:style-name="T495">[4, стр.10]</text:span></text:p>
          </text:list-item>
        </text:list>
        <text:h text:style-name="P199" text:outline-level="3">1.<text:span text:style-name="T359">3</text:span>.1. <text:span text:style-name="T360">Выбор и</text:span>нвестиционн<text:span text:style-name="T360">ой</text:span> политик<text:span text:style-name="T360">и</text:span></text:h>
        <text:p text:style-name="P102"><text:span text:style-name="T124">«</text:span><text:span text:style-name="T104">В</text:span><text:span text:style-name="T89">ыбор инвестиционной политики (</text:span><text:span text:style-name="T143">investment policy</text:span><text:span text:style-name="T89">) включает </text:span><text:span text:style-name="T104">в себя </text:span><text:span text:style-name="T89"><text:s/>определение цели инвестора и объема инвестируемых средств»</text:span><text:span text:style-name="T124">[4, стр.10]</text:span><text:span text:style-name="T89">. Поскольку для рациональных </text:span><text:span text:style-name="T104">инвестиционных </text:span><text:span text:style-name="T89">стратегий </text:span><text:span text:style-name="T105">(т. е. инвестиционных стратегий, способных приносить некоторый реальный доход) </text:span><text:span text:style-name="T89">существует прямая связь между риском и доходностью, </text:span><text:span text:style-name="T104">и и</text:span><text:span text:style-name="T106">нвестору <text:s/>следует понимать, что</text:span><text:span text:style-name="T89"> стремление получить большую прибыль </text:span><text:span text:style-name="T106">может быть </text:span><text:span text:style-name="T107">привести</text:span><text:span text:style-name="T106"> </text:span><text:span text:style-name="T107">к</text:span><text:span text:style-name="T89"> </text:span><text:span text:style-name="T104">вложени</text:span><text:span text:style-name="T107">ю средств инвестирования</text:span><text:span text:style-name="T104"> в </text:span><text:span text:style-name="T106">высокорисковы</text:span><text:span text:style-name="T104">е</text:span><text:span text:style-name="T106"> актив</text:span><text:span text:style-name="T104">ы</text:span><text:span text:style-name="T106">, которые характеризуются высокой волатильностью, что, в конечном итоге, может привести к финансовым потерям. </text:span><text:span text:style-name="T89">Цели инвестирования </text:span><text:span text:style-name="T106">всегда</text:span><text:span text:style-name="T89"> должны формулироваться с учетом как доходности, так и риска, </text:span><text:span text:style-name="T108">и любая инвестиция всегда должна рассматриваться </text:span><text:span text:style-name="T107">как совокупность </text:span><text:span text:style-name="T108">доходности и риска.</text:span></text:p>
        <text:p text:style-name="P75">Фактически, на данном этапе инвестору необходимо выбрать между различными доступными финансовыми инструментами и включить в свой инвестиционный портфель те из них и в таком количестве, которые инвестор считает разумным.</text:p>
        <text:h text:style-name="P199" text:outline-level="3">1.<text:span text:style-name="T361">3</text:span>.2. Анализ рынка ценных бумаг</text:h>
        <text:p text:style-name="P102"><text:span text:style-name="T109">«А</text:span><text:span text:style-name="T89">нализ ценных бумаг (</text:span><text:span text:style-name="T143">security analysis</text:span><text:span text:style-name="T89">), </text:span><text:span text:style-name="T109">являющийся в</text:span><text:span text:style-name="T89">тор</text:span><text:span text:style-name="T109">ым</text:span><text:span text:style-name="T89"> этап</text:span><text:span text:style-name="T109">ом</text:span><text:span text:style-name="T89"> инвестиционного процесса, включает изучение отдельных видов ценных бумаг (или групп бумаг) в рамках основных категорий»</text:span><text:span text:style-name="T125">[4, стр.10]</text:span><text:span text:style-name="T89">. </text:span><text:span text:style-name="T110">Главной</text:span><text:span text:style-name="T89"> цел</text:span><text:span text:style-name="T110">ью</text:span><text:span text:style-name="T89"> такого </text:span><text:span text:style-name="T111">анализа</text:span><text:span text:style-name="T89"> является определение тех ценных бумаг, которые <text:s/></text:span><text:span text:style-name="T110">приносили определенный доход в прошлом при одновременном сохранении приемлемого уровня риска (т. е. волатильности). </text:span></text:p>
        <text:p text:style-name="P102"><text:soft-page-break/><text:span text:style-name="T89">Существует много различных подходов к анализу ценных бумаг, однако </text:span><text:span text:style-name="T112">все они так или иначе относятся к одному из двух основных типов анализа </text:span><text:span text:style-name="T113">[4]</text:span><text:span text:style-name="T112">:</text:span></text:p>
        <text:list xml:id="list8682793310457285628" text:style-name="L4">
          <text:list-item>
            <text:p text:style-name="P174"><text:span text:style-name="T112">технический анализ </text:span><text:span text:style-name="T89">(</text:span><text:span text:style-name="T143">technical analysis</text:span><text:span text:style-name="T89">)</text:span></text:p>
          </text:list-item>
          <text:list-item>
            <text:p text:style-name="P174"><text:span text:style-name="T152">фундаментальн</text:span><text:span text:style-name="T153">ый</text:span><text:span text:style-name="T152"> анализ </text:span><text:span text:style-name="T89">(</text:span><text:span text:style-name="T143">fundamental analysis</text:span><text:span text:style-name="T89">)</text:span></text:p>
          </text:list-item>
        </text:list>
        <text:p text:style-name="P60"><text:span text:style-name="T226">Технический анализ</text:span> в его простейшей форме <text:span text:style-name="T362">предполагает</text:span> изучение курсов рынка акций <text:span text:style-name="T363">в прошлом</text:span>, с тем, чтобы дать прогноз динамики курсов акций конкретной фирмы <text:span text:style-name="T363">в будущем, и проходит в несколько этапов. Сначала</text:span> проводится исследование курсов <text:span text:style-name="T362">акций данной компании (а также компаний-конкурентов и компаний из этого же экономического сектора) </text:span>за <text:span text:style-name="T362">большой</text:span> <text:span text:style-name="T362">исторический</text:span> период с целью выявления повторяющихся тенденций или циклов в динамике курсов <text:span text:style-name="T362">акций</text:span>. Затем анализируются курсы акций за <text:span text:style-name="T362">некоторый относительно недавний</text:span> период времени, с тем чтобы выявить <text:s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362">Выявляя т</text:span>аким образом текущие тенденции, аналитик надеется дать прогноз будущей динамики курсов акций <text:span text:style-name="T362">требуемой компании</text:span>. <text:span text:style-name="T364">Различные методы технического анализа, в основном благодаря наглядности при работе с графиками, доступны в том числе и непрофессиональным инвесторам.</text:span></text:p>
        <text:p text:style-name="P71"><text:span text:style-name="T226">Фундаментальный анализ</text:span> <text:span text:style-name="T365">использует прогнозы прибыли и дивидендов конкретной компании, ожидая будущих процентных ставок и оценку риска компании [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ли оценена данная компания на рынке. «Акции, внутренняя стоимость меньше текущего рыночного курса, называются переоцененными, а те акции, рыночный курс которых ниже внутренней </text:span><text:soft-page-break/><text:span text:style-name="T365">стоимости, — недо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степени от этой величины» [4, стр.11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199" text:outline-level="3">1.<text:span text:style-name="T366">3</text:span>.3. Формирование портфеля ценных бумаг</text:h>
        <text:p text:style-name="Standard"><text:span text:style-name="T155">«Ф</text:span><text:span text:style-name="T154">ормирование портфеля</text:span><text:span text:style-name="T1"> (</text:span><text:span text:style-name="T147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»</text:span><text:span text:style-name="T69">[4, стр.13]</text:span><text:span text:style-name="T1"> </text:span><text:span text:style-name="T2">Основными проблемами, с которыми инвестор сталкивается на данном этапе, являются:</text:span></text:p>
        <text:list xml:id="list5376128647122726696" text:style-name="L5">
          <text:list-item>
            <text:p text:style-name="P175">Селективность </text:p>
          </text:list-item>
          <text:list-item>
            <text:p text:style-name="P175">Выбор времени операций</text:p>
          </text:list-item>
          <text:list-item>
            <text:p text:style-name="P175">Диверсификация</text:p>
          </text:list-item>
        </text:list>
        <text:p text:style-name="Standard"><text:span text:style-name="T147">«Селективность</text:span><text:span text:style-name="T1"> (</text:span><text:span text:style-name="T156">selectivity</text:span><text:span text:style-name="T1">), называемая также микропрогнозированием, относится к анализу ценных бумаг и связана с прогнозированием динамики цен отдельных видов ценных бумаг</text:span><text:span text:style-name="T69">»</text:span><text:span text:style-name="T3">[4, </text:span><text:span text:style-name="T69">стр.13</text:span><text:span text:style-name="T3">]</text:span><text:span text:style-name="T1">. </text:span><text:span text:style-name="T4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Standard"><text:span text:style-name="T147">«Выбор времени операций</text:span><text:span text:style-name="T1"> (</text:span><text:span text:style-name="T156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69">фондовых</text:span><text:span text:style-name="T1"> инструментов с фиксированным доходом, </text:span><text:span text:style-name="T69">такими, как </text:span><text:span text:style-name="T5">корпоративные облигации»</text:span><text:span text:style-name="T3">[4, </text:span><text:span text:style-name="T69">стр.13</text:span><text:span text:style-name="T3">].</text:span><text:span text:style-name="T5"> </text:span><text:span text:style-name="T3">В качестве примера макропрогнозирования </text:span><text:span text:style-name="T4">при составлении инвестиционного портфеля </text:span><text:span text:style-name="T3">можно </text:span><text:soft-page-break/><text:span text:style-name="T3">привести добавление в портфель бумаг с фиксированным доходом (или увеличение их доли в портфеле) в ситуации, когда фондовый рынок находится в кризисе. </text:span><text:span text:style-name="T6">Примером такой ситуации может служить фондовый рынок США в 2008 году, когда </text:span><text:span text:style-name="T7">доходность долгосрочных облигаций казначейства США (20.1%) превысила среднюю доходность акций компаний S&amp;P500 (-36.55%) </text:span><text:span text:style-name="T6">[17].</text:span></text:p>
        <text:p text:style-name="Standard"><text:span text:style-name="T147">«Диверсификация</text:span><text:span text:style-name="T1"> (</text:span><text:span text:style-name="T156">diversification</text:span><text:span text:style-name="T1">) заключается в </text:span><text:span text:style-name="T70">формировании инвестиционного портфеля таким образом, чтобы при определенных ограничениях</text:span><text:span text:style-name="T2"> минимизировать риск</text:span><text:span text:style-name="T70">» [4, стр.13]</text:span><text:span text:style-name="T2">. </text:span><text:span text:style-name="T8">Проблеме диверсификации риска и оптимального распределения весов ценных бумаг в портфеле будет посвящена глава 2.</text:span></text:p>
        <text:h text:style-name="P199" text:outline-level="3">1.3.4. Пересмотр портфеля</text:h>
        <text:p text:style-name="P102"><text:span text:style-name="T1">Пересмотр портфеля (</text:span><text:span text:style-name="T147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pan text:style-name="T10">периодически </text:span><text:span text:style-name="T1">обновляют, или «ребалансируют», продавая содержащиеся в 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ценных бумаг; </text:span><text:span text:style-name="T10">а также </text:span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102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102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199" text:outline-level="3"><text:soft-page-break/>1.<text:span text:style-name="T366">3</text:span>.5. Оценка эффективности портфеля</text:h>
        <text:p text:style-name="P102"><text:span text:style-name="T1">Оценка эффективности портфеля включает периодическую оценку </text:span><text:span text:style-name="T14">двух основных показателей инвестиционного портфеля - </text:span><text:span text:style-name="T1">полученной доходности и показателей риска, </text:span><text:span text:style-name="T14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24], либо торгуемого фонда (exchange-traded funds, ETF), составленного на основе этого индекса (например, ETF SPRD S&amp;P500 [25]).</text:span></text:p>
        <text:h text:style-name="Heading_20_3" text:outline-level="3"><text:bookmark-start text:name="__RefHeading___Toc3177_1360820806"/>Выводы <text:span text:style-name="T309">по главе</text:span><text:bookmark-end text:name="__RefHeading___Toc3177_1360820806"/></text:h>
        <text:p text:style-name="Standard">В первой главе выпускной квалификационной работы рассмотрены основные понятия, <text:span text:style-name="T367">связанные с инвестициями, среди двух основных типов инвестиций (реальными и финансовыми), основное внимание уделено финансовым инвестициям.</text:span></text:p>
        <text:p text:style-name="Standard"><text:span text:style-name="T368">Во втором разделе главы указаны </text:span>основные типы ценных бумаг: к<text:span text:style-name="T369">азначейские векселя, </text:span>д<text:span text:style-name="T369">олгосрочные казначейские и корпоративные облигации (относящиеся к ценным бумагам с фиксированным доходом) и </text:span>о<text:span text:style-name="T369">быкновенные акции; </text:span>приведены <text:span text:style-name="T368">значения </text:span>доходности и волатильности этих <text:span text:style-name="T370">типов </text:span>ценных бумаг за большой исторический период. </text:p>
        <text:p text:style-name="Standard">Основное внимание в главе уделено обыкновенным акциям <text:span text:style-name="T370">и инвестициям в них </text:span>— указаны <text:span text:style-name="T370">важные </text:span>основные свойства (<text:span text:style-name="T371">остаточное правопритязание и ограниченная ответственность акционера</text:span>); и рассмотрены различные типы стоимости (<text:span text:style-name="T372">номинальная, эмиссионная, рыночная, ликвидационная и балансовая</text:span>), фигурирующие при оценке акций различных компаний.</text:p>
        <text:p text:style-name="Standard">Также рассмотрены основные составляющие доходности обыкновенных акций — а именно, дивидендная и полная доходность; <text:soft-page-break/>проведен анализ относительных и абсолютных размеров выплачиваемых дивидендов среди <text:span text:style-name="T368">30</text:span> крупнейших <text:span text:style-name="T368">публичных </text:span>компаний США; также <text:span text:style-name="T368">рассмотрено </text:span>изменение пропорции <text:span text:style-name="T368">выплачиваемых </text:span>дивидендов в полной доходности обыкновенных акций в исторической перспективе <text:span text:style-name="T368">для разных стран мира.</text:span></text:p>
        <text:p text:style-name="Standard"><text:span text:style-name="T370">В заключительной части главы основное внимание уделено инвестиционному процессу, и его основным этапам — в</text:span><text:span text:style-name="T374">ыбору инвестиционной политики, а</text:span><text:span text:style-name="T373">нализ</text:span><text:span text:style-name="T374">у</text:span><text:span text:style-name="T373"> рынка ценных бумаг, </text:span><text:span text:style-name="T374">ф</text:span><text:span text:style-name="T373">ормировани</text:span><text:span text:style-name="T374">ю </text:span><text:span text:style-name="T373">портфеля, </text:span><text:span text:style-name="T374">его п</text:span><text:span text:style-name="T373">ересмотр</text:span><text:span text:style-name="T374">у</text:span><text:span text:style-name="T373"> </text:span><text:span text:style-name="T374">и оценке эффективности портфеля по сравнению с «эталонным» портфелем. </text:span></text:p>
        <text:p text:style-name="Standard"><text:span text:style-name="T374">Проведенное исследование и полученные выводы позволяют перейти к рассмотрению материала следующей главы, посвященной </text:span><text:span text:style-name="T375">формированию оптимального инвестиционного портфеля</text:span><text:span text:style-name="T374"> </text:span><text:span text:style-name="T375">на основании теории эффективного портфеля Марковитца.</text:span></text:p>
        <text:p text:style-name="P4"/>
        <text:h text:style-name="P196" text:outline-level="1"><text:bookmark-start text:name="__RefHeading___Toc7229_1010778528"/><text:span text:style-name="T224">ГЛАВА 2. </text:span><text:span text:style-name="T225">ОСНОВЫ СОВРЕМЕННОЙ ТЕОРИИ ФОРМИРОВАНИЯ ПОРТФЕЛЯ</text:span><text:bookmark-end text:name="__RefHeading___Toc7229_1010778528"/></text:h>
        <text:p text:style-name="P106"><text:span text:style-name="T224"/></text:p>
        <text:p text:style-name="Standard">Современная теория инвестиций представляет собой совокупность понятий, методов и результатов, относящихся к различным <text:span text:style-name="T381">этапам</text:span> инвестиционного процесса, <text:span text:style-name="T381">рассмотренным в предыдущей главе, и в первую очередь, к этапам формирования портфеля и оценки его эффективности.</text:span></text:p>
        <text:p text:style-name="Standard">Теория инвестиций возникла в связи с потребностью рынка инвестиционных услуг в устранении недостатков традиционного «наивного» управления инвестициями, которые, надо заметить, не полностью преодолены практиками до сих пор и главными из которых являются[1]:</text:p>
        <text:list xml:id="list4568151164437497926" text:style-name="L6">
          <text:list-item>
            <text:p text:style-name="P176">мышление в терминах одного актива — когда решение о покупке/продаже принимается вне связи с аналогичными решениями по другим активам и без ориентации на конечные цели инвестирования</text:p>
          </text:list-item>
          <text:list-item>
            <text:p text:style-name="P176">неучет риска в количественной форме либо подмена такого учета словесными формулировками</text:p>
          </text:list-item>
          <text:list-item>
            <text:p text:style-name="P176">отсутствие объективных критериев оптимальности и эффективности <text:span text:style-name="T381">инвестиции</text:span></text:p>
          </text:list-item>
        </text:list>
        <text:p text:style-name="Standard">Современная теория инвестиций, <text:span text:style-name="T381">основывающаяся на</text:span> трудах выдающихся специалистов (в первую очередь, Марковитца и Шарпа), полностью преодолевает описанные выше трудности. Ее результаты позволяют принимать <text:span text:style-name="T381">осознанные</text:span> и ответственные решения на всех этапах инвестиционного процесса, <text:span text:style-name="T381">прежде всего, на этапе формирования портфеля.</text:span> <text:span text:style-name="T289">Одним из необходимых условий создания современной теории инвестиций стало развитие специальных математических методов, а также средств вычислительной техники и информационных технологий в середине и второй половине ХХ века. Основные положения современной теории формирования портфеля будут изложены далее. </text:span></text:p>
        <text:p text:style-name="P61"><text:soft-page-break/></text:p>
        <text:h text:style-name="P207" text:outline-level="2"><text:bookmark-start text:name="__RefHeading___Toc150_1574039482"/>2.<text:span text:style-name="T273">1.</text:span> <text:span text:style-name="T382">Основные термины и понятия</text:span><text:bookmark-end text:name="__RefHeading___Toc150_1574039482"/></text:h>
        <text:p text:style-name="P123"><text:span text:style-name="T89">В 1952 году Гарри Марковитц (Harry Markowitz) опубликовал <text:s/>работу[11], которая стала основой современной </text:span><text:span text:style-name="T143">теории формирования портфеля</text:span><text:span text:style-name="T180"> (modern portfolio theory, также широко используется термин mean-variance analysis)</text:span><text:span text:style-name="T143">.</text:span><text:span text:style-name="T89"> </text:span></text:p>
        <text:p text:style-name="P124"><text:span text:style-name="T127">Основная и</text:span><text:span text:style-name="T126">дея Марковитца заключается в том, что</text:span><text:span text:style-name="T89"> инвестор </text:span><text:span text:style-name="T126">в момент формирования портфеля и включения в него различных ценных бумаг </text:span><text:span text:style-name="T89">не имеет никакой достоверной информации о том, </text:span><text:span text:style-name="T126">каковы</text:span><text:span text:style-name="T89"> будут </text:span><text:span text:style-name="T126">котировки этих </text:span><text:span text:style-name="T89">цен</text:span><text:span text:style-name="T126">ных</text:span><text:span text:style-name="T89"> бумаг </text:span><text:span text:style-name="T126">в будущем, а следовательно, и</text:span><text:span text:style-name="T114"> какой будет доходность портфеля по итогам периода владения. </text:span><text:span text:style-name="T126">В соответствии с этим</text:span><text:span text:style-name="T114">, инвестор должен считать </text:span><text:span text:style-name="T115">доходность каждого портфеля </text:span><text:span text:style-name="T144">случайной величиной</text:span><text:span text:style-name="T115"> </text:span><text:span text:style-name="T114">(random value). </text:span></text:p>
        <text:p text:style-name="P125"><text:span text:style-name="T115">Случайные величины</text:span><text:span text:style-name="T114"> имеют </text:span><text:span text:style-name="T115">различные</text:span><text:span text:style-name="T114"> характеристики, одна</text:span><text:span text:style-name="T115">ко в приложении к </text:span><text:span text:style-name="T127">современной </text:span><text:span text:style-name="T115">теории формирования портфеля самыми важными являются </text:span><text:span text:style-name="T114">ожидаемое (или среднее) значение </text:span><text:span text:style-name="T92">доходности</text:span><text:span text:style-name="T114"> (expected </text:span><text:span text:style-name="T93">return </text:span><text:span text:style-name="T114">value) </text:span><text:span text:style-name="T115">и</text:span><text:span text:style-name="T114"> стандартное отклонение (standard deviation)</text:span><text:span text:style-name="T127">, и п</text:span><text:span text:style-name="T116">одход </text:span><text:span text:style-name="T94">Марковитц</text:span><text:span text:style-name="T116">а</text:span><text:span text:style-name="T94"> утверждает, что инвестор</text:span><text:span text:style-name="T91"> должен оценить ожидаемую доходность и стандартное отклонение каждого </text:span><text:span text:style-name="T115">теоретически возможного </text:span><text:span text:style-name="T91">портфеля, а затем выбрать «лучший» из них, основываясь на </text:span><text:span text:style-name="T128">совокупности двух величин — </text:span><text:span text:style-name="T91"><text:s/></text:span><text:span text:style-name="T117">доходности и стандартного отклонения</text:span><text:span text:style-name="T91">. Ожидаемая доходность </text:span><text:span text:style-name="T128">здесь является </text:span><text:span text:style-name="T91">мер</text:span><text:span text:style-name="T128">ой</text:span><text:span text:style-name="T91"> потенциального вознаграждения </text:span><text:span text:style-name="T128">данного портфеля</text:span><text:span text:style-name="T91">, а стандартное отклонение — мер</text:span><text:span text:style-name="T128">ой</text:span><text:span text:style-name="T91"> риска. </text:span></text:p>
        <text:h text:style-name="P200" text:outline-level="3"><text:span text:style-name="T293">2.1.1. Д</text:span>оходност<text:span text:style-name="T383">ь</text:span> портфеля</text:h>
        <text:p text:style-name="P72">Доходность каждой отдельно взятой ценной бумаги является отношением разницы цены продажи и цены покупки к начальной цене (цене покупки), с учетом произв<text:span text:style-name="T502">еденных</text:span> <text:span text:style-name="T502">за период владения ценной бумагой </text:span>дивидендных выплат :</text:p>
        <text:p text:style-name="P72"><text:soft-page-break/><draw:frame draw:style-name="fr8" draw:name="Object6" text:anchor-type="as-char" svg:y="-0.684cm" svg:width="2.676cm" svg:height="1.125cm" draw:z-index="42"><draw:object xlink:href="./Object 14" xlink:type="simple" xlink:show="embed" xlink:actuate="onLoad"/><draw:image xlink:href="./ObjectReplacements/Object 14" xlink:type="simple" xlink:show="embed" xlink:actuate="onLoad"/><svg:desc>formula</svg:desc></draw:frame>, где <draw:frame draw:style-name="fr8" draw:name="Object7" text:anchor-type="as-char" svg:y="-0.377cm" svg:width="0.646cm" svg:height="0.533cm" draw:z-index="43"><draw:object xlink:href="./Object 15" xlink:type="simple" xlink:show="embed" xlink:actuate="onLoad"/><draw:image xlink:href="./ObjectReplacements/Object 15" xlink:type="simple" xlink:show="embed" xlink:actuate="onLoad"/><svg:desc>formula</svg:desc></draw:frame> — цена покупки ценной бумаги, <draw:frame draw:style-name="fr8" draw:name="Object37" text:anchor-type="as-char" svg:y="-0.377cm" svg:width="0.639cm" svg:height="0.533cm" draw:z-index="44"><draw:object xlink:href="./Object 17" xlink:type="simple" xlink:show="embed" xlink:actuate="onLoad"/><draw:image xlink:href="./ObjectReplacements/Object 17" xlink:type="simple" xlink:show="embed" xlink:actuate="onLoad"/><svg:desc>formula</svg:desc></draw:frame>— <text:span text:style-name="T500">цена данной</text:span> ценной бумаги при продаже, <draw:frame draw:style-name="fr8" draw:name="Object36" text:anchor-type="as-char" svg:y="-0.377cm" svg:width="0.443cm" svg:height="0.469cm" draw:z-index="45"><draw:object xlink:href="./Object 16" xlink:type="simple" xlink:show="embed" xlink:actuate="onLoad"/><draw:image xlink:href="./ObjectReplacements/Object 16" xlink:type="simple" xlink:show="embed" xlink:actuate="onLoad"/><svg:desc>formula</svg:desc></draw:frame>— все осуществленные за период владения дивидендные выплаты.</text:p>
        <text:p text:style-name="P73"><text:span text:style-name="T501">П</text:span>ортфель, <text:span text:style-name="T501">являющийся </text:span>совокупность<text:span text:style-name="T501">ю</text:span> <text:span text:style-name="T501">включенных в него ценных </text:span>бумаг, <text:span text:style-name="T501">имеет следующую формулу вычисления доходности:</text:span></text:p>
        <text:p text:style-name="P129"><text:span text:style-name="T129"><draw:frame draw:style-name="fr8" draw:name="Object57" text:anchor-type="as-char" svg:y="-0.684cm" svg:width="3.052cm" svg:height="1.125cm" draw:z-index="48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129">, где </text:span><text:span text:style-name="T129"><draw:frame draw:style-name="fr8" draw:name="Object91" text:anchor-type="as-char" svg:y="-0.377cm" svg:width="0.741cm" svg:height="0.533cm" draw:z-index="49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129"> — совокупную цену покупки всех ценных бумаг, </text:span><text:span text:style-name="T129"><draw:frame draw:style-name="fr8" draw:name="Object96" text:anchor-type="as-char" svg:y="-0.377cm" svg:width="0.734cm" svg:height="0.533cm" draw:z-index="50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129"> — совокупную </text:span><text:span text:style-name="T130">цена</text:span><text:span text:style-name="T129"> </text:span><text:span text:style-name="T130">продажи</text:span><text:span text:style-name="T129"> этих ценных бумаг, </text:span><text:span text:style-name="T129"><draw:frame draw:style-name="fr8" draw:name="Object92" text:anchor-type="as-char" svg:y="-0.377cm" svg:width="0.547cm" svg:height="0.469cm" draw:z-index="51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129">— </text:span><text:span text:style-name="T131">совокупные </text:span><text:span text:style-name="T129">дивидендные выплаты.</text:span></text:p>
        <text:p text:style-name="P103"><text:span text:style-name="T101">Для вычислительных нужд более удобной может оказаться </text:span><text:span text:style-name="T89">матричн</text:span><text:span text:style-name="T101">ая</text:span><text:span text:style-name="T89"> </text:span><text:span text:style-name="T118">нотация </text:span><text:span text:style-name="T89">формул</text:span><text:span text:style-name="T102">ы</text:span><text:span text:style-name="T89"> вычисления доходности [14]:</text:span></text:p>
        <text:p text:style-name="P103"><text:span text:style-name="T89"><draw:frame draw:style-name="fr8" draw:name="Object152" text:anchor-type="as-char" svg:y="-0.437cm" svg:width="1.843cm" svg:height="0.593cm" draw:z-index="61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89">, где </text:span><text:span text:style-name="T89"><draw:frame draw:style-name="fr8" draw:name="Object158" text:anchor-type="as-char" svg:y="-0.998cm" svg:width="1.438cm" svg:height="1.81cm" draw:z-index="62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89"> </text:span><text:span text:style-name="T99">—</text:span><text:span text:style-name="T89"> матрица весов ценных бумаг, включенных в портфель, </text:span><text:span text:style-name="T89"><draw:frame draw:style-name="fr8" draw:name="Object153" text:anchor-type="as-char" svg:y="-0.998cm" svg:width="1.566cm" svg:height="1.81cm" draw:z-index="63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89"> <text:s/>- матрица доходност</text:span><text:span text:style-name="T98">ей</text:span><text:span text:style-name="T89"> отдельно взятых ценных бумаг. </text:span></text:p>
        <text:p text:style-name="P103"><text:span text:style-name="T98">К примеру, для трех ценных бумаг формула вычисления доходност</text:span><text:span text:style-name="T100">и портфеля</text:span><text:span text:style-name="T98"> в матричной форме будет выглядеть так:</text:span></text:p>
        <text:p text:style-name="P62"><draw:frame draw:style-name="fr8" draw:name="Object154" text:anchor-type="as-char" svg:y="-1.032cm" svg:width="8.024cm" svg:height="1.879cm" draw:z-index="64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text:h text:style-name="P200" text:outline-level="3">2.1.<text:span text:style-name="T384">2.</text:span> <text:span text:style-name="T503">Стандартное</text:span> отклонение <text:span text:style-name="T503">портфеля</text:span></text:h>
        <text:p text:style-name="P130"><text:span text:style-name="T145">Среднеквадратичное отклонение</text:span><text:span text:style-name="T132"> (стандартное отклонение) в теории вероятностей и статистике является наиболее распространённым показателем рассеивания значений случайной величины относительно её математического ожидания [38]. </text:span><text:span text:style-name="T133">В приложении к теории формирования портфеля, среднеквадратичное отклонение доходности </text:span><text:span text:style-name="T133"><draw:frame draw:style-name="fr8" draw:name="Object35" text:anchor-type="as-char" svg:y="-0.226cm" svg:width="0.482cm" svg:height="0.25cm" draw:z-index="65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33"> ценной бумаги является мерой риска. Оно вычисляется как квадратный корень из дисперсии, </text:span><text:soft-page-break/><text:span text:style-name="T133">являющейся мерой разброса случайной величины [39], то есть, ожидаемым значением средних квадратических отклонений от ожидаемой нормы доходности, а фактически, от изменений цены данной ценной бумаги. Чем выше изменчивость доходности (цены), тем выше будет среднее значение этих квадратичных отклонений. Таким образом, дисперсия и среднее квадратичное отклонение измеряют неопределенность результатов.</text:span></text:p>
        <text:p text:style-name="P46">Формула <text:span text:style-name="T387">для </text:span>вычисления стандартного отклонения <text:span text:style-name="T291">портфеля имеет следующий вид [4]</text:span>:</text:p>
        <text:p text:style-name="P106"><draw:frame draw:style-name="fr8" draw:name="Object29" text:anchor-type="as-char" svg:y="-0.799cm" svg:width="3.734cm" svg:height="1.226cm" draw:z-index="66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89">, </text:span><text:span text:style-name="T90">где</text:span><text:span text:style-name="T95"> </text:span><text:span text:style-name="T90"><draw:frame draw:style-name="fr8" draw:name="Object156" text:anchor-type="as-char" svg:y="-0.377cm" svg:width="0.605cm" svg:height="0.533cm" draw:z-index="67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90"> </text:span><text:span text:style-name="T95">и </text:span><text:span text:style-name="T95"><draw:frame draw:style-name="fr8" draw:name="Object157" text:anchor-type="as-char" svg:y="-0.377cm" svg:width="0.646cm" svg:height="0.533cm" draw:z-index="68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95"> являются весами </text:span><text:span text:style-name="T97">ценных бумаг</text:span><text:span text:style-name="T90"> </text:span><text:span text:style-name="T90"><draw:frame draw:style-name="fr8" draw:name="Object104" text:anchor-type="as-char" svg:y="-0.377cm" svg:width="0.326cm" svg:height="0.469cm" draw:z-index="69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90"> и </text:span><text:span text:style-name="T90"><draw:frame draw:style-name="fr8" draw:name="Object105" text:anchor-type="as-char" svg:y="-0.377cm" svg:width="0.395cm" svg:height="0.469cm" draw:z-index="70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96">, а</text:span><text:span text:style-name="T90"> </text:span><text:span text:style-name="T90"><draw:frame draw:style-name="fr8" draw:name="Object103" text:anchor-type="as-char" svg:y="-0.226cm" svg:width="0.63cm" svg:height="0.379cm" draw:z-index="71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90"> обозначает ковариацию доходностей </text:span><text:span text:style-name="T96">этих </text:span><text:span text:style-name="T90">ценных бумаг</text:span><text:span text:style-name="T95">.</text:span></text:p>
        <text:p text:style-name="P103"><text:span text:style-name="T103">Аналогично </text:span><text:span text:style-name="T95">формул</text:span><text:span text:style-name="T103">е</text:span><text:span text:style-name="T95"> вычисления доходности, </text:span><text:span text:style-name="T103">формула вычисления стандартного отклонения портфеля также имеет матричную форму [14]</text:span><text:span text:style-name="T95">:</text:span></text:p>
        <text:p text:style-name="P78"><draw:frame draw:style-name="fr8" draw:name="Object155" text:anchor-type="as-char" svg:y="-0.437cm" svg:width="1.979cm" svg:height="0.593cm" draw:z-index="72"><draw:object xlink:href="./Object 56" xlink:type="simple" xlink:show="embed" xlink:actuate="onLoad"/><draw:image xlink:href="./ObjectReplacements/Object 56" xlink:type="simple" xlink:show="embed" xlink:actuate="onLoad"/><svg:desc>formula</svg:desc></draw:frame>, <text:span text:style-name="T292">где </text:span><text:span text:style-name="T292"><draw:frame draw:style-name="fr8" draw:name="Object151" text:anchor-type="as-char" svg:y="-0.998cm" svg:width="1.438cm" svg:height="1.81cm" draw:z-index="73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292"> — матрица весов ценных бумаг, включенных в портфель, </text:span><text:span text:style-name="T292"><draw:frame draw:style-name="fr8" draw:name="Object159" text:anchor-type="as-char" svg:y="-0.3cm" svg:width="0.466cm" svg:height="0.319cm" draw:z-index="74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92">— ковариационная матрица портфеля.</text:span></text:p>
        <text:p text:style-name="P80">К примеру, для случая с тремя бумагами в портфеле эта формула выглядит следующим образом:</text:p>
        <text:p text:style-name="P46"><text:span text:style-name="T249"><draw:frame draw:style-name="fr8" draw:name="Object150" text:anchor-type="as-char" svg:y="-1.162cm" svg:width="7.394cm" svg:height="2.08cm" draw:z-index="75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  <text:h text:style-name="P201" text:outline-level="3"><text:span text:style-name="T294">2.1.3. </text:span>Ковариация</text:h>
        <text:p text:style-name="P63">Важным понятием при вычислении стандартного отклонения портфеля является ковариация. </text:p>
        <text:p text:style-name="P74"><text:span text:style-name="T226">Ковариация</text:span> <text:span text:style-name="T254">(covariance) в теории вероятности и математической статистике является мерой линейной зависимости двух случайных величин [40].</text:span> <text:span text:style-name="T385">Важность ковариации для теории формирования портфеля заключается в том, что с её помощью становится ясно, </text:span>насколько доходности двух ценных <text:soft-page-break/>бумаг i и j <text:span text:style-name="T385">(являющихся случайными переменными)</text:span>, зависят друг от друга. <text:span text:style-name="T386">Значение ковариации двух случайных величин лежит в промежутке </text:span><text:span text:style-name="T386"><draw:frame draw:style-name="fr7" draw:name="Object4" text:anchor-type="as-char" svg:y="-0.377cm" svg:width="1.452cm" svg:height="0.482cm" draw:z-index="76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86">, ковариация, равная единице означает, что доходности бумаг меняются однонаправленно; минус единице, — что доходности меняются разнонаправленно. Значение ковариации, равное нулю, означает отсутствие какой-либо взаимосвязи между данными ценными бумагами.</text:span></text:p>
        <text:p text:style-name="P64"><text:span text:style-name="T295">Понятие ковариации используется д</text:span>ля вычисления стандартного отклонения портфеля, <text:span text:style-name="T295">в формуле вычисления которого используется</text:span> ковариационная матрица. Ковариационная матрица <draw:frame draw:style-name="fr8" draw:name="Object161" text:anchor-type="as-char" svg:y="-0.3cm" svg:width="0.466cm" svg:height="0.319cm" draw:z-index="77"><draw:object xlink:href="./Object 26" xlink:type="simple" xlink:show="embed" xlink:actuate="onLoad"/><draw:image xlink:href="./ObjectReplacements/Object 26" xlink:type="simple" xlink:show="embed" xlink:actuate="onLoad"/><svg:desc>formula</svg:desc></draw:frame> — это матрица, составленная из попарных ковариаций элементов одного или двух случайных векторов. <text:span text:style-name="T296">К примеру, в случае портфеля из трех ценных бумаг,</text:span> формула вычисления <text:span text:style-name="T296">ковариационной матрицы</text:span> в матричной форме имее<text:span text:style-name="T296">т</text:span> следующий вид <text:span text:style-name="T387">[14]</text:span>:</text:p>
        <text:p text:style-name="P74"><text:span text:style-name="T294"><draw:frame draw:style-name="fr8" draw:name="Object160" text:anchor-type="as-char" svg:y="-1.162cm" svg:width="3.475cm" svg:height="2.08cm" draw:z-index="7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94">, где </text:span><text:span text:style-name="T294"><draw:frame draw:style-name="fr8" draw:name="Object30" text:anchor-type="as-char" svg:y="-0.437cm" svg:width="0.61cm" svg:height="0.593cm" draw:z-index="7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94"> — дисперсия </text:span><text:span text:style-name="T294"><draw:frame draw:style-name="fr8" draw:name="Object31" text:anchor-type="as-char" svg:y="-0.377cm" svg:width="0.326cm" svg:height="0.469cm" draw:z-index="87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94">-й бумаги, </text:span><text:span text:style-name="T294"><draw:frame draw:style-name="fr8" draw:name="Object32" text:anchor-type="as-char" svg:y="-0.437cm" svg:width="0.63cm" svg:height="0.593cm" draw:z-index="88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94"> — ковариация между ценными бумагами </text:span><text:span text:style-name="T294"><draw:frame draw:style-name="fr8" draw:name="Object33" text:anchor-type="as-char" svg:y="-0.377cm" svg:width="0.326cm" svg:height="0.469cm" draw:z-index="89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94"> и </text:span><text:span text:style-name="T294"><draw:frame draw:style-name="fr8" draw:name="Object34" text:anchor-type="as-char" svg:y="-0.377cm" svg:width="0.395cm" svg:height="0.469cm" draw:z-index="90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94">.</text:span></text:p>
        <text:p text:style-name="P74"/>
        <text:h text:style-name="P209" text:outline-level="2"><text:bookmark-start text:name="__RefHeading___Toc152_1574039482"/>2.<text:span text:style-name="T274">2</text:span>. Портфельный анализ<text:bookmark-end text:name="__RefHeading___Toc152_1574039482"/></text:h>
        <text:h text:style-name="P200" text:outline-level="3">2.<text:span text:style-name="T388">2</text:span>.<text:span text:style-name="T389">1</text:span>. Достижимое множество</text:h>
        <text:p text:style-name="P42"><text:span text:style-name="T230">Достижимое множество </text:span><text:span text:style-name="T389">(feasible set) портфелей является множеством всех возможных портфелей, которые могут быть сформированы из набора в </text:span><text:span text:style-name="T389"><draw:frame draw:style-name="fr8" draw:name="Object5" text:anchor-type="as-char" svg:y="-0.377cm" svg:width="0.549cm" svg:height="0.469cm" draw:z-index="94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389"> ценных бумаг <text:s/>в различных комбинациях и в различных пропорциях. </text:span>На рисунке <text:span text:style-name="T510">2</text:span> представлен <text:span text:style-name="T390">пример</text:span> <text:span text:style-name="T391">такого</text:span> множества<text:span text:style-name="T392">.</text:span></text:p>
        <text:p text:style-name="Image"><draw:frame draw:style-name="fr3" draw:name="Image3" text:anchor-type="char" svg:y="0.014cm" svg:width="16.974cm" svg:height="8.359cm" draw:z-index="0"><draw:image xlink:href="Pictures/1000020100000352000001A44BE184AD675FC7C8.png" xlink:type="simple" xlink:show="embed" xlink:actuate="onLoad"/></draw:frame><text:soft-page-break/>Рисунок <text:span text:style-name="T509">2 — </text:span>достижимое множество портфелей, сформированного из некоторого количества ценных бумаг. <text:span text:style-name="T393">По вертикальной оси <text:s/>отложены значения доходностей, по горизонтальной — стандартное отклонение, являющееся мерой риска</text:span></text:p>
        <text:p text:style-name="P106"><text:span text:style-name="T15">Следствием определения достижимого множество является тот факт,</text:span><text:span text:style-name="T1"> что все возможные портфели, которые могут быть сформированы из </text:span><text:span text:style-name="T16">набора</text:span><text:span text:style-name="T1"> в </text:span><text:span text:style-name="T1"><draw:frame draw:style-name="fr8" draw:name="Object43" text:anchor-type="as-char" svg:y="-0.377cm" svg:width="0.549cm" svg:height="0.469cm" draw:z-index="96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"> ценных бумаг, лежат либо на границе, либо внутри достижимого множества (точки </text:span><text:span text:style-name="T1"><draw:frame draw:style-name="fr8" draw:name="Object106" text:anchor-type="as-char" svg:y="-0.377cm" svg:width="0.443cm" svg:height="0.469cm" draw:z-index="98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">, </text:span><text:span text:style-name="T1"><draw:frame draw:style-name="fr8" draw:name="Object107" text:anchor-type="as-char" svg:y="-0.377cm" svg:width="0.499cm" svg:height="0.469cm" draw:z-index="99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">, </text:span><text:span text:style-name="T1"><draw:frame draw:style-name="fr8" draw:name="Object108" text:anchor-type="as-char" svg:y="-0.377cm" svg:width="0.519cm" svg:height="0.469cm" draw:z-index="100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"> на рисунке </text:span><text:span text:style-name="T77">2</text:span><text:span text:style-name="T1"> являются примерами таких портфелей).</text:span></text:p>
        <text:h text:style-name="P202" text:outline-level="3">2.<text:span text:style-name="T388">2</text:span>.<text:span text:style-name="T394">2</text:span>. Теореме об эффективном множестве</text:h>
        <text:p text:style-name="Standard"><text:span text:style-name="T15">Очевидно, что работа с произвольным достижимым множеством не является оптимальным решением для инвестора, так как в </text:span><text:span text:style-name="T75">этом</text:span><text:span text:style-name="T15"> случае необходимо провести оценку доходностей и стандартных отклонений всех портфелей из этого множества, что является сложной задачей с вычислительной точки зрения. </text:span><text:span text:style-name="T17">Однако, </text:span><text:span text:style-name="T15">подход Марковитца говорит о том, что </text:span><text:span text:style-name="T17">и</text:span><text:span text:style-name="T1">нвестору нет </text:span><text:span text:style-name="T17">нужды</text:span><text:span text:style-name="T1"> проводить оценку всех этих портфелей — </text:span><text:span text:style-name="T15">вместо этого, из достижимого множества инвестору следует выделить эффективное множество портфелей (efficient set), воспользовавшись теоремой об </text:span><text:soft-page-break/><text:span text:style-name="T15">эффективном множестве </text:span><text:span text:style-name="T1">(efficient set theorem), </text:span><text:span text:style-name="T15">которая звучит следующим образом [3]</text:span><text:span text:style-name="T1">:</text:span></text:p>
        <text:p text:style-name="Standard">Инвестор <text:span text:style-name="T395">должен</text:span> свой оптимальный портфель из множества портфелей, каждый из которых:</text:p>
        <text:list xml:id="list3506595674179601899" text:style-name="WW8Num7">
          <text:list-item>
            <text:p text:style-name="P161">Обеспечивает максимальную ожидаемую доходность дл<text:span text:style-name="T290">я</text:span> некоторого уровня риска</text:p>
          </text:list-item>
          <text:list-item>
            <text:p text:style-name="P161">Обеспечивает минимальный риск для некоторого значения ожидаемой доходности.</text:p>
          </text:list-item>
        </text:list>
        <text:p text:style-name="Standard"><text:span text:style-name="T1">Набор портфелей, удовлетворяющий этим двум условиям, </text:span><text:span text:style-name="T15">и является</text:span><text:span text:style-name="T1"> эффективным множеством (efficient set). </text:span></text:p>
        <text:p text:style-name="Standard">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, и будет рассмотрен на примере в главе 3. Графический же метод определения местоположения эффективного множества изложен ниже.</text:p>
        <text:p text:style-name="Standard"><text:span text:style-name="T18">Для начала, определим</text:span><text:span text:style-name="T16"> множество портфелей, удовлетворяющих первому условию теорем</text:span><text:span text:style-name="T18">ы</text:span><text:span text:style-name="T16"> об эффективном </text:span><text:span text:style-name="T18">множестве, </text:span><text:span text:style-name="T19">а именно</text:span><text:span text:style-name="T18"> являющиеся портфелями с </text:span><text:span text:style-name="T149">максимальной доходностью.</text:span><text:span text:style-name="T18"> </text:span><text:span text:style-name="T20">Принимая во внимание, </text:span><text:span text:style-name="T19">что на рисунке </text:span><text:span text:style-name="T77">2</text:span><text:span text:style-name="T19"> доходность отложена по вертикальной шкале, видно что не существует портфеля, обеспечивающего большую ожидаемую доходность, чем портфель </text:span><text:span text:style-name="T19"><draw:frame draw:style-name="fr8" draw:name="Object24" text:anchor-type="as-char" svg:y="-0.377cm" svg:width="0.443cm" svg:height="0.469cm" draw:z-index="101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9">. Это объясняется тем, что если провести горизонтальную линию, проходящую через </text:span><text:span text:style-name="T19"><draw:frame draw:style-name="fr8" draw:name="Object26" text:anchor-type="as-char" svg:y="-0.377cm" svg:width="0.443cm" svg:height="0.469cm" draw:z-index="102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, то ни одна из точек достижимого множества не будет лежать выше горизонтальной прямой, проходящей через </text:span><text:span text:style-name="T19"><draw:frame draw:style-name="fr8" draw:name="Object25" text:anchor-type="as-char" svg:y="-0.377cm" svg:width="0.443cm" svg:height="0.469cm" draw:z-index="104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9">, </text:span><text:span text:style-name="T20">т. е. </text:span><text:span text:style-name="T19">не существует портфел</text:span><text:span text:style-name="T21">я</text:span><text:span text:style-name="T19">, </text:span><text:span text:style-name="T20">име</text:span><text:span text:style-name="T19">ющ</text:span><text:span text:style-name="T21">его</text:span><text:span text:style-name="T20"> </text:span><text:span text:style-name="T22">больш</text:span><text:span text:style-name="T19">ую доходность</text:span><text:span text:style-name="T20">, </text:span><text:span text:style-name="T21">чем </text:span><text:span text:style-name="T21"><draw:frame draw:style-name="fr8" draw:name="Object27" text:anchor-type="as-char" svg:y="-0.377cm" svg:width="0.443cm" svg:height="0.469cm" draw:z-index="109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1">. Аналогично, не существует портфеля, обеспечивающего меньшую ожидаемую доходность, чем портфель </text:span><text:span text:style-name="T21"><draw:frame draw:style-name="fr8" draw:name="Object28" text:anchor-type="as-char" svg:y="-0.377cm" svg:width="0.519cm" svg:height="0.469cm" draw:z-index="110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1">, потому что ни одна из точек достижимого множества не лежит ниже горизонтальной прямой, проходящей через </text:span><text:span text:style-name="T21"><draw:frame draw:style-name="fr8" draw:name="Object1" text:anchor-type="as-char" svg:y="-0.377cm" svg:width="0.519cm" svg:height="0.469cm" draw:z-index="114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21">. Таким образом, множеством портфелей, обеспечивающих минимальный риск при изменяющемся уровне ожидаемой доходности является часть левой </text:span><text:soft-page-break/><text:span text:style-name="T21">(выпуклой) границы достижимого множества, лежащего между точками </text:span><text:span text:style-name="T21"><draw:frame draw:style-name="fr8" draw:name="Object2" text:anchor-type="as-char" svg:y="-0.377cm" svg:width="0.443cm" svg:height="0.469cm" draw:z-index="115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1"> и </text:span><text:span text:style-name="T21"><draw:frame draw:style-name="fr8" draw:name="Object41" text:anchor-type="as-char" svg:y="-0.377cm" svg:width="0.519cm" svg:height="0.469cm" draw:z-index="116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1">.</text:span></text:p>
        <text:p text:style-name="Standard"><text:span text:style-name="T21">Перейдя ко второму </text:span><text:span text:style-name="T16">условию теорем</text:span><text:span text:style-name="T18">ы</text:span><text:span text:style-name="T16"> об эффективном </text:span><text:span text:style-name="T18">множестве, </text:span><text:span text:style-name="T21">определим </text:span><text:span text:style-name="T18">портфели с </text:span><text:span text:style-name="T149">м</text:span><text:span text:style-name="T150">инимальным риском</text:span><text:span text:style-name="T18">. </text:span><text:span text:style-name="T23">Т.к. с</text:span><text:span text:style-name="T21">тандартные отклонения, являющиеся мерой риска, отложены по горизонтальной шкале, </text:span><text:span text:style-name="T23">и</text:span><text:span text:style-name="T21">з рисунка </text:span><text:span text:style-name="T77">2</text:span><text:span text:style-name="T21"> становится очевидно</text:span><text:span text:style-name="T20">, что </text:span><text:span text:style-name="T1">не существует менее рискового портфеля, чем портфель </text:span><text:span text:style-name="T1"><draw:frame draw:style-name="fr8" draw:name="Object44" text:anchor-type="as-char" svg:y="-0.377cm" svg:width="0.499cm" svg:height="0.469cm" draw:z-index="117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">, </text:span><text:span text:style-name="T21">потому что не существует точки достижимого множества, лежащей левее </text:span><text:span text:style-name="T21"><draw:frame draw:style-name="fr8" draw:name="Object42" text:anchor-type="as-char" svg:y="-0.377cm" svg:width="0.499cm" svg:height="0.469cm" draw:z-index="119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1">, </text:span><text:span text:style-name="T20">т. е. име</text:span><text:span text:style-name="T21">ющей</text:span><text:span text:style-name="T20"> меньше</text:span><text:span text:style-name="T21">е</text:span><text:span text:style-name="T20"> стандартное отклонение.</text:span></text:p>
        <text:p text:style-name="Standard"><text:span text:style-name="T23">Также</text:span><text:span text:style-name="T1">, не существует более рискового портфеля, чем </text:span><text:span text:style-name="T1"><draw:frame draw:style-name="fr8" draw:name="Object49" text:anchor-type="as-char" svg:y="-0.377cm" svg:width="0.519cm" svg:height="0.469cm" draw:z-index="120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">, </text:span><text:span text:style-name="T23">так как</text:span><text:span text:style-name="T1"> <text:s/>ни одна точка достижимого множества не леж</text:span><text:span text:style-name="T23">и</text:span><text:span text:style-name="T1">т правее этой точки, </text:span><text:span text:style-name="T20">т. е. </text:span><text:span text:style-name="T19">не существует портфел</text:span><text:span text:style-name="T23">я</text:span><text:span text:style-name="T19">, </text:span><text:span text:style-name="T20">име</text:span><text:span text:style-name="T19">ющ</text:span><text:span text:style-name="T23">его</text:span><text:span text:style-name="T20"> </text:span><text:span text:style-name="T22">большее</text:span><text:span text:style-name="T20"> стандартное отклонение. </text:span></text:p>
        <text:p text:style-name="Standard">Таким образом, множеством портфелей, обеспечивающим максимальную ожидаемую доходность при изменяющемся уровне риска, является часть верхней границы достижимого множества, расположенная между точками <draw:frame draw:style-name="fr8" draw:name="Object47" text:anchor-type="as-char" svg:y="-0.377cm" svg:width="0.499cm" svg:height="0.469cm" draw:z-index="121"><draw:object xlink:href="./Object 76" xlink:type="simple" xlink:show="embed" xlink:actuate="onLoad"/><draw:image xlink:href="./ObjectReplacements/Object 76" xlink:type="simple" xlink:show="embed" xlink:actuate="onLoad"/><svg:desc>formula</svg:desc></draw:frame> и <draw:frame draw:style-name="fr8" draw:name="Object52" text:anchor-type="as-char" svg:y="-0.377cm" svg:width="0.443cm" svg:height="0.469cm" draw:z-index="122"><draw:object xlink:href="./Object 77" xlink:type="simple" xlink:show="embed" xlink:actuate="onLoad"/><draw:image xlink:href="./ObjectReplacements/Object 77" xlink:type="simple" xlink:show="embed" xlink:actuate="onLoad"/><svg:desc>formula</svg:desc></draw:frame>.</text:p>
        <text:p text:style-name="Standard"><text:span text:style-name="T24">Принимая во внимание </text:span><text:span text:style-name="T1">оба условия </text:span><text:span text:style-name="T24">теоремы об эффективном множестве, приходим к заключению</text:span><text:span text:style-name="T1">, что </text:span><text:span text:style-name="T24">инвестора</text:span><text:span text:style-name="T1"> удовлетворяют только портфели, лежащие на верхней левой границе достижимого множества между точками </text:span><text:span text:style-name="T1"><draw:frame draw:style-name="fr8" draw:name="Object48" text:anchor-type="as-char" svg:y="-0.377cm" svg:width="0.499cm" svg:height="0.469cm" draw:z-index="123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"> и </text:span><text:span text:style-name="T1"><draw:frame draw:style-name="fr8" draw:name="Object58" text:anchor-type="as-char" svg:y="-0.377cm" svg:width="0.443cm" svg:height="0.469cm" draw:z-index="124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1">. </text:span></text:p>
        <text:p text:style-name="Standard"><text:span text:style-name="T1">Соответственно, </text:span><text:span text:style-name="T25">л</text:span><text:span text:style-name="T1">ев</text:span><text:span text:style-name="T25">ая</text:span><text:span text:style-name="T1"> границ</text:span><text:span text:style-name="T25">а</text:span><text:span text:style-name="T1"> достижимого множества между точками </text:span><text:span text:style-name="T1"><draw:frame draw:style-name="fr8" draw:name="Object45" text:anchor-type="as-char" svg:y="-0.377cm" svg:width="0.499cm" svg:height="0.469cm" draw:z-index="125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"> и </text:span><text:span text:style-name="T1"><draw:frame draw:style-name="fr8" draw:name="Object46" text:anchor-type="as-char" svg:y="-0.377cm" svg:width="0.443cm" svg:height="0.469cm" draw:z-index="127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"> </text:span><text:span text:style-name="T25">и является искомым</text:span><text:span text:style-name="T1"> эффективн</text:span><text:span text:style-name="T25">ым</text:span><text:span text:style-name="T1"> множество</text:span><text:span text:style-name="T25">м</text:span><text:span text:style-name="T1">, и </text:span><text:span text:style-name="T25">именно </text:span><text:span text:style-name="T1">из этого множества эффективных портфелей (</text:span><text:span text:style-name="T147">efficient portfolios</text:span><text:span text:style-name="T1">) инвестор</text:span><text:span text:style-name="T25">у</text:span><text:span text:style-name="T1"> </text:span><text:span text:style-name="T25">необходимо</text:span><text:span text:style-name="T1"> выбирать </text:span><text:span text:style-name="T26">один, являющийся </text:span><text:span text:style-name="T1">оптимальны</text:span><text:span text:style-name="T26">м</text:span><text:span text:style-name="T1"> для </text:span><text:span text:style-name="T26">данного инвестора</text:span><text:span text:style-name="T1">. Все остальные портфели, </text:span><text:span text:style-name="T25">лежащие вне эффективного множества,</text:span><text:span text:style-name="T1"> являются неэффективными портфелями (</text:span><text:span text:style-name="T147">inefficient portfolios</text:span><text:span text:style-name="T1">), </text:span><text:span text:style-name="T25">и </text:span><text:span text:style-name="T71">инвестору</text:span><text:span text:style-name="T1"> </text:span><text:span text:style-name="T71">следует их</text:span><text:span text:style-name="T1"> игнорировать.</text:span></text:p>
        <text:h text:style-name="P200" text:outline-level="3"><text:soft-page-break/>2.<text:span text:style-name="T388">2</text:span>.<text:span text:style-name="T396">3</text:span>. Выбор оптимального портфеля</text:h>
        <text:p text:style-name="P104"><text:span text:style-name="T1">Важным понятием при выборе оптимального портфеля являются кривые безразличия. </text:span><text:span text:style-name="T147">Кривые безразличия </text:span><text:span text:style-name="T1">(indifference curves) представляют собой множество всевозможных комбинаций благ, имеющих для потребителя одинаковую полезность и по отношению к выбору которых он безразличен. В простейшем двумерном случае кривую безразличия часто изображают на плоскости в виде выпуклой линии [26].</text:span></text:p>
        <text:p text:style-name="P106"><text:span text:style-name="T1">Процесс выбор</text:span><text:span text:style-name="T27">а</text:span><text:span text:style-name="T1"> оптимального портфеля (optimal portfolio) </text:span><text:span text:style-name="T28">из</text:span><text:span text:style-name="T1"> </text:span><text:span text:style-name="T28">эффективного </text:span><text:span text:style-name="T1">множества выглядит следующим образом — «инвестор должен нарисовать кривые безразличия на одном рисунке с эффективным множеством, а затем приступить к выбору портфеля, расположенного на кривой безразличия, находящейся выше и левее остальных. Этот портфель будет соответствовать точке, в которой кривая </text:span><text:span text:style-name="T28">безразличия </text:span><text:span text:style-name="T1">касается эффективного множества</text:span><text:span text:style-name="T72">»[4, стр.197]</text:span><text:span text:style-name="T1">. Как видно </text:span><text:span text:style-name="T72">из</text:span><text:span text:style-name="T1"> рисунк</text:span><text:span text:style-name="T72">а</text:span><text:span text:style-name="T1"> </text:span><text:span text:style-name="T77">3</text:span><text:span text:style-name="T1">, таким портфелем является портфель </text:span><draw:frame draw:style-name="fr8" draw:name="Object59" text:anchor-type="as-char" svg:y="-0.377cm" svg:width="0.646cm" svg:height="0.533cm" draw:z-index="128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1"> на кривой безразличия </text:span><draw:frame draw:style-name="fr8" draw:name="Object60" text:anchor-type="as-char" svg:y="-0.377cm" svg:width="0.531cm" svg:height="0.533cm" draw:z-index="129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1">. </text:span></text:p>
        <text:p text:style-name="Image"><draw:frame draw:style-name="fr3" draw:name="Image4" text:anchor-type="char" svg:y="0.284cm" svg:width="16.974cm" svg:height="8.373cm" draw:z-index="1"><draw:image xlink:href="Pictures/1000020100000352000001A4398AEF52BA9C1736.png" xlink:type="simple" xlink:show="embed" xlink:actuate="onLoad"/></draw:frame><text:span text:style-name="T1">Рисунок </text:span><text:span text:style-name="T76">3</text:span><text:span text:style-name="T1"> — выбор оптимального портфеля для инвестора с высокой степенью избегания риска (красные кривые безразличия </text:span><text:span text:style-name="T1"><draw:frame draw:style-name="fr8" draw:name="Object61" text:anchor-type="as-char" svg:y="-0.377cm" svg:width="0.529cm" svg:height="0.533cm" draw:z-index="130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"> и </text:span><text:span text:style-name="T1"><draw:frame draw:style-name="fr8" draw:name="Object62" text:anchor-type="as-char" svg:y="-0.437cm" svg:width="0.706cm" svg:height="0.593cm" draw:z-index="131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">))</text:span></text:p>
        <text:p text:style-name="P42"/>
        <text:p text:style-name="P106"><text:soft-page-break/><text:span text:style-name="T27">Очевидно</text:span><text:span text:style-name="T1">, что инвестор предпочел бы </text:span><text:span text:style-name="T27">некий </text:span><text:span text:style-name="T1">портфель, находящийся на кривой </text:span><text:span text:style-name="T1"><draw:frame draw:style-name="fr8" draw:name="Object63" text:anchor-type="as-char" svg:y="-0.437cm" svg:width="0.706cm" svg:height="0.593cm" draw:z-index="133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">, </text:span><text:span text:style-name="T27">как более доходный, однако</text:span><text:span text:style-name="T1"> такого портфеля </text:span><text:span text:style-name="T27">в достижимом множестве</text:span><text:span text:style-name="T1"> не существует. Желание находиться на какой-то конкретной кривой не может быть реализовано, если данная кривая не пересекает достижимое множество. </text:span></text:p>
        <text:p text:style-name="P106"><text:span text:style-name="T27">Каждый инвестор имеет свой набор кривых безразличия. К примеру, кривые безразличия и</text:span><text:span text:style-name="T1">нвестор</text:span><text:span text:style-name="T27">а</text:span><text:span text:style-name="T1"> с низкой степенью избегания риска буд</text:span><text:span text:style-name="T27">у</text:span><text:span text:style-name="T1">т <text:s/></text:span><text:span text:style-name="T27">находиться левее и ниже </text:span><text:span text:style-name="T1">кривых безразличия инвестора </text:span><text:span text:style-name="T27">с </text:span><text:span text:style-name="T1">высокой степенью избегания риска. На рисунке </text:span><text:span text:style-name="T77">4</text:span><text:span text:style-name="T1"> </text:span><text:span text:style-name="T29">кривые безразличия такого инвестора <text:s/>имеют синий цвет, <text:s/>и оптимальным </text:span><text:span text:style-name="T1">портфелем </text:span><text:span text:style-name="T29">для этого инвестора </text:span><text:span text:style-name="T1">является портфель </text:span><text:span text:style-name="T1"><draw:frame draw:style-name="fr8" draw:name="Object50" text:anchor-type="as-char" svg:y="-0.377cm" svg:width="0.646cm" svg:height="0.533cm" draw:z-index="137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"> на кривой безразличия </text:span><text:span text:style-name="T1"><draw:frame draw:style-name="fr8" draw:name="Object65" text:anchor-type="as-char" svg:y="-0.377cm" svg:width="0.531cm" svg:height="0.533cm" draw:z-index="138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"> (аналогично, кривая безразличия </text:span><text:span text:style-name="T1"><draw:frame draw:style-name="fr8" draw:name="Object64" text:anchor-type="as-char" svg:y="-0.437cm" svg:width="0.706cm" svg:height="0.593cm" draw:z-index="139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"> </text:span><text:span text:style-name="T29">является</text:span><text:span text:style-name="T1"> предпочтительн</text:span><text:span text:style-name="T29">ей</text:span><text:span text:style-name="T1"> для инвестора, </text:span><text:span text:style-name="T30">однако эта</text:span><text:span text:style-name="T1"> кривая не касается </text:span><text:span text:style-name="T29">достижимого</text:span><text:span text:style-name="T1"> множества). </text:span></text:p>
        <text:p text:style-name="Image"><draw:frame draw:style-name="fr3" draw:name="Image22" text:anchor-type="char" svg:y="0.284cm" svg:width="16.974cm" svg:height="8.373cm" draw:z-index="2"><draw:image xlink:href="Pictures/1000020100000352000001A4469B4AC92E0A3BD7.png" xlink:type="simple" xlink:show="embed" xlink:actuate="onLoad"/></draw:frame><text:span text:style-name="T1">Рисунок </text:span><text:span text:style-name="T76">4</text:span><text:span text:style-name="T31"> —</text:span><text:span text:style-name="T1"> выбор оптимального портфеля для инвестора с низкой степенью избегания риска (синие кривые безразличия </text:span><text:span text:style-name="T1"><draw:frame draw:style-name="fr8" draw:name="Object67" text:anchor-type="as-char" svg:y="-0.377cm" svg:width="0.531cm" svg:height="0.533cm" draw:z-index="140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"> и </text:span><text:span text:style-name="T1"><draw:frame draw:style-name="fr8" draw:name="Object68" text:anchor-type="as-char" svg:y="-0.437cm" svg:width="0.706cm" svg:height="0.593cm" draw:z-index="141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">)</text:span></text:p>
        <text:p text:style-name="P41"/>
        <text:h text:style-name="P200" text:outline-level="3"><text:soft-page-break/>2.<text:span text:style-name="T397">2</text:span>.<text:span text:style-name="T397">4</text:span>. Рыночная модель</text:h>
        <text:p text:style-name="P46"><text:span text:style-name="T398">Важным понятием при формировании портфеля является диверсификация, которая рассматривается в ранках рыночной модели (</text:span><text:span text:style-name="T243">market model</text:span><text:span text:style-name="T398">). Рыночная модель является отражением взаимосвязи ценных бумаг различных компаний между собой. К примеру, в случае взаимосвязи ценной бумаги, входящей в индекс S&amp;P500 с самим индексом, рыночная модель будет выглядеть следующим образом[4]</text:span>:</text:p>
        <text:p text:style-name="P46"><draw:frame draw:style-name="fr8" draw:name="Object69" text:anchor-type="as-char" svg:y="-0.377cm" svg:width="3.002cm" svg:height="0.533cm" draw:z-index="142"><draw:object xlink:href="./Object 92" xlink:type="simple" xlink:show="embed" xlink:actuate="onLoad"/><draw:image xlink:href="./ObjectReplacements/Object 92" xlink:type="simple" xlink:show="embed" xlink:actuate="onLoad"/><svg:desc>formula</svg:desc></draw:frame>, где <draw:frame draw:style-name="fr8" draw:name="Object70" text:anchor-type="as-char" svg:y="-0.377cm" svg:width="0.467cm" svg:height="0.533cm" draw:z-index="143"><draw:object xlink:href="./Object 93" xlink:type="simple" xlink:show="embed" xlink:actuate="onLoad"/><draw:image xlink:href="./ObjectReplacements/Object 93" xlink:type="simple" xlink:show="embed" xlink:actuate="onLoad"/><svg:desc>formula</svg:desc></draw:frame> — доходность ценной бумаги <draw:frame draw:style-name="fr8" draw:name="Object71" text:anchor-type="as-char" svg:y="-0.377cm" svg:width="0.326cm" svg:height="0.469cm" draw:z-index="144"><draw:object xlink:href="./Object 94" xlink:type="simple" xlink:show="embed" xlink:actuate="onLoad"/><draw:image xlink:href="./ObjectReplacements/Object 94" xlink:type="simple" xlink:show="embed" xlink:actuate="onLoad"/><svg:desc>formula</svg:desc></draw:frame> за период <text:span text:style-name="T399">владения</text:span>; <draw:frame draw:style-name="fr8" draw:name="Object72" text:anchor-type="as-char" svg:y="-0.377cm" svg:width="0.512cm" svg:height="0.533cm" draw:z-index="145"><draw:object xlink:href="./Object 95" xlink:type="simple" xlink:show="embed" xlink:actuate="onLoad"/><draw:image xlink:href="./ObjectReplacements/Object 95" xlink:type="simple" xlink:show="embed" xlink:actuate="onLoad"/><svg:desc>formula</svg:desc></draw:frame>— доходность рыночн<text:span text:style-name="T399">ого</text:span> индекс<text:span text:style-name="T399">а</text:span> за тот же период; <draw:frame draw:style-name="fr8" draw:name="Object73" text:anchor-type="as-char" svg:y="-0.215cm" svg:width="0.661cm" svg:height="0.37cm" draw:z-index="146"><draw:object xlink:href="./Object 96" xlink:type="simple" xlink:show="embed" xlink:actuate="onLoad"/><draw:image xlink:href="./ObjectReplacements/Object 96" xlink:type="simple" xlink:show="embed" xlink:actuate="onLoad"/><svg:desc>formula</svg:desc></draw:frame> — коэффициент смещения; <draw:frame draw:style-name="fr8" draw:name="Object74" text:anchor-type="as-char" svg:y="-0.312cm" svg:width="0.61cm" svg:height="0.466cm" draw:z-index="147"><draw:object xlink:href="./Object 97" xlink:type="simple" xlink:show="embed" xlink:actuate="onLoad"/><draw:image xlink:href="./ObjectReplacements/Object 97" xlink:type="simple" xlink:show="embed" xlink:actuate="onLoad"/><svg:desc>formula</svg:desc></draw:frame> —коэффициент наклона; <draw:frame draw:style-name="fr8" draw:name="Object75" text:anchor-type="as-char" svg:y="-0.219cm" svg:width="0.584cm" svg:height="0.372cm" draw:z-index="148"><draw:object xlink:href="./Object 98" xlink:type="simple" xlink:show="embed" xlink:actuate="onLoad"/><draw:image xlink:href="./ObjectReplacements/Object 98" xlink:type="simple" xlink:show="embed" xlink:actuate="onLoad"/><svg:desc>formula</svg:desc></draw:frame>— случайная погрешность.</text:p>
        <text:p text:style-name="Standard"><text:span text:style-name="T119">К</text:span><text:span text:style-name="T89"> пример</text:span><text:span text:style-name="T119">у, в случае</text:span><text:span text:style-name="T89"> рассмотрим акци</text:span><text:span text:style-name="T119">и компании</text:span><text:span text:style-name="T89"> A, для которых</text:span><text:span text:style-name="T89"><draw:frame draw:style-name="fr8" draw:name="Object76" text:anchor-type="as-char" svg:y="-0.377cm" svg:width="1.635cm" svg:height="0.533cm" draw:z-index="52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89">, </text:span><text:span text:style-name="T89"><draw:frame draw:style-name="fr8" draw:name="Object77" text:anchor-type="as-char" svg:y="-0.377cm" svg:width="1.505cm" svg:height="0.533cm" draw:z-index="53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89">. Это означает, что для акции А рыночная модель будет выглядеть следующим образом:</text:span></text:p>
        <text:p text:style-name="Standard"><draw:frame draw:style-name="fr8" draw:name="Object78" text:anchor-type="as-char" svg:y="-0.377cm" svg:width="3.653cm" svg:height="0.533cm" draw:z-index="54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<text:p text:style-name="Standard"><text:span text:style-name="T89">Таким образом, если рыночный индекс имеет доходность 10%, то ожидаемая доходность ценной бумаги состав</text:span><text:span text:style-name="T119">и</text:span><text:span text:style-name="T89">т </text:span><text:span text:style-name="T89"><draw:frame draw:style-name="fr8" draw:name="Object79" text:anchor-type="as-char" svg:y="-0.377cm" svg:width="3.263cm" svg:height="0.469cm" draw:z-index="56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89">. Если же доходность рыночного индекса равняется -5%, то доходность ценной бумаги А ожидается равной </text:span><text:span text:style-name="T89"><draw:frame draw:style-name="fr8" draw:name="Object80" text:anchor-type="as-char" svg:y="-0.386cm" svg:width="3.956cm" svg:height="0.51cm" draw:z-index="57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89">.</text:span></text:p>
        <text:p text:style-name="Standard">«Член уравнения <draw:frame draw:style-name="fr8" draw:name="Object81" text:anchor-type="as-char" svg:y="-0.219cm" svg:width="0.584cm" svg:height="0.372cm" draw:z-index="58"><draw:object xlink:href="./Object 104" xlink:type="simple" xlink:show="embed" xlink:actuate="onLoad"/><draw:image xlink:href="./ObjectReplacements/Object 104" xlink:type="simple" xlink:show="embed" xlink:actuate="onLoad"/><svg:desc>formula</svg:desc></draw:frame>, известный как случайная погрешность (random error term), <text:span text:style-name="T400">п</text:span>оказывает, что рыночная модель не очень точно объясняет доходности ценных бумаг. Случайную погрешность можно рассматривать как случайную переменную, которая имеет распределение вероятностей с нулевым математическим ожиданием и стандартным отклонением, обозначаемым <draw:frame draw:style-name="fr8" draw:name="Object82" text:anchor-type="as-char" svg:y="-0.226cm" svg:width="0.748cm" svg:height="0.379cm" draw:z-index="80"><draw:object xlink:href="./Object 39" xlink:type="simple" xlink:show="embed" xlink:actuate="onLoad"/><draw:image xlink:href="./ObjectReplacements/Object 39" xlink:type="simple" xlink:show="embed" xlink:actuate="onLoad"/><svg:desc>formula</svg:desc></draw:frame>»<text:span text:style-name="T400">[4, стр.210]</text:span>.</text:p>
        <text:p text:style-name="Standard">Формально рыночная модель утверждает, что «неожиданная» доходность любой ценной бумаги пропорциональна неожиданной <text:soft-page-break/>дополнительной доходности фондового рынка плюс некоторая индивидуальная непредвиденная доходность компаний [2].</text:p>
        <text:p text:style-name="Standard">Исходя из рыночной модели, общий риск ценной бумаги <draw:frame draw:style-name="fr8" draw:name="Object83" text:anchor-type="as-char" svg:y="-0.377cm" svg:width="0.326cm" svg:height="0.469cm" draw:z-index="81"><draw:object xlink:href="./Object 106" xlink:type="simple" xlink:show="embed" xlink:actuate="onLoad"/><draw:image xlink:href="./ObjectReplacements/Object 106" xlink:type="simple" xlink:show="embed" xlink:actuate="onLoad"/><svg:desc>formula</svg:desc></draw:frame>, измеряемый ее дисперсией и обозначенный как <draw:frame draw:style-name="fr8" draw:name="Object84" text:anchor-type="as-char" svg:y="-0.437cm" svg:width="0.686cm" svg:height="0.593cm" draw:z-index="82"><draw:object xlink:href="./Object 107" xlink:type="simple" xlink:show="embed" xlink:actuate="onLoad"/><draw:image xlink:href="./ObjectReplacements/Object 107" xlink:type="simple" xlink:show="embed" xlink:actuate="onLoad"/><svg:desc>formula</svg:desc></draw:frame>, состоит из двух частей <text:span text:style-name="T401">[4]</text:span>:</text:p>
        <text:list xml:id="list328162833656838699" text:style-name="WW8Num8">
          <text:list-item>
            <text:p text:style-name="P177">систематический <text:s/><text:span text:style-name="T402">(или </text:span>рыночный) риск (market risk)</text:p>
          </text:list-item>
          <text:list-item>
            <text:p text:style-name="P177">несистематический <text:span text:style-name="T403">(собственный) </text:span>риск (unique risk)</text:p>
          </text:list-item>
        </text:list>
        <text:p text:style-name="Standard">Таким образом, <text:span text:style-name="T401">дисперсия</text:span> <draw:frame draw:style-name="fr8" draw:name="Object85" text:anchor-type="as-char" svg:y="-0.437cm" svg:width="0.686cm" svg:height="0.593cm" draw:z-index="83"><draw:object xlink:href="./Object 108" xlink:type="simple" xlink:show="embed" xlink:actuate="onLoad"/><draw:image xlink:href="./ObjectReplacements/Object 108" xlink:type="simple" xlink:show="embed" xlink:actuate="onLoad"/><svg:desc>formula</svg:desc></draw:frame> <text:span text:style-name="T401">ценной бумаги равна </text:span><draw:frame draw:style-name="fr8" draw:name="Object86" text:anchor-type="as-char" svg:y="-0.437cm" svg:width="3.064cm" svg:height="0.593cm" draw:z-index="84"><draw:object xlink:href="./Object 109" xlink:type="simple" xlink:show="embed" xlink:actuate="onLoad"/><draw:image xlink:href="./ObjectReplacements/Object 109" xlink:type="simple" xlink:show="embed" xlink:actuate="onLoad"/><svg:desc>formula</svg:desc></draw:frame>, где <draw:frame draw:style-name="fr8" draw:name="Object87" text:anchor-type="as-char" svg:y="-0.437cm" svg:width="0.686cm" svg:height="0.593cm" draw:z-index="85"><draw:object xlink:href="./Object 110" xlink:type="simple" xlink:show="embed" xlink:actuate="onLoad"/><draw:image xlink:href="./ObjectReplacements/Object 110" xlink:type="simple" xlink:show="embed" xlink:actuate="onLoad"/><svg:desc>formula</svg:desc></draw:frame> обозначает дисперсию доходности рыночн<text:span text:style-name="T404">ого</text:span> индекс<text:span text:style-name="T404">а</text:span>, <draw:frame draw:style-name="fr8" draw:name="Object88" text:anchor-type="as-char" svg:y="-0.437cm" svg:width="1.311cm" svg:height="0.593cm" draw:z-index="86"><draw:object xlink:href="./Object 112" xlink:type="simple" xlink:show="embed" xlink:actuate="onLoad"/><draw:image xlink:href="./ObjectReplacements/Object 112" xlink:type="simple" xlink:show="embed" xlink:actuate="onLoad"/><svg:desc>formula</svg:desc></draw:frame> - рыночный риск ценной бумаги <draw:frame draw:style-name="fr8" draw:name="Object89" text:anchor-type="as-char" svg:y="-0.377cm" svg:width="0.326cm" svg:height="0.469cm" draw:z-index="91"><draw:object xlink:href="./Object 113" xlink:type="simple" xlink:show="embed" xlink:actuate="onLoad"/><draw:image xlink:href="./ObjectReplacements/Object 113" xlink:type="simple" xlink:show="embed" xlink:actuate="onLoad"/><svg:desc>formula</svg:desc></draw:frame>, а <draw:frame draw:style-name="fr8" draw:name="Object90" text:anchor-type="as-char" svg:y="-0.437cm" svg:width="0.833cm" svg:height="0.593cm" draw:z-index="92"><draw:object xlink:href="./Object 116" xlink:type="simple" xlink:show="embed" xlink:actuate="onLoad"/><draw:image xlink:href="./ObjectReplacements/Object 116" xlink:type="simple" xlink:show="embed" xlink:actuate="onLoad"/><svg:desc>formula</svg:desc></draw:frame> - собственный риск ценной бумаги <draw:frame draw:style-name="fr8" draw:name="Object93" text:anchor-type="as-char" svg:y="-0.377cm" svg:width="0.326cm" svg:height="0.469cm" draw:z-index="97"><draw:object xlink:href="./Object 117" xlink:type="simple" xlink:show="embed" xlink:actuate="onLoad"/><draw:image xlink:href="./ObjectReplacements/Object 117" xlink:type="simple" xlink:show="embed" xlink:actuate="onLoad"/><svg:desc>formula</svg:desc></draw:frame>, мерой которого является дисперсия случайной погрешности <draw:frame draw:style-name="fr8" draw:name="Object94" text:anchor-type="as-char" svg:y="-0.219cm" svg:width="0.584cm" svg:height="0.372cm" draw:z-index="103"><draw:object xlink:href="./Object 118" xlink:type="simple" xlink:show="embed" xlink:actuate="onLoad"/><draw:image xlink:href="./ObjectReplacements/Object 118" xlink:type="simple" xlink:show="embed" xlink:actuate="onLoad"/><svg:desc>formula</svg:desc></draw:frame>.</text:p>
        <text:h text:style-name="P200" text:outline-level="3"><text:span text:style-name="T405">2.2.6. </text:span>Общий риск и доходность портфеля</text:h>
        <text:p text:style-name="Standard"><text:span text:style-name="T406">Как уже упоминалось ранее, д</text:span>оходность<text:span text:style-name="T256"> портфеля может быть вычислена следующим образом:</text:span></text:p>
        <text:p text:style-name="Standard"><draw:frame draw:style-name="fr8" draw:name="Object112" text:anchor-type="as-char" svg:y="-0.713cm" svg:width="2.178cm" svg:height="1.139cm" draw:z-index="132"><draw:object xlink:href="./Object 119" xlink:type="simple" xlink:show="embed" xlink:actuate="onLoad"/><draw:image xlink:href="./ObjectReplacements/Object 119" xlink:type="simple" xlink:show="embed" xlink:actuate="onLoad"/><svg:desc>formula</svg:desc></draw:frame>, <text:span text:style-name="T256">где </text:span><text:span text:style-name="T256"><draw:frame draw:style-name="fr8" draw:name="Object113" text:anchor-type="as-char" svg:y="-0.377cm" svg:width="0.326cm" svg:height="0.469cm" draw:z-index="149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256"> - ценная бумага, входящая в портфель; </text:span><text:span text:style-name="T256"><draw:frame draw:style-name="fr8" draw:name="Object116" text:anchor-type="as-char" svg:y="-0.377cm" svg:width="0.549cm" svg:height="0.469cm" draw:z-index="150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256"> - количество бумаг в портфеле; </text:span><text:span text:style-name="T256"><draw:frame draw:style-name="fr8" draw:name="Object117" text:anchor-type="as-char" svg:y="-0.377cm" svg:width="0.605cm" svg:height="0.533cm" draw:z-index="151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256"> - доля ценной бумаги в портфеле; </text:span><text:span text:style-name="T256"><draw:frame draw:style-name="fr8" draw:name="Object118" text:anchor-type="as-char" svg:y="-0.377cm" svg:width="0.467cm" svg:height="0.533cm" draw:z-index="152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256"> - доходность отдельной ценной бумаги. </text:span></text:p>
        <text:p text:style-name="Standard">По<text:span text:style-name="T497">д</text:span>ставив в уравнение доходности уравнение рыночной модели, получим:</text:p>
        <text:p text:style-name="Standard"><draw:frame draw:style-name="fr8" draw:name="Object119" text:anchor-type="as-char" svg:y="-0.713cm" svg:width="13.286cm" svg:height="1.139cm" draw:z-index="153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<text:p text:style-name="Standard">Данное уравнение показывает, что <draw:frame draw:style-name="fr8" draw:name="Object120" text:anchor-type="as-char" svg:y="-0.215cm" svg:width="0.744cm" svg:height="0.37cm" draw:z-index="154"><draw:object xlink:href="./Object 125" xlink:type="simple" xlink:show="embed" xlink:actuate="onLoad"/><draw:image xlink:href="./ObjectReplacements/Object 125" xlink:type="simple" xlink:show="embed" xlink:actuate="onLoad"/><svg:desc>formula</svg:desc></draw:frame> и <draw:frame draw:style-name="fr8" draw:name="Object121" text:anchor-type="as-char" svg:y="-0.312cm" svg:width="0.693cm" svg:height="0.466cm" draw:z-index="155"><draw:object xlink:href="./Object 126" xlink:type="simple" xlink:show="embed" xlink:actuate="onLoad"/><draw:image xlink:href="./ObjectReplacements/Object 126" xlink:type="simple" xlink:show="embed" xlink:actuate="onLoad"/><svg:desc>formula</svg:desc></draw:frame> <text:span text:style-name="T257">являются средневзвешенными значениями коэффициентов смещения и «беты» ценных бумаг соответственно, где в качестве весов берутся их относительные доли в портфеле. Аналогично, случайная погрешность </text:span><text:span text:style-name="T257"><draw:frame draw:style-name="fr8" draw:name="Object122" text:anchor-type="as-char" svg:y="-0.219cm" svg:width="0.667cm" svg:height="0.372cm" draw:z-index="156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257"> является средневзвешенной величиной случайных погрешностей ценных бумаг, где в качестве весов также используются их относительные доли в портфеле. Таким образом, «рыночная модель портфеля является прямым обобщением </text:span><text:soft-page-break/><text:span text:style-name="T257">рыночных моделей отдельных ценных бумаг»[4, стр.214], входящих в этот портфель.</text:span></text:p>
        <text:p text:style-name="Standard">Также из этого уравнения следует, что общий риск портфеля, измеряемый дисперсией его доходности <draw:frame draw:style-name="fr8" draw:name="Object3" text:anchor-type="as-char" svg:y="-0.437cm" svg:width="0.769cm" svg:height="0.593cm" draw:z-index="157"><draw:object xlink:href="./Object 128" xlink:type="simple" xlink:show="embed" xlink:actuate="onLoad"/><draw:image xlink:href="./ObjectReplacements/Object 128" xlink:type="simple" xlink:show="embed" xlink:actuate="onLoad"/><svg:desc>formula</svg:desc></draw:frame>, <text:span text:style-name="T407">может быть </text:span>выраже<text:span text:style-name="T407">н</text:span> следующим образом:</text:p>
        <text:p text:style-name="Standard"><draw:frame draw:style-name="fr8" draw:name="Object124" text:anchor-type="as-char" svg:y="-0.437cm" svg:width="2.937cm" svg:height="0.593cm" draw:z-index="158"><draw:object xlink:href="./Object 138" xlink:type="simple" xlink:show="embed" xlink:actuate="onLoad"/><draw:image xlink:href="./ObjectReplacements/Object 138" xlink:type="simple" xlink:show="embed" xlink:actuate="onLoad"/><svg:desc>formula</svg:desc></draw:frame>, где <draw:frame draw:style-name="fr8" draw:name="Object125" text:anchor-type="as-char" svg:y="-0.799cm" svg:width="2.715cm" svg:height="1.226cm" draw:z-index="159"><draw:object xlink:href="./Object 139" xlink:type="simple" xlink:show="embed" xlink:actuate="onLoad"/><draw:image xlink:href="./ObjectReplacements/Object 139" xlink:type="simple" xlink:show="embed" xlink:actuate="onLoad"/><svg:desc>formula</svg:desc></draw:frame>.</text:p>
        <text:p text:style-name="Standard"><text:span text:style-name="T498">Сделав допущение, что</text:span> случайные отклонения доходност<text:span text:style-name="T408">ей</text:span> ценных бумаг, <text:span text:style-name="T498">входящих в портфель,</text:span> некореллированы, получим:</text:p>
        <text:p text:style-name="Standard"><draw:frame draw:style-name="fr8" draw:name="Object126" text:anchor-type="as-char" svg:y="-0.799cm" svg:width="2.96cm" svg:height="1.226cm" draw:z-index="46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<text:p text:style-name="Standard">Из этого уравнения следует, что в рамках рыночной модели, <text:span text:style-name="T409">общий риск портфеля состоит из двух </text:span>частей<text:span text:style-name="T409">, аналогичным двум </text:span>частям<text:span text:style-name="T409"> общего риска отдельных ценных бумаг. Эти компоненты также носят название </text:span>систематического (<text:span text:style-name="T409">рыночного</text:span>)<text:span text:style-name="T409"> риска </text:span><text:span text:style-name="T409"><draw:frame draw:style-name="fr8" draw:name="Object127" text:anchor-type="as-char" svg:y="-0.437cm" svg:width="1.147cm" svg:height="0.593cm" draw:z-index="93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409"> и </text:span>несистематического (<text:span text:style-name="T409">собственного</text:span>)<text:span text:style-name="T409"> риска </text:span><text:span text:style-name="T409"><draw:frame draw:style-name="fr8" draw:name="Object128" text:anchor-type="as-char" svg:y="-0.437cm" svg:width="0.787cm" svg:height="0.593cm" draw:z-index="95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409"> портфеля.</text:span></text:p>
        <text:h text:style-name="P203" text:outline-level="3"><text:span text:style-name="T410">2.2.7. Рыночный <text:s/>и с</text:span>обственный риск портфеля</text:h>
        <text:p text:style-name="Standard">Рыночный риск портфеля <draw:frame draw:style-name="fr8" draw:name="Object39" text:anchor-type="as-char" svg:y="-0.437cm" svg:width="1.147cm" svg:height="0.593cm" draw:z-index="105"><draw:object xlink:href="./Object 40" xlink:type="simple" xlink:show="embed" xlink:actuate="onLoad"/><draw:image xlink:href="./ObjectReplacements/Object 40" xlink:type="simple" xlink:show="embed" xlink:actuate="onLoad"/><svg:desc>formula</svg:desc></draw:frame>, где <draw:frame draw:style-name="fr8" draw:name="Object129" text:anchor-type="as-char" svg:y="-0.799cm" svg:width="2.715cm" svg:height="1.226cm" draw:z-index="106"><draw:object xlink:href="./Object 129" xlink:type="simple" xlink:show="embed" xlink:actuate="onLoad"/><draw:image xlink:href="./ObjectReplacements/Object 129" xlink:type="simple" xlink:show="embed" xlink:actuate="onLoad"/><svg:desc>formula</svg:desc></draw:frame>, в уравнении <text:span text:style-name="T499">рыночной модели </text:span><draw:frame draw:style-name="fr8" draw:name="Object40" text:anchor-type="as-char" svg:y="-0.437cm" svg:width="2.937cm" svg:height="0.593cm" draw:z-index="107"><draw:object xlink:href="./Object 105" xlink:type="simple" xlink:show="embed" xlink:actuate="onLoad"/><draw:image xlink:href="./ObjectReplacements/Object 105" xlink:type="simple" xlink:show="embed" xlink:actuate="onLoad"/><svg:desc>formula</svg:desc></draw:frame> обладает важным свойством — чем больше значение <draw:frame draw:style-name="fr8" draw:name="Object131" text:anchor-type="as-char" svg:y="-0.377cm" svg:width="0.549cm" svg:height="0.469cm" draw:z-index="108"><draw:object xlink:href="./Object 131" xlink:type="simple" xlink:show="embed" xlink:actuate="onLoad"/><draw:image xlink:href="./ObjectReplacements/Object 131" xlink:type="simple" xlink:show="embed" xlink:actuate="onLoad"/><svg:desc>formula</svg:desc></draw:frame>, то есть чем выше количество бумаг в портфеле, тем более значение коэффициента <draw:frame draw:style-name="fr8" draw:name="Object130" text:anchor-type="as-char" svg:y="-0.437cm" svg:width="0.693cm" svg:height="0.593cm" draw:z-index="118"><draw:object xlink:href="./Object 130" xlink:type="simple" xlink:show="embed" xlink:actuate="onLoad"/><draw:image xlink:href="./ObjectReplacements/Object 130" xlink:type="simple" xlink:show="embed" xlink:actuate="onLoad"/><svg:desc>formula</svg:desc></draw:frame> стремится к среднему значению <draw:frame draw:style-name="fr8" draw:name="Object132" text:anchor-type="as-char" svg:y="-0.312cm" svg:width="0.61cm" svg:height="0.466cm" draw:z-index="126"><draw:object xlink:href="./Object 132" xlink:type="simple" xlink:show="embed" xlink:actuate="onLoad"/><draw:image xlink:href="./ObjectReplacements/Object 132" xlink:type="simple" xlink:show="embed" xlink:actuate="onLoad"/><svg:desc>formula</svg:desc></draw:frame>. Другими словами, диверсификация портфеля приводит к усреднению рыночного риска.</text:p>
        <text:p text:style-name="Standard"><text:span text:style-name="T244">С</text:span><text:span text:style-name="T234">обственный риск портфеля </text:span><text:span text:style-name="T234"><draw:frame draw:style-name="fr8" draw:name="Object53" text:anchor-type="as-char" svg:y="-0.799cm" svg:width="2.96cm" svg:height="1.226cm" draw:z-index="134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234"> в уравнении рыночной модели </text:span><text:span text:style-name="T234"><draw:frame draw:style-name="fr8" draw:name="Object51" text:anchor-type="as-char" svg:y="-0.437cm" svg:width="2.937cm" svg:height="0.593cm" draw:z-index="135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234"> имеет другое свойство — при увеличении количества бумаг, входящих в портфель, коэффициент </text:span><text:span text:style-name="T234"><draw:frame draw:style-name="fr8" draw:name="Object54" text:anchor-type="as-char" svg:y="-0.437cm" svg:width="0.787cm" svg:height="0.593cm" draw:z-index="136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234"> стремительно уменьшается. </text:span><text:soft-page-break/><text:span text:style-name="T234">Другими словами, диверсификация уменьшает собственный риск, и, следовательно, общий риск портфеля.</text:span></text:p>
        <text:p text:style-name="P81"/>
        <text:h text:style-name="P207" text:outline-level="2"><text:bookmark-start text:name="__RefHeading___Toc2454_99562824"/>2.3. <text:span text:style-name="T411">Стратегии </text:span>управлени<text:span text:style-name="T411">я портфелем</text:span> и оценка эффективности<text:bookmark-end text:name="__RefHeading___Toc2454_99562824"/></text:h>
        <text:h text:style-name="P200" text:outline-level="3"><text:span text:style-name="T411">2.3.1. Стратегии </text:span>управлени<text:span text:style-name="T411">я</text:span> инвестиционным портфелем</text:h>
        <text:p text:style-name="Standard"><text:span text:style-name="T89">Выделяют две </text:span><text:span text:style-name="T134">основные </text:span><text:span text:style-name="T89">стратегии управления </text:span><text:span text:style-name="T120">инвестициями</text:span><text:span text:style-name="T89"> — пассивную и активную</text:span><text:span text:style-name="T134">.</text:span><text:span text:style-name="T89"> </text:span></text:p>
        <text:p text:style-name="Standard"><text:span text:style-name="T148">Пассивное управление</text:span><text:span text:style-name="T32"> предполагает владение </text:span><text:span text:style-name="T89">диверсифицированным </text:span><text:span text:style-name="T121">инвестиционным</text:span><text:span text:style-name="T89"> портфел</text:span><text:span text:style-name="T121">е</text:span><text:span text:style-name="T89">м, </text:span><text:span text:style-name="T121">который не требует частого пересмотра. «</text:span><text:span text:style-name="T181">При таком подходе оптимальной стратегией </text:span><text:span text:style-name="T182">зачастую</text:span><text:span text:style-name="T181"> </text:span><text:span text:style-name="T182">является </text:span><text:span text:style-name="T181">следование рыночным индексам (взвешенным по капитализации, таким, как S&amp;P500</text:span><text:span text:style-name="T182"> </text:span><text:span text:style-name="T181">или РТС). При пассивном управлении не требу</text:span><text:span text:style-name="T182">ю</text:span><text:span text:style-name="T181">тся углубленные исследования рынка, кроме того, как правило, количество сделок, совершаемых менеджером пассивно управляемого портфеля бывает </text:span><text:span text:style-name="T182">значительно </text:span><text:span text:style-name="T181">меньше, чем при активном управлении, что дает экономию на транзакционных издержках</text:span><text:span text:style-name="T183">»</text:span><text:span text:style-name="T181"> </text:span><text:span text:style-name="T186">[1, стр.294]</text:span><text:span text:style-name="T187">.</text:span></text:p>
        <text:p text:style-name="Standard">«<text:span text:style-name="T226">Активное управление</text:span> — это попытка повысить эффективность портфеля путем <text:span text:style-name="T412">добавления в него</text:span> недооцененных рынком ценных бумаг <text:span text:style-name="T412">(с помощью фундаментального анализа)</text:span>, <text:s/><text:span text:style-name="T412">а также</text:span> посредством выбора времени для сделок с широкими классами активов, когда фондовый рынок имеет тенденцию к повышению»<text:span text:style-name="T506">[2, стр.15]</text:span></text:p>
        <text:p text:style-name="Standard">«Вопрос о соотношении активного и пассивного методов управления инвестиционным портфелем, выбор между двумя подходами является сложным и дискуссионным. <text:span text:style-name="T279">Для первичного ориентирования целесообразно иметь в виду следующие моменты:</text:span></text:p>
        <text:list xml:id="list7690622941637819755" text:style-name="L7">
          <text:list-item>
            <text:p text:style-name="P162">Портфели ценных бумаг всех инвесторов, взятые в совокупности, образую<text:span text:style-name="T281">т</text:span> рыночный портфель, <text:span text:style-name="T280">поэтому средняя доходность портфелей будет равна доходности рынка, что является игрой с нулевой суммой <text:s text:c="2"/></text:span><text:soft-page-break/><text:span text:style-name="T280">— некоторые инвесторы выигрывают, некоторые обязательно проигрывают. Иное, более выигрышное впечатление создается искусственно, в рекламных целях: успехи отдельных фондов и менеджеров озвучиваются, неудачи — замалчиваются. Кроме того, независимые статистические исследования показывают, что результаты активных менеджеров, взятые с учетом операционных издержек, в среднем несколько (примерно на 0,5% годовой доходности) уступают результатам пассивно управляемых портфелей, что является <text:s/>доводом в пользу пассивного управления.</text:span></text:p>
          </text:list-item>
          <text:list-item>
            <text:p text:style-name="P163">Специальные математические методы анализа (тесты на нормальность и др.) показывают, что рынки ценных бумаг обладают свойством эффективности, <text:span text:style-name="T282">во всяком случае — на инвестиционных горизонтах от года и более. Это также свидетельствует в пользу целесообразности пассивного управления. Стоит заметить, что рекомендации следовать пассивному управлению содержит внутренне противоречие: если ее применить ко всем участникам рынка, и все инвесторы будут использовать пассивное управление, то рынок перестанет существовать.</text:span></text:p>
          </text:list-item>
          <text:list-item>
            <text:p text:style-name="P164">Универсальное свойство рыночного портфеля получено в предположении, что инвестиционный горизонт всех инвесторов одинаков. <text:span text:style-name="T283">В действительности это не так, что является потенциальным контрдоводом в пользу активного управления. </text:span></text:p>
          </text:list-item>
          <text:list-item>
            <text:p text:style-name="P165">Проводя анализ отдельных <text:span text:style-name="T413">ценных бумаг</text:span> на предмет их включения в портфель, активные менеджеры, оставаясь в рамках финансовой сферы, фактически стимулируют развитие реальной экономики. Они неявно побуждают эмитентов (т. е. <text:span text:style-name="T284">б</text:span>изнес) к стремлению сделать свои ценные бумаги более привлекательными, что возможно, в конечном счете, только через повышение эффективности реального бизнеса.» <text:span text:style-name="T505">[1, стр. 294]</text:span></text:p>
            <text:p text:style-name="P165"><text:soft-page-break/></text:p>
          </text:list-item>
        </text:list>
        <text:h text:style-name="P200" text:outline-level="3"><text:span text:style-name="T414">2.3.2. </text:span>Оценка эффективности управления инвестициями</text:h>
        <text:p text:style-name="Standard">«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. Эталонный портфель (benchmark portfolio) — это условный (т. е. реально не существующий) портфель, отражающий особенности инвестиционного стиля менеджера, <text:span text:style-name="T276">управляющего портфелем</text:span>, зафиксированные в контракте: состав активов по классам бумаг и отраслям экономики, уровень риска, размер компаний, <text:span text:style-name="T415">коэффициент </text:span>P/E <text:span text:style-name="T275">(price/earnings ratio) </text:span>и т. п. <text:span text:style-name="T275">На практике в качестве эталонного портфеля обычно выбирается универсальный либо специализированный фондовый индекс. На развитых фондовых рынках участникам предлагается достаточно широкий выбор индексов, среди которых инвестор и менеджер могут выбирать наиболее подходящий для принятой ими инвестиционной стратегии. Составлением и ежедневным подсчетом индексов занимаются крупные финансовые институты.</text:span></text:p>
        <text:p text:style-name="Standard">Совокупность <text:span text:style-name="T277">стандартных эталонных портфелей (индексов) в основном покрывает возможные запросы инвесторов и может служить системой координат, в которой формулируются задачи инвестиционного проекта и оценивается его эффективность. Кроме того, при обоюдном согласии инвестор и менеджер могут сконструировать новый, «клиентский» кастомизированный индекс (customized index) — например, как линейную комбинацию стандартных — и пользоваться им.</text:span></text:p>
        <text:p text:style-name="Standard">В расположении российского инвестора в настоящее время имеется достаточно большое число различных индексов, наиболее употребительными среди которых являются:</text:p>
        <text:list xml:id="list7143449556438046585" text:style-name="L8">
          <text:list-item>
            <text:p text:style-name="P166">индекс фондового рынка ММВБ</text:p>
          </text:list-item>
          <text:list-item>
            <text:p text:style-name="P166"><text:soft-page-break/>индекс РТС RTSI (отличается от индекса ММВБ тем, что рассчитывается в долларах США)</text:p>
          </text:list-item>
          <text:list-item>
            <text:p text:style-name="P166">отраслевые индексы ММВБ: MICEX O&amp;G (нефтегазовая отрасль), MICEX PWR (энергетический сектор), <text:span text:style-name="T278">MICEX TLC (телекоммуникационный сектор), MICEX M&amp;M (металлургическая и горнодобывающая отрасли), MICEX MNF (машиностроение), MICEX FNL (финансы), MICEX CGS (компании потребительского сектора), MICEX CHM (химическая отрасль)</text:span></text:p>
          </text:list-item>
          <text:list-item>
            <text:p text:style-name="P167">капитализированные индексы ММВБ: MICEX LC (компании высокой капитализации), MICEX MC (стандартной капитализации), MICEX SC (базовой капитализации).»<text:span text:style-name="T507">[1, стр.295]</text:span></text:p>
          </text:list-item>
        </text:list>
        <text:p text:style-name="P5">Среди международных индексов стоит выделить следующие <text:span text:style-name="T286">[2]</text:span>:</text:p>
        <text:list xml:id="list8056231766273639403" text:style-name="L9">
          <text:list-item>
            <text:p text:style-name="P168">индекс Доу-Джонса <text:span text:style-name="T285">(промышленный средневзвешенный индекс 30 крупнейших корпораций-«голубых фишек», рассчитываемый с 1896 года). </text:span></text:p>
          </text:list-item>
          <text:list-item>
            <text:p text:style-name="P168">индекс S&amp;P500<text:span text:style-name="T286"> — сложный индекс компании Stardart &amp; Poor's, составляемый по 500 компаниям и является индексом, взвешенным по рыночной стоимости акций компаний, входящих в этот индекс.</text:span></text:p>
          </text:list-item>
          <text:list-item>
            <text:p text:style-name="P169">британский FTSE100, формируемый газетой «Financial Times» и основанный на акциях 100 ведущих компаний Великобритании.</text:p>
          </text:list-item>
          <text:list-item>
            <text:p text:style-name="P169">немецкий DAX, <text:span text:style-name="T287">являющийся средневзвешенным индексом 30 крупнейших компаний Германии</text:span></text:p>
          </text:list-item>
          <text:list-item>
            <text:p text:style-name="P169">японский Nikkei,<text:span text:style-name="T288"> вычисляемый как простое среднее арифметическое цен акций 225 наиболее активно торгуемых компаний первой секции Токийской фондовой биржи.</text:span></text:p>
          </text:list-item>
        </text:list>
        <text:p text:style-name="P170">Примерами <text:span text:style-name="T416">пассивно управляемых </text:span>эталонных портфелей могут служить индекс S&amp;P500 <text:span text:style-name="T417">(символ </text:span><text:span text:style-name="T231">^GSPC</text:span><text:span text:style-name="T417"> на Нью-Йоркской фондовой бирже) </text:span>и торгуемый фонд ETF SPDR S&amp;P500 <text:span text:style-name="T417">(символ </text:span><text:span text:style-name="T231">SPY</text:span><text:span text:style-name="T417">), построенный на базе </text:span><text:soft-page-break/><text:span text:style-name="T417">индекса S&amp;P500</text:span>. <text:span text:style-name="T508">Показатели доходности этих эталонных портфелей приведены в таблице 4 и в графике на рисунке 5.</text:span></text:p>
        <text:p text:style-name="Image"><draw:frame draw:style-name="fr4" draw:name="Image2" text:anchor-type="char" svg:width="16.499cm" svg:height="7.565cm" draw:z-index="170"><draw:image xlink:href="Pictures/100002010000051800000256ED70E570DAC628CB.png" xlink:type="simple" xlink:show="embed" xlink:actuate="onLoad"/></draw:frame>Р<text:span text:style-name="T417">исунок 5 — доходности индекса S&amp;P500 (синий) и торгуемого фонда ETF SPDR S&amp;P500 (красный) за 2012-2015 годы. Котировки нормированы но индексу S&amp;P500</text:span></text:p>
        <text:p text:style-name="P84">Из графика видно, что торгуемый фонд SPDR S&amp;P500 в целом повторяет динамику индекса, на котором он строится, однако является в среднем на несколько процентов в год более прибыльным, чем «чистый» индекс S&amp;P500. <text:span text:style-name="T508">Это можно объяснить тем, что в случае торгуемого фонда <text:s/>SPDR S&amp;P500, происходит оптимизация портфеля и совершается изменение удельных весов входящих в портфель бумаг, а не производится прямое следование индексу S&amp;P500.</text:span></text:p>
        <text:p text:style-name="P146"/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>
            <table:table-cell table:style-name="Table7.A1" office:value-type="string">
              <text:p text:style-name="P13">Год</text:p>
            </table:table-cell>
            <table:table-cell table:style-name="Table7.A1" office:value-type="string">
              <text:p text:style-name="P13">Фонд (индекс)</text:p>
            </table:table-cell>
            <table:table-cell table:style-name="Table7.A1" office:value-type="string">
              <text:p text:style-name="P13">Цена на начало периода владения</text:p>
            </table:table-cell>
            <table:table-cell table:style-name="Table7.A1" office:value-type="string">
              <text:p text:style-name="P13">Цена в конце периода владения</text:p>
            </table:table-cell>
            <table:table-cell table:style-name="Table7.E1" office:value-type="string">
              <text:p text:style-name="P13">Доходность, %</text:p>
            </table:table-cell>
          </table:table-row>
          <table:table-row>
            <table:table-cell table:style-name="Table7.A3" table:number-rows-spanned="2" office:value-type="string">
              <text:p text:style-name="P13">2013</text:p>
            </table:table-cell>
            <table:table-cell table:style-name="Table7.B2" office:value-type="string">
              <text:p text:style-name="P13">S&amp;P500</text:p>
            </table:table-cell>
            <table:table-cell table:style-name="Table7.C2" office:value-type="string">
              <text:p text:style-name="P14">1462.42</text:p>
            </table:table-cell>
            <table:table-cell table:style-name="Table7.D2" office:value-type="string">
              <text:p text:style-name="P14">1848.36</text:p>
            </table:table-cell>
            <table:table-cell table:style-name="Table7.E2" office:value-type="string">
              <text:p text:style-name="P28">+26.4</text:p>
            </table:table-cell>
          </table:table-row>
          <table:table-row>
            <table:covered-table-cell/>
            <table:table-cell table:style-name="Table7.B3" office:value-type="string">
              <text:p text:style-name="P13">ETF SPDR S&amp;P500</text:p>
            </table:table-cell>
            <table:table-cell table:style-name="Table7.C3" office:value-type="string">
              <text:p text:style-name="P14">137.59</text:p>
            </table:table-cell>
            <table:table-cell table:style-name="Table7.D3" office:value-type="string">
              <text:p text:style-name="P14">177.49</text:p>
            </table:table-cell>
            <table:table-cell table:style-name="Table7.E3" office:value-type="string">
              <text:p text:style-name="P28">+29.0</text:p>
            </table:table-cell>
          </table:table-row>
          <table:table-row>
            <table:table-cell table:style-name="Table7.A5" table:number-rows-spanned="2" office:value-type="string">
              <text:p text:style-name="P13">2014</text:p>
            </table:table-cell>
            <table:table-cell table:style-name="Table7.B4" office:value-type="string">
              <text:p text:style-name="P13">S&amp;P500</text:p>
            </table:table-cell>
            <table:table-cell table:style-name="Table7.C4" office:value-type="string">
              <text:p text:style-name="P14">1831.98</text:p>
            </table:table-cell>
            <table:table-cell table:style-name="Table7.D4" office:value-type="string">
              <text:p text:style-name="P14">2058.9</text:p>
            </table:table-cell>
            <table:table-cell table:style-name="Table7.E4" office:value-type="string">
              <text:p text:style-name="P28">+12.4</text:p>
            </table:table-cell>
          </table:table-row>
          <table:table-row>
            <table:covered-table-cell/>
            <table:table-cell table:style-name="Table7.B5" office:value-type="string">
              <text:p text:style-name="P13">ETF SPDR S&amp;P500</text:p>
            </table:table-cell>
            <table:table-cell table:style-name="Table7.C5" office:value-type="string">
              <text:p text:style-name="P14">175.79</text:p>
            </table:table-cell>
            <table:table-cell table:style-name="Table7.D5" office:value-type="string">
              <text:p text:style-name="P14">201.38</text:p>
            </table:table-cell>
            <table:table-cell table:style-name="Table7.E5" office:value-type="string">
              <text:p text:style-name="P28">+14.6</text:p>
            </table:table-cell>
          </table:table-row>
          <table:table-row>
            <table:table-cell table:style-name="Table7.A7" table:number-rows-spanned="2" office:value-type="string">
              <text:p text:style-name="P13">2015</text:p>
            </table:table-cell>
            <table:table-cell table:style-name="Table7.B6" office:value-type="string">
              <text:p text:style-name="P13">S&amp;P500</text:p>
            </table:table-cell>
            <table:table-cell table:style-name="Table7.C6" office:value-type="string">
              <text:p text:style-name="P13">2058.2</text:p>
            </table:table-cell>
            <table:table-cell table:style-name="Table7.D6" office:value-type="string">
              <text:p text:style-name="P13">2043.94</text:p>
            </table:table-cell>
            <table:table-cell table:style-name="Table7.E6" office:value-type="string">
              <text:p text:style-name="P27">-<text:span text:style-name="T418">0.7</text:span></text:p>
            </table:table-cell>
          </table:table-row>
          <table:table-row>
            <table:covered-table-cell/>
            <table:table-cell table:style-name="Table7.B7" office:value-type="string">
              <text:p text:style-name="P13">ETF SPDR S&amp;P500</text:p>
            </table:table-cell>
            <table:table-cell table:style-name="Table7.C7" office:value-type="string">
              <text:p text:style-name="P13">201.28</text:p>
            </table:table-cell>
            <table:table-cell table:style-name="Table7.D7" office:value-type="string">
              <text:p text:style-name="P13">203.87</text:p>
            </table:table-cell>
            <table:table-cell table:style-name="Table7.E7" office:value-type="string">
              <text:p text:style-name="P29">+1.3</text:p>
            </table:table-cell>
          </table:table-row>
        </table:table>
        <text:p text:style-name="P105"><text:span text:style-name="T184">Таблица</text:span><text:span text:style-name="T180"> </text:span><text:span text:style-name="T185">4</text:span><text:span text:style-name="T180"> — </text:span><text:span text:style-name="T184"><text:s/></text:span><text:span text:style-name="T180">доходност</text:span><text:span text:style-name="T184">и</text:span><text:span text:style-name="T180"> индекса S&amp;P500 и торгуемого фонда ETF SPDR S&amp;P500 за 2012-2015 годы.</text:span></text:p>
        <text:p text:style-name="P82"/>
        <text:h text:style-name="Heading_20_3" text:outline-level="3"><text:bookmark-start text:name="__RefHeading___Toc2300_99562824"/>Выводы <text:span text:style-name="T419">по главе</text:span><text:bookmark-end text:name="__RefHeading___Toc2300_99562824"/></text:h>
        <text:p text:style-name="Standard">В<text:span text:style-name="T470">о</text:span> второй главе выпускной квалификационной работы <text:s/><text:span text:style-name="T420">рассмотрены основные понятия, связанные с современной теорией формирования портфеля.</text:span></text:p>
        <text:p text:style-name="Standard">В первом разделе главы рассмотрены основные величины связанные с инвестиционным портфелем — <text:span text:style-name="T421">ожидаемое (или среднее) значение доходности и стандартное отклонение, указаны формулы их вычисления в матричной форме. Также рассмотрено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Второ<text:span text:style-name="T422">й</text:span> раздел главы <text:span text:style-name="T422">посвящен портфельному анализу и способам нахождения оптимального портфеля. В данном разделе рассмотрены понятия достижимого и эффективного множества, приведен пример графического определения оптимального портфеля с помощью построения кривых безразличия. Также в этом разделе рассмотрено понятие диверсификации, и введено определение рыночной модели, объясняющей значение </text:span><text:soft-page-break/><text:span text:style-name="T422">диверсификации для уменьшения собственного риска портфеля и </text:span><text:span text:style-name="T244"><text:s/>усреднению </text:span><text:span text:style-name="T245">его </text:span><text:span text:style-name="T244">рыночного риска</text:span><text:span text:style-name="T227">.</text:span></text:p>
        <text:p text:style-name="Standard">В третье<text:span text:style-name="T476">м</text:span> разделе главы основное внимание уделено двум основным стратегиям управления инвестициями, <text:span text:style-name="T380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Проведенное <text:span text:style-name="T380">теоретическое </text:span>исследование <text:span text:style-name="T380">современной теории формирования портфеля Марковитца </text:span>и полученные выводы позволяют перейти к <text:span text:style-name="T380">практической реализации системы оптимизации инвестиций, описанной в следующей главе.</text:span></text:p>
        <text:h text:style-name="P195" text:outline-level="1"><text:bookmark-start text:name="__RefHeading___Toc154_1574039482"/>ГЛАВА 3. СИСТЕМА ОПТИМАЛЬНОГО РАСПРЕДЕЛЕНИЯ ИНВЕСТИЦИЙ<text:bookmark-end text:name="__RefHeading___Toc154_1574039482"/></text:h>
        <text:p text:style-name="Standard"><text:span text:style-name="T224"/></text:p>
        <text:h text:style-name="P210" text:outline-level="2"><text:bookmark-start text:name="__RefHeading___Toc1561_1158609865"/><text:span text:style-name="T442">3.1. </text:span>Особенности системы, используемые алгоритмы и <text:span text:style-name="T426">структуры данных</text:span>.<text:bookmark-end text:name="__RefHeading___Toc1561_1158609865"/></text:h>
        <text:p text:style-name="P132">Для практической реализации системы <text:span text:style-name="T427">оптимального распределения инвестиций был выбран язык Python [12]. Основными факторами, повлиявшими на выбор этого языка были [6]:</text:span></text:p>
        <text:list xml:id="list2503559988924510228" text:style-name="L10">
          <text:list-item>
            <text:p text:style-name="P183">Высокая скорость разработки, обусловленная простым синтаксисом, и удобной модел<text:span text:style-name="T255">ью</text:span> данных.</text:p>
          </text:list-item>
          <text:list-item>
            <text:p text:style-name="P183">Наличие большого количества библиотек, облегчающих работу с <text:span text:style-name="T516">матрицами и </text:span>данными большого объема — библиотеки NumPy <text:span text:style-name="T489">и</text:span> SciPy.</text:p>
          </text:list-item>
          <text:list-item>
            <text:p text:style-name="P184">Широкий выбор библиотек для работы с финансовыми данными (в первую очередь — Pandas [9]).</text:p>
          </text:list-item>
          <text:list-item>
            <text:p text:style-name="P183">Наличие удобных средств визуализации для отображения графиков различной сложности (библиотека mathplotlib).</text:p>
          </text:list-item>
          <text:list-item>
            <text:p text:style-name="P185">Интерпретируемость и кросс-платформенность — возможность запускать приложения, написанные на языке Python в различных <text:span text:style-name="T516">операционных системах</text:span> (MacOS, Linux, Windows).</text:p>
          </text:list-item>
          <text:list-item>
            <text:p text:style-name="P186">Возможность последующего использования приложения на Python в качестве back-end в веб-приложении.</text:p>
          </text:list-item>
          <text:list-item>
            <text:p text:style-name="P188">Популярность языка python в финансовом секторе, сфере банкинга и инвестиционного менеджмента [10].</text:p>
          </text:list-item>
        </text:list>
        <text:h text:style-name="Heading_20_3" text:outline-level="3"><text:span text:style-name="T510">3.1.1 </text:span>Используемые программные средства</text:h>
        <text:p text:style-name="P138">В качестве среды для запуска разработанного python-приложения была выбрана интерактивная вычислительная платформа I<text:span text:style-name="T517">P</text:span>ython Notebook [27]. Основными преимуществами такой <text:span text:style-name="T518">работы</text:span> приложения являются:</text:p>
        <text:list xml:id="list2922979154066" text:continue-list="list2503559988924510228" text:style-name="L10">
          <text:list-item text:start-value="1">
            <text:p text:style-name="P189"><text:soft-page-break/>Возможность написания и запуска кода в веб-браузере, и поддержка интерпретации только необходимых секций кода</text:p>
          </text:list-item>
          <text:list-item>
            <text:p text:style-name="P187">Возможность использования встроенн<text:span text:style-name="T519">ой</text:span> графики и мультимедиа</text:p>
          </text:list-item>
          <text:list-item>
            <text:p text:style-name="P187">Поддержка <text:span text:style-name="T519">вычислительных </text:span>кластеров и простой доступ к параллелизации вычислений</text:p>
          </text:list-item>
          <text:list-item>
            <text:p text:style-name="P189">Удобное использование математических формул в комментариях</text:p>
          </text:list-item>
          <text:list-item>
            <text:p text:style-name="P187">Возможность конвертации полученных результатов выполнения программы в популярные и наглядные форматы (html, pdf)</text:p>
          </text:list-item>
          <text:list-item>
            <text:p text:style-name="P190"><text:span text:style-name="T511">Кроссплатформенность — приложение I</text:span><text:span text:style-name="T512">P</text:span><text:span text:style-name="T511">ython Notebook доступно для всех современных операционных систем.</text:span></text:p>
          </text:list-item>
        </text:list>
        <text:p text:style-name="P133"/>
        <text:p text:style-name="P133">Пример <text:span text:style-name="T438">фрагмента запущенного приложения в среде Ipython Notebook показан на рисунке 6.</text:span></text:p>
        <text:p text:style-name="Image"><draw:frame draw:style-name="fr4" draw:name="Image23" text:anchor-type="char" svg:width="16.499cm" svg:height="10.705cm" draw:z-index="3"><draw:image xlink:href="Pictures/10000201000003A900000260EDA2730F99116033.png" xlink:type="simple" xlink:show="embed" xlink:actuate="onLoad"/></draw:frame>Рисунок <text:span text:style-name="T509">6</text:span> — <text:s/>фрагмент запущенного приложения в среде I<text:span text:style-name="T439">P</text:span>ython Notebook</text:p>
        <text:p text:style-name="P134"/>
        <text:h text:style-name="Heading_20_3" text:outline-level="3"><text:soft-page-break/><text:span text:style-name="T510">3.1.2. </text:span>Используемые библиотеки</text:h>
        <text:p text:style-name="P135">Основными библиотеками, использованными в реализованной системе, являются: </text:p>
        <text:list xml:id="list2438232265360797891" text:style-name="L11">
          <text:list-item>
            <text:p text:style-name="P191"><text:span text:style-name="T430">Библиотека для анализа данных </text:span><text:span text:style-name="T437">Pandas</text:span><text:span text:style-name="T430"> [28], предоставляющая необходимые удобные </text:span><text:span text:style-name="T432">матричные </text:span><text:span text:style-name="T430">структуры данных (Pandas Dataframe) для работы с котировк</text:span><text:span text:style-name="T435">ами</text:span><text:span text:style-name="T430"> </text:span><text:span text:style-name="T432">ценных бумаг</text:span><text:span text:style-name="T430">, а также методы, позволяющие легко получать </text:span><text:span text:style-name="T435">цены закрытия</text:span><text:span text:style-name="T430"> акций за нужный исторический период </text:span><text:span text:style-name="T431">(Pandas.io.DataReader) </text:span><text:span text:style-name="T434">[9]</text:span><text:span text:style-name="T431">.</text:span></text:p>
          </text:list-item>
          <text:list-item>
            <text:p text:style-name="P192"><text:span text:style-name="T431">Б</text:span><text:span text:style-name="T429">иблиотека </text:span><text:span text:style-name="T436">NumPy</text:span><text:span text:style-name="T429"> [29], предоставляющая различные методы, облегчившие работу с базовыми математическими операциями (взятие логарифма и квадратного корня, суммирование элементов массива), а также с операциями над матрицами. В разработанной системе <text:s/>использовались </text:span><text:span text:style-name="T435">пере</text:span><text:span text:style-name="T429">множение </text:span><text:span text:style-name="T435">и</text:span><text:span text:style-name="T429"> транспонирование </text:span><text:span text:style-name="T435">матриц, а также </text:span><text:span text:style-name="T429"><text:s/>вычисление ковариационной матрицы.</text:span></text:p>
          </text:list-item>
          <text:list-item>
            <text:p text:style-name="P192"><text:span text:style-name="T429">Библиотека </text:span><text:span text:style-name="T436">SciPy</text:span><text:span text:style-name="T429"> [30], </text:span><text:span text:style-name="T432">предоставляющая средства для <text:s/>решения математических задач в численном виде, а также различные функции оптимизации и минимизации. Основным методом, использовавшимся в разработанной системе поиска оптимального портфеля <text:s/>является Scipy.minimize(), используемый для функции минимизации волатильности при нахождении эффективного множества.</text:span></text:p>
          </text:list-item>
          <text:list-item>
            <text:p text:style-name="P193"><text:span text:style-name="T429">Библиотека </text:span><text:span text:style-name="T436">mathplotlib</text:span><text:span text:style-name="T429"> [31], используемая для отображения графиков. </text:span></text:p>
          </text:list-item>
          <text:list-item>
            <text:p text:style-name="P193"><text:span text:style-name="T429">Различные второстепенные библиотеки — </text:span><text:span text:style-name="T436">re </text:span><text:span text:style-name="T429">(для работы с регулярными выражениями), </text:span><text:span text:style-name="T436">random</text:span><text:span text:style-name="T429"> (для генерации случайных чисел — используется при генерации портфеля из случайного набора заданного количества ценных бумаг), </text:span><text:span text:style-name="T436">urllib</text:span><text:span text:style-name="T429"> и </text:span><text:span text:style-name="T436">BeautifulSoup </text:span><text:span text:style-name="T429">(для парсинга веб-страниц — используется для получения списка </text:span><text:span text:style-name="T433">компаний, входящих в рейтинг S&amp;P500 из открытых источников</text:span><text:span text:style-name="T429">).</text:span></text:p>
          </text:list-item>
        </text:list>
        <text:h text:style-name="Heading_20_3" text:outline-level="3"><text:soft-page-break/><text:span text:style-name="T519">3.1.3. </text:span>Используемые структуры данных</text:h>
        <text:p text:style-name="P139">В разработанной системе вычисления оптимального портфеля реализовано два класса — один основной класс Portfolio, осуществляющий вычисление оптимального портфеля, и один вспомогательный класс SP500, осуществляющий поиск компаний, входящих в данный момент в индекс S&amp;P500. </text:p>
        <text:p text:style-name="P136"/>
        <text:h text:style-name="Heading_20_2" text:outline-level="2"><text:bookmark-start text:name="__RefHeading___Toc5580_859139803"/><text:span text:style-name="T442">3.2. </text:span>Инвестиционная политика с то<text:span text:style-name="T442">ч</text:span>ки зрения разработанного приложения<text:bookmark-end text:name="__RefHeading___Toc5580_859139803"/></text:h>
        <text:p text:style-name="P137">В главе 1 были рассмотрены следующие основные этапы инвестиционного процесса:</text:p>
        <text:list xml:id="list2922916889587" text:continue-list="list3298103580618004940" text:style-name="WW8Num6">
          <text:list-item text:start-value="1">
            <text:p text:style-name="P158">Выбор инвестиционной политики</text:p>
          </text:list-item>
          <text:list-item>
            <text:p text:style-name="P158">Анализ рынка ценных бумаг</text:p>
          </text:list-item>
          <text:list-item>
            <text:p text:style-name="P158">Формирование портфеля ценных бумаг.</text:p>
          </text:list-item>
          <text:list-item>
            <text:p text:style-name="P158">Пересмотр портфеля ценных бумаг.</text:p>
          </text:list-item>
          <text:list-item>
            <text:p text:style-name="P158">Оценка эффективности портфеля ценных бумаг.</text:p>
          </text:list-item>
        </text:list>
        <text:p text:style-name="P45">Рассмотрим каждый из этих этапов с точки зрения разработанного приложения.</text:p>
        <text:h text:style-name="Heading_20_3" text:outline-level="3">3.2.1. Выбор инвестиционной политики</text:h>
        <text:p text:style-name="P107"><text:span text:style-name="T122">Этап в</text:span><text:span text:style-name="T89">ыбор</text:span><text:span text:style-name="T122">а</text:span><text:span text:style-name="T89"> инвестиционной политики включает </text:span><text:span text:style-name="T104">в себя </text:span><text:span text:style-name="T89"><text:s/>определение цели инвестора, объема инвестируемых средств, </text:span><text:span text:style-name="T122">а также</text:span><text:span text:style-name="T33"> выбор потенциальных видов финансовых активов, которые будут включены в инвестиционный портфель. </text:span><text:span text:style-name="T34">В в</text:span><text:span text:style-name="T33">ыбор</text:span><text:span text:style-name="T34">е</text:span><text:span text:style-name="T33"> потенциальных видов финансовых активов</text:span><text:span text:style-name="T34"> разработанное приложение имеет два ограничения:</text:span></text:p>
        <text:list xml:id="list1008722872325222993" text:style-name="L12">
          <text:list-item>
            <text:p text:style-name="P154"><text:span text:style-name="T376"><text:s/>инвестиции возможны только в акции компаний, торгующихся на Нью-Йоркской фондовой бирже </text:span><text:span text:style-name="T378">(New York Stock Exchange, NYSE).</text:span></text:p>
          </text:list-item>
          <text:list-item>
            <text:p text:style-name="P155"><text:span text:style-name="T376">с</text:span><text:span text:style-name="T373">писок ценных бумаг для инвестирования ограничен компаниями, входящими в индекс S&amp;P500.</text:span></text:p>
          </text:list-item>
        </text:list>
        <text:p text:style-name="P43"><text:soft-page-break/></text:p>
        <text:p text:style-name="P66"><text:span text:style-name="T443">Первое ограничение</text:span> <text:span text:style-name="T443">вызвано тем, что </text:span>Нью-Йоркск<text:span text:style-name="T443">ая</text:span> фондов<text:span text:style-name="T443">ая</text:span> бирж<text:span text:style-name="T443">а</text:span> (New York Stock Exchange, NYSE) явля<text:span text:style-name="T443">ется</text:span> крупнейшей и самой популярной биржей в мире, благодаря чему существует множество веб-площадок, <text:span text:style-name="T443">бесплатно </text:span>предоставляющих данные (как актуальные данные в реальном времени, так и <text:span text:style-name="T444">данные за продолжительный </text:span>исторически<text:span text:style-name="T444">й период</text:span>) котировок различных ценных бумаг с этой биржи — Yahoo Finance, Google Finance, Bloomberg и пр. Как следствие, во множестве программных библиотек для различных языков программирования, на основе предоставленного API (Application Programming Interface) этих площадок, реализована работа с данными котировок ценных бумаг. </text:p>
        <text:p text:style-name="P65"><text:span text:style-name="T377">Кроме того, </text:span><text:span text:style-name="T34">Нью Йоркская фондовая биржа NYSE остается крупнейшей </text:span><text:span text:style-name="T377">и наиболее ликвидной </text:span><text:span text:style-name="T34">единичной биржей, котирующей примерно 2800 компаний суммарной рыночной стоимостью в 2005 г. около 20 трлн. долларов</text:span><text:span text:style-name="T379">[13]</text:span><text:span text:style-name="T34">. <text:s/>Ежедневный торговый оборот NYSE в 2005 году составлял в среднем 1,6 млн акций на сумму 55 млрд долларов[2].</text:span></text:p>
        <text:p text:style-name="P108"><text:span text:style-name="T34">В</text:span><text:span text:style-name="T1">торое ограничение связано с тем, что получение списка всех компаний, торгующихся на Нью-Йоркской фондовой бирже является нетривиальной задачей, и ни один из финансовых агрегаторов (ни </text:span><text:span text:style-name="T35">Yahoo Finance, </text:span><text:span text:style-name="T1">ни </text:span><text:span text:style-name="T35">Google Finance, </text:span><text:span text:style-name="T1">ни </text:span><text:span text:style-name="T35">Bloomberg</text:span><text:span text:style-name="T1">), такую информацию бесплатно не предоставляют. Сама биржа, хоть и имеет свободно доступный список всех торгуемых ценных бумаг [32], не предоставляет для этого никакого бесплатного API. Вследствие всего вышеперечисленного, при разработке приложения было решено ограничиться компаниями, входящими в индекс S&amp;P500, т. к. эта информация всегда доступна в удобном формате в открытых источниках, например в [15].</text:span></text:p>
        <text:p text:style-name="P126"><text:span text:style-name="T37">Отдельно стоит отметить, что данные ограничения не являются основополагающими в работе приложения — в случае получения API и данных по котировкам акций любой другой биржи (к примеру, российской </text:span><text:soft-page-break/><text:span text:style-name="T37">фондовой биржи [33] </text:span><text:span text:style-name="T66">или </text:span><text:span text:style-name="T81">л</text:span><text:span text:style-name="T66">ондонской биржи[36]</text:span><text:span text:style-name="T37">), разработанная система без внесения каких-либо изменений сможет рассчитывать оптимальные портфели из ценных бумаг этой биржи.</text:span></text:p>
        <text:p text:style-name="P128"><text:span text:style-name="T37">П</text:span><text:span text:style-name="T1">омимо указанных выше двух ограничений, необходимо отметить еще одно — разработанное приложение не учитывает выплачиваемые акционерам дивиденды в качестве дохода, т. е. слагаемое </text:span><text:span text:style-name="T1"><draw:frame draw:style-name="fr8" draw:name="Object66" text:anchor-type="as-char" svg:y="-0.377cm" svg:width="0.443cm" svg:height="0.469cm" draw:z-index="160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1"> в формуле вычисления доходности из главы 2 равняется нулю. </text:span><text:span text:style-name="T82">Д</text:span><text:span text:style-name="T73">ругими словами, доходность ценной бумаги равняется отношени</text:span><text:span text:style-name="T82">ю</text:span><text:span text:style-name="T73"> разности цены продажи и цены покупки к начальной цене:</text:span></text:p>
        <text:p text:style-name="P127"><text:span text:style-name="T1"><draw:frame draw:style-name="fr8" draw:name="Object38" text:anchor-type="as-char" svg:y="-0.684cm" svg:width="2.141cm" svg:height="1.125cm" draw:z-index="161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">, где </text:span><text:span text:style-name="T1"><draw:frame draw:style-name="fr8" draw:name="Object55" text:anchor-type="as-char" svg:y="-0.377cm" svg:width="0.646cm" svg:height="0.533cm" draw:z-index="162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1"> — цена покупки ценной бумаги, </text:span><text:span text:style-name="T1"><draw:frame draw:style-name="fr8" draw:name="Object56" text:anchor-type="as-char" svg:y="-0.377cm" svg:width="0.639cm" svg:height="0.533cm" draw:z-index="163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">— </text:span><text:span text:style-name="T74">цена данной</text:span><text:span text:style-name="T1"> ценной бумаги при продаже.</text:span></text:p>
        <text:h text:style-name="Heading_20_3" text:outline-level="3"><text:span text:style-name="T33"><text:s/></text:span><text:span text:style-name="T36">3.2.2. </text:span><text:span text:style-name="T33">Анализ рынка ценных бумаг</text:span></text:h>
        <text:p text:style-name="Standard"><text:span text:style-name="T33">Р</text:span><text:span text:style-name="T1">азработанная система не предполагает и не осуществляет ни фундаментальный, ни технический анализ ценных бумаг. Этот этап целиком ложится на плечи инвестора, и решение о включении или исключении той или </text:span><text:span text:style-name="T67">иной </text:span><text:span text:style-name="T1">ценной бумаги он должен сделать самостоятельно.</text:span></text:p>
        <text:h text:style-name="Heading_20_3" text:outline-level="3"><text:span text:style-name="T446">3.2.3. </text:span><text:span text:style-name="T1">Формирование портфеля</text:span></text:h>
        <text:p text:style-name="Standard"><text:span text:style-name="T520">Э</text:span>тап <text:span text:style-name="T520">формирования портфеля </text:span>является основным в процессе работы разработанного приложения — на данном этапе производится вычисление эффективного множества портфелей для инвестирования. </text:p>
        <text:p text:style-name="Standard"><text:span text:style-name="T1">Первое, что необходимо сделать пользователю приложения — создать объект класса Portfolio, и указать в его конструкторе список ценных бумаг для инвестирования, а также исторический период, на основании которого будет производиться вычисление эффективного множества. Список доступных ценных бумаг может быть передан как список, как это показано на рисунке </text:span><text:span text:style-name="T78">7</text:span><text:span text:style-name="T1">, либо может быть сформирован случайным образом, с помощ</text:span><text:span text:style-name="T38">ь</text:span><text:span text:style-name="T1">ю метода random() класса SP500, как показано на рисунке </text:span><text:span text:style-name="T78">8</text:span><text:span text:style-name="T41">.</text:span></text:p>
        <text:p text:style-name="Image"><draw:frame draw:style-name="fr2" draw:name="Image37" text:anchor-type="char" svg:width="16.499cm" svg:height="0.979cm" draw:z-index="16"><draw:image xlink:href="Pictures/100002010000037C00000035773B980EF4736E92.png" xlink:type="simple" xlink:show="embed" xlink:actuate="onLoad"/></draw:frame><text:soft-page-break/><text:span text:style-name="T41">Р</text:span><text:span text:style-name="T1">исунок </text:span><text:span text:style-name="T76">7</text:span><text:span text:style-name="T1"> — создание портфеля из 4 бумаг определенных компаний</text:span></text:p>
        <text:p text:style-name="Image"><draw:frame draw:style-name="fr2" draw:name="Image27" text:anchor-type="char" svg:width="16.499cm" svg:height="2.838cm" draw:z-index="5"><draw:image xlink:href="Pictures/10000201000003620000009543E9D3EFE4033681.png" xlink:type="simple" xlink:show="embed" xlink:actuate="onLoad"/></draw:frame><text:span text:style-name="T41">Р</text:span><text:span text:style-name="T45">исунок </text:span><text:span text:style-name="T76">8</text:span><text:span text:style-name="T45"> </text:span><text:span text:style-name="T38">— <text:s/>создание портфеля из </text:span><text:span text:style-name="T42">3</text:span><text:span text:style-name="T38">0 случайных </text:span><text:span text:style-name="T86">ценных </text:span><text:span text:style-name="T38">бумаг, входящих в индекс S&amp;P500</text:span></text:p>
        <text:p text:style-name="Standard"><text:span text:style-name="T1">Метод random() класса SP500 возвращает список, состоящий из требуемого количества ценных бумаг, входящих в индекс S&amp;P500 (на рисунке </text:span><text:span text:style-name="T78">8</text:span><text:span text:style-name="T1"> — список из </text:span><text:span text:style-name="T42">3</text:span><text:span text:style-name="T1">0 бумаг). При создании объекта класса Portfolio, производится вызов процедуры fetch(), в которой </text:span><text:span text:style-name="T68">с помощью библиотечного вызова Pandas.DataReader </text:span><text:span text:style-name="T1">осуществляется выборка котировок акций заданных компаний из агрегатора Yahoo Finance</text:span><text:span text:style-name="T82">:</text:span></text:p>
        <text:p text:style-name="Image"><draw:frame draw:style-name="fr2" draw:name="Image25" text:anchor-type="char" svg:width="16.499cm" svg:height="2.221cm" draw:z-index="4"><draw:image xlink:href="Pictures/10000201000002EE00000065598BD2CA2ACF18BB.png" xlink:type="simple" xlink:show="embed" xlink:actuate="onLoad"/></draw:frame><text:span text:style-name="T1">Рисунок </text:span><text:span text:style-name="T77">9</text:span><text:span text:style-name="T1"> — использование Pandas DataFrame и Pandas DataReader для получения котировок акций из агрегатора Yahoo <text:s/>Finance</text:span></text:p>
        <text:p text:style-name="Standard"><text:span text:style-name="T1">В случае, если данные по котировкам указанной ценной бумаги недоступны для всего исторического периода, как в случае акций </text:span><text:span text:style-name="T43">Zoetis Inc.</text:span><text:span text:style-name="T1"> <text:s/>(</text:span><text:span text:style-name="T43">ZTS</text:span><text:span text:style-name="T1">) на рисунке </text:span><text:span text:style-name="T78">8</text:span><text:span text:style-name="T1"> (компания произвела листинг на бирже </text:span><text:span text:style-name="T43">4</text:span><text:span text:style-name="T1"> </text:span><text:span text:style-name="T43">февраля</text:span><text:span text:style-name="T1"> 2013 года), данная ценная бумага исключается из портфеля, и не участвует в дальнейш</text:span><text:span text:style-name="T44">их</text:span><text:span text:style-name="T1"> вычислени</text:span><text:span text:style-name="T44">ях</text:span><text:span text:style-name="T1">.</text:span></text:p>
        <text:p text:style-name="Standard"><text:span text:style-name="T1">Вычисление эффективного множества портфелей осуществляется с помощью метода </text:span><text:span text:style-name="T147">calc()</text:span><text:span text:style-name="T156">. Данный метод имеет </text:span><text:span text:style-name="T168">три</text:span><text:span text:style-name="T156"> входных аргумента, <text:s/>имеющих решающее значение для времени вычисления оптимального портфеля — минимальная доходность, максимальная доходность и точность </text:span><text:soft-page-break/><text:span text:style-name="T156">вычислений. </text:span><text:span text:style-name="T157">К примеру, на рисунке </text:span><text:span text:style-name="T177">10</text:span><text:span text:style-name="T157"> </text:span><text:span text:style-name="T159">производится вычисление эффективного множества портфелей, с целевыми показателями доходности от 0% до 1</text:span><text:span text:style-name="T167">2</text:span><text:span text:style-name="T159">0%, точность вычислений в удельном весе бумаги в портфеле — 4 точки после запятой. </text:span><text:span text:style-name="T162">Как видно из рисунка ниже, время вычисления эффективного множества портфеля из </text:span><text:span text:style-name="T168">данного</text:span><text:span text:style-name="T162"> количества ценных бумаг и с такими параметрами заняло </text:span><text:span text:style-name="T170">2</text:span><text:span text:style-name="T167"> минуты </text:span><text:span text:style-name="T170">39</text:span><text:span text:style-name="T162"> секунд.</text:span></text:p>
        <text:p text:style-name="Image"><draw:frame draw:style-name="fr2" draw:name="Image34" text:anchor-type="char" svg:width="16.499cm" svg:height="2.531cm" draw:z-index="6"><draw:image xlink:href="Pictures/100002010000037D00000089E8610034CF936D58.png" xlink:type="simple" xlink:show="embed" xlink:actuate="onLoad"/></draw:frame><text:span text:style-name="T162">Р</text:span><text:span text:style-name="T167">исунок </text:span><text:span text:style-name="T176">10</text:span><text:span text:style-name="T158"> — функция вычисления эффективного множества</text:span></text:p>
        <text:p text:style-name="P67"><text:span text:style-name="T251">Д</text:span><text:span text:style-name="T250">ва основных показателя портфеля, связанных с вычислением эффективного множества — доходность и стандартное отклонение вычисляются с помощью функции </text:span><text:span text:style-name="T233">get_effective_set()</text:span><text:span text:style-name="T250">, вызываемой из метода </text:span><text:span text:style-name="T233">calc().</text:span></text:p>
        <text:p text:style-name="P111"><text:span text:style-name="T156">Вычисление доходности портфеля осуществляется функцией </text:span><text:span text:style-name="T147">get_portfolio_return()</text:span><text:span text:style-name="T156"> (см. листинг 1), и производится, как было показано в главе 2, <text:s/>суммированием доходностей отдельных ценных бумаг, умноженных на удельный вес этих бумаг.</text:span></text:p>
        <text:p text:style-name="Image"><draw:frame draw:style-name="fr2" draw:name="Image10" text:anchor-type="char" svg:width="16.499cm" svg:height="2.429cm" draw:z-index="17"><draw:image xlink:href="Pictures/10000201000003ED00000094ED8F1D494305AF6E.png" xlink:type="simple" xlink:show="embed" xlink:actuate="onLoad"/></draw:frame><text:span text:style-name="T251">Л</text:span><text:span text:style-name="T250">истинг </text:span><text:span text:style-name="T252">1</text:span><text:span text:style-name="T250"> — функция вычисления доходности портфеля</text:span></text:p>
        <text:p text:style-name="P83">Вторым <text:span text:style-name="T451">используемым</text:span> математическим понятием в модели Марковитца является <text:span text:style-name="T258">стандартное отклонение, вычисляемое, как было показано в главе 2, по формуле</text:span></text:p>
        <text:p text:style-name="P83"><text:s/><draw:frame draw:style-name="fr8" draw:name="Object111" text:anchor-type="as-char" svg:y="-0.799cm" svg:width="3.734cm" svg:height="1.226cm" draw:z-index="164"><draw:object xlink:href="./Object 111" xlink:type="simple" xlink:show="embed" xlink:actuate="onLoad"/><draw:image xlink:href="./ObjectReplacements/Object 111" xlink:type="simple" xlink:show="embed" xlink:actuate="onLoad"/><svg:desc>formula</svg:desc></draw:frame>, <text:span text:style-name="T259">где </text:span><text:span text:style-name="T259"><draw:frame draw:style-name="fr8" draw:name="Object114" text:anchor-type="as-char" svg:y="-0.226cm" svg:width="0.63cm" svg:height="0.379cm" draw:z-index="165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259"> - ковариация двух ценных бумаг </text:span><text:span text:style-name="T259"><draw:frame draw:style-name="fr8" draw:name="Object115" text:anchor-type="as-char" svg:y="-0.377cm" svg:width="0.326cm" svg:height="0.469cm" draw:z-index="166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259"> и </text:span><text:span text:style-name="T259"><draw:frame draw:style-name="fr8" draw:name="Object149" text:anchor-type="as-char" svg:y="-0.377cm" svg:width="0.395cm" svg:height="0.469cm" draw:z-index="167"><draw:object xlink:href="./Object 161" xlink:type="simple" xlink:show="embed" xlink:actuate="onLoad"/><draw:image xlink:href="./ObjectReplacements/Object 161" xlink:type="simple" xlink:show="embed" xlink:actuate="onLoad"/><svg:desc>formula</svg:desc></draw:frame></text:span><text:span text:style-name="T259">.</text:span></text:p>
        <text:p text:style-name="P79"><text:span text:style-name="T260">Э</text:span>то <text:span text:style-name="T451">же </text:span>уравнение в матричной форме <text:span text:style-name="T451">имеет вид</text:span>:</text:p>
        <text:p text:style-name="P79"><text:soft-page-break/><draw:frame draw:style-name="fr8" draw:name="Object162" text:anchor-type="as-char" svg:y="-0.437cm" svg:width="1.979cm" svg:height="0.593cm" draw:z-index="168"><draw:object xlink:href="./Object 162" xlink:type="simple" xlink:show="embed" xlink:actuate="onLoad"/><draw:image xlink:href="./ObjectReplacements/Object 162" xlink:type="simple" xlink:show="embed" xlink:actuate="onLoad"/><svg:desc>formula</svg:desc></draw:frame>, <text:span text:style-name="T451">где </text:span><text:span text:style-name="T451"><draw:frame draw:style-name="fr8" draw:name="Object164" text:anchor-type="as-char" svg:y="-0.3cm" svg:width="0.466cm" svg:height="0.319cm" draw:z-index="169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451"> является ковариационной матрицей.</text:span></text:p>
        <text:p text:style-name="Standard"><text:span text:style-name="T246">Стандартное отклонение портфеля вычисляется с помощью функции</text:span><text:span text:style-name="T232"> statistics().</text:span><text:span text:style-name="T246"> </text:span><text:span text:style-name="T234">Все операции с матрицами, в том числе транспонирование и вычисление ковариационной матрицы, осуществляются с помощью функций библиотеки Numpy (см. листинг 2).</text:span></text:p>
        <text:p text:style-name="Image"><draw:frame draw:style-name="fr2" draw:name="Image9" text:anchor-type="char" svg:width="16.499cm" svg:height="2.101cm" draw:z-index="18"><draw:image xlink:href="Pictures/10000201000003F5000000812058B16DD7B09C3E.png" xlink:type="simple" xlink:show="embed" xlink:actuate="onLoad"/></draw:frame><text:span text:style-name="T253">Листинг 2</text:span><text:span text:style-name="T250"> - метод </text:span><text:span text:style-name="T233">statistics()</text:span><text:span text:style-name="T250">, </text:span><text:span text:style-name="T253">осуществляющий вычисление стандартного отклонения портфеля и </text:span><text:span text:style-name="T250">используемый функцией минимизации при построении эффективного множества</text:span></text:p>
        <text:p text:style-name="Standard">Построение эффективного множества заключается в минимизации <text:s/>стандартного отклонения портфеля с заданной доходностью. В качестве функции минимизации используется метод <text:span text:style-name="T226">minimize() </text:span><text:span text:style-name="T234">из библиотеки SciPy, который в качестве оптимизационного алгоритма использует последовательное квадратичное программирование (</text:span><text:span text:style-name="T248">s</text:span><text:span text:style-name="T234">equential quadratic programming, SLSQP), основной идеей которого является последовательное решение задач квадратичного программирования, аппроксимирующих данную задачу оптимизации [34]. Функционал </text:span><text:span text:style-name="T247">вычисления</text:span><text:span text:style-name="T234"> эффективного множества показан в листинге 3.</text:span></text:p>
        <text:p text:style-name="Image"><draw:frame draw:style-name="fr5" draw:name="Image8" text:anchor-type="char" svg:width="16.499cm" svg:height="6.546cm" draw:z-index="19"><draw:image xlink:href="Pictures/10000201000003EB0000018EF43D652CB8EC1AD5.png" xlink:type="simple" xlink:show="embed" xlink:actuate="onLoad"/></draw:frame><text:soft-page-break/><text:span text:style-name="T123">Листинг 3</text:span><text:span text:style-name="T89"> — метод </text:span><text:span text:style-name="T143">get_effective_set()</text:span><text:span text:style-name="T89">, осуществляющий вычисление эффективного множества</text:span></text:p>
        <text:p text:style-name="Standard"><text:span text:style-name="T160">Для отображения построенного эффективного множества необходимо воспользоваться методом </text:span><text:span text:style-name="T151">plot()</text:span><text:span text:style-name="T160">.</text:span></text:p>
        <text:p text:style-name="Image"><draw:frame draw:style-name="fr4" draw:name="Image5" text:anchor-type="char" svg:width="16.499cm" svg:height="7.265cm" draw:z-index="20"><draw:image xlink:href="Pictures/10000201000003810000018B28CECAE417CC3204.png" xlink:type="simple" xlink:show="embed" xlink:actuate="onLoad"/></draw:frame><text:span text:style-name="T160">Р</text:span><text:span text:style-name="T156">исунок </text:span><text:span text:style-name="T175">1</text:span><text:span text:style-name="T176">1</text:span><text:span text:style-name="T156"> </text:span><text:span text:style-name="T160">— </text:span><text:span text:style-name="T163">метод plot(), используемый для </text:span><text:span text:style-name="T160">построени</text:span><text:span text:style-name="T163">я</text:span><text:span text:style-name="T160"> эффективного множества</text:span></text:p>
        <text:p text:style-name="Standard"><text:span text:style-name="T156">Из построенного графика становится видно, что </text:span><text:span text:style-name="T179">полученное</text:span><text:span text:style-name="T156"> эффективное множество </text:span><text:span text:style-name="T169">повторяет </text:span><text:span text:style-name="T156">форму </text:span><text:span text:style-name="T169">множества</text:span><text:span text:style-name="T156">, описанную в главе 2 (см. рисунок </text:span><text:span text:style-name="T177">3</text:span><text:span text:style-name="T156">). Желтой точкой на графике показан портфель с минимальной волатильностью (</text:span><text:span text:style-name="T161">minimal variance portfolio, </text:span><text:span text:style-name="T156">его координаты, в соответствии с рисунком </text:span><text:span text:style-name="T177">10</text:span><text:span text:style-name="T161">, равны</text:span><text:span text:style-name="T156"> </text:span><text:span text:style-name="T161"><draw:frame draw:style-name="fr7" draw:name="Object102" text:anchor-type="as-char" svg:y="-0.377cm" svg:width="2.344cm" svg:height="0.482cm" draw:z-index="111"><draw:object xlink:href="./Object 158" xlink:type="simple" xlink:show="embed" xlink:actuate="onLoad"/><draw:image xlink:href="./ObjectReplacements/Object 158" xlink:type="simple" xlink:show="embed" xlink:actuate="onLoad"/></draw:frame></text:span><text:span text:style-name="T156">). </text:span><text:span text:style-name="T163">К</text:span><text:span text:style-name="T161">расной </text:span><text:span text:style-name="T163">точкой обозначен</text:span><text:span text:style-name="T161"> портфель с </text:span><text:soft-page-break/><text:span text:style-name="T161">максимальным коэффициентом Шарпа — максимальным отношением доходности к волатильности (</text:span><text:span text:style-name="T163">h</text:span><text:span text:style-name="T162">ighest Sharpe ratio portfolio, </text:span><text:span text:style-name="T156">его координаты, в соответствии с рисунком </text:span><text:span text:style-name="T177">10</text:span><text:span text:style-name="T161">, равны </text:span><text:span text:style-name="T161"><draw:frame draw:style-name="fr7" draw:name="Object123" text:anchor-type="as-char" svg:y="-0.377cm" svg:width="2.565cm" svg:height="0.483cm" draw:z-index="112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161">). </text:span><text:span text:style-name="T169">Зеленой точкой </text:span><text:span text:style-name="T163">обозначен</text:span><text:span text:style-name="T161"> портфель с максимальн</text:span><text:span text:style-name="T169">ой</text:span><text:span text:style-name="T161"> </text:span><text:span text:style-name="T169">доходностью</text:span><text:span text:style-name="T161"> (</text:span><text:span text:style-name="T169">max return</text:span><text:span text:style-name="T162"> portfolio, </text:span><text:span text:style-name="T156">его координаты, в соответствии с рисунком </text:span><text:span text:style-name="T177">10</text:span><text:span text:style-name="T161">, равны </text:span><text:span text:style-name="T156"><draw:frame draw:style-name="fr7" draw:name="Object148" text:anchor-type="as-char" svg:y="-0.377cm" svg:width="2.556cm" svg:height="0.483cm" draw:z-index="113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161">). </text:span></text:p>
        <text:p text:style-name="Standard"><text:span text:style-name="T161">Д</text:span><text:span text:style-name="T156">алее, в соответствии с теорией Марковитца, инвестор должен выбрать из эффективного множества один, отвечающий мере риска, приемлемой для данного конкретного инвестора. К примеру, инвестор является инвестором с высокой степенью избегания риска, и выбирает портфель с минимальной волатильностью (обозначенный желтой точкой на рисунке </text:span><text:span text:style-name="T174">1</text:span><text:span text:style-name="T177">1</text:span><text:span text:style-name="T156">). </text:span><text:span text:style-name="T171">Для получения списка бумаг и </text:span><text:span text:style-name="T156">их удельны</text:span><text:span text:style-name="T171">х</text:span><text:span text:style-name="T156"> вес</text:span><text:span text:style-name="T171">ов</text:span><text:span text:style-name="T156">, входящие в данной портфель, </text:span><text:span text:style-name="T171">необходимо </text:span><text:span text:style-name="T156"><text:s/>воспользоваться методом </text:span><text:span text:style-name="T147">get_conservative()</text:span><text:span text:style-name="T156">, как показано на рисунке 1</text:span><text:span text:style-name="T177">2</text:span><text:span text:style-name="T156">.</text:span></text:p>
        <text:p text:style-name="Image"><draw:frame draw:style-name="fr4" draw:name="Image24" text:anchor-type="char" svg:width="16.499cm" svg:height="7.601cm" draw:z-index="7"><draw:image xlink:href="Pictures/100002010000037C0000019B0CC64C131B4C34C1.png" xlink:type="simple" xlink:show="embed" xlink:actuate="onLoad"/></draw:frame><text:span text:style-name="T156">Рисунок 1</text:span><text:span text:style-name="T176">2</text:span><text:span text:style-name="T156"> — получение списка ценных бумаг и их удельных весов для портфеля с минимальной волатильностью</text:span></text:p>
        <text:p text:style-name="Standard"><text:span text:style-name="T156">Функция </text:span><text:span text:style-name="T147">get_conservative()</text:span><text:span text:style-name="T156"> возвращает два списка — список ценных бумаг и список их удельных весов. Из рисунка 1</text:span><text:span text:style-name="T177">2</text:span><text:span text:style-name="T156"> видно, что портфель с минимальной волатильностью состоит из 1</text:span><text:span text:style-name="T171">3</text:span><text:span text:style-name="T156"> ценных бумаг, взятых в следующих пропорциях: </text:span><text:span text:style-name="T171">NKE</text:span><text:span text:style-name="T156"> — </text:span><text:span text:style-name="T171">3.</text:span><text:span text:style-name="T156">2%, </text:span><text:span text:style-name="T171">USB</text:span><text:span text:style-name="T156"> — 1</text:span><text:span text:style-name="T171">9</text:span><text:span text:style-name="T156">.</text:span><text:span text:style-name="T171">3</text:span><text:span text:style-name="T156">%, </text:span><text:span text:style-name="T171">EFX</text:span><text:span text:style-name="T156"> — </text:span><text:span text:style-name="T171">8.2</text:span><text:span text:style-name="T156">% и т. д.</text:span></text:p>
        <text:p text:style-name="Standard"><text:soft-page-break/><text:span text:style-name="T156">В случае, если инвестор, </text:span><text:span text:style-name="T165">являясь инвестором с низкой степенью избегания риска,</text:span><text:span text:style-name="T156"> выбирает наиболее рисковый портфель (обозначенный </text:span><text:span text:style-name="T172">зеленой</text:span><text:span text:style-name="T156"> точкой на рисунке </text:span><text:span text:style-name="T174">1</text:span><text:span text:style-name="T177">1</text:span><text:span text:style-name="T156">), ему следует воспользоваться методом </text:span><text:span text:style-name="T147">get_risky()</text:span><text:span text:style-name="T165">, как показано в примере на рисунке 1</text:span><text:span text:style-name="T177">3</text:span><text:span text:style-name="T165">.</text:span></text:p>
        <text:p text:style-name="Image"><draw:frame draw:style-name="fr2" draw:name="Image28" text:anchor-type="char" svg:width="16.499cm" svg:height="1.274cm" draw:z-index="8"><draw:image xlink:href="Pictures/100002010000037D0000004556BA510CCAD76C6B.png" xlink:type="simple" xlink:show="embed" xlink:actuate="onLoad"/></draw:frame><text:span text:style-name="T156">Рисунок 1</text:span><text:span text:style-name="T176">3 </text:span><text:span text:style-name="T156">— </text:span><text:span text:style-name="T164">получение списка ценных бумаг и их удельных весов для портфеля с </text:span><text:span text:style-name="T156">максимальн</text:span><text:span text:style-name="T172">ой</text:span><text:span text:style-name="T164"> </text:span><text:span text:style-name="T172">доходностью</text:span></text:p>
        <text:p text:style-name="Standard"><text:span text:style-name="T521">Стоит заметить</text:span>, <text:span text:style-name="T521">что в показанном примере </text:span>инвестору не стоит выбирать данный портфель, поскольку он не диверсифицирован и состоит из одной-единственной бумаги. </text:p>
        <text:p text:style-name="Standard"><text:span text:style-name="T156">Наиболее оптимальным портфелем из эффективного множества является портфель с максимальным коэффициентом Шарпа, который может быть получен с помощью метода </text:span><text:span text:style-name="T147">get_sharpe()</text:span><text:span text:style-name="T156">:</text:span></text:p>
        <text:p text:style-name="Image"><draw:frame draw:style-name="fr2" draw:name="Image29" text:anchor-type="char" svg:width="16.499cm" svg:height="3.073cm" draw:z-index="9"><draw:image xlink:href="Pictures/100002010000037B000000A6B46FF93A13CEED47.png" xlink:type="simple" xlink:show="embed" xlink:actuate="onLoad"/></draw:frame><text:span text:style-name="T156">Рисунок 1</text:span><text:span text:style-name="T176">4</text:span><text:span text:style-name="T156"> — получение </text:span><text:span text:style-name="T164">списка ценных бумаг и их удельных весов для портфеля с </text:span><text:span text:style-name="T156">максимальным коэффициентом Шарпа</text:span></text:p>
        <text:p text:style-name="Standard"><text:span text:style-name="T156">Естественно, инвестор может </text:span><text:span text:style-name="T172">не ограничивать себя указанными выше тремя портфелями, и </text:span><text:span text:style-name="T156">выбрать </text:span><text:span text:style-name="T172">любой</text:span><text:span text:style-name="T156"> из портфелей эффективного множества, лежащего между граничными портфелями, в соответствии со своей мерой принятия риска. Для этого необходимо воспользоваться методом </text:span><text:span text:style-name="T147">get_acceptable()</text:span><text:span text:style-name="T156">, принимающим в качестве входного аргумента предельное значение риска (волатильности) для данного инвестора. </text:span><text:span text:style-name="T166">Значение риска в этом случае должно лежать в промежутке от волатильности наименее </text:span><text:soft-page-break/><text:span text:style-name="T166">рискового портфеля (0.</text:span><text:span text:style-name="T173">14</text:span><text:span text:style-name="T166"> в примере на рисунке </text:span><text:span text:style-name="T178">10</text:span><text:span text:style-name="T166">) до волатильности наиболее рискового портфеля (0.</text:span><text:span text:style-name="T173">477</text:span><text:span text:style-name="T166"> в примере на рисунке </text:span><text:span text:style-name="T178">10</text:span><text:span text:style-name="T166">).</text:span></text:p>
        <text:p text:style-name="Image"><draw:frame draw:style-name="fr2" draw:name="Image30" text:anchor-type="char" svg:width="16.499cm" svg:height="7.532cm" draw:z-index="10"><draw:image xlink:href="Pictures/100002010000035F0000018ACBB23094AF11098A.png" xlink:type="simple" xlink:show="embed" xlink:actuate="onLoad"/></draw:frame><text:span text:style-name="T156">Рисунок 1</text:span><text:span text:style-name="T176">5</text:span><text:span text:style-name="T156"> — два оптимальных портфеля для двух инвесторов с различной степенью избегания риска</text:span></text:p>
        <text:p text:style-name="Standard"><text:span text:style-name="T166">В примере на рисунке 1</text:span><text:span text:style-name="T178">5</text:span><text:span text:style-name="T166"> показаны два оптимальных портфеля с различными мерами риска — 0.1</text:span><text:span text:style-name="T173">5</text:span><text:span text:style-name="T166"> и 0.1</text:span><text:span text:style-name="T173">6</text:span><text:span text:style-name="T166">. Несмотря на то, что состав бумаг в обоих портфелях является одинаковым, </text:span><text:span text:style-name="T178">видно, что </text:span><text:span text:style-name="T166">их удельные веса </text:span><text:span text:style-name="T173">значительно </text:span><text:span text:style-name="T166">отличаются от друг от друга.</text:span></text:p>
        <text:h text:style-name="Heading_20_3" text:outline-level="3"><text:span text:style-name="T446">3.2.4. </text:span><text:span text:style-name="T1">Пересмотр портфеля</text:span></text:h>
        <text:p text:style-name="Standard"><text:span text:style-name="T1">Этап пересмотра портфеля легко реализуем в рамках разработанной систем</text:span><text:span text:style-name="T46">ы</text:span><text:span text:style-name="T1"> — достаточно лишь пересчитать эффективное множество портфелей с новым историческим периодом.</text:span></text:p>
        <text:p text:style-name="Standard"><text:span text:style-name="T1">Для примера рассмотрим ситуацию, когда </text:span><text:span text:style-name="T39">инвестору из примера на рисунке 1</text:span><text:span text:style-name="T79">5</text:span><text:span text:style-name="T39"> спустя полгода необходимо пересмотреть</text:span><text:span text:style-name="T79"> </text:span><text:span text:style-name="T39">портфель со значением риска 0.1</text:span><text:span text:style-name="T47">6</text:span><text:span text:style-name="T39">. </text:span><text:span text:style-name="T40">Для этого необходимо создать новый объект класса Portfolio, передать в качестве списка ценных бумаг портфель, который необходимо пересмотреть, а также даты нового исторического периода, как показано на рисунке 1</text:span><text:span text:style-name="T79">6</text:span><text:span text:style-name="T40">. </text:span></text:p>
        <text:p text:style-name="Image"><draw:frame draw:style-name="fr2" draw:name="Image31" text:anchor-type="char" svg:width="16.499cm" svg:height="2.046cm" draw:z-index="11"><draw:image xlink:href="Pictures/100002010000037F0000006F6268031F190044AB.png" xlink:type="simple" xlink:show="embed" xlink:actuate="onLoad"/></draw:frame><text:soft-page-break/><text:span text:style-name="T40">Рисунок 1</text:span><text:span text:style-name="T77">6</text:span><text:span text:style-name="T40"> — пересмотр портфеля на основании изменившихся за полгода данных о котировках ценных бумаг</text:span></text:p>
        <text:p text:style-name="Standard">После этого необходимо заново произвести вычисление эффективного множества:</text:p>
        <text:p text:style-name="Image"><draw:frame draw:style-name="fr2" draw:name="Image32" text:anchor-type="char" svg:width="16.499cm" svg:height="2.531cm" draw:z-index="12"><draw:image xlink:href="Pictures/100002010000037D00000089D220BC486BCC98F9.png" xlink:type="simple" xlink:show="embed" xlink:actuate="onLoad"/></draw:frame><text:span text:style-name="T1">Рисунок 1</text:span><text:span text:style-name="T77">7</text:span><text:span text:style-name="T1"> — вычисление эффективного множества для пересматриваемого портфеля</text:span></text:p>
        <text:p text:style-name="Standard"><text:span text:style-name="T1">Далее, если степень принятия риска для данного инвестора не изменилась, можно снова воспользоваться методом </text:span><text:span text:style-name="T147">get_acceptable()</text:span><text:span text:style-name="T1"> со старым значением волатильности:</text:span></text:p>
        <text:p text:style-name="Image"><draw:frame draw:style-name="fr2" draw:name="Image33" text:anchor-type="char" svg:width="16.499cm" svg:height="7.574cm" draw:z-index="13"><draw:image xlink:href="Pictures/100002010000037D0000019AD248BA8C8017804A.png" xlink:type="simple" xlink:show="embed" xlink:actuate="onLoad"/></draw:frame><text:span text:style-name="T1">Рисунок 1</text:span><text:span text:style-name="T77">8</text:span><text:span text:style-name="T1"> — пересмотренный портфель со значением риска 0.18</text:span></text:p>
        <text:p text:style-name="Standard"><text:span text:style-name="T1">Сравнив полученные данные из рисунка 1</text:span><text:span text:style-name="T79">8</text:span><text:span text:style-name="T1"> с </text:span><text:span text:style-name="T83">исходными </text:span><text:span text:style-name="T1">данными из рисунка 1</text:span><text:span text:style-name="T79">5</text:span><text:span text:style-name="T1">, можно заметить, что </text:span><text:span text:style-name="T47">портфель</text:span><text:span text:style-name="T1"> </text:span><text:span text:style-name="T47">значительно изменился — </text:span><text:soft-page-break/><text:span text:style-name="T47">увеличилось количество бумаг в портфеле, а также изменился удельный весь каждой из них.</text:span></text:p>
        <text:h text:style-name="Heading_20_3" text:outline-level="3"><text:span text:style-name="T446">3.2.5. </text:span><text:span text:style-name="T1">Оценка эффективности портфеля</text:span></text:h>
        <text:p text:style-name="P109"><text:span text:style-name="T48">Как уже говорилось в главе 1, о</text:span><text:span text:style-name="T1">ценка эффективности портфеля включает </text:span><text:span text:style-name="T14">сравнение текущего портфеля с некоторыми сопоставимыми «эталонными» портфелями (benchmark portfolio). </text:span><text:span text:style-name="T48">Для проверки реальных показателей полученных оптимальных портфелей, </text:span><text:span text:style-name="T84">необходимо </text:span><text:span text:style-name="T48">создать новый объект класса Portfolio, и в качестве четвертого аргумента конструктора передать список с удельными весами ценных бумаг в портфеле. Эффективное множество в этом случае вычисляться не будет, а будет произведена проверка доходности данного портфеля на указанном промежутке времени. </text:span></text:p>
        <text:p text:style-name="P110"><text:span text:style-name="T48">На рисунке 1</text:span><text:span text:style-name="T79">9</text:span><text:span text:style-name="T48"> показана </text:span><text:span text:style-name="T84">реальная</text:span><text:span text:style-name="T48"> доходность </text:span><text:span text:style-name="T79">одного из портфелей, <text:s/>взятого</text:span><text:span text:style-name="T48"> из примера на рисунке </text:span><text:span text:style-name="T49">1</text:span><text:span text:style-name="T79">5</text:span><text:span text:style-name="T49">. Данный портфель был </text:span><text:span text:style-name="T84">определен в качестве оптимального</text:span><text:span text:style-name="T49"> на основании исторических данных за 2013-2014 год, имеет стандартное отклонение 0.15 </text:span><text:span text:style-name="T79">(т.е.</text:span><text:span text:style-name="T49"> имеет приемлемый уровень риска для некоторого инвестора</text:span><text:span text:style-name="T79">)</text:span><text:span text:style-name="T49">. </text:span><text:span text:style-name="T79">Расчёты</text:span><text:span text:style-name="T49"> на рисунке 1</text:span><text:span text:style-name="T79">9</text:span><text:span text:style-name="T49"> показывает, какова была бы доходность данного портфеля за 2015 год (т. е. </text:span><text:span text:style-name="T79">в случае, когда </text:span><text:span text:style-name="T49">инвестор осуществ</text:span><text:span text:style-name="T85">ил</text:span><text:span text:style-name="T49"> покупку указанных ценных бумаг в указанном количестве в первый рабочий день 2015 года, и прода</text:span><text:span text:style-name="T85">л</text:span><text:span text:style-name="T49"> их в последний рабочий день 2015 года). Для каждой бумаги указан её удельный вес (в скобках), показано, как </text:span><text:span text:style-name="T85">из</text:span><text:span text:style-name="T49">мен</text:span><text:span text:style-name="T85">и</text:span><text:span text:style-name="T49">лась цена </text:span><text:span text:style-name="T85">за весь</text:span><text:span text:style-name="T49"> период времени, и указана доходность каждой отдельно взятой бумаги. </text:span></text:p>
        <text:p text:style-name="Image"><draw:frame draw:style-name="fr4" draw:name="Image35" text:anchor-type="char" svg:width="16.499cm" svg:height="6.645cm" draw:z-index="14"><draw:image xlink:href="Pictures/100002010000035B0000015A9256180AAB7B2287.png" xlink:type="simple" xlink:show="embed" xlink:actuate="onLoad"/></draw:frame><text:soft-page-break/><text:span text:style-name="T48">Р</text:span><text:span text:style-name="T1">исунок 1</text:span><text:span text:style-name="T77">9</text:span><text:span text:style-name="T1"> — проверка показателей доходности портфеля </text:span><text:span text:style-name="T50">с уровнем риска 0.15</text:span></text:p>
        <text:p text:style-name="Standard"><text:span text:style-name="T1">Из рисунка 1</text:span><text:span text:style-name="T79">9</text:span><text:span text:style-name="T1"> видно, что доходность данного конкретного портфеля за 2015 год составила +10.3%, в то время, как индекс S&amp;P500 потерял 0.7%, а управляемый фонд ETF SPDR S&amp;P500 показал доходность +1.3%.</text:span></text:p>
        <text:p text:style-name="Standard"><text:span text:style-name="T1">На рисунке </text:span><text:span text:style-name="T79">20</text:span><text:span text:style-name="T1"> показан наиболее оптимальный портфель из полученного эффективного множества — портфель с максимальным коэффициентом Шарпа. Доходность этого портфеля за 2015 год составила </text:span><text:span text:style-name="T51">16.1%.</text:span></text:p>
        <text:p text:style-name="Image"><draw:frame draw:style-name="fr4" draw:name="Image36" text:anchor-type="char" svg:width="16.499cm" svg:height="4.815cm" draw:z-index="15"><draw:image xlink:href="Pictures/100002010000037E00000105E462A04087F547DC.png" xlink:type="simple" xlink:show="embed" xlink:actuate="onLoad"/></draw:frame><text:span text:style-name="T1">Рисунок </text:span><text:span text:style-name="T77">20</text:span><text:span text:style-name="T1"> — проверка показателей портфеля с максимальным коэффициентом Шарпа</text:span></text:p>
        <text:p text:style-name="Standard"><text:span text:style-name="T85">Однако, к</text:span><text:span text:style-name="T1">ак видно из рисунка </text:span><text:span text:style-name="T65">2</text:span><text:span text:style-name="T85">1</text:span><text:span text:style-name="T1">, далеко не любой выбранный из эффективного множества оптимальный портфель может</text:span><text:span text:style-name="T58"> оказаться удачным вложением средств и </text:span><text:span text:style-name="T1">показать </text:span><text:span text:style-name="T59">приемлемую</text:span><text:span text:style-name="T1"> <text:s/>доходность </text:span><text:span text:style-name="T54">в следующем году</text:span><text:span text:style-name="T1">. </text:span><text:span text:style-name="T54">И </text:span><text:soft-page-break/><text:span text:style-name="T54">тот факт, что портфель с максимальным коэффициентом Шарпа оказался самым доходным, является скорее случайностью, чем закономерностью. Также не стоит искать в данном графике никаких закономерностей, правил или стратегий для инвестирования — </text:span><text:span text:style-name="T79">этот</text:span><text:span text:style-name="T54"> график будет меняться в зависимости от различных ценных бумаг, входящих в достижимое множество, как будет показано далее. </text:span><text:span text:style-name="T1">Решающую роль </text:span><text:span text:style-name="T54">в выборе портфеля </text:span><text:span text:style-name="T1">играет мера избегания риска каждого отдельно взятого инвестора</text:span><text:span text:style-name="T54"> </text:span><text:span text:style-name="T1">и </text:span><text:span text:style-name="T54">его </text:span><text:span text:style-name="T1">интуиция.</text:span></text:p>
        <text:p text:style-name="Image"><draw:frame draw:style-name="fr4" draw:name="Image12" text:anchor-type="char" svg:width="16.499cm" svg:height="8.077cm" draw:z-index="25"><draw:image xlink:href="Pictures/100002010000032B0000018D3F71B1D65D722F2A.png" xlink:type="simple" xlink:show="embed" xlink:actuate="onLoad"/></draw:frame><text:span text:style-name="T61">Рисунок </text:span><text:span text:style-name="T60">2</text:span><text:span text:style-name="T77">1</text:span><text:span text:style-name="T61"> — зависимость доходности портфелей от стандартного отклонения </text:span><text:span text:style-name="T53">(из используемого примера)</text:span><text:span text:style-name="T61">. Красной точкой показан портфель с максимальным коэффициентом Шарпа</text:span></text:p>
        <text:p text:style-name="P140"/>
        <text:h text:style-name="P208" text:outline-level="2"><text:bookmark-start text:name="__RefHeading___Toc160_1574039482"/>3.3. <text:span text:style-name="T447">П</text:span>рактическая значимость разработанной системы<text:bookmark-end text:name="__RefHeading___Toc160_1574039482"/></text:h>
        <text:h text:style-name="P204" text:outline-level="3">3.3.1. Вычисление <text:span text:style-name="T457">эффективного множества из широкого набора доступных ценных бумаг</text:span></text:h>
        <text:p text:style-name="P85">Очевидно, что для решения основной задачи инвестора (а именно — в какие доступные акции и в какой пропорции необходимо вложить средства для получения максимального дохода при определенном уровне риска), <text:soft-page-break/>достижимое <text:s/>множество инвестиционного портфеля должно включать все доступные <text:span text:style-name="T522">ценные бумаги</text:span>, торгующиеся на Нью-Йоркской фондовой бирже. На основании данного множества система построит эффективное множеств<text:span text:style-name="T261">о</text:span>, из которого и<text:span text:style-name="T522">нвестору нужно </text:span>будет <text:span text:style-name="T522">выбрать свой оптимальный</text:span> портфел<text:span text:style-name="T448">ей согласно своей степени избегания риска</text:span>. Однако, данный подход имеет один существенный недостаток — вычислительное время, которое необходимо затратить для нахождения эффективного множества, достаточно велико — <text:span text:style-name="T262">расчет портфеля из 500 бумаг, произведенный на обычном персональном компьютере, составит порядка пяти дней, что, конечно, же достаточно много. Очевидно, что расчет оптимального портфеля, составленного из всех акций Нью-Йоркской фондовой биржи, которых насчитывается около 3000, займёт еще более значительное количество времени.</text:span></text:p>
        <text:p text:style-name="P86">Тем не менее, для обоснования практической значимости разработанной системы, было осуществлено вычисление оптимальных портфелей для достижимого множества, состоящ<text:span text:style-name="T523">его</text:span> из 500 ценных бумаг, входящих в индекс S&amp;P500. <text:span text:style-name="T453">Методика вычисления использовалась такая же, как и описанная выше — эффективное множество строилось на основании данных за два предыдущих года (2013 и 2014 календарные годы), а затем доходность полученных портфелей проверялась на данных 2015 года. </text:span>Вычислени<text:span text:style-name="T453">е</text:span> эффективного множества заняло почти пять дней, <text:span text:style-name="T452">построенное в результате </text:span>эффективное множество <text:span text:style-name="T452">показано на рисунке 22.</text:span></text:p>
        <text:p text:style-name="Image"><draw:frame draw:style-name="fr4" draw:name="Image6" text:anchor-type="char" svg:width="16.499cm" svg:height="7.262cm" draw:z-index="22"><draw:image xlink:href="Pictures/100002010000037F0000018A4CB5F10016744CFB.png" xlink:type="simple" xlink:show="embed" xlink:actuate="onLoad"/></draw:frame><text:soft-page-break/>Рисунок <text:span text:style-name="T458">22</text:span> — <text:s/>эффективное множество портфелей, построенное из 500 ценных бумаг, входящих в S&amp;P500, за 2013-2014 годы</text:p>
        <text:p text:style-name="P87">Полученные портфели оказались хорошо диверсифицированными — портфель с минимальной волатильностью содержал 42 бумаги (рисунок <text:span text:style-name="T458">23</text:span>), портфель с максимальным коэффициентом Шарпа — 30 бумаг (рисунок <text:span text:style-name="T458">24</text:span>)</text:p>
        <text:p text:style-name="Image"><draw:frame draw:style-name="fr4" draw:name="Image7" text:anchor-type="char" svg:width="16.499cm" svg:height="13.732cm" draw:z-index="23"><draw:image xlink:href="Pictures/100002010000030D0000028A4FCA11EE7D531BC8.png" xlink:type="simple" xlink:show="embed" xlink:actuate="onLoad"/></draw:frame><text:soft-page-break/><text:span text:style-name="T1">Рисунок</text:span><text:span text:style-name="T62"> 2</text:span><text:span text:style-name="T77">3</text:span><text:span text:style-name="T1"> — </text:span><text:span text:style-name="T87">значение полученных</text:span><text:span text:style-name="T50"> показателей </text:span><text:span text:style-name="T1">доходности портфеля с минимальной волатильностью в 2015 году</text:span></text:p>
        <text:p text:style-name="P141"/>
        <text:p text:style-name="P141"/>
        <text:p text:style-name="Image"><draw:frame draw:style-name="fr4" draw:name="Image11" text:anchor-type="char" svg:width="16.499cm" svg:height="10.737cm" draw:z-index="24"><draw:image xlink:href="Pictures/100002010000030B000001FB9174819D6881B7CB.png" xlink:type="simple" xlink:show="embed" xlink:actuate="onLoad"/></draw:frame><text:soft-page-break/><text:span text:style-name="T1">Р</text:span><text:span text:style-name="T52">исунок </text:span><text:span text:style-name="T62">2</text:span><text:span text:style-name="T77">4</text:span><text:span text:style-name="T52"> — </text:span><text:span text:style-name="T88">значение полученных</text:span><text:span text:style-name="T50"> показателей </text:span><text:span text:style-name="T52">доходности портфеля с </text:span><text:span text:style-name="T1">максимальным коэффициентом Шарпа</text:span><text:span text:style-name="T52"> в 2015 году</text:span></text:p>
        <text:p text:style-name="Standard"><text:span text:style-name="T1">Показатели доходностей оптимальных портфелей, а также количество входящих в них бумаг показаны в таблице </text:span><text:span text:style-name="T64">5</text:span><text:span text:style-name="T1">. </text:span><text:span text:style-name="T55">Из таблицы видно, что некоторые оптимальные портфели с различными мерами риска показывали доходность выше рыночной, однако средняя доходность портфелей из эффективного множества за год составила -1,38%. </text:span></text:p>
        <table:table table:name="Table9" table:style-name="Table9">
          <table:table-column table:style-name="Table9.A" table:number-columns-repeated="3"/>
          <table:table-row>
            <table:table-cell table:style-name="Table9.A1" office:value-type="string">
              <text:p text:style-name="P21">Стандартное отклонение портфеля</text:p>
            </table:table-cell>
            <table:table-cell table:style-name="Table9.A1" office:value-type="string">
              <text:p text:style-name="P19">Количество бумаг в портфеле</text:p>
            </table:table-cell>
            <table:table-cell table:style-name="Table9.C1" office:value-type="string">
              <text:p text:style-name="P21">Доходность портфеля за 2015 год, %</text:p>
            </table:table-cell>
          </table:table-row>
          <table:table-row>
            <table:table-cell table:style-name="Table9.B31" office:value-type="string">
              <text:p text:style-name="P22">0.111</text:p>
            </table:table-cell>
            <table:table-cell table:style-name="Table9.B31" office:value-type="string">
              <text:p text:style-name="P22">42</text:p>
            </table:table-cell>
            <table:table-cell table:style-name="Table9.C31" office:value-type="string">
              <text:p text:style-name="P22">+3.7</text:p>
            </table:table-cell>
          </table:table-row>
          <table:table-row>
            <table:table-cell table:style-name="Table9.B31" office:value-type="string">
              <text:p text:style-name="P23">0.112</text:p>
            </table:table-cell>
            <table:table-cell table:style-name="Table9.B31" office:value-type="string">
              <text:p text:style-name="P23">32</text:p>
            </table:table-cell>
            <table:table-cell table:style-name="Table9.C31" office:value-type="string">
              <text:p text:style-name="P23">+3.9</text:p>
            </table:table-cell>
          </table:table-row>
          <table:table-row>
            <table:table-cell table:style-name="Table9.B31" office:value-type="string">
              <text:p text:style-name="P23">0.113</text:p>
            </table:table-cell>
            <table:table-cell table:style-name="Table9.B31" office:value-type="string">
              <text:p text:style-name="P23">30</text:p>
            </table:table-cell>
            <table:table-cell table:style-name="Table9.C31" office:value-type="string">
              <text:p text:style-name="P23">+1.7</text:p>
            </table:table-cell>
          </table:table-row>
          <table:table-row>
            <table:table-cell table:style-name="Table9.B31" office:value-type="string">
              <text:p text:style-name="P23">0.114</text:p>
            </table:table-cell>
            <table:table-cell table:style-name="Table9.B31" office:value-type="string">
              <text:p text:style-name="P23">28</text:p>
            </table:table-cell>
            <table:table-cell table:style-name="Table9.C31" office:value-type="string">
              <text:p text:style-name="P19">-<text:span text:style-name="T449">0.5</text:span></text:p>
            </table:table-cell>
          </table:table-row>
          <table:table-row>
            <table:table-cell table:style-name="Table9.B31" office:value-type="string">
              <text:p text:style-name="P23">0.115</text:p>
            </table:table-cell>
            <table:table-cell table:style-name="Table9.B31" office:value-type="string">
              <text:p text:style-name="P23">28</text:p>
            </table:table-cell>
            <table:table-cell table:style-name="Table9.C31" office:value-type="string">
              <text:p text:style-name="P19">-<text:span text:style-name="T449">2.4</text:span></text:p>
            </table:table-cell>
          </table:table-row>
          <table:table-row>
            <table:table-cell table:style-name="Table9.B31" office:value-type="string">
              <text:p text:style-name="P23">0.116</text:p>
            </table:table-cell>
            <table:table-cell table:style-name="Table9.B31" office:value-type="string">
              <text:p text:style-name="P18">28</text:p>
            </table:table-cell>
            <table:table-cell table:style-name="Table9.C31" office:value-type="string">
              <text:p text:style-name="P20">-<text:span text:style-name="T450">2.9</text:span></text:p>
            </table:table-cell>
          </table:table-row>
          <table:table-row>
            <table:table-cell table:style-name="Table9.B31" office:value-type="string">
              <text:p text:style-name="P18">0.117</text:p>
            </table:table-cell>
            <table:table-cell table:style-name="Table9.B31" office:value-type="string">
              <text:p text:style-name="P18">29</text:p>
            </table:table-cell>
            <table:table-cell table:style-name="Table9.C31" office:value-type="string">
              <text:p text:style-name="P20">-<text:span text:style-name="T450">3.3</text:span></text:p>
            </table:table-cell>
          </table:table-row>
          <table:table-row>
            <table:table-cell table:style-name="Table9.B31" office:value-type="string">
              <text:p text:style-name="P18">0.118</text:p>
            </table:table-cell>
            <table:table-cell table:style-name="Table9.B31" office:value-type="string">
              <text:p text:style-name="P18">30</text:p>
            </table:table-cell>
            <table:table-cell table:style-name="Table9.C31" office:value-type="string">
              <text:p text:style-name="P20">-<text:span text:style-name="T450">3.5</text:span></text:p>
            </table:table-cell>
          </table:table-row>
          <text:soft-page-break/>
          <table:table-row>
            <table:table-cell table:style-name="Table9.B31" office:value-type="string">
              <text:p text:style-name="P18">0.119</text:p>
            </table:table-cell>
            <table:table-cell table:style-name="Table9.B31" office:value-type="string">
              <text:p text:style-name="P18">30</text:p>
            </table:table-cell>
            <table:table-cell table:style-name="Table9.C31" office:value-type="string">
              <text:p text:style-name="P20">-<text:span text:style-name="T450">4.1</text:span></text:p>
            </table:table-cell>
          </table:table-row>
          <table:table-row>
            <table:table-cell table:style-name="Table9.B31" office:value-type="string">
              <text:p text:style-name="P18">0.120</text:p>
            </table:table-cell>
            <table:table-cell table:style-name="Table9.B31" office:value-type="string">
              <text:p text:style-name="P18">30</text:p>
            </table:table-cell>
            <table:table-cell table:style-name="Table9.C31" office:value-type="string">
              <text:p text:style-name="P20">-<text:span text:style-name="T450">5.1</text:span></text:p>
            </table:table-cell>
          </table:table-row>
          <table:table-row>
            <table:table-cell table:style-name="Table9.B31" office:value-type="string">
              <text:p text:style-name="P18">0.121</text:p>
            </table:table-cell>
            <table:table-cell table:style-name="Table9.B31" office:value-type="string">
              <text:p text:style-name="P18">29</text:p>
            </table:table-cell>
            <table:table-cell table:style-name="Table9.C31" office:value-type="string">
              <text:p text:style-name="P20">-<text:span text:style-name="T450">5.2</text:span></text:p>
            </table:table-cell>
          </table:table-row>
          <table:table-row>
            <table:table-cell table:style-name="Table9.B31" office:value-type="string">
              <text:p text:style-name="P18">0.122</text:p>
            </table:table-cell>
            <table:table-cell table:style-name="Table9.B31" office:value-type="string">
              <text:p text:style-name="P18">29</text:p>
            </table:table-cell>
            <table:table-cell table:style-name="Table9.C31" office:value-type="string">
              <text:p text:style-name="P20">-<text:span text:style-name="T450">5.1</text:span></text:p>
            </table:table-cell>
          </table:table-row>
          <table:table-row>
            <table:table-cell table:style-name="Table9.B31" office:value-type="string">
              <text:p text:style-name="P18">0.123</text:p>
            </table:table-cell>
            <table:table-cell table:style-name="Table9.B31" office:value-type="string">
              <text:p text:style-name="P18">30</text:p>
            </table:table-cell>
            <table:table-cell table:style-name="Table9.C31" office:value-type="string">
              <text:p text:style-name="P20">-<text:span text:style-name="T450">5.3</text:span></text:p>
            </table:table-cell>
          </table:table-row>
          <table:table-row>
            <table:table-cell table:style-name="Table9.B31" office:value-type="string">
              <text:p text:style-name="P18">0.124</text:p>
            </table:table-cell>
            <table:table-cell table:style-name="Table9.B31" office:value-type="string">
              <text:p text:style-name="P18">31</text:p>
            </table:table-cell>
            <table:table-cell table:style-name="Table9.C31" office:value-type="string">
              <text:p text:style-name="P19">-<text:span text:style-name="T450">5.3</text:span></text:p>
            </table:table-cell>
          </table:table-row>
          <table:table-row>
            <table:table-cell table:style-name="Table9.B31" office:value-type="string">
              <text:p text:style-name="P18">0.125</text:p>
            </table:table-cell>
            <table:table-cell table:style-name="Table9.B31" office:value-type="string">
              <text:p text:style-name="P18">32</text:p>
            </table:table-cell>
            <table:table-cell table:style-name="Table9.C31" office:value-type="string">
              <text:p text:style-name="P19">-<text:span text:style-name="T450">5.3</text:span></text:p>
            </table:table-cell>
          </table:table-row>
          <table:table-row>
            <table:table-cell table:style-name="Table9.B31" office:value-type="string">
              <text:p text:style-name="P18">0.126</text:p>
            </table:table-cell>
            <table:table-cell table:style-name="Table9.B31" office:value-type="string">
              <text:p text:style-name="P18">32</text:p>
            </table:table-cell>
            <table:table-cell table:style-name="Table9.C31" office:value-type="string">
              <text:p text:style-name="P19">-<text:span text:style-name="T450">5.0</text:span></text:p>
            </table:table-cell>
          </table:table-row>
          <table:table-row>
            <table:table-cell table:style-name="Table9.B31" office:value-type="string">
              <text:p text:style-name="P18">0.127</text:p>
            </table:table-cell>
            <table:table-cell table:style-name="Table9.B31" office:value-type="string">
              <text:p text:style-name="P18">33</text:p>
            </table:table-cell>
            <table:table-cell table:style-name="Table9.C31" office:value-type="string">
              <text:p text:style-name="P19">-<text:span text:style-name="T450">4.5</text:span></text:p>
            </table:table-cell>
          </table:table-row>
          <table:table-row>
            <table:table-cell table:style-name="Table9.B31" office:value-type="string">
              <text:p text:style-name="P18">0.128</text:p>
            </table:table-cell>
            <table:table-cell table:style-name="Table9.B31" office:value-type="string">
              <text:p text:style-name="P18">30</text:p>
            </table:table-cell>
            <table:table-cell table:style-name="Table9.C31" office:value-type="string">
              <text:p text:style-name="P19">-<text:span text:style-name="T450">3.9</text:span></text:p>
            </table:table-cell>
          </table:table-row>
          <table:table-row>
            <table:table-cell table:style-name="Table9.B31" office:value-type="string">
              <text:p text:style-name="P18">0.129</text:p>
            </table:table-cell>
            <table:table-cell table:style-name="Table9.B31" office:value-type="string">
              <text:p text:style-name="P18">29</text:p>
            </table:table-cell>
            <table:table-cell table:style-name="Table9.C31" office:value-type="string">
              <text:p text:style-name="P19">-<text:span text:style-name="T450">3.2</text:span></text:p>
            </table:table-cell>
          </table:table-row>
          <table:table-row>
            <table:table-cell table:style-name="Table9.B31" office:value-type="string">
              <text:p text:style-name="P18">0.130</text:p>
            </table:table-cell>
            <table:table-cell table:style-name="Table9.B31" office:value-type="string">
              <text:p text:style-name="P18">28</text:p>
            </table:table-cell>
            <table:table-cell table:style-name="Table9.C31" office:value-type="string">
              <text:p text:style-name="P19">-<text:span text:style-name="T450">2.4</text:span></text:p>
            </table:table-cell>
          </table:table-row>
          <table:table-row>
            <table:table-cell table:style-name="Table9.B31" office:value-type="string">
              <text:p text:style-name="P18">0.131</text:p>
            </table:table-cell>
            <table:table-cell table:style-name="Table9.B31" office:value-type="string">
              <text:p text:style-name="P18">29</text:p>
            </table:table-cell>
            <table:table-cell table:style-name="Table9.C31" office:value-type="string">
              <text:p text:style-name="P19">-<text:span text:style-name="T450">1.4</text:span></text:p>
            </table:table-cell>
          </table:table-row>
          <table:table-row>
            <table:table-cell table:style-name="Table9.B31" office:value-type="string">
              <text:p text:style-name="P18">0.132</text:p>
            </table:table-cell>
            <table:table-cell table:style-name="Table9.B31" office:value-type="string">
              <text:p text:style-name="P18">29</text:p>
            </table:table-cell>
            <table:table-cell table:style-name="Table9.C31" office:value-type="string">
              <text:p text:style-name="P19">-<text:span text:style-name="T450">1.0</text:span></text:p>
            </table:table-cell>
          </table:table-row>
          <table:table-row>
            <table:table-cell table:style-name="Table9.B31" office:value-type="string">
              <text:p text:style-name="P18">0.133</text:p>
            </table:table-cell>
            <table:table-cell table:style-name="Table9.B31" office:value-type="string">
              <text:p text:style-name="P18">31</text:p>
            </table:table-cell>
            <table:table-cell table:style-name="Table9.C31" office:value-type="string">
              <text:p text:style-name="P19">-<text:span text:style-name="T450">0.4</text:span></text:p>
            </table:table-cell>
          </table:table-row>
          <table:table-row>
            <table:table-cell table:style-name="Table9.B31" office:value-type="string">
              <text:p text:style-name="P18">0.134</text:p>
            </table:table-cell>
            <table:table-cell table:style-name="Table9.B31" office:value-type="string">
              <text:p text:style-name="P17">30</text:p>
            </table:table-cell>
            <table:table-cell table:style-name="Table9.C31" office:value-type="string">
              <text:p text:style-name="P17">+0.4</text:p>
            </table:table-cell>
          </table:table-row>
          <table:table-row>
            <table:table-cell table:style-name="Table9.B31" office:value-type="string">
              <text:p text:style-name="P18">0.135</text:p>
            </table:table-cell>
            <table:table-cell table:style-name="Table9.B31" office:value-type="string">
              <text:p text:style-name="P17">28</text:p>
            </table:table-cell>
            <table:table-cell table:style-name="Table9.C31" office:value-type="string">
              <text:p text:style-name="P17">+1.1</text:p>
            </table:table-cell>
          </table:table-row>
          <table:table-row>
            <table:table-cell table:style-name="Table9.B31" office:value-type="string">
              <text:p text:style-name="P18">0.136</text:p>
            </table:table-cell>
            <table:table-cell table:style-name="Table9.B31" office:value-type="string">
              <text:p text:style-name="P17">28</text:p>
            </table:table-cell>
            <table:table-cell table:style-name="Table9.C31" office:value-type="string">
              <text:p text:style-name="P17">+1.9</text:p>
            </table:table-cell>
          </table:table-row>
          <table:table-row>
            <table:table-cell table:style-name="Table9.B31" office:value-type="string">
              <text:p text:style-name="P18">0.137</text:p>
            </table:table-cell>
            <table:table-cell table:style-name="Table9.B31" office:value-type="string">
              <text:p text:style-name="P17">30</text:p>
            </table:table-cell>
            <table:table-cell table:style-name="Table9.C31" office:value-type="string">
              <text:p text:style-name="P17">+3.3</text:p>
            </table:table-cell>
          </table:table-row>
          <table:table-row>
            <table:table-cell table:style-name="Table9.B31" office:value-type="string">
              <text:p text:style-name="P18">0.138</text:p>
            </table:table-cell>
            <table:table-cell table:style-name="Table9.B31" office:value-type="string">
              <text:p text:style-name="P17">31</text:p>
            </table:table-cell>
            <table:table-cell table:style-name="Table9.C31" office:value-type="string">
              <text:p text:style-name="P17">+5.0</text:p>
            </table:table-cell>
          </table:table-row>
          <table:table-row>
            <table:table-cell table:style-name="Table9.B31" office:value-type="string">
              <text:p text:style-name="P18">0.139</text:p>
            </table:table-cell>
            <table:table-cell table:style-name="Table9.B31" office:value-type="string">
              <text:p text:style-name="P17">29</text:p>
            </table:table-cell>
            <table:table-cell table:style-name="Table9.C31" office:value-type="string">
              <text:p text:style-name="P17">+5.8</text:p>
            </table:table-cell>
          </table:table-row>
          <table:table-row>
            <table:table-cell table:style-name="Table9.B31" office:value-type="string">
              <text:p text:style-name="P18">0.140</text:p>
            </table:table-cell>
            <table:table-cell table:style-name="Table9.B31" office:value-type="string">
              <text:p text:style-name="P17">30</text:p>
            </table:table-cell>
            <table:table-cell table:style-name="Table9.C31" office:value-type="string">
              <text:p text:style-name="P17">+6.6</text:p>
            </table:table-cell>
          </table:table-row>
        </table:table>
        <text:p text:style-name="P142"><text:span text:style-name="T1">Таблица </text:span><text:span text:style-name="T63">5</text:span><text:span text:style-name="T1"> — доходности оптимальных портфелей </text:span><text:span text:style-name="T55">в 2015 году</text:span></text:p>
        <text:p text:style-name="Standard"><text:span text:style-name="T55">З</text:span><text:span text:style-name="T1">ависимость </text:span><text:span text:style-name="T56">доходности от стандартного отклонения портфеля </text:span><text:span text:style-name="T1">показана на рисунке </text:span><text:span text:style-name="T64">2</text:span><text:span text:style-name="T80">5</text:span><text:span text:style-name="T57">.</text:span></text:p>
        <text:p text:style-name="Image"><draw:frame draw:style-name="fr6" draw:name="Image21" text:anchor-type="char" svg:width="16.499cm" svg:height="8.116cm" draw:z-index="21"><draw:image xlink:href="Pictures/10000201000003270000018D7D599187E832221E.png" xlink:type="simple" xlink:show="embed" xlink:actuate="onLoad"/></draw:frame><text:soft-page-break/>Рисунок <text:span text:style-name="T460">25</text:span> — зависимость доходности от стандартного отклонения портфеля для эффективного множества, построенного из 500 бумаг <text:span text:style-name="T527">в 2015 году</text:span></text:p>
        <text:h text:style-name="P204" text:outline-level="3"><text:span text:style-name="T513">3.3.2. </text:span>Сравнение рассчитанных оптимальных портфелей с <text:span text:style-name="T455">российскими инвестиционными фондами, представленными на рынке</text:span></text:h>
        <text:p text:style-name="P92">«Паевые инвестиционные фонды представляют собой объединенные фонды денежных средств, инвестированных в какой-либо портфель ценных бумаг, структура и величина активов которого фиксированы на срок жизни данного фонда. Чтобы организовать инвестиционный фонд, организатор — как правило, это некая брокерская фирма — покупает определенный портфель ценных бумаг, депонируя их в траст. <text:span text:style-name="T300">Затем на основе трастового договора мелким инвесторам (в том числе, и физическим лицам) продаются акции или паи портфеля, также называемые погашаемыми сертификатами. Все доходы и выплаты основной суммы распорядители фонда (банк или трастовая компания) передают акционерам».[2, стр.99]</text:span></text:p>
        <text:p text:style-name="P95">Среди всего разнообразия <text:span text:style-name="T514">паевых инвестиционных фондов (</text:span>ПИФов<text:span text:style-name="T514">)</text:span>, представленных на российском рынке, существует лишь <text:span text:style-name="T515">два</text:span> фонд<text:span text:style-name="T515">а</text:span>, инвестированных в американский фондовый рынок — ПИФ «Сбербанк-Америка»[18] и ПИФ «Райффайзен-США»[19] двух крупных игроков на <text:soft-page-break/>российском финансовом рынке — Сбербанка и Райффайзен <text:span text:style-name="T515">Б</text:span>анка. <text:s/>Средства этих инвестиционных фондов, <text:span text:style-name="T523">согласно информации на веб-страницах этих фондов,</text:span> вложены в ETF SPDR S&amp;P500, который следует динамике американского индекса акций S&amp;P500, и, соответственно, повторяет его доходность.</text:p>
        <text:p text:style-name="Image"><draw:frame draw:style-name="fr6" draw:name="Image13" text:anchor-type="char" svg:width="16.499cm" svg:height="8.798cm" draw:z-index="26"><draw:image xlink:href="Pictures/10000201000002C1000001780825492AC1599B4E.png" xlink:type="simple" xlink:show="embed" xlink:actuate="onLoad"/></draw:frame>Рисунок <text:span text:style-name="T461">26</text:span> — график стоимости паев ETF SPDR S&amp;P500 (красный)<text:span text:style-name="T528">[20]</text:span>, «Райффайзен-США» (желтый)<text:span text:style-name="T528">[19]</text:span> и «Сбербанк-Америка» (зеленый)<text:span text:style-name="T528">[18]</text:span>. Стоимости паев пересчитаны по курсу ЦБ<text:span text:style-name="T527">[35]</text:span> и нормализованы друг относительно друга</text:p>
        <text:p text:style-name="P88">На рисунке <text:span text:style-name="T523">выше</text:span> <text:span text:style-name="T462">п</text:span>редставлен график стоимости паев инвестиционных фондов <text:s/><text:span text:style-name="T301">«Сбербанк-Америка» </text:span>и<text:span text:style-name="T301"> «Райффайзен-США», </text:span>а также фонда <text:span text:style-name="T301">ETF SPDR S&amp;P500, </text:span>в который инвестированы средства двух указанных российских инвестиционных фондов. Стоимости паев пересчитаны в долларах по курсу ЦБ, а стоимости паев нормализованы относительно <text:s/>фонда <text:s/><text:span text:style-name="T301">ETF SPDR S&amp;P500 (другими словами, в первый рабочий день 2015 года за $496.43 можно было приобрести один пай фонда «Райффайзен-США», либо 2.5 пая ETF SPDR S&amp;P500, либо 23.16 паев фонда «Сбербанк-Америка»). </text:span></text:p>
        <text:p text:style-name="P89"><text:soft-page-break/><text:span text:style-name="T455">Также и</text:span>з рисунка <text:span text:style-name="T462">26</text:span> видно, <text:span text:style-name="T455">что </text:span>оба российских инвестиционных фонда в целом повторяют динамику целевого фонда ETF SPDR S&amp;P500, однако <text:s text:c="2"/>становится очевидно, что бумаги американского целевого фонда ETF SPDR S&amp;P500 (о том, что этот фонд является целевым, явно указывается на информационных веб-страницах обоих фондов [18][19]) занимают в портфеле российских фондов лишь некоторую долю (причем у фонда «Райффайзен-США» эта доля очевидно выше, чем в фонде «Сбербанк-Америка»). Результатом этого становится тот факт, что доходность российских инвестиционных фондов за 2015 год, <text:span text:style-name="T455">номинированная в долларах, </text:span>значительно проигрыва<text:span text:style-name="T523">е</text:span>т доходности целевого американского фонда, <text:span text:style-name="T455">как показано в</text:span> таблиц<text:span text:style-name="T455">е</text:span> <text:span text:style-name="T462">6</text:span>. <text:span text:style-name="T455">Здесь требуется отметить, что оба российских фонда оказались прибыльными в пересчете на рубли, однако стоит заметить, что курс доллара за этот же период также вырос на 29.5%. </text:span></text:p>
        <text:p text:style-name="P89"/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 table:number-columns-repeated="2"/>
          <table:table-column table:style-name="Table6.D"/>
          <table:table-column table:style-name="Table6.E"/>
          <table:table-column table:style-name="Table6.I"/>
          <table:table-row>
            <table:table-cell table:style-name="Table6.A1" table:number-rows-spanned="2" office:value-type="string">
              <text:p text:style-name="P35">Инвестиционный <text:span text:style-name="T454">фонд</text:span></text:p>
            </table:table-cell>
            <table:table-cell table:style-name="Table6.A1" table:number-columns-spanned="3" office:value-type="string">
              <text:p text:style-name="P33">Стоимость пая в начале периода <text:span text:style-name="T454">(12.01.2015)</text:span></text:p>
            </table:table-cell>
            <table:covered-table-cell/>
            <table:covered-table-cell/>
            <table:table-cell table:style-name="Table6.A1" table:number-columns-spanned="3" office:value-type="string">
              <text:p text:style-name="P33">Стоимость пая в конце периода<text:span text:style-name="T454">(31.12.2015)</text:span></text:p>
            </table:table-cell>
            <table:covered-table-cell/>
            <table:covered-table-cell/>
            <table:table-cell table:style-name="Table6.H1" table:number-columns-spanned="2" office:value-type="string">
              <text:p text:style-name="P34">Доходность, %</text:p>
            </table:table-cell>
            <table:covered-table-cell/>
          </table:table-row>
          <table:table-row>
            <table:covered-table-cell/>
            <table:table-cell table:style-name="Table6.B2" office:value-type="string">
              <text:p text:style-name="P31">Руб.</text:p>
            </table:table-cell>
            <table:table-cell table:style-name="Table6.B2" office:value-type="string">
              <text:p text:style-name="P31">Дол. США</text:p>
            </table:table-cell>
            <table:table-cell table:style-name="Table6.B2" office:value-type="string">
              <text:p text:style-name="P32">Курс доллара</text:p>
            </table:table-cell>
            <table:table-cell table:style-name="Table6.B2" office:value-type="string">
              <text:p text:style-name="P31">Руб.</text:p>
            </table:table-cell>
            <table:table-cell table:style-name="Table6.B2" office:value-type="string">
              <text:p text:style-name="P31">Дол. США</text:p>
            </table:table-cell>
            <table:table-cell table:style-name="Table6.B2" office:value-type="string">
              <text:p text:style-name="P32">Курс доллара</text:p>
            </table:table-cell>
            <table:table-cell table:style-name="Table6.B2" office:value-type="string">
              <text:p text:style-name="P31">Руб.</text:p>
            </table:table-cell>
            <table:table-cell table:style-name="Table6.I2" office:value-type="string">
              <text:p text:style-name="P31">Дол. США</text:p>
            </table:table-cell>
          </table:table-row>
          <table:table-row>
            <table:table-cell table:style-name="Table6.A4" office:value-type="string">
              <text:p text:style-name="P15">Сбербанк-Америка</text:p>
            </table:table-cell>
            <table:table-cell table:style-name="Table6.B4" office:value-type="string">
              <text:p text:style-name="P7">1205.07</text:p>
            </table:table-cell>
            <table:table-cell table:style-name="Table6.B2" office:value-type="string">
              <text:p text:style-name="P10">21.43</text:p>
            </table:table-cell>
            <table:table-cell table:style-name="Table6.D5" table:number-rows-spanned="3" office:value-type="string">
              <text:p text:style-name="P9">56.24</text:p>
            </table:table-cell>
            <table:table-cell table:style-name="Table6.E4" office:value-type="string">
              <text:p text:style-name="P8">1446.34</text:p>
            </table:table-cell>
            <table:table-cell table:style-name="Table6.B2" office:value-type="string">
              <text:p text:style-name="P10">19.85</text:p>
            </table:table-cell>
            <table:table-cell table:style-name="Table6.G5" table:number-rows-spanned="3" office:value-type="string">
              <text:p text:style-name="P9">72.88</text:p>
            </table:table-cell>
            <table:table-cell table:style-name="Table6.H4" office:value-type="string">
              <text:p text:style-name="P25"><text:span text:style-name="T454">+</text:span>20.02</text:p>
            </table:table-cell>
            <table:table-cell table:style-name="Table6.I2" office:value-type="string">
              <text:p text:style-name="P26">-<text:span text:style-name="T303">7.37</text:span></text:p>
            </table:table-cell>
          </table:table-row>
          <table:table-row>
            <table:table-cell table:style-name="Table6.A4" office:value-type="string">
              <text:p text:style-name="P15">Райффайзен-США</text:p>
            </table:table-cell>
            <table:table-cell table:style-name="Table6.B4" office:value-type="string">
              <text:p text:style-name="P15">27918.19</text:p>
            </table:table-cell>
            <table:table-cell table:style-name="Table6.B2" office:value-type="string">
              <text:p text:style-name="P15">496.41</text:p>
            </table:table-cell>
            <table:covered-table-cell/>
            <table:table-cell table:style-name="Table6.E4" office:value-type="string">
              <text:p text:style-name="P15">35221.49</text:p>
            </table:table-cell>
            <table:table-cell table:style-name="Table6.B2" office:value-type="string">
              <text:p text:style-name="P15">483.28</text:p>
            </table:table-cell>
            <table:covered-table-cell/>
            <table:table-cell table:style-name="Table6.H4" office:value-type="string">
              <text:p text:style-name="P30">+26.15</text:p>
            </table:table-cell>
            <table:table-cell table:style-name="Table6.I2" office:value-type="string">
              <text:p text:style-name="P26">-<text:span text:style-name="T454">2.6</text:span></text:p>
            </table:table-cell>
          </table:table-row>
          <table:table-row>
            <table:table-cell table:style-name="Table6.A5" office:value-type="string">
              <text:p text:style-name="P15">ETF SPDR S&amp;P500</text:p>
            </table:table-cell>
            <table:table-cell table:style-name="Table6.B5" office:value-type="string">
              <text:p text:style-name="P15">11166.45</text:p>
            </table:table-cell>
            <table:table-cell table:style-name="Table6.B2" office:value-type="string">
              <text:p text:style-name="P16">198.55</text:p>
            </table:table-cell>
            <table:covered-table-cell/>
            <table:table-cell table:style-name="Table6.E5" office:value-type="string">
              <text:p text:style-name="P15">14858.05</text:p>
            </table:table-cell>
            <table:table-cell table:style-name="Table6.B2" office:value-type="string">
              <text:p text:style-name="P16">203.87</text:p>
            </table:table-cell>
            <table:covered-table-cell/>
            <table:table-cell table:style-name="Table6.H5" office:value-type="string">
              <text:p text:style-name="P30">+33.05</text:p>
            </table:table-cell>
            <table:table-cell table:style-name="Table6.I2" office:value-type="string">
              <text:p text:style-name="P30">+2.7</text:p>
            </table:table-cell>
          </table:table-row>
        </table:table>
        <text:p text:style-name="P90">Таблица <text:span text:style-name="T459">6</text:span> — <text:span text:style-name="T302">доходность <text:s/>инвестиционных фондов ETF SPDR S&amp;P500, «Райффайзен-США» и «Сбербанк-Америка» за 2015 год.</text:span></text:p>
        <text:p text:style-name="P91"/>
        <text:p text:style-name="P93">Сравнив данные таблицы с данными рассчитанных оптимальных портфелей из таблицы, можно заметить, что доходность инвестиционного фонда «Сбербанк-Америка» за 2015 год (-7.37%) ниже показателей доходности самого худшего из рассчитанных <text:span text:style-name="T524">по модели Марковитца </text:span><text:soft-page-break/>оптимальных портфелей (-5.3%). <text:span text:style-name="T454">Это позволяет сделать вывод, что </text:span>стратегия управления данным фондом не является оптимальной. </text:p>
        <text:p text:style-name="P94"><text:span text:style-name="T456">Д</text:span>оходность фонда «Райффайзен-США» за 2015 год (-2.6% <text:span text:style-name="T456">в долларах</text:span>), <text:span text:style-name="T456">к примеру, вполне может быть обусловлена тем, что при управлении портфелем был просто выбран неудачный оптимальный портфель (например, таким, как портфель с мерой риска 0.115 или 0.116 из таблицы 5), который показал неудовлетворительную доходность по итогам года. Однако, в такой ситуации современная теория управления портфелем предлагает решение, заключающееся в увеличении частоты пересмотра портфеля (четвертый этап инвестиционного процесса). Другими словами, управляющий фонда, видя спустя несколько месяцев, что управляемый им фонд показывает неудовлетворительную доходность по сравнению с доходностью целевого фонда (ETF SPDR S&amp;P500), должен произвести пересмотр портфеля, определить новое эффективное множество, при необходимости, изменить меру избегания риска, и в конечном итоге, на основании полученных результатов, избавиться от неэффективных бумаг и увеличить вес паев целевого фонда (ETF SPDR S&amp;P500). Однако судя по всему, ничего из этого сделано не было, что также говорит о неоптимальности выбранной </text:span>стратеги<text:span text:style-name="T456">и</text:span> управления данным фондом.</text:p>
        <text:h text:style-name="Heading_20_3" text:outline-level="3">Выводы по главе</text:h>
        <text:p text:style-name="P96">Третья глава выпускной квалификационной работы посвящена практической реализации разработанной системы оптимального распределения инвестиций. </text:p>
        <text:p text:style-name="P96">В первом разделе главы обосновывается выбор языка программирования для разработки приложения (python) <text:span text:style-name="T470">и</text:span> среды выполнения приложения (вычислительная среда Ipython Notebook), <text:span text:style-name="T470">а также дано краткое описание внешних используемых библиотек и обосновывается из использование. </text:span></text:p>
        <text:p text:style-name="P97"><text:soft-page-break/>Второй раздел главы посвящен всем этапам инвестиционного процесса с точки зрения разработанного приложения, основное внимание уделено этапу формирования и пересмотра инвестиционного портфеля, а также оценке его эффективности.</text:p>
        <text:p text:style-name="P97">В заключительном разделе главы основное внимание уделено оценке эффективности портфеля, построенного на базе 500 ценных бумаг, входящих в индекс S&amp;P500, а также сравнению полученных оптимальных портфелей с популярными <text:s/>инвестиционными фондами, выступающими в роли «эталонных» портфелей.</text:p>
        <text:p text:style-name="P97"/>
        <text:h text:style-name="P194" text:outline-level="1"><text:bookmark-start text:name="__RefHeading___Toc473_1574039482"/>ЗАКЛЮЧЕНИЕ<text:bookmark-end text:name="__RefHeading___Toc473_1574039482"/></text:h>
        <text:p text:style-name="Standard"><text:span text:style-name="T472">И</text:span><text:span text:style-name="T471">нвестиции в ценные бумаги </text:span><text:span text:style-name="T472">на данный момент </text:span><text:span text:style-name="T471">являются одним из самых доходных инструментов современного инвестора. </text:span><text:span text:style-name="T473">Благодаря существующему</text:span><text:span text:style-name="T471"> математическ</text:span><text:span text:style-name="T473">ому</text:span><text:span text:style-name="T471"> аппарат</text:span><text:span text:style-name="T473">у оценки эффективности </text:span><text:span text:style-name="T471"><text:s/>инвестирования в ценные бумаги,</text:span><text:span text:style-name="T473">у инвестора есть возможность получить <text:s/></text:span><text:span text:style-name="T471">ответ, является та или иная инвестиция оптимальной с точки зрения доходности и риска, а также каковы могут быть предполагаемые значения <text:s/>доходности и риска каждого конкретного инвестиционного портфеля. </text:span></text:p>
        <text:p text:style-name="Standard">В первой главе выпускной квалификационной работы рассмотрены основные понятия, <text:span text:style-name="T367">связанные с инвестициями (основное внимание уделено финансовым инвестициям), указана классификация ценных бумаг по типу; приведены значения доходности и волатильности этих типов ценных бумаг за большой исторический период. </text:span></text:p>
        <text:p text:style-name="Standard">Основное внимание в главе уделено обыкновенным акциям <text:span text:style-name="T370">и инвестициям в них </text:span>— указаны <text:span text:style-name="T370">важные </text:span>основные свойства (<text:span text:style-name="T371">остаточное правопритязание и ограниченная ответственность акционера</text:span>); и рассмотрены различные типы стоимости (<text:span text:style-name="T372">номинальная, эмиссионная, рыночная, ликвидационная и балансовая</text:span>), фигурирующие при оценке акций различных компаний.</text:p>
        <text:p text:style-name="Standard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68">30</text:span> крупнейших <text:span text:style-name="T368">публичных </text:span>компаний США; также <text:span text:style-name="T368">рассмотрено </text:span>изменение пропорции <text:span text:style-name="T368">выплачиваемых </text:span>дивидендов в полной доходности обыкновенных акций в исторической перспективе <text:span text:style-name="T368">для разных стран мира.</text:span></text:p>
        <text:p text:style-name="Standard">Также в первой главе описана важная часть современной теории управления портфелем — инвестиционный процесс, и его основные этапы.</text:p>
        <text:p text:style-name="Standard"><text:soft-page-break/>В<text:span text:style-name="T470">о</text:span> второй главе выпускной квалификационной работы <text:s/><text:span text:style-name="T420">рассмотрены теоретические основы современной теории формирования портфеля, указаны основные математические величины, связанные с инвестиционным портфелем — ожидаемое (или среднее) значение доходности и стандартное отклонение, указаны формулы их вычисления в матричной форме. Также рассмотрено важное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<text:span text:style-name="T475">Основное внимание во втор</text:span>о<text:span text:style-name="T422">й</text:span> глав<text:span text:style-name="T475">е</text:span> <text:span text:style-name="T422">посвящено портфельному анализу и способам нахождения оптимального портфеля — рассмотрены понятия достижимого и эффективного множества, приведены примеры графического определения оптимального портфеля с помощью построения кривых безразличия, рассмотрено понятие диверсификации и введено определение рыночной модели, объясняющей значение диверсификации для уменьшения собственного риска портфеля и </text:span><text:span text:style-name="T244"><text:s/>усреднению </text:span><text:span text:style-name="T245">его </text:span><text:span text:style-name="T244">рыночного риска</text:span><text:span text:style-name="T227">.</text:span></text:p>
        <text:p text:style-name="Standard">В третье разделе главы основное внимание уделено двум основным стратегиям управления инвестициями, <text:span text:style-name="T380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<text:span text:style-name="T188">На основе </text:span><text:span text:style-name="T191">проведенного</text:span><text:span text:style-name="T188"> </text:span><text:span text:style-name="T191">теоретического</text:span><text:span text:style-name="T189"> </text:span><text:span text:style-name="T191">исследования</text:span><text:span text:style-name="T189"> </text:span><text:span text:style-name="T191">была</text:span><text:span text:style-name="T188"> </text:span><text:span text:style-name="T191">спроектирована</text:span><text:span text:style-name="T188"> </text:span><text:span text:style-name="T191">и разработана</text:span><text:span text:style-name="T188"> </text:span><text:span text:style-name="T189">система оптимального распределения инвестиций в ценные бумаги, позволяющая </text:span><text:span text:style-name="T190">производить вычисление оптимальных инвестиционных портфелей в соответствии с современной теорией формирования портфеля.</text:span></text:p>
        <text:p text:style-name="Standard">В процессе выполнения выпускной квалификационной работы решены следующие задачи:</text:p>
        <text:list xml:id="list2923824229706" text:continue-list="list7811213771651790755" text:style-name="WW8Num4">
          <text:list-item>
            <text:p text:style-name="P148"><text:soft-page-break/>да<text:span text:style-name="T474">но</text:span> определение понятию инвестиции, <text:span text:style-name="T474">приведена</text:span> основн<text:span text:style-name="T474">ая</text:span> классификаци<text:span text:style-name="T474">я</text:span> инвестиций</text:p>
          </text:list-item>
          <text:list-item>
            <text:p text:style-name="P149"><text:span text:style-name="T474">указаны</text:span> основные этапы инвестиционного процесса</text:p>
          </text:list-item>
          <text:list-item>
            <text:p text:style-name="P151">рассмотрены теоретические основы современной теории формирования инвестиционного портфеля</text:p>
          </text:list-item>
          <text:list-item>
            <text:p text:style-name="P151">указаны <text:s/>методы оценки эффективности инвестиций</text:p>
          </text:list-item>
          <text:list-item>
            <text:p text:style-name="P148"><text:span text:style-name="T474">разработана</text:span> систем<text:span text:style-name="T474">а</text:span> оптимизации распределения инвестиций, показа<text:span text:style-name="T474">на</text:span> ее работу в нескольких практических примерах</text:p>
          </text:list-item>
          <text:list-item>
            <text:p text:style-name="P150">проведена оценка эффективности разработанной системы</text:p>
          </text:list-item>
        </text:list>
        <text:p text:style-name="Standard"><text:span text:style-name="T188">Таким образом, в результате проведенных исследований, </text:span><text:span text:style-name="T89">решены все вышеперечисленные задачи, следовательно, можно обоснованно утверждать, что поставленная цель работы достигнута.</text:span></text:p>
        <text:h text:style-name="P198" text:outline-level="1"><text:bookmark-start text:name="__RefHeading___Toc5328_859139803"/>СПИСОК ИСПОЛЬЗОВАННОЙ ЛИТЕРАТУРЫ<text:bookmark-end text:name="__RefHeading___Toc5328_859139803"/></text:h>
        <text:list xml:id="list11817374495395304" text:style-name="WW8Num3">
          <text:list-item>
            <text:p text:style-name="P159">Н.И. Берзон. Рынок ценных бумаг: учебник для академического бакалавриата. М.: Издательство Юрайт, 2016.</text:p>
          </text:list-item>
          <text:list-item>
            <text:p text:style-name="P159">Ц. Боди. Инвестиции: Учебник. М.: ЗАО «Олимп-Бизнес», 2013.</text:p>
          </text:list-item>
          <text:list-item>
            <text:p text:style-name="P211">М.В. Чиченов, А.И. Черноусенко, В.И. Зозуля, Н.А. Хрусталёва. Инвестиции: Учебное пособие. М.: КНОРУС, 2007.</text:p>
          </text:list-item>
          <text:list-item>
            <text:p text:style-name="P212"><text:span text:style-name="T496">Шарп, У.Ф., <text:s/>Александер, Г.Д., Бэйли, Д.В. Инвестиции</text:span>. М.: ИНФРА-М, 2015.</text:p>
          </text:list-item>
          <text:list-item>
            <text:p text:style-name="P213"><text:span text:style-name="T492">Б. </text:span>Грэхем, <text:span text:style-name="T492">Д. </text:span>Додд. Анализ ценных бумаг. М.: ООО «И.Д. Вильямс», 2015. </text:p>
          </text:list-item>
          <text:list-item>
            <text:p text:style-name="P214"><text:span text:style-name="T478">Y. Hilpisch. Python for Finance: </text:span><text:span text:style-name="T482">Analize Big Financial Data</text:span><text:span text:style-name="T478">. O’Reilly Media</text:span><text:span text:style-name="T486">,</text:span><text:span text:style-name="T478"> 2015.</text:span></text:p>
          </text:list-item>
          <text:list-item>
            <text:p text:style-name="P214"><text:span text:style-name="T477">M. Levinson. The Economist Guide to Financial Markets, </text:span><text:span text:style-name="T479">6</text:span><text:span text:style-name="T466">th</text:span><text:span text:style-name="T477"> edition</text:span><text:span text:style-name="T479">. <text:s/>Profile Books Ltd., 2014.</text:span></text:p>
          </text:list-item>
          <text:list-item>
            <text:p text:style-name="P214"><text:span text:style-name="T479">A.</text:span><text:span text:style-name="T484"> Saunders, M.M. Cornett. Financial Markets and Institutions, 6</text:span><text:span text:style-name="T467">th</text:span><text:span text:style-name="T484"> edition. McGraw-Hill Education</text:span><text:span text:style-name="T479">., 201</text:span><text:span text:style-name="T484">5</text:span><text:span text:style-name="T479">.</text:span></text:p>
          </text:list-item>
          <text:list-item>
            <text:p text:style-name="P216"><text:span text:style-name="T479"><text:s/></text:span><text:span text:style-name="T480">M. Heydt. Mastering pandas for finance.</text:span><text:span text:style-name="T479"> </text:span><text:span text:style-name="T480">Packt Publishing,</text:span><text:span text:style-name="T479"> 201</text:span><text:span text:style-name="T480">5</text:span><text:span text:style-name="T479">.</text:span></text:p>
          </text:list-item>
          <text:list-item>
            <text:p text:style-name="P216"><text:span text:style-name="T479"><text:s/></text:span><text:span text:style-name="T481">J.M. Weiming. Mastering Python for Finance.</text:span><text:span text:style-name="T479"> </text:span><text:span text:style-name="T480">Packt Publishing,</text:span><text:span text:style-name="T479"> 201</text:span><text:span text:style-name="T480">5</text:span><text:span text:style-name="T479">.</text:span></text:p>
          </text:list-item>
          <text:list-item>
            <text:p text:style-name="P216"><text:span text:style-name="T485">H.M. </text:span><text:span text:style-name="T483">Markowitz. "Portfolio Selection". The Journal of Finance Vol. 7, No. 1 (Mar., 1952), pp. 77-91</text:span></text:p>
          </text:list-item>
          <text:list-item>
            <text:p text:style-name="P215"><text:a xlink:type="simple" xlink:href="https://www.python.org/" text:style-name="Internet_20_link" text:visited-style-name="Visited_20_Internet_20_Link"><text:span text:style-name="T491">https://www.python.org/</text:span></text:a></text:p>
          </text:list-item>
          <text:list-item>
            <text:p text:style-name="P217"><text:a xlink:type="simple" xlink:href="https://en.wikipedia.org/wiki/NYSE_Composite" text:style-name="Internet_20_link" text:visited-style-name="Visited_20_Internet_20_Link">https://en.wikipedia.org/wiki/NYSE_Composite</text:a></text:p>
          </text:list-item>
          <text:list-item>
            <text:p text:style-name="P218">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</text:p>
          </text:list-item>
          <text:list-item>
            <text:p text:style-name="P219"><text:a xlink:type="simple" xlink:href="https://en.wikipedia.org/wiki/List_of_S%26P_500_companies" text:style-name="Internet_20_link" text:visited-style-name="Visited_20_Internet_20_Link">https://en.wikipedia.org/wiki/List_of_S%26P_500_companies</text:a></text:p>
          </text:list-item>
          <text:list-item>
            <text:p text:style-name="P220"><text:a xlink:type="simple" xlink:href="https://www.plannersfinancialservices.com/918764.pdf" text:style-name="Internet_20_link" text:visited-style-name="Visited_20_Internet_20_Link"><text:span text:style-name="T310">https://www.plannersfinancialservices.com/918764.pdf</text:span></text:a></text:p>
          </text:list-item>
          <text:list-item>
            <text:p text:style-name="P220"><text:a xlink:type="simple" xlink:href="http://pages.stern.nyu.edu/~adamodar/New_Home_Page/datafile/histretSP.html" text:style-name="Internet_20_link" text:visited-style-name="Visited_20_Internet_20_Link"><text:span text:style-name="T310">http://pages.stern.nyu.edu/~adamodar/New_Home_Page/datafile/histretSP.html</text:span></text:a></text:p>
          </text:list-item>
          <text:list-item>
            <text:p text:style-name="P222"><text:a xlink:type="simple" xlink:href="http://www.sberbank-am.ru/rus/Individuals/Mutual_Funds/Federal/index.wbp" text:style-name="Internet_20_link" text:visited-style-name="Visited_20_Internet_20_Link">h</text:a><text:a xlink:type="simple" xlink:href="http://www.sberbank-am.ru/rus/Individuals/Mutual_Funds/Federal/index.wbp" text:style-name="Internet_20_link" text:visited-style-name="Visited_20_Internet_20_Link">ttp://www.sberbank-am.ru/rus/Individuals/Mutual_Funds/Federal/index.wbp</text:a> </text:p>
          </text:list-item>
          <text:list-item>
            <text:p text:style-name="P223"><text:soft-page-break/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</text:p>
          </text:list-item>
          <text:list-item>
            <text:p text:style-name="P223"><text:a xlink:type="simple" xlink:href="http://finance.yahoo.com/" text:style-name="Internet_20_link" text:visited-style-name="Visited_20_Internet_20_Link"><text:span text:style-name="T493">http://finance.yahoo.com/</text:span></text:a></text:p>
          </text:list-item>
          <text:list-item>
            <text:p text:style-name="P224"><text:a xlink:type="simple" xlink:href="https://ru.wikipedia.org/wiki/Дивиденд" text:style-name="Internet_20_link" text:visited-style-name="Visited_20_Internet_20_Link"><text:span text:style-name="T425">https://ru.wikipedia.org/wiki/Дивиденд</text:span></text:a></text:p>
          </text:list-item>
          <text:list-item>
            <text:p text:style-name="P225"><text:a xlink:type="simple" xlink:href="https://ru.wikipedia.org/wiki/Биржевой_крах_1929_года" text:style-name="Internet_20_link" text:visited-style-name="Visited_20_Internet_20_Link">https://ru.wikipedia.org/wiki/Биржевой_крах_1929_года</text:a></text:p>
          </text:list-item>
          <text:list-item>
            <text:p text:style-name="P225"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423">Пузырь_доткомов</text:span></text:a></text:p>
          </text:list-item>
          <text:list-item>
            <text:p text:style-name="P225"><text:a xlink:type="simple" xlink:href="http://finance.yahoo.com/q?s=GSPC" text:style-name="Internet_20_link" text:visited-style-name="Visited_20_Internet_20_Link"><text:span text:style-name="T424">http://finance.yahoo.com/q?s=GSPC</text:span></text:a></text:p>
          </text:list-item>
          <text:list-item>
            <text:p text:style-name="P225"><text:a xlink:type="simple" xlink:href="http://www.etf.com/SPY" text:style-name="Internet_20_link" text:visited-style-name="Visited_20_Internet_20_Link"><text:span text:style-name="T463">http://www.etf.com/SPY</text:span></text:a></text:p>
          </text:list-item>
          <text:list-item>
            <text:p text:style-name="P226"><text:a xlink:type="simple" xlink:href="https://ru.wikipedia.org/wiki/Кривая_безразличия" text:style-name="Internet_20_link" text:visited-style-name="Visited_20_Internet_20_Link"><text:span text:style-name="T425">https://ru.wikipedia.org/wiki/</text:span></text:a><text:a xlink:type="simple" xlink:href="https://ru.wikipedia.org/wiki/Кривая_безразличия" text:style-name="Internet_20_link" text:visited-style-name="Visited_20_Internet_20_Link">Кривая_безразличия</text:a></text:p>
          </text:list-item>
          <text:list-item>
            <text:p text:style-name="P226"><text:a xlink:type="simple" xlink:href="http://ipython.org/notebook.html" text:style-name="Internet_20_link" text:visited-style-name="Visited_20_Internet_20_Link"><text:span text:style-name="T428">http://ipython.org/notebook.html</text:span></text:a></text:p>
          </text:list-item>
          <text:list-item>
            <text:p text:style-name="P226"><text:a xlink:type="simple" xlink:href="http://pandas.pydata.org/" text:style-name="Internet_20_link" text:visited-style-name="Visited_20_Internet_20_Link"><text:span text:style-name="T439">http://pandas.pydata.org/</text:span></text:a></text:p>
          </text:list-item>
          <text:list-item>
            <text:p text:style-name="P226"><text:a xlink:type="simple" xlink:href="http://www.numpy.org/" text:style-name="Internet_20_link" text:visited-style-name="Visited_20_Internet_20_Link"><text:span text:style-name="T440">http://www.numpy.org/</text:span></text:a></text:p>
          </text:list-item>
          <text:list-item>
            <text:p text:style-name="P226"><text:a xlink:type="simple" xlink:href="http://www.scipy.org/scipylib/index.html" text:style-name="Internet_20_link" text:visited-style-name="Visited_20_Internet_20_Link"><text:span text:style-name="T440">http://www.scipy.org/scipylib/index.html</text:span></text:a></text:p>
          </text:list-item>
          <text:list-item>
            <text:p text:style-name="P226"><text:a xlink:type="simple" xlink:href="http://matplotlib.org/" text:style-name="Internet_20_link" text:visited-style-name="Visited_20_Internet_20_Link"><text:span text:style-name="T441">http://matplotlib.org/</text:span></text:a></text:p>
          </text:list-item>
          <text:list-item>
            <text:p text:style-name="P226"><text:a xlink:type="simple" xlink:href="https://www.nyse.com/listings_directory/stock" text:style-name="Internet_20_link" text:visited-style-name="Visited_20_Internet_20_Link"><text:span text:style-name="T444">https://www.nyse.com/listings_directory/stock</text:span></text:a></text:p>
          </text:list-item>
          <text:list-item>
            <text:p text:style-name="P226"><text:a xlink:type="simple" xlink:href="http://moex.com/" text:style-name="Internet_20_link" text:visited-style-name="Visited_20_Internet_20_Link"><text:span text:style-name="T445">http://moex.com/</text:span></text:a></text:p>
          </text:list-item>
          <text:list-item>
            <text:p text:style-name="P226"><text:a xlink:type="simple" xlink:href="https://ru.wikipedia.org/wiki/Последовательное_квадратичное_программирование" text:style-name="Internet_20_link" text:visited-style-name="Visited_20_Internet_20_Link"><text:span text:style-name="T425">https://ru.wikipedia.org/wiki/Последовательное_квадратичное_программирование</text:span></text:a></text:p>
          </text:list-item>
          <text:list-item>
            <text:p text:style-name="P227"><text:a xlink:type="simple" xlink:href="http://www.cbr.ru/currency_base/dynamics.aspx" text:style-name="Internet_20_link" text:visited-style-name="Visited_20_Internet_20_Link">http://www.cbr.ru/currency_base/dynamics.aspx</text:a></text:p>
          </text:list-item>
          <text:list-item>
            <text:p text:style-name="P228"><text:a xlink:type="simple" xlink:href="http://www.londonstockexchange.com/statistics/companies-and-issuers/companies-and-issuers.htm" text:style-name="Internet_20_link" text:visited-style-name="Visited_20_Internet_20_Link">http://www.londonstockexchange.com/statistics/companies-and-issuers/companies-and-issuers.htm</text:a></text:p>
          </text:list-item>
          <text:list-item>
            <text:p text:style-name="P229"><text:a xlink:type="simple" xlink:href="https://ru.wikipedia.org/wiki/Облигация" text:style-name="Internet_20_link" text:visited-style-name="Visited_20_Internet_20_Link"><text:span text:style-name="T425">https://ru.wikipedia.org/wiki/</text:span></text:a><text:a xlink:type="simple" xlink:href="https://ru.wikipedia.org/wiki/Облигация" text:style-name="Internet_20_link" text:visited-style-name="Visited_20_Internet_20_Link">Облигация</text:a></text:p>
          </text:list-item>
          <text:list-item>
            <text:p text:style-name="P229"><text:a xlink:type="simple" xlink:href="https://ru.wikipedia.org/wiki/Среднеквадратическое_отклонение" text:style-name="Internet_20_link" text:visited-style-name="Visited_20_Internet_20_Link"><text:span text:style-name="T425">https://ru.wikipedia.org/wiki</text:span></text:a><text:a xlink:type="simple" xlink:href="https://ru.wikipedia.org/wiki/Среднеквадратическое_отклонение" text:style-name="Internet_20_link" text:visited-style-name="Visited_20_Internet_20_Link"><text:span text:style-name="T425">/</text:span></text:a><text:a xlink:type="simple" xlink:href="https://ru.wikipedia.org/wiki/Среднеквадратическое_отклонение" text:style-name="Internet_20_link" text:visited-style-name="Visited_20_Internet_20_Link"><text:span text:style-name="T425">Среднеквадратическое_отклонение</text:span></text:a></text:p>
          </text:list-item>
          <text:list-item>
            <text:p text:style-name="P229"><text:a xlink:type="simple" xlink:href="https://ru.wikipedia.org/wiki/Дисперсия_случайной_величины" text:style-name="Internet_20_link" text:visited-style-name="Visited_20_Internet_20_Link"><text:span text:style-name="T425">https://ru.wikipedia.org/wiki/Дисперсия_случайной_величины</text:span></text:a></text:p>
          </text:list-item>
          <text:list-item>
            <text:p text:style-name="P221"><text:a xlink:type="simple" xlink:href="https://ru.wikipedia.org/wiki/Ковариация" text:style-name="Internet_20_link" text:visited-style-name="Visited_20_Internet_20_Link"><text:span text:style-name="T425">https://ru.wikipedia.org/wiki/Ковариация</text:span></text:a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Calibri" style:font-family-complex="Calibri" style:font-family-generic-complex="swiss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loext:graphic-properties draw:fill="none"/>
      <style:paragraph-properties fo:margin-left="0.101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ork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p0" style:family="paragraph" style:parent-style-name="Standard">
      <style:paragraph-properties fo:line-height="113%"/>
    </style:style>
    <style:style style:name="Image" style:family="paragraph" style:parent-style-name="Standard">
      <loext:graphic-properties draw:fill="none"/>
      <style:paragraph-properties fo:margin-left="0cm" fo:margin-right="0cm" fo:margin-top="0.201cm" fo:margin-bottom="0.201cm" loext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3cm" fo:margin-right="1.501cm" style:shadow="none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1cm" fo:margin-left="0cm" fo:margin-right="0cm" fo:margin-bottom="0cm" fo:background-color="transparent" style:dynamic-spacing="false" draw:fill="none"/>
      </style:header-style>
      <style:footer-style>
        <style:header-footer-properties svg:height="0.499cm" fo:margin-left="0cm" fo:margin-right="0cm" fo:margin-top="0cm" style:shadow="none" fo:background-color="transparent" style:dynamic-spacing="true" draw:fill="none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4</text:page-number></text:p>
      </style:footer>
    </style:master-page>
    <style:master-page style:name="Convert_20_1" style:display-name="Convert 1" style:page-layout-name="Mpm2">
      <style:header>
        <text:p text:style-name="MP2"><text:s/></text:p>
      </style:header>
      <style:footer>
        <text:p text:style-name="MP3"><text:page-number text:select-page="current">0</text:page-number></text:p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22T00:29:21.933158803</dc:date>
    <meta:editing-cycles>827</meta:editing-cycles>
    <meta:editing-duration>P4DT8H32M14S</meta:editing-duration>
    <meta:generator>LibreOffice/5.0.5.2$Linux_X86_64 LibreOffice_project/00$Build-2</meta:generator>
    <meta:printed-by>Tim Gabets</meta:printed-by>
    <meta:print-date>2016-03-19T18:46:45.934575007</meta:print-date>
    <meta:document-statistic meta:table-count="8" meta:image-count="30" meta:object-count="141" meta:page-count="79" meta:paragraph-count="836" meta:word-count="12516" meta:character-count="99071" meta:non-whitespace-character-count="86691"/>
  </office:meta>
</office:document-meta>
</file>

<file path=Object 1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0/content.xml><?xml version="1.0" encoding="utf-8"?>
<math xmlns="http://www.w3.org/1998/Math/MathML" display="block">
  <semantics>
    <mrow>
      <msub>
        <mi mathvariant="normal">β</mi>
        <mi mathvariant="italic">iI</mi>
      </msub>
      <mo stretchy="false">=</mo>
      <mn>0,8</mn>
    </mrow>
    <annotation encoding="StarMath 5.0">%beta_iI = 0,8</annotation>
  </semantics>
</math>
</file>

<file path=Object 101/content.xml><?xml version="1.0" encoding="utf-8"?>
<math xmlns="http://www.w3.org/1998/Math/MathML" display="block">
  <semantics>
    <mrow>
      <mrow>
        <msub>
          <mi>r</mi>
          <mi>A</mi>
        </msub>
        <mo stretchy="false">=</mo>
        <mrow>
          <mn>0,01</mn>
          <mo stretchy="false">+</mo>
          <mn>0,8</mn>
        </mrow>
      </mrow>
      <mrow>
        <msub>
          <mi>r</mi>
          <mi>I</mi>
        </msub>
        <mo stretchy="false">+</mo>
        <msub>
          <mi mathvariant="normal">ϵ</mi>
          <mi mathvariant="italic">AI</mi>
        </msub>
      </mrow>
    </mrow>
    <annotation encoding="StarMath 5.0">r_A = 0,01 + 0,8 r_I + %epsilon_AI</annotation>
  </semantics>
</math>
</file>

<file path=Object 102/content.xml><?xml version="1.0" encoding="utf-8"?>
<math xmlns="http://www.w3.org/1998/Math/MathML" display="block">
  <semantics>
    <mrow>
      <mn>1</mn>
      <mrow>
        <mtext/>
        <mo stretchy="false">+</mo>
        <mrow>
          <mn>0,8</mn>
          <mo stretchy="false">⋅</mo>
          <mn>10</mn>
        </mrow>
      </mrow>
      <mrow>
        <mtext>%</mtext>
        <mo stretchy="false">=</mo>
        <mn>9</mn>
      </mrow>
      <mtext>%</mtext>
    </mrow>
    <annotation encoding="StarMath 5.0">1% + 0,8 cdot 10"%" = 9"%"</annotation>
  </semantics>
</math>
</file>

<file path=Object 103/content.xml><?xml version="1.0" encoding="utf-8"?>
<math xmlns="http://www.w3.org/1998/Math/MathML" display="block">
  <semantics>
    <mrow>
      <mn>1</mn>
      <mrow>
        <mrow>
          <mtext/>
          <mo stretchy="false">+</mo>
          <mrow>
            <mn>0,8</mn>
            <mo stretchy="false">⋅</mo>
            <mrow>
              <mo fence="true" stretchy="false">(</mo>
              <mrow>
                <mrow>
                  <mrow>
                    <mo stretchy="false">−</mo>
                    <mn>5</mn>
                  </mrow>
                  <mtext>%</mtext>
                </mrow>
              </mrow>
              <mo fence="true" stretchy="false">)</mo>
            </mrow>
          </mrow>
        </mrow>
        <mo stretchy="false">=</mo>
        <mrow>
          <mo stretchy="false">−</mo>
          <mn>3</mn>
        </mrow>
      </mrow>
      <mtext>%</mtext>
    </mrow>
    <annotation encoding="StarMath 5.0">1% + 0,8 cdot (-5"%") = -3"%"</annotation>
  </semantics>
</math>
</file>

<file path=Object 104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05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06/content.xml><?xml version="1.0" encoding="utf-8"?>
<math xmlns="http://www.w3.org/1998/Math/MathML" display="block">
  <semantics>
    <mi>i</mi>
    <annotation encoding="StarMath 5.0">i</annotation>
  </semantics>
</math>
</file>

<file path=Object 107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8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9/content.xml><?xml version="1.0" encoding="utf-8"?>
<math xmlns="http://www.w3.org/1998/Math/MathML" display="block">
  <semantics>
    <mrow>
      <mrow>
        <msup>
          <msub>
            <mi mathvariant="normal">σ</mi>
            <mi>i</mi>
          </msub>
          <mn>2</mn>
        </msup>
        <mo stretchy="false">=</mo>
        <msup>
          <msub>
            <mi mathvariant="normal">β</mi>
            <mi mathvariant="italic">iI</mi>
          </msub>
          <mn>2</mn>
        </msup>
      </mrow>
      <mrow>
        <msup>
          <msub>
            <mi mathvariant="normal">σ</mi>
            <mi>I</mi>
          </msub>
          <mn>2</mn>
        </msup>
        <mo stretchy="false">+</mo>
        <msup>
          <msub>
            <mi mathvariant="normal">σ</mi>
            <mrow>
              <mi mathvariant="normal">ϵ</mi>
              <mi>i</mi>
            </mrow>
          </msub>
          <mn>2</mn>
        </msup>
      </mrow>
    </mrow>
    <annotation encoding="StarMath 5.0">{%sigma_i}^2 = {%beta_iI}^2 {%sigma_I}^2 + {%sigma_{ %epsilon i }}^2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10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1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112/content.xml><?xml version="1.0" encoding="utf-8"?>
<math xmlns="http://www.w3.org/1998/Math/MathML" display="block">
  <semantics>
    <mrow>
      <msup>
        <msub>
          <mi mathvariant="normal">β</mi>
          <mi mathvariant="italic">iI</mi>
        </msub>
        <mn>2</mn>
      </msup>
      <msup>
        <msub>
          <mi mathvariant="normal">σ</mi>
          <mi>I</mi>
        </msub>
        <mn>2</mn>
      </msup>
    </mrow>
    <annotation encoding="StarMath 5.0">{%beta_iI}^2 {%sigma_I}^2</annotation>
  </semantics>
</math>
</file>

<file path=Object 113/content.xml><?xml version="1.0" encoding="utf-8"?>
<math xmlns="http://www.w3.org/1998/Math/MathML" display="block">
  <semantics>
    <mi>i</mi>
    <annotation encoding="StarMath 5.0">i</annotation>
  </semantics>
</math>
</file>

<file path=Object 114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115/content.xml><?xml version="1.0" encoding="utf-8"?>
<math xmlns="http://www.w3.org/1998/Math/MathML" display="block">
  <semantics>
    <mi>i</mi>
    <annotation encoding="StarMath 5.0">i</annotation>
  </semantics>
</math>
</file>

<file path=Object 116/content.xml><?xml version="1.0" encoding="utf-8"?>
<math xmlns="http://www.w3.org/1998/Math/MathML" display="block">
  <semantics>
    <msup>
      <msub>
        <mi mathvariant="normal">σ</mi>
        <mrow>
          <mi mathvariant="normal">ϵ</mi>
          <mi>i</mi>
        </mrow>
      </msub>
      <mn>2</mn>
    </msup>
    <annotation encoding="StarMath 5.0">{%sigma_{ %epsilon i }}^2</annotation>
  </semantics>
</math>
</file>

<file path=Object 117/content.xml><?xml version="1.0" encoding="utf-8"?>
<math xmlns="http://www.w3.org/1998/Math/MathML" display="block">
  <semantics>
    <mi>i</mi>
    <annotation encoding="StarMath 5.0">i</annotation>
  </semantics>
</math>
</file>

<file path=Object 11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19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sub>
        <mi>r</mi>
        <mi>i</mi>
      </msub>
    </mrow>
    <annotation encoding="StarMath 5.0">r_p = sum from i=1 to N X_i r_i</annotation>
  </semantics>
</math>
</file>

<file path=Object 12/content.xml><?xml version="1.0" encoding="utf-8"?>
<math xmlns="http://www.w3.org/1998/Math/MathML" display="block">
  <semantics>
    <mi>T</mi>
    <annotation encoding="StarMath 5.0">T</annotation>
  </semantics>
</math>
</file>

<file path=Object 120/content.xml><?xml version="1.0" encoding="utf-8"?>
<math xmlns="http://www.w3.org/1998/Math/MathML" display="block">
  <semantics>
    <mi>i</mi>
    <annotation encoding="StarMath 5.0">i</annotation>
  </semantics>
</math>
</file>

<file path=Object 121/content.xml><?xml version="1.0" encoding="utf-8"?>
<math xmlns="http://www.w3.org/1998/Math/MathML" display="block">
  <semantics>
    <mi>N</mi>
    <annotation encoding="StarMath 5.0">N</annotation>
  </semantics>
</math>
</file>

<file path=Object 12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2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124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>r</mi>
          <mi>i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row>
          <mo fence="true" stretchy="false">(</mo>
          <mrow>
            <mrow>
              <msub>
                <mi mathvariant="normal">α</mi>
                <mi mathvariant="italic">iI</mi>
              </msub>
              <mo stretchy="false">+</mo>
              <msub>
                <mi mathvariant="normal">β</mi>
                <mi mathvariant="italic">iI</mi>
              </msub>
              <mo stretchy="false">+</mo>
              <msub>
                <mi mathvariant="normal">ϵ</mi>
                <mi mathvariant="italic">iI</mi>
              </msub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α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β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ϵ</mi>
          <mi mathvariant="italic">iI</mi>
        </msub>
        <mo stretchy="false">=</mo>
        <mrow>
          <msub>
            <mi mathvariant="normal">α</mi>
            <mi mathvariant="italic">pI</mi>
          </msub>
          <mo stretchy="false">+</mo>
          <msub>
            <mi mathvariant="normal">β</mi>
            <mi mathvariant="italic">pI</mi>
          </msub>
          <mo stretchy="false">+</mo>
          <msub>
            <mi mathvariant="normal">ϵ</mi>
            <mi mathvariant="italic">pI</mi>
          </msub>
        </mrow>
      </mrow>
    </mrow>
    <annotation encoding="StarMath 5.0">r_p = sum from i=1 to N X_i r_i = sum from i=1 to N X_i ( %alpha_iI + %beta_iI + %epsilon_iI ) = sum from i=1 to N X_i %alpha_iI + sum from i=1 to N X_i %beta_iI + sum from i=1 to N X_i %epsilon_iI = %alpha_pI + %beta_pI + %epsilon_pI </annotation>
  </semantics>
</math>
</file>

<file path=Object 125/content.xml><?xml version="1.0" encoding="utf-8"?>
<math xmlns="http://www.w3.org/1998/Math/MathML" display="block">
  <semantics>
    <msub>
      <mi mathvariant="normal">α</mi>
      <mi mathvariant="italic">pI</mi>
    </msub>
    <annotation encoding="StarMath 5.0">%alpha_pI</annotation>
  </semantics>
</math>
</file>

<file path=Object 126/content.xml><?xml version="1.0" encoding="utf-8"?>
<math xmlns="http://www.w3.org/1998/Math/MathML" display="block">
  <semantics>
    <msub>
      <mi mathvariant="normal">β</mi>
      <mi mathvariant="italic">pI</mi>
    </msub>
    <annotation encoding="StarMath 5.0">%beta_pI</annotation>
  </semantics>
</math>
</file>

<file path=Object 127/content.xml><?xml version="1.0" encoding="utf-8"?>
<math xmlns="http://www.w3.org/1998/Math/MathML" display="block">
  <semantics>
    <msub>
      <mi mathvariant="normal">ϵ</mi>
      <mi mathvariant="italic">pI</mi>
    </msub>
    <annotation encoding="StarMath 5.0">%epsilon_pI </annotation>
  </semantics>
</math>
</file>

<file path=Object 128/content.xml><?xml version="1.0" encoding="utf-8"?>
<math xmlns="http://www.w3.org/1998/Math/MathML" display="block">
  <semantics>
    <msub>
      <msup>
        <mi mathvariant="normal">σ</mi>
        <mn>2</mn>
      </msup>
      <mi>p</mi>
    </msub>
    <annotation encoding="StarMath 5.0">{%sigma^2}_p</annotation>
  </semantics>
</math>
</file>

<file path=Object 12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3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130/content.xml><?xml version="1.0" encoding="utf-8"?>
<math xmlns="http://www.w3.org/1998/Math/MathML" display="block">
  <semantics>
    <msubsup>
      <mi mathvariant="normal">β</mi>
      <mi mathvariant="italic">pI</mi>
      <mn>2</mn>
    </msubsup>
    <annotation encoding="StarMath 5.0">%beta^2_pI</annotation>
  </semantics>
</math>
</file>

<file path=Object 131/content.xml><?xml version="1.0" encoding="utf-8"?>
<math xmlns="http://www.w3.org/1998/Math/MathML" display="block">
  <semantics>
    <mi>N</mi>
    <annotation encoding="StarMath 5.0">N</annotation>
  </semantics>
</math>
</file>

<file path=Object 132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133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34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35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36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3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38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3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d + w_1 - w_0 }over w_0</annotation>
  </semantics>
</math>
</file>

<file path=Object 140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41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142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43/content.xml><?xml version="1.0" encoding="utf-8"?>
<math xmlns="http://www.w3.org/1998/Math/MathML" display="block">
  <semantics>
    <mrow>
      <msub>
        <mi>r</mi>
        <mi>p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p = {D + W_1 - W_0} over W_0</annotation>
  </semantics>
</math>
</file>

<file path=Object 144/content.xml><?xml version="1.0" encoding="utf-8"?>
<math xmlns="http://www.w3.org/1998/Math/MathML" display="block">
  <semantics>
    <mi>d</mi>
    <annotation encoding="StarMath 5.0">d</annotation>
  </semantics>
</math>
</file>

<file path=Object 14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46/content.xml><?xml version="1.0" encoding="utf-8"?>
<math xmlns="http://www.w3.org/1998/Math/MathML" display="block">
  <semantics>
    <mi>D</mi>
    <annotation encoding="StarMath 5.0">D</annotation>
  </semantics>
</math>
</file>

<file path=Object 14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58/content.xml><?xml version="1.0" encoding="utf-8"?>
<math xmlns="http://www.w3.org/1998/Math/MathML" display="block">
  <semantics>
    <mrow>
      <mo fence="true" stretchy="false">[</mo>
      <mrow>
        <mrow>
          <mn>0.14,</mn>
          <mn>0.323</mn>
        </mrow>
      </mrow>
      <mo fence="true" stretchy="false">]</mo>
    </mrow>
    <annotation encoding="StarMath 5.0">[0.14, 0.323]</annotation>
  </semantics>
</math>
</file>

<file path=Object 159/content.xml><?xml version="1.0" encoding="utf-8"?>
<math xmlns="http://www.w3.org/1998/Math/MathML" display="block">
  <semantics>
    <mrow>
      <mo fence="true" stretchy="false">[</mo>
      <mrow>
        <mrow>
          <mn>0.186,</mn>
          <mn>0.897</mn>
        </mrow>
      </mrow>
      <mo fence="true" stretchy="false">]</mo>
    </mrow>
    <annotation encoding="StarMath 5.0">[0.186, 0.897]</annotation>
  </semantics>
</math>
</file>

<file path=Object 16/content.xml><?xml version="1.0" encoding="utf-8"?>
<math xmlns="http://www.w3.org/1998/Math/MathML" display="block">
  <semantics>
    <mi>d</mi>
    <annotation encoding="StarMath 5.0">d</annotation>
  </semantics>
</math>
</file>

<file path=Object 160/content.xml><?xml version="1.0" encoding="utf-8"?>
<math xmlns="http://www.w3.org/1998/Math/MathML" display="block">
  <semantics>
    <mrow>
      <mo fence="true" stretchy="false">[</mo>
      <mrow>
        <mrow>
          <mn>0.477,</mn>
          <mn>1.129</mn>
        </mrow>
      </mrow>
      <mo fence="true" stretchy="false">]</mo>
    </mrow>
    <annotation encoding="StarMath 5.0">[0.477, 1.129]</annotation>
  </semantics>
</math>
</file>

<file path=Object 161/content.xml><?xml version="1.0" encoding="utf-8"?>
<math xmlns="http://www.w3.org/1998/Math/MathML" display="block">
  <semantics>
    <mi>j</mi>
    <annotation encoding="StarMath 5.0">j</annotation>
  </semantics>
</math>
</file>

<file path=Object 162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164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8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w_1 - w_0 }over w_0</annotation>
  </semantics>
</math>
</file>

<file path=Object 19/content.xml><?xml version="1.0" encoding="utf-8"?>
<math xmlns="http://www.w3.org/1998/Math/MathML" display="block">
  <semantics>
    <mrow>
      <mi mathvariant="normal">Σ</mi>
      <mo stretchy="false">=</mo>
      <mrow>
        <mo fence="true" stretchy="true">[</mo>
        <mrow>
          <mtable>
            <mtr>
              <mtd>
                <msubsup>
                  <mi mathvariant="normal">σ</mi>
                  <mn>1</mn>
                  <mn>2</mn>
                </msubsup>
              </mtd>
              <mtd>
                <msub>
                  <mi mathvariant="normal">σ</mi>
                  <mn>12</mn>
                </msub>
              </mtd>
              <mtd>
                <msub>
                  <mi mathvariant="normal">σ</mi>
                  <mn>13</mn>
                </msub>
              </mtd>
            </mtr>
            <mtr>
              <mtd>
                <msub>
                  <mi mathvariant="normal">σ</mi>
                  <mn>21</mn>
                </msub>
              </mtd>
              <mtd>
                <msubsup>
                  <mi mathvariant="normal">σ</mi>
                  <mn>2</mn>
                  <mn>2</mn>
                </msubsup>
              </mtd>
              <mtd>
                <msub>
                  <mi mathvariant="normal">σ</mi>
                  <mn>23</mn>
                </msub>
              </mtd>
            </mtr>
            <mtr>
              <mtd>
                <msub>
                  <mi mathvariant="normal">σ</mi>
                  <mn>31</mn>
                </msub>
              </mtd>
              <mtd>
                <msub>
                  <mi mathvariant="normal">σ</mi>
                  <mn>32</mn>
                </msub>
              </mtd>
              <mtd>
                <msubsup>
                  <mi mathvariant="normal">σ</mi>
                  <mn>3</mn>
                  <mn>2</mn>
                </msubsup>
              </mtd>
            </mtr>
          </mtable>
        </mrow>
        <mo fence="true" stretchy="true">]</mo>
      </mrow>
    </mrow>
    <annotation encoding="StarMath 5.0">%SIGMA = left [ matrix{ %sigma^2_1 # %sigma_12 # %sigma_13 ## %sigma_21 # %sigma^2_2 # %sigma_23 ## %sigma_31 # %sigma_32 # %sigma^2_3 } right ] </annotation>
  </semantics>
</math>
</file>

<file path=Object 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0/content.xml><?xml version="1.0" encoding="utf-8"?>
<math xmlns="http://www.w3.org/1998/Math/MathML" display="block">
  <semantics>
    <msubsup>
      <mi mathvariant="normal">σ</mi>
      <mi>i</mi>
      <mn>2</mn>
    </msubsup>
    <annotation encoding="StarMath 5.0">%sigma^2_i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subsup>
      <mi mathvariant="normal">σ</mi>
      <mi mathvariant="italic">ij</mi>
      <mn>2</mn>
    </msubsup>
    <annotation encoding="StarMath 5.0">%sigma^2_ij</annotation>
  </semantics>
</math>
</file>

<file path=Object 23/content.xml><?xml version="1.0" encoding="utf-8"?>
<math xmlns="http://www.w3.org/1998/Math/MathML" display="block">
  <semantics>
    <mi>i</mi>
    <annotation encoding="StarMath 5.0">i</annotation>
  </semantics>
</math>
</file>

<file path=Object 24/content.xml><?xml version="1.0" encoding="utf-8"?>
<math xmlns="http://www.w3.org/1998/Math/MathML" display="block">
  <semantics>
    <mi>j</mi>
    <annotation encoding="StarMath 5.0">j</annotation>
  </semantics>
</math>
</file>

<file path=Object 25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 1]</annotation>
  </semantics>
</math>
</file>

<file path=Object 2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27/content.xml><?xml version="1.0" encoding="utf-8"?>
<math xmlns="http://www.w3.org/1998/Math/MathML" display="block">
  <semantics>
    <mrow>
      <msub>
        <mi>S</mi>
        <mi>б</mi>
      </msub>
      <mo stretchy="false">=</mo>
      <mfrac>
        <mrow>
          <msub>
            <mi>S</mi>
            <mi mathvariant="italic">ЧА</mi>
          </msub>
          <mo stretchy="false">−</mo>
          <msub>
            <mi>S</mi>
            <mi>Л</mi>
          </msub>
        </mrow>
        <mi>N</mi>
      </mfrac>
    </mrow>
    <annotation encoding="StarMath 5.0">S_б = { S_{ЧА} - S_Л } over { N }</annotation>
  </semantics>
</math>
</file>

<file path=Object 28/content.xml><?xml version="1.0" encoding="utf-8"?>
<math xmlns="http://www.w3.org/1998/Math/MathML" display="block">
  <semantics>
    <msub>
      <mi>S</mi>
      <mi mathvariant="italic">ЧА</mi>
    </msub>
    <annotation encoding="StarMath 5.0">S_ЧА</annotation>
  </semantics>
</math>
</file>

<file path=Object 29/content.xml><?xml version="1.0" encoding="utf-8"?>
<math xmlns="http://www.w3.org/1998/Math/MathML" display="block">
  <semantics>
    <msub>
      <mi>S</mi>
      <mi>Л</mi>
    </msub>
    <annotation encoding="StarMath 5.0">S_Л</annotation>
  </semantics>
</math>
</file>

<file path=Object 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5/content.xml><?xml version="1.0" encoding="utf-8"?>
<math xmlns="http://www.w3.org/1998/Math/MathML" display="block">
  <semantics>
    <mrow>
      <msub>
        <mi>R</mi>
        <mi>p</mi>
      </msub>
      <mo stretchy="false">=</mo>
      <mrow>
        <msup>
          <mi>x</mi>
          <mi>T</mi>
        </msup>
        <mo stretchy="false">⋅</mo>
        <mi>R</mi>
      </mrow>
    </mrow>
    <annotation encoding="StarMath 5.0">R_p = x^T cdot R </annotation>
  </semantics>
</math>
</file>

<file path=Object 3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sub>
                  <mi>R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R</mi>
                  <mi>n</mi>
                </msub>
              </mtd>
            </mtr>
          </mtable>
        </mrow>
        <mo fence="true" stretchy="true">]</mo>
      </mrow>
    </mrow>
    <annotation encoding="StarMath 5.0">R = left [ matrix{R_1 ## ... ## R_n} right ]</annotation>
  </semantics>
</math>
</file>

<file path=Object 38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sup>
            <mi>x</mi>
            <mi>T</mi>
          </msup>
          <mo stretchy="false">⋅</mo>
          <mi>R</mi>
        </mrow>
        <mo stretchy="false">=</mo>
        <mrow>
          <mrow>
            <mo fence="true" stretchy="false">[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]</mo>
          </mrow>
          <mo stretchy="false">⋅</mo>
          <mrow>
            <mo fence="true" stretchy="true">[</mo>
            <mrow>
              <mtable>
                <mtr>
                  <mtd>
                    <msub>
                      <mi>R</mi>
                      <mn>1</mn>
                    </msub>
                  </mtd>
                </mtr>
                <mtr>
                  <mtd>
                    <msub>
                      <mi>R</mi>
                      <mn>2</mn>
                    </msub>
                  </mtd>
                </mtr>
                <mtr>
                  <mtd>
                    <msub>
                      <mi>R</mi>
                      <mn>3</mn>
                    </msub>
                  </mtd>
                </mtr>
              </mtable>
            </mrow>
            <mo fence="true" stretchy="true">]</mo>
          </mrow>
        </mrow>
        <mo stretchy="false">=</mo>
        <msub>
          <mi>x</mi>
          <mn>1</mn>
        </msub>
      </mrow>
      <mrow>
        <msub>
          <mi>R</mi>
          <mn>1</mn>
        </msub>
        <mo stretchy="false">+</mo>
        <msub>
          <mi>x</mi>
          <mn>2</mn>
        </msub>
      </mrow>
      <mrow>
        <msub>
          <mi>R</mi>
          <mn>2</mn>
        </msub>
        <mo stretchy="false">+</mo>
        <msub>
          <mi>x</mi>
          <mn>3</mn>
        </msub>
      </mrow>
      <msub>
        <mi>R</mi>
        <mn>3</mn>
      </msub>
    </mrow>
    <annotation encoding="StarMath 5.0">R_p = x^T cdot R = [x_1, x_2, x_3] cdot left [ matrix{R_1 ## R_2 ## R_3} right ] = x_1 R_1 + x_2 R_2 + x_3 R_3</annotation>
  </semantics>
</math>
</file>

<file path=Object 39/content.xml><?xml version="1.0" encoding="utf-8"?>
<math xmlns="http://www.w3.org/1998/Math/MathML" display="block">
  <semantics>
    <msub>
      <mi mathvariant="normal">σ</mi>
      <mrow>
        <mi mathvariant="normal">ϵ</mi>
        <mi>I</mi>
      </mrow>
    </msub>
    <annotation encoding="StarMath 5.0">%sigma_{%epsilon I}</annotation>
  </semantics>
</math>
</file>

<file path=Object 4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0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4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50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2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j</mi>
    <annotation encoding="StarMath 5.0">j</annotation>
  </semantics>
</math>
</file>

<file path=Object 55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56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5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5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9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row>
        <mi>x</mi>
        <mo stretchy="false">=</mo>
        <mrow>
          <mrow>
            <mo fence="true" stretchy="false">(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)</mo>
          </mrow>
          <mo stretchy="false">⋅</mo>
          <mrow>
            <mo fence="true" stretchy="true">[</mo>
            <mrow>
              <mtable>
                <mtr>
                  <mtd>
                    <msubsup>
                      <mi mathvariant="normal">σ</mi>
                      <mn>1</mn>
                      <mn>2</mn>
                    </msubsup>
                  </mtd>
                  <mtd>
                    <msub>
                      <mi mathvariant="normal">σ</mi>
                      <mn>12</mn>
                    </msub>
                  </mtd>
                  <mtd>
                    <msub>
                      <mi mathvariant="normal">σ</mi>
                      <mn>13</mn>
                    </msub>
                  </mtd>
                </mtr>
                <mtr>
                  <mtd>
                    <msub>
                      <mi mathvariant="normal">σ</mi>
                      <mn>21</mn>
                    </msub>
                  </mtd>
                  <mtd>
                    <msubsup>
                      <mi mathvariant="normal">σ</mi>
                      <mn>2</mn>
                      <mn>2</mn>
                    </msubsup>
                  </mtd>
                  <mtd>
                    <msub>
                      <mi mathvariant="normal">σ</mi>
                      <mn>23</mn>
                    </msub>
                  </mtd>
                </mtr>
                <mtr>
                  <mtd>
                    <msub>
                      <mi mathvariant="normal">σ</mi>
                      <mn>31</mn>
                    </msub>
                  </mtd>
                  <mtd>
                    <msub>
                      <mi mathvariant="normal">σ</mi>
                      <mn>32</mn>
                    </msub>
                  </mtd>
                  <mtd>
                    <msubsup>
                      <mi mathvariant="normal">σ</mi>
                      <mn>3</mn>
                      <mn>2</mn>
                    </msubsup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%sigma_p^2 = x^T %SIGMA x = (x_1, x_2, x_3) cdot left [ matrix{ %sigma^2_1 # %sigma_12 # %sigma_13 ## %sigma_21 # %sigma^2_2 # %sigma_23 ## %sigma_31 # %sigma_32 # %sigma^2_3 } right ] left [ matrix{x_1 ## x_2 ## x_3} right ]</annotation>
  </semantics>
</math>
</file>

<file path=Object 6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i>N</mi>
    <annotation encoding="StarMath 5.0">N</annotation>
  </semantics>
</math>
</file>

<file path=Object 62/content.xml><?xml version="1.0" encoding="utf-8"?>
<math xmlns="http://www.w3.org/1998/Math/MathML" display="block">
  <semantics>
    <mi>S</mi>
    <annotation encoding="StarMath 5.0">S</annotation>
  </semantics>
</math>
</file>

<file path=Object 63/content.xml><?xml version="1.0" encoding="utf-8"?>
<math xmlns="http://www.w3.org/1998/Math/MathML" display="block">
  <semantics>
    <mi>E</mi>
    <annotation encoding="StarMath 5.0">E</annotation>
  </semantics>
</math>
</file>

<file path=Object 64/content.xml><?xml version="1.0" encoding="utf-8"?>
<math xmlns="http://www.w3.org/1998/Math/MathML" display="block">
  <semantics>
    <mi>G</mi>
    <annotation encoding="StarMath 5.0">G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>S</mi>
    <annotation encoding="StarMath 5.0">S</annotation>
  </semantics>
</math>
</file>

<file path=Object 67/content.xml><?xml version="1.0" encoding="utf-8"?>
<math xmlns="http://www.w3.org/1998/Math/MathML" display="block">
  <semantics>
    <mi>S</mi>
    <annotation encoding="StarMath 5.0">S</annotation>
  </semantics>
</math>
</file>

<file path=Object 68/content.xml><?xml version="1.0" encoding="utf-8"?>
<math xmlns="http://www.w3.org/1998/Math/MathML" display="block">
  <semantics>
    <mi>S</mi>
    <annotation encoding="StarMath 5.0">S</annotation>
  </semantics>
</math>
</file>

<file path=Object 69/content.xml><?xml version="1.0" encoding="utf-8"?>
<math xmlns="http://www.w3.org/1998/Math/MathML" display="block">
  <semantics>
    <mi>G</mi>
    <annotation encoding="StarMath 5.0">G</annotation>
  </semantics>
</math>
</file>

<file path=Object 7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0/content.xml><?xml version="1.0" encoding="utf-8"?>
<math xmlns="http://www.w3.org/1998/Math/MathML" display="block">
  <semantics>
    <mi>G</mi>
    <annotation encoding="StarMath 5.0">G</annotation>
  </semantics>
</math>
</file>

<file path=Object 71/content.xml><?xml version="1.0" encoding="utf-8"?>
<math xmlns="http://www.w3.org/1998/Math/MathML" display="block">
  <semantics>
    <mi>S</mi>
    <annotation encoding="StarMath 5.0">S</annotation>
  </semantics>
</math>
</file>

<file path=Object 72/content.xml><?xml version="1.0" encoding="utf-8"?>
<math xmlns="http://www.w3.org/1998/Math/MathML" display="block">
  <semantics>
    <mi>G</mi>
    <annotation encoding="StarMath 5.0">G</annotation>
  </semantics>
</math>
</file>

<file path=Object 73/content.xml><?xml version="1.0" encoding="utf-8"?>
<math xmlns="http://www.w3.org/1998/Math/MathML" display="block">
  <semantics>
    <mi>E</mi>
    <annotation encoding="StarMath 5.0">E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G</mi>
    <annotation encoding="StarMath 5.0">G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i>S</mi>
    <annotation encoding="StarMath 5.0">S</annotation>
  </semantics>
</math>
</file>

<file path=Object 78/content.xml><?xml version="1.0" encoding="utf-8"?>
<math xmlns="http://www.w3.org/1998/Math/MathML" display="block">
  <semantics>
    <mi>E</mi>
    <annotation encoding="StarMath 5.0">E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i>S</mi>
    <annotation encoding="StarMath 5.0">S</annotation>
  </semantics>
</math>
</file>

<file path=Object 8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8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84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85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6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7/content.xml><?xml version="1.0" encoding="utf-8"?>
<math xmlns="http://www.w3.org/1998/Math/MathML" display="block">
  <semantics>
    <msub>
      <mi>O</mi>
      <mn>2</mn>
    </msub>
    <annotation encoding="StarMath 5.0">{O_2}</annotation>
  </semantics>
</math>
</file>

<file path=Object 88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89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90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91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2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 mathvariant="normal">α</mi>
            <mi mathvariant="italic">iI</mi>
          </msub>
          <mo stretchy="false">+</mo>
          <msub>
            <mi mathvariant="normal">β</mi>
            <mi mathvariant="italic">iI</mi>
          </msub>
        </mrow>
      </mrow>
      <mrow>
        <msub>
          <mi>r</mi>
          <mi>I</mi>
        </msub>
        <mo stretchy="false">+</mo>
        <msub>
          <mi mathvariant="normal">ϵ</mi>
          <mi mathvariant="italic">iI</mi>
        </msub>
      </mrow>
    </mrow>
    <annotation encoding="StarMath 5.0">r_i = %alpha_iI + %beta_iI r_I + %epsilon_iI</annotation>
  </semantics>
</math>
</file>

<file path=Object 9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6/content.xml><?xml version="1.0" encoding="utf-8"?>
<math xmlns="http://www.w3.org/1998/Math/MathML" display="block">
  <semantics>
    <msub>
      <mi mathvariant="normal">α</mi>
      <mi mathvariant="italic">iI</mi>
    </msub>
    <annotation encoding="StarMath 5.0">%alpha_iI</annotation>
  </semantics>
</math>
</file>

<file path=Object 97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9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99/content.xml><?xml version="1.0" encoding="utf-8"?>
<math xmlns="http://www.w3.org/1998/Math/MathML" display="block">
  <semantics>
    <mrow>
      <mrow>
        <msub>
          <mi mathvariant="normal">α</mi>
          <mi mathvariant="italic">iI</mi>
        </msub>
        <mo stretchy="false">=</mo>
        <mn>1</mn>
      </mrow>
      <mtext>%</mtext>
    </mrow>
    <annotation encoding="StarMath 5.0">%alpha_iI = 1 "%"</annotation>
  </semantics>
</math>
</file>